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4075in"/>
    </style:style>
    <style:style style:name="co7" style:family="table-column">
      <style:table-column-properties fo:break-before="auto" style:column-width="1.3862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937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1.5689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2" table:style-name="ta1">
        <table:shapes>
          <draw:frame draw:z-index="0" draw:style-name="gr1" draw:text-style-name="P1" svg:width="10.9484in" svg:height="6.1642in" svg:x="1.4185in" svg:y="5.0929in">
            <draw:object draw:notify-on-update-of-ranges="tfoot2.B1:tfoot2.KF1 tfoot2.B1:tfoot2.KF1 tfoot2.A6:tfoot2.A6 tfoot2.B6:tfoot2.KF6 tfoot2.B1:tfoot2.KF1 tfoot2.A8:tfoot2.A8 tfoot2.B8:tfoot2.K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number-columns-repeated="8" table:default-cell-style-name="Default"/>
        <table:table-column table:style-name="co8" table:default-cell-style-name="Default"/>
        <table:table-column table:style-name="co6" table:number-columns-repeated="16" table:default-cell-style-name="Default"/>
        <table:table-column table:style-name="co5" table:default-cell-style-name="Default"/>
        <table:table-column table:style-name="co6" table:number-columns-repeated="33" table:default-cell-style-name="Default"/>
        <table:table-column table:style-name="co2" table:default-cell-style-name="Default"/>
        <table:table-column table:style-name="co6" table:number-columns-repeated="11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12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2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9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6" table:default-cell-style-name="Default"/>
        <table:table-column table:style-name="co2" table:default-cell-style-name="Default"/>
        <table:table-column table:style-name="co6" table:number-columns-repeated="5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3" table:number-columns-repeated="140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78586578369" calcext:value-type="float">
            <text:p>0.033357858657837</text:p>
          </table:table-cell>
          <table:table-cell office:value-type="float" office:value="0.0667154788970947" calcext:value-type="float">
            <text:p>0.066715478897095</text:p>
          </table:table-cell>
          <table:table-cell office:value-type="float" office:value="0.133430957794189" calcext:value-type="float">
            <text:p>0.133430957794189</text:p>
          </table:table-cell>
          <table:table-cell office:value-type="float" office:value="0.166788816452026" calcext:value-type="float">
            <text:p>0.166788816452026</text:p>
          </table:table-cell>
          <table:table-cell office:value-type="float" office:value="0.233504056930542" calcext:value-type="float">
            <text:p>0.233504056930542</text:p>
          </table:table-cell>
          <table:table-cell office:value-type="float" office:value="0.266861915588379" calcext:value-type="float">
            <text:p>0.266861915588379</text:p>
          </table:table-cell>
          <table:table-cell office:value-type="float" office:value="0.333577394485474" calcext:value-type="float">
            <text:p>0.333577394485474</text:p>
          </table:table-cell>
          <table:table-cell office:value-type="float" office:value="0.366935253143311" calcext:value-type="float">
            <text:p>0.366935253143311</text:p>
          </table:table-cell>
          <table:table-cell office:value-type="float" office:value="0.400292873382568" calcext:value-type="float">
            <text:p>0.400292873382568</text:p>
          </table:table-cell>
          <table:table-cell office:value-type="float" office:value="0.433650493621826" calcext:value-type="float">
            <text:p>0.433650493621826</text:p>
          </table:table-cell>
          <table:table-cell office:value-type="float" office:value="0.5003662109375" calcext:value-type="float">
            <text:p>0.5003662109375</text:p>
          </table:table-cell>
          <table:table-cell office:value-type="float" office:value="0.533724069595337" calcext:value-type="float">
            <text:p>0.533724069595337</text:p>
          </table:table-cell>
          <table:table-cell office:value-type="float" office:value="0.600439310073853" calcext:value-type="float">
            <text:p>0.600439310073853</text:p>
          </table:table-cell>
          <table:table-cell office:value-type="float" office:value="0.633797407150269" calcext:value-type="float">
            <text:p>0.633797407150269</text:p>
          </table:table-cell>
          <table:table-cell office:value-type="float" office:value="0.667155027389526" calcext:value-type="float">
            <text:p>0.667155027389526</text:p>
          </table:table-cell>
          <table:table-cell office:value-type="float" office:value="0.733870506286621" calcext:value-type="float">
            <text:p>0.733870506286621</text:p>
          </table:table-cell>
          <table:table-cell office:value-type="float" office:value="0.800586223602295" calcext:value-type="float">
            <text:p>0.800586223602295</text:p>
          </table:table-cell>
          <table:table-cell office:value-type="float" office:value="0.86730170249939" calcext:value-type="float">
            <text:p>0.86730170249939</text:p>
          </table:table-cell>
          <table:table-cell office:value-type="float" office:value="0.900659322738647" calcext:value-type="float">
            <text:p>0.900659322738647</text:p>
          </table:table-cell>
          <table:table-cell office:value-type="float" office:value="0.967373609542847" calcext:value-type="float">
            <text:p>0.967373609542847</text:p>
          </table:table-cell>
          <table:table-cell office:value-type="float" office:value="1.00073075294495" calcext:value-type="float">
            <text:p>1.00073075294495</text:p>
          </table:table-cell>
          <table:table-cell office:value-type="float" office:value="1.03408765792847" calcext:value-type="float">
            <text:p>1.03408765792847</text:p>
          </table:table-cell>
          <table:table-cell office:value-type="float" office:value="1.06744480133057" calcext:value-type="float">
            <text:p>1.06744480133057</text:p>
          </table:table-cell>
          <table:table-cell office:value-type="float" office:value="1.13415884971619" calcext:value-type="float">
            <text:p>1.13415884971619</text:p>
          </table:table-cell>
          <table:table-cell office:value-type="float" office:value="1.20087313652039" calcext:value-type="float">
            <text:p>1.20087313652039</text:p>
          </table:table-cell>
          <table:table-cell office:value-type="float" office:value="1.26758718490601" calcext:value-type="float">
            <text:p>1.26758718490601</text:p>
          </table:table-cell>
          <table:table-cell office:value-type="float" office:value="1.36765837669373" calcext:value-type="float">
            <text:p>1.36765837669373</text:p>
          </table:table-cell>
          <table:table-cell office:value-type="float" office:value="1.43437242507935" calcext:value-type="float">
            <text:p>1.43437242507935</text:p>
          </table:table-cell>
          <table:table-cell office:value-type="float" office:value="1.50108671188355" calcext:value-type="float">
            <text:p>1.50108671188355</text:p>
          </table:table-cell>
          <table:table-cell office:value-type="float" office:value="1.56780076026917" calcext:value-type="float">
            <text:p>1.56780076026917</text:p>
          </table:table-cell>
          <table:table-cell office:value-type="float" office:value="1.63451480865479" calcext:value-type="float">
            <text:p>1.63451480865479</text:p>
          </table:table-cell>
          <table:table-cell office:value-type="float" office:value="1.66787195205688" calcext:value-type="float">
            <text:p>1.66787195205688</text:p>
          </table:table-cell>
          <table:table-cell office:value-type="float" office:value="1.73458623886108" calcext:value-type="float">
            <text:p>1.73458623886108</text:p>
          </table:table-cell>
          <table:table-cell office:value-type="float" office:value="1.8013002872467" calcext:value-type="float">
            <text:p>1.8013002872467</text:p>
          </table:table-cell>
          <table:table-cell office:value-type="float" office:value="1.83465719223022" calcext:value-type="float">
            <text:p>1.83465719223022</text:p>
          </table:table-cell>
          <table:table-cell office:value-type="float" office:value="1.86801433563232" calcext:value-type="float">
            <text:p>1.86801433563232</text:p>
          </table:table-cell>
          <table:table-cell office:value-type="float" office:value="1.93472790718079" calcext:value-type="float">
            <text:p>1.93472790718079</text:p>
          </table:table-cell>
          <table:table-cell office:value-type="float" office:value="2.00144147872925" calcext:value-type="float">
            <text:p>2.00144147872925</text:p>
          </table:table-cell>
          <table:table-cell office:value-type="float" office:value="2.06815481185913" calcext:value-type="float">
            <text:p>2.06815481185913</text:p>
          </table:table-cell>
          <table:table-cell office:value-type="float" office:value="2.16822457313538" calcext:value-type="float">
            <text:p>2.16822457313538</text:p>
          </table:table-cell>
          <table:table-cell office:value-type="float" office:value="2.23493766784668" calcext:value-type="float">
            <text:p>2.23493766784668</text:p>
          </table:table-cell>
          <table:table-cell office:value-type="float" office:value="2.46843409538269" calcext:value-type="float">
            <text:p>2.46843409538269</text:p>
          </table:table-cell>
          <table:table-cell office:value-type="float" office:value="2.56850361824036" calcext:value-type="float">
            <text:p>2.56850361824036</text:p>
          </table:table-cell>
          <table:table-cell office:value-type="float" office:value="2.60186004638672" calcext:value-type="float">
            <text:p>2.60186004638672</text:p>
          </table:table-cell>
          <table:table-cell office:value-type="float" office:value="2.66857314109802" calcext:value-type="float">
            <text:p>2.66857314109802</text:p>
          </table:table-cell>
          <table:table-cell office:value-type="float" office:value="2.73528623580933" calcext:value-type="float">
            <text:p>2.73528623580933</text:p>
          </table:table-cell>
          <table:table-cell office:value-type="float" office:value="2.86871242523193" calcext:value-type="float">
            <text:p>2.86871242523193</text:p>
          </table:table-cell>
          <table:table-cell office:value-type="float" office:value="3.26900601387024" calcext:value-type="float">
            <text:p>3.26900601387024</text:p>
          </table:table-cell>
          <table:table-cell office:value-type="float" office:value="3.30236387252808" calcext:value-type="float">
            <text:p>3.30236387252808</text:p>
          </table:table-cell>
          <table:table-cell office:value-type="float" office:value="3.33572196960449" calcext:value-type="float">
            <text:p>3.33572196960449</text:p>
          </table:table-cell>
          <table:table-cell office:value-type="float" office:value="3.36907982826233" calcext:value-type="float">
            <text:p>3.36907982826233</text:p>
          </table:table-cell>
          <table:table-cell office:value-type="float" office:value="3.469153881073" calcext:value-type="float">
            <text:p>3.469153881073</text:p>
          </table:table-cell>
          <table:table-cell office:value-type="float" office:value="3.53586959838867" calcext:value-type="float">
            <text:p>3.53586959838867</text:p>
          </table:table-cell>
          <table:table-cell office:value-type="float" office:value="3.56922769546509" calcext:value-type="float">
            <text:p>3.56922769546509</text:p>
          </table:table-cell>
          <table:table-cell office:value-type="float" office:value="3.60258555412292" calcext:value-type="float">
            <text:p>3.60258555412292</text:p>
          </table:table-cell>
          <table:table-cell office:value-type="float" office:value="3.66930150985718" calcext:value-type="float">
            <text:p>3.66930150985718</text:p>
          </table:table-cell>
          <table:table-cell office:value-type="float" office:value="3.90280723571777" calcext:value-type="float">
            <text:p>3.90280723571777</text:p>
          </table:table-cell>
          <table:table-cell office:value-type="float" office:value="3.93616437911987" calcext:value-type="float">
            <text:p>3.93616437911987</text:p>
          </table:table-cell>
          <table:table-cell office:value-type="float" office:value="3.96952104568481" calcext:value-type="float">
            <text:p>3.96952104568481</text:p>
          </table:table-cell>
          <table:table-cell office:value-type="float" office:value="4.00287771224976" calcext:value-type="float">
            <text:p>4.00287771224976</text:p>
          </table:table-cell>
          <table:table-cell office:value-type="float" office:value="4.16966128349304" calcext:value-type="float">
            <text:p>4.16966128349304</text:p>
          </table:table-cell>
          <table:table-cell office:value-type="float" office:value="4.2363748550415" calcext:value-type="float">
            <text:p>4.2363748550415</text:p>
          </table:table-cell>
          <table:table-cell office:value-type="float" office:value="4.40315842628479" calcext:value-type="float">
            <text:p>4.40315842628479</text:p>
          </table:table-cell>
          <table:table-cell office:value-type="float" office:value="4.50322842597961" calcext:value-type="float">
            <text:p>4.50322842597961</text:p>
          </table:table-cell>
          <table:table-cell office:value-type="float" office:value="4.5699417591095" calcext:value-type="float">
            <text:p>4.5699417591095</text:p>
          </table:table-cell>
          <table:table-cell office:value-type="float" office:value="4.60329866409302" calcext:value-type="float">
            <text:p>4.60329866409302</text:p>
          </table:table-cell>
          <table:table-cell office:value-type="float" office:value="4.67001175880432" calcext:value-type="float">
            <text:p>4.67001175880432</text:p>
          </table:table-cell>
          <table:table-cell office:value-type="float" office:value="4.7367250919342" calcext:value-type="float">
            <text:p>4.7367250919342</text:p>
          </table:table-cell>
          <table:table-cell office:value-type="float" office:value="4.77008175849915" calcext:value-type="float">
            <text:p>4.77008175849915</text:p>
          </table:table-cell>
          <table:table-cell office:value-type="float" office:value="4.83679485321045" calcext:value-type="float">
            <text:p>4.83679485321045</text:p>
          </table:table-cell>
          <table:table-cell office:value-type="float" office:value="4.90350818634033" calcext:value-type="float">
            <text:p>4.90350818634033</text:p>
          </table:table-cell>
          <table:table-cell office:value-type="float" office:value="5.10365200042725" calcext:value-type="float">
            <text:p>5.10365200042725</text:p>
          </table:table-cell>
          <table:table-cell office:value-type="float" office:value="5.1703667640686" calcext:value-type="float">
            <text:p>5.1703667640686</text:p>
          </table:table-cell>
          <table:table-cell office:value-type="float" office:value="5.30379581451416" calcext:value-type="float">
            <text:p>5.30379581451416</text:p>
          </table:table-cell>
          <table:table-cell office:value-type="float" office:value="6.47130060195923" calcext:value-type="float">
            <text:p>6.47130060195923</text:p>
          </table:table-cell>
          <table:table-cell office:value-type="float" office:value="6.50465798377991" calcext:value-type="float">
            <text:p>6.50465798377991</text:p>
          </table:table-cell>
          <table:table-cell office:value-type="float" office:value="6.57137227058411" calcext:value-type="float">
            <text:p>6.57137227058411</text:p>
          </table:table-cell>
          <table:table-cell office:value-type="float" office:value="6.63808679580689" calcext:value-type="float">
            <text:p>6.63808679580689</text:p>
          </table:table-cell>
          <table:table-cell office:value-type="float" office:value="6.77151584625244" calcext:value-type="float">
            <text:p>6.77151584625244</text:p>
          </table:table-cell>
          <table:table-cell office:value-type="float" office:value="6.80487322807312" calcext:value-type="float">
            <text:p>6.80487322807312</text:p>
          </table:table-cell>
          <table:table-cell office:value-type="float" office:value="6.90494513511658" calcext:value-type="float">
            <text:p>6.90494513511658</text:p>
          </table:table-cell>
          <table:table-cell office:value-type="float" office:value="6.9383020401001" calcext:value-type="float">
            <text:p>6.9383020401001</text:p>
          </table:table-cell>
          <table:table-cell office:value-type="float" office:value="7.00501608848572" calcext:value-type="float">
            <text:p>7.00501608848572</text:p>
          </table:table-cell>
          <table:table-cell office:value-type="float" office:value="7.03837323188782" calcext:value-type="float">
            <text:p>7.03837323188782</text:p>
          </table:table-cell>
          <table:table-cell office:value-type="float" office:value="7.10508728027344" calcext:value-type="float">
            <text:p>7.10508728027344</text:p>
          </table:table-cell>
          <table:table-cell office:value-type="float" office:value="7.17180156707764" calcext:value-type="float">
            <text:p>7.17180156707764</text:p>
          </table:table-cell>
          <table:table-cell office:value-type="float" office:value="7.20515847206116" calcext:value-type="float">
            <text:p>7.20515847206116</text:p>
          </table:table-cell>
          <table:table-cell office:value-type="float" office:value="7.3052294254303" calcext:value-type="float">
            <text:p>7.3052294254303</text:p>
          </table:table-cell>
          <table:table-cell office:value-type="float" office:value="7.37194347381592" calcext:value-type="float">
            <text:p>7.37194347381592</text:p>
          </table:table-cell>
          <table:table-cell office:value-type="float" office:value="7.50537157058716" calcext:value-type="float">
            <text:p>7.50537157058716</text:p>
          </table:table-cell>
          <table:table-cell office:value-type="float" office:value="7.57208561897278" calcext:value-type="float">
            <text:p>7.57208561897278</text:p>
          </table:table-cell>
          <table:table-cell office:value-type="float" office:value="7.70551371574402" calcext:value-type="float">
            <text:p>7.70551371574402</text:p>
          </table:table-cell>
          <table:table-cell office:value-type="float" office:value="7.73887085914612" calcext:value-type="float">
            <text:p>7.73887085914612</text:p>
          </table:table-cell>
          <table:table-cell office:value-type="float" office:value="7.77222776412964" calcext:value-type="float">
            <text:p>7.77222776412964</text:p>
          </table:table-cell>
          <table:table-cell office:value-type="float" office:value="7.80558466911316" calcext:value-type="float">
            <text:p>7.80558466911316</text:p>
          </table:table-cell>
          <table:table-cell office:value-type="float" office:value="7.83894157409668" calcext:value-type="float">
            <text:p>7.83894157409668</text:p>
          </table:table-cell>
          <table:table-cell office:value-type="float" office:value="7.9056556224823" calcext:value-type="float">
            <text:p>7.9056556224823</text:p>
          </table:table-cell>
          <table:table-cell office:value-type="float" office:value="7.97236919403076" calcext:value-type="float">
            <text:p>7.97236919403076</text:p>
          </table:table-cell>
          <table:table-cell office:value-type="float" office:value="8.00572562217712" calcext:value-type="float">
            <text:p>8.00572562217712</text:p>
          </table:table-cell>
          <table:table-cell office:value-type="float" office:value="8.03908228874207" calcext:value-type="float">
            <text:p>8.03908228874207</text:p>
          </table:table-cell>
          <table:table-cell office:value-type="float" office:value="9.03979396820068" calcext:value-type="float">
            <text:p>9.03979396820068</text:p>
          </table:table-cell>
          <table:table-cell office:value-type="float" office:value="9.07315421104431" calcext:value-type="float">
            <text:p>9.07315421104431</text:p>
          </table:table-cell>
          <table:table-cell office:value-type="float" office:value="9.10651469230652" calcext:value-type="float">
            <text:p>9.10651469230652</text:p>
          </table:table-cell>
          <table:table-cell office:value-type="float" office:value="9.13987469673157" calcext:value-type="float">
            <text:p>9.13987469673157</text:p>
          </table:table-cell>
          <table:table-cell office:value-type="float" office:value="9.17323517799377" calcext:value-type="float">
            <text:p>9.17323517799377</text:p>
          </table:table-cell>
          <table:table-cell office:value-type="float" office:value="9.50683927536011" calcext:value-type="float">
            <text:p>9.50683927536011</text:p>
          </table:table-cell>
          <table:table-cell office:value-type="float" office:value="9.57356023788452" calcext:value-type="float">
            <text:p>9.57356023788452</text:p>
          </table:table-cell>
          <table:table-cell office:value-type="float" office:value="9.64028143882751" calcext:value-type="float">
            <text:p>9.64028143882751</text:p>
          </table:table-cell>
          <table:table-cell office:value-type="float" office:value="9.6736421585083" calcext:value-type="float">
            <text:p>9.6736421585083</text:p>
          </table:table-cell>
          <table:table-cell office:value-type="float" office:value="9.74036359786987" calcext:value-type="float">
            <text:p>9.74036359786987</text:p>
          </table:table-cell>
          <table:table-cell office:value-type="float" office:value="9.80708479881287" calcext:value-type="float">
            <text:p>9.80708479881287</text:p>
          </table:table-cell>
          <table:table-cell office:value-type="float" office:value="9.87380623817444" calcext:value-type="float">
            <text:p>9.87380623817444</text:p>
          </table:table-cell>
          <table:table-cell office:value-type="float" office:value="9.9405243396759" calcext:value-type="float">
            <text:p>9.9405243396759</text:p>
          </table:table-cell>
          <table:table-cell office:value-type="float" office:value="10.0739545822144" calcext:value-type="float">
            <text:p>10.0739545822144</text:p>
          </table:table-cell>
          <table:table-cell office:value-type="float" office:value="10.107311964035" calcext:value-type="float">
            <text:p>10.107311964035</text:p>
          </table:table-cell>
          <table:table-cell office:value-type="float" office:value="10.2407422065735" calcext:value-type="float">
            <text:p>10.2407422065735</text:p>
          </table:table-cell>
          <table:table-cell office:value-type="float" office:value="10.2740998268127" calcext:value-type="float">
            <text:p>10.2740998268127</text:p>
          </table:table-cell>
          <table:table-cell office:value-type="float" office:value="10.3074572086334" calcext:value-type="float">
            <text:p>10.3074572086334</text:p>
          </table:table-cell>
          <table:table-cell office:value-type="float" office:value="10.3741724491119" calcext:value-type="float">
            <text:p>10.3741724491119</text:p>
          </table:table-cell>
          <table:table-cell office:value-type="float" office:value="10.4075300693512" calcext:value-type="float">
            <text:p>10.4075300693512</text:p>
          </table:table-cell>
          <table:table-cell office:value-type="float" office:value="10.4408874511719" calcext:value-type="float">
            <text:p>10.4408874511719</text:p>
          </table:table-cell>
          <table:table-cell office:value-type="float" office:value="10.5076024532318" calcext:value-type="float">
            <text:p>10.5076024532318</text:p>
          </table:table-cell>
          <table:table-cell office:value-type="float" office:value="10.5743176937103" calcext:value-type="float">
            <text:p>10.5743176937103</text:p>
          </table:table-cell>
          <table:table-cell office:value-type="float" office:value="11.007963180542" calcext:value-type="float">
            <text:p>11.007963180542</text:p>
          </table:table-cell>
          <table:table-cell office:value-type="float" office:value="11.0746765136719" calcext:value-type="float">
            <text:p>11.0746765136719</text:p>
          </table:table-cell>
          <table:table-cell office:value-type="float" office:value="11.2081031799316" calcext:value-type="float">
            <text:p>11.2081031799316</text:p>
          </table:table-cell>
          <table:table-cell office:value-type="float" office:value="11.2748165130615" calcext:value-type="float">
            <text:p>11.2748165130615</text:p>
          </table:table-cell>
          <table:table-cell office:value-type="float" office:value="11.3081731796265" calcext:value-type="float">
            <text:p>11.3081731796265</text:p>
          </table:table-cell>
          <table:table-cell office:value-type="float" office:value="11.3415298461914" calcext:value-type="float">
            <text:p>11.3415298461914</text:p>
          </table:table-cell>
          <table:table-cell office:value-type="float" office:value="11.3748865127563" calcext:value-type="float">
            <text:p>11.3748865127563</text:p>
          </table:table-cell>
          <table:table-cell office:value-type="float" office:value="11.5750262737274" calcext:value-type="float">
            <text:p>11.5750262737274</text:p>
          </table:table-cell>
          <table:table-cell office:value-type="float" office:value="11.6083827018738" calcext:value-type="float">
            <text:p>11.6083827018738</text:p>
          </table:table-cell>
          <table:table-cell office:value-type="float" office:value="11.6417393684387" calcext:value-type="float">
            <text:p>11.6417393684387</text:p>
          </table:table-cell>
          <table:table-cell office:value-type="float" office:value="11.6750962734222" calcext:value-type="float">
            <text:p>11.6750962734222</text:p>
          </table:table-cell>
          <table:table-cell office:value-type="float" office:value="11.7084527015686" calcext:value-type="float">
            <text:p>11.7084527015686</text:p>
          </table:table-cell>
          <table:table-cell office:value-type="float" office:value="11.7418093681335" calcext:value-type="float">
            <text:p>11.7418093681335</text:p>
          </table:table-cell>
          <table:table-cell office:value-type="float" office:value="11.9085922241211" calcext:value-type="float">
            <text:p>11.9085922241211</text:p>
          </table:table-cell>
          <table:table-cell office:value-type="float" office:value="12.1087560653687" calcext:value-type="float">
            <text:p>12.1087560653687</text:p>
          </table:table-cell>
          <table:table-cell office:value-type="float" office:value="12.208838224411" calcext:value-type="float">
            <text:p>12.208838224411</text:p>
          </table:table-cell>
          <table:table-cell office:value-type="float" office:value="12.2755599021912" calcext:value-type="float">
            <text:p>12.2755599021912</text:p>
          </table:table-cell>
          <table:table-cell office:value-type="float" office:value="12.3422811031342" calcext:value-type="float">
            <text:p>12.3422811031342</text:p>
          </table:table-cell>
          <table:table-cell office:value-type="float" office:value="12.4090030193329" calcext:value-type="float">
            <text:p>12.4090030193329</text:p>
          </table:table-cell>
          <table:table-cell office:value-type="float" office:value="12.4757249355316" calcext:value-type="float">
            <text:p>12.4757249355316</text:p>
          </table:table-cell>
          <table:table-cell office:value-type="float" office:value="12.5090856552124" calcext:value-type="float">
            <text:p>12.5090856552124</text:p>
          </table:table-cell>
          <table:table-cell office:value-type="float" office:value="12.8760569095612" calcext:value-type="float">
            <text:p>12.8760569095612</text:p>
          </table:table-cell>
          <table:table-cell office:value-type="float" office:value="12.9427742958069" calcext:value-type="float">
            <text:p>12.9427742958069</text:p>
          </table:table-cell>
          <table:table-cell office:value-type="float" office:value="13.009486913681" calcext:value-type="float">
            <text:p>13.009486913681</text:p>
          </table:table-cell>
          <table:table-cell office:value-type="float" office:value="13.0762000083923" calcext:value-type="float">
            <text:p>13.0762000083923</text:p>
          </table:table-cell>
          <table:table-cell office:value-type="float" office:value="13.1429126262665" calcext:value-type="float">
            <text:p>13.1429126262665</text:p>
          </table:table-cell>
          <table:table-cell office:value-type="float" office:value="13.2096252441406" calcext:value-type="float">
            <text:p>13.2096252441406</text:p>
          </table:table-cell>
          <table:table-cell office:value-type="float" office:value="13.3430507183075" calcext:value-type="float">
            <text:p>13.3430507183075</text:p>
          </table:table-cell>
          <table:table-cell office:value-type="float" office:value="13.6099011898041" calcext:value-type="float">
            <text:p>13.6099011898041</text:p>
          </table:table-cell>
          <table:table-cell office:value-type="float" office:value="13.8100385665894" calcext:value-type="float">
            <text:p>13.8100385665894</text:p>
          </table:table-cell>
          <table:table-cell office:value-type="float" office:value="13.8433947563171" calcext:value-type="float">
            <text:p>13.8433947563171</text:p>
          </table:table-cell>
          <table:table-cell office:value-type="float" office:value="13.9101071357727" calcext:value-type="float">
            <text:p>13.9101071357727</text:p>
          </table:table-cell>
          <table:table-cell office:value-type="float" office:value="13.9434659481049" calcext:value-type="float">
            <text:p>13.9434659481049</text:p>
          </table:table-cell>
          <table:table-cell office:value-type="float" office:value="14.1769781112671" calcext:value-type="float">
            <text:p>14.1769781112671</text:p>
          </table:table-cell>
          <table:table-cell office:value-type="float" office:value="14.2103366851807" calcext:value-type="float">
            <text:p>14.2103366851807</text:p>
          </table:table-cell>
          <table:table-cell office:value-type="float" office:value="14.277054309845" calcext:value-type="float">
            <text:p>14.277054309845</text:p>
          </table:table-cell>
          <table:table-cell office:value-type="float" office:value="14.5105669498444" calcext:value-type="float">
            <text:p>14.5105669498444</text:p>
          </table:table-cell>
          <table:table-cell office:value-type="float" office:value="14.6773614883423" calcext:value-type="float">
            <text:p>14.6773614883423</text:p>
          </table:table-cell>
          <table:table-cell office:value-type="float" office:value="14.710720539093" calcext:value-type="float">
            <text:p>14.710720539093</text:p>
          </table:table-cell>
          <table:table-cell office:value-type="float" office:value="14.7440793514252" calcext:value-type="float">
            <text:p>14.7440793514252</text:p>
          </table:table-cell>
          <table:table-cell office:value-type="float" office:value="14.7774384021759" calcext:value-type="float">
            <text:p>14.7774384021759</text:p>
          </table:table-cell>
          <table:table-cell office:value-type="float" office:value="14.8107974529266" calcext:value-type="float">
            <text:p>14.8107974529266</text:p>
          </table:table-cell>
          <table:table-cell office:value-type="float" office:value="14.8441562652588" calcext:value-type="float">
            <text:p>14.8441562652588</text:p>
          </table:table-cell>
          <table:table-cell office:value-type="float" office:value="14.9442317485809" calcext:value-type="float">
            <text:p>14.9442317485809</text:p>
          </table:table-cell>
          <table:table-cell office:value-type="float" office:value="15.0109465122223" calcext:value-type="float">
            <text:p>15.0109465122223</text:p>
          </table:table-cell>
          <table:table-cell office:value-type="float" office:value="15.0776615142822" calcext:value-type="float">
            <text:p>15.0776615142822</text:p>
          </table:table-cell>
          <table:table-cell office:value-type="float" office:value="15.3445210456848" calcext:value-type="float">
            <text:p>15.3445210456848</text:p>
          </table:table-cell>
          <table:table-cell office:value-type="float" office:value="15.3778786659241" calcext:value-type="float">
            <text:p>15.3778786659241</text:p>
          </table:table-cell>
          <table:table-cell office:value-type="float" office:value="15.4445934295654" calcext:value-type="float">
            <text:p>15.4445934295654</text:p>
          </table:table-cell>
          <table:table-cell office:value-type="float" office:value="15.5113084316254" calcext:value-type="float">
            <text:p>15.5113084316254</text:p>
          </table:table-cell>
          <table:table-cell office:value-type="float" office:value="15.5780234336853" calcext:value-type="float">
            <text:p>15.5780234336853</text:p>
          </table:table-cell>
          <table:table-cell office:value-type="float" office:value="15.611380815506" calcext:value-type="float">
            <text:p>15.611380815506</text:p>
          </table:table-cell>
          <table:table-cell office:value-type="float" office:value="15.6447381973267" calcext:value-type="float">
            <text:p>15.6447381973267</text:p>
          </table:table-cell>
          <table:table-cell office:value-type="float" office:value="15.6780955791473" calcext:value-type="float">
            <text:p>15.6780955791473</text:p>
          </table:table-cell>
          <table:table-cell office:value-type="float" office:value="15.7114534378052" calcext:value-type="float">
            <text:p>15.7114534378052</text:p>
          </table:table-cell>
          <table:table-cell office:value-type="float" office:value="15.7448108196259" calcext:value-type="float">
            <text:p>15.7448108196259</text:p>
          </table:table-cell>
          <table:table-cell office:value-type="float" office:value="15.7781682014465" calcext:value-type="float">
            <text:p>15.7781682014465</text:p>
          </table:table-cell>
          <table:table-cell office:value-type="float" office:value="15.8115255832672" calcext:value-type="float">
            <text:p>15.8115255832672</text:p>
          </table:table-cell>
          <table:table-cell office:value-type="float" office:value="15.8782405853271" calcext:value-type="float">
            <text:p>15.8782405853271</text:p>
          </table:table-cell>
          <table:table-cell office:value-type="float" office:value="15.9449551105499" calcext:value-type="float">
            <text:p>15.9449551105499</text:p>
          </table:table-cell>
          <table:table-cell office:value-type="float" office:value="15.978312253952" calcext:value-type="float">
            <text:p>15.978312253952</text:p>
          </table:table-cell>
          <table:table-cell office:value-type="float" office:value="16.2118122577667" calcext:value-type="float">
            <text:p>16.2118122577667</text:p>
          </table:table-cell>
          <table:table-cell office:value-type="float" office:value="16.4119553565979" calcext:value-type="float">
            <text:p>16.4119553565979</text:p>
          </table:table-cell>
          <table:table-cell office:value-type="float" office:value="16.4786696434021" calcext:value-type="float">
            <text:p>16.4786696434021</text:p>
          </table:table-cell>
          <table:table-cell office:value-type="float" office:value="16.5120267868042" calcext:value-type="float">
            <text:p>16.5120267868042</text:p>
          </table:table-cell>
          <table:table-cell office:value-type="float" office:value="16.778883934021" calcext:value-type="float">
            <text:p>16.778883934021</text:p>
          </table:table-cell>
          <table:table-cell office:value-type="float" office:value="16.8789553642273" calcext:value-type="float">
            <text:p>16.8789553642273</text:p>
          </table:table-cell>
          <table:table-cell office:value-type="float" office:value="16.9123113155365" calcext:value-type="float">
            <text:p>16.9123113155365</text:p>
          </table:table-cell>
          <table:table-cell office:value-type="float" office:value="16.9790232181549" calcext:value-type="float">
            <text:p>16.9790232181549</text:p>
          </table:table-cell>
          <table:table-cell office:value-type="float" office:value="17.0457348823547" calcext:value-type="float">
            <text:p>17.0457348823547</text:p>
          </table:table-cell>
          <table:table-cell office:value-type="float" office:value="17.1124465465546" calcext:value-type="float">
            <text:p>17.1124465465546</text:p>
          </table:table-cell>
          <table:table-cell office:value-type="float" office:value="17.1458022594452" calcext:value-type="float">
            <text:p>17.1458022594452</text:p>
          </table:table-cell>
          <table:table-cell office:value-type="float" office:value="17.212513923645" calcext:value-type="float">
            <text:p>17.212513923645</text:p>
          </table:table-cell>
          <table:table-cell office:value-type="float" office:value="17.2792255878449" calcext:value-type="float">
            <text:p>17.2792255878449</text:p>
          </table:table-cell>
          <table:table-cell office:value-type="float" office:value="17.3459370136261" calcext:value-type="float">
            <text:p>17.3459370136261</text:p>
          </table:table-cell>
          <table:table-cell office:value-type="float" office:value="17.4126484394073" calcext:value-type="float">
            <text:p>17.4126484394073</text:p>
          </table:table-cell>
          <table:table-cell office:value-type="float" office:value="17.4793598651886" calcext:value-type="float">
            <text:p>17.4793598651886</text:p>
          </table:table-cell>
          <table:table-cell office:value-type="float" office:value="17.5460712909699" calcext:value-type="float">
            <text:p>17.5460712909699</text:p>
          </table:table-cell>
          <table:table-cell office:value-type="float" office:value="17.6127824783325" calcext:value-type="float">
            <text:p>17.6127824783325</text:p>
          </table:table-cell>
          <table:table-cell office:value-type="float" office:value="17.6794939041138" calcext:value-type="float">
            <text:p>17.6794939041138</text:p>
          </table:table-cell>
          <table:table-cell office:value-type="float" office:value="17.7462050914764" calcext:value-type="float">
            <text:p>17.7462050914764</text:p>
          </table:table-cell>
          <table:table-cell office:value-type="float" office:value="17.8129162788391" calcext:value-type="float">
            <text:p>17.8129162788391</text:p>
          </table:table-cell>
          <table:table-cell office:value-type="float" office:value="17.8796274662018" calcext:value-type="float">
            <text:p>17.8796274662018</text:p>
          </table:table-cell>
          <table:table-cell office:value-type="float" office:value="17.9463407993317" calcext:value-type="float">
            <text:p>17.9463407993317</text:p>
          </table:table-cell>
          <table:table-cell office:value-type="float" office:value="18.0130543708801" calcext:value-type="float">
            <text:p>18.0130543708801</text:p>
          </table:table-cell>
          <table:table-cell office:value-type="float" office:value="18.07976770401" calcext:value-type="float">
            <text:p>18.07976770401</text:p>
          </table:table-cell>
          <table:table-cell office:value-type="float" office:value="18.1464815139771" calcext:value-type="float">
            <text:p>18.1464815139771</text:p>
          </table:table-cell>
          <table:table-cell office:value-type="float" office:value="18.2131948471069" calcext:value-type="float">
            <text:p>18.2131948471069</text:p>
          </table:table-cell>
          <table:table-cell office:value-type="float" office:value="18.2799081802368" calcext:value-type="float">
            <text:p>18.2799081802368</text:p>
          </table:table-cell>
          <table:table-cell office:value-type="float" office:value="18.3132648468018" calcext:value-type="float">
            <text:p>18.3132648468018</text:p>
          </table:table-cell>
          <table:table-cell office:value-type="float" office:value="18.3799781799316" calcext:value-type="float">
            <text:p>18.3799781799316</text:p>
          </table:table-cell>
          <table:table-cell office:value-type="float" office:value="18.4466915130615" calcext:value-type="float">
            <text:p>18.4466915130615</text:p>
          </table:table-cell>
          <table:table-cell office:value-type="float" office:value="18.51340508461" calcext:value-type="float">
            <text:p>18.51340508461</text:p>
          </table:table-cell>
          <table:table-cell office:value-type="float" office:value="18.5467617511749" calcext:value-type="float">
            <text:p>18.5467617511749</text:p>
          </table:table-cell>
          <table:table-cell office:value-type="float" office:value="18.5801184177399" calcext:value-type="float">
            <text:p>18.5801184177399</text:p>
          </table:table-cell>
          <table:table-cell office:value-type="float" office:value="18.6468315124512" calcext:value-type="float">
            <text:p>18.6468315124512</text:p>
          </table:table-cell>
          <table:table-cell office:value-type="float" office:value="18.7135448455811" calcext:value-type="float">
            <text:p>18.7135448455811</text:p>
          </table:table-cell>
          <table:table-cell office:value-type="float" office:value="18.7802579402924" calcext:value-type="float">
            <text:p>18.7802579402924</text:p>
          </table:table-cell>
          <table:table-cell office:value-type="float" office:value="18.8469712734222" calcext:value-type="float">
            <text:p>18.8469712734222</text:p>
          </table:table-cell>
          <table:table-cell office:value-type="float" office:value="18.9136846065521" calcext:value-type="float">
            <text:p>18.9136846065521</text:p>
          </table:table-cell>
          <table:table-cell office:value-type="float" office:value="18.9803984165192" calcext:value-type="float">
            <text:p>18.9803984165192</text:p>
          </table:table-cell>
          <table:table-cell office:value-type="float" office:value="19.0471119880676" calcext:value-type="float">
            <text:p>19.0471119880676</text:p>
          </table:table-cell>
          <table:table-cell office:value-type="float" office:value="19.1138255596161" calcext:value-type="float">
            <text:p>19.1138255596161</text:p>
          </table:table-cell>
          <table:table-cell office:value-type="float" office:value="19.1805393695831" calcext:value-type="float">
            <text:p>19.1805393695831</text:p>
          </table:table-cell>
          <table:table-cell office:value-type="float" office:value="19.2138962745667" calcext:value-type="float">
            <text:p>19.2138962745667</text:p>
          </table:table-cell>
          <table:table-cell office:value-type="float" office:value="19.2806098461151" calcext:value-type="float">
            <text:p>19.2806098461151</text:p>
          </table:table-cell>
          <table:table-cell office:value-type="float" office:value="19.3473234176636" calcext:value-type="float">
            <text:p>19.3473234176636</text:p>
          </table:table-cell>
          <table:table-cell office:value-type="float" office:value="19.3806803226471" calcext:value-type="float">
            <text:p>19.3806803226471</text:p>
          </table:table-cell>
          <table:table-cell office:value-type="float" office:value="19.414036989212" calcext:value-type="float">
            <text:p>19.414036989212</text:p>
          </table:table-cell>
          <table:table-cell office:value-type="float" office:value="19.4473941326141" calcext:value-type="float">
            <text:p>19.4473941326141</text:p>
          </table:table-cell>
          <table:table-cell office:value-type="float" office:value="19.5141077041626" calcext:value-type="float">
            <text:p>19.5141077041626</text:p>
          </table:table-cell>
          <table:table-cell office:value-type="float" office:value="19.5474643707275" calcext:value-type="float">
            <text:p>19.5474643707275</text:p>
          </table:table-cell>
          <table:table-cell office:value-type="float" office:value="19.614177942276" calcext:value-type="float">
            <text:p>19.614177942276</text:p>
          </table:table-cell>
          <table:table-cell office:value-type="float" office:value="19.6808915138245" calcext:value-type="float">
            <text:p>19.6808915138245</text:p>
          </table:table-cell>
          <table:table-cell office:value-type="float" office:value="19.7476050853729" calcext:value-type="float">
            <text:p>19.7476050853729</text:p>
          </table:table-cell>
          <table:table-cell office:value-type="float" office:value="19.81431889534" calcext:value-type="float">
            <text:p>19.81431889534</text:p>
          </table:table-cell>
          <table:table-cell office:value-type="float" office:value="19.8810324668884" calcext:value-type="float">
            <text:p>19.8810324668884</text:p>
          </table:table-cell>
          <table:table-cell office:value-type="float" office:value="19.9477450847626" calcext:value-type="float">
            <text:p>19.9477450847626</text:p>
          </table:table-cell>
          <table:table-cell office:value-type="float" office:value="20.0144574642181" calcext:value-type="float">
            <text:p>20.0144574642181</text:p>
          </table:table-cell>
          <table:table-cell office:value-type="float" office:value="20.0811700820923" calcext:value-type="float">
            <text:p>20.0811700820923</text:p>
          </table:table-cell>
          <table:table-cell office:value-type="float" office:value="20.1812386512756" calcext:value-type="float">
            <text:p>20.1812386512756</text:p>
          </table:table-cell>
          <table:table-cell office:value-type="float" office:value="20.214595079422" calcext:value-type="float">
            <text:p>20.214595079422</text:p>
          </table:table-cell>
          <table:table-cell office:value-type="float" office:value="20.2813076972961" calcext:value-type="float">
            <text:p>20.2813076972961</text:p>
          </table:table-cell>
          <table:table-cell office:value-type="float" office:value="20.3146638870239" calcext:value-type="float">
            <text:p>20.3146638870239</text:p>
          </table:table-cell>
          <table:table-cell office:value-type="float" office:value="20.3480198383331" calcext:value-type="float">
            <text:p>20.3480198383331</text:p>
          </table:table-cell>
          <table:table-cell office:value-type="float" office:value="20.3813760280609" calcext:value-type="float">
            <text:p>20.3813760280609</text:p>
          </table:table-cell>
          <table:table-cell office:value-type="float" office:value="20.4480884075165" calcext:value-type="float">
            <text:p>20.4480884075165</text:p>
          </table:table-cell>
          <table:table-cell office:value-type="float" office:value="20.5148005485535" calcext:value-type="float">
            <text:p>20.5148005485535</text:p>
          </table:table-cell>
          <table:table-cell office:value-type="float" office:value="20.5481567382812" calcext:value-type="float">
            <text:p>20.5481567382812</text:p>
          </table:table-cell>
          <table:table-cell office:value-type="float" office:value="20.581512928009" calcext:value-type="float">
            <text:p>20.581512928009</text:p>
          </table:table-cell>
          <table:table-cell office:value-type="float" office:value="20.648225069046" calcext:value-type="float">
            <text:p>20.648225069046</text:p>
          </table:table-cell>
          <table:table-cell office:value-type="float" office:value="20.714937210083" calcext:value-type="float">
            <text:p>20.714937210083</text:p>
          </table:table-cell>
          <table:table-cell office:value-type="float" office:value="20.78164935112" calcext:value-type="float">
            <text:p>20.78164935112</text:p>
          </table:table-cell>
          <table:table-cell office:value-type="float" office:value="20.8150053024292" calcext:value-type="float">
            <text:p>20.8150053024292</text:p>
          </table:table-cell>
          <table:table-cell office:value-type="float" office:value="20.8483612537384" calcext:value-type="float">
            <text:p>20.8483612537384</text:p>
          </table:table-cell>
          <table:table-cell office:value-type="float" office:value="20.8817174434662" calcext:value-type="float">
            <text:p>20.8817174434662</text:p>
          </table:table-cell>
          <table:table-cell office:value-type="float" office:value="20.9150733947754" calcext:value-type="float">
            <text:p>20.9150733947754</text:p>
          </table:table-cell>
          <table:table-cell office:value-type="float" office:value="20.9817855358124" calcext:value-type="float">
            <text:p>20.9817855358124</text:p>
          </table:table-cell>
          <table:table-cell office:value-type="float" office:value="21.0484976768494" calcext:value-type="float">
            <text:p>21.0484976768494</text:p>
          </table:table-cell>
          <table:table-cell office:value-type="float" office:value="21.1152098178864" calcext:value-type="float">
            <text:p>21.1152098178864</text:p>
          </table:table-cell>
          <table:table-cell office:value-type="float" office:value="21.1819219589233" calcext:value-type="float">
            <text:p>21.1819219589233</text:p>
          </table:table-cell>
          <table:table-cell office:value-type="float" office:value="21.2486340999603" calcext:value-type="float">
            <text:p>21.2486340999603</text:p>
          </table:table-cell>
          <table:table-cell office:value-type="float" office:value="21.3153460025787" calcext:value-type="float">
            <text:p>21.3153460025787</text:p>
          </table:table-cell>
          <table:table-cell office:value-type="float" office:value="21.3820579051971" calcext:value-type="float">
            <text:p>21.3820579051971</text:p>
          </table:table-cell>
          <table:table-cell office:value-type="float" office:value="21.4487698078155" calcext:value-type="float">
            <text:p>21.4487698078155</text:p>
          </table:table-cell>
          <table:table-cell office:value-type="float" office:value="21.515481710434" calcext:value-type="float">
            <text:p>21.515481710434</text:p>
          </table:table-cell>
          <table:table-cell office:value-type="float" office:value="21.5488374233246" calcext:value-type="float">
            <text:p>21.5488374233246</text:p>
          </table:table-cell>
          <table:table-cell office:value-type="float" office:value="21.615549325943" calcext:value-type="float">
            <text:p>21.615549325943</text:p>
          </table:table-cell>
          <table:table-cell office:value-type="float" office:value="21.6489052772522" calcext:value-type="float">
            <text:p>21.6489052772522</text:p>
          </table:table-cell>
          <table:table-cell office:value-type="float" office:value="21.6822609901428" calcext:value-type="float">
            <text:p>21.6822609901428</text:p>
          </table:table-cell>
          <table:table-cell office:value-type="float" office:value="21.7489726543427" calcext:value-type="float">
            <text:p>21.7489726543427</text:p>
          </table:table-cell>
          <table:table-cell office:value-type="float" office:value="21.7823286056519" calcext:value-type="float">
            <text:p>21.7823286056519</text:p>
          </table:table-cell>
          <table:table-cell office:value-type="float" office:value="21.8490402698517" calcext:value-type="float">
            <text:p>21.8490402698517</text:p>
          </table:table-cell>
          <table:table-cell office:value-type="float" office:value="21.9157526493073" calcext:value-type="float">
            <text:p>21.9157526493073</text:p>
          </table:table-cell>
          <table:table-cell office:value-type="float" office:value="21.9824657440186" calcext:value-type="float">
            <text:p>21.9824657440186</text:p>
          </table:table-cell>
          <table:table-cell office:value-type="float" office:value="22.0491786003113" calcext:value-type="float">
            <text:p>22.0491786003113</text:p>
          </table:table-cell>
          <table:table-cell office:value-type="float" office:value="22.0825350284576" calcext:value-type="float">
            <text:p>22.0825350284576</text:p>
          </table:table-cell>
          <table:table-cell office:value-type="float" office:value="22.1492483615875" calcext:value-type="float">
            <text:p>22.1492483615875</text:p>
          </table:table-cell>
          <table:table-cell office:value-type="float" office:value="22.2159612178802" calcext:value-type="float">
            <text:p>22.2159612178802</text:p>
          </table:table-cell>
          <table:table-cell office:value-type="float" office:value="22.282674074173" calcext:value-type="float">
            <text:p>22.282674074173</text:p>
          </table:table-cell>
          <table:table-cell office:value-type="float" office:value="22.3160305023193" calcext:value-type="float">
            <text:p>22.3160305023193</text:p>
          </table:table-cell>
          <table:table-cell office:value-type="float" office:value="22.3493869304657" calcext:value-type="float">
            <text:p>22.3493869304657</text:p>
          </table:table-cell>
          <table:table-cell office:value-type="float" office:value="22.3827433586121" calcext:value-type="float">
            <text:p>22.3827433586121</text:p>
          </table:table-cell>
          <table:table-cell office:value-type="float" office:value="22.4160997867584" calcext:value-type="float">
            <text:p>22.4160997867584</text:p>
          </table:table-cell>
          <table:table-cell office:value-type="float" office:value="22.4494562149048" calcext:value-type="float">
            <text:p>22.4494562149048</text:p>
          </table:table-cell>
          <table:table-cell office:value-type="float" office:value="22.4828126430511" calcext:value-type="float">
            <text:p>22.4828126430511</text:p>
          </table:table-cell>
          <table:table-cell office:value-type="float" office:value="22.5161690711975" calcext:value-type="float">
            <text:p>22.5161690711975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59030363793901" calcext:value-type="float">
            <text:p>0.159030363793901</text:p>
          </table:table-cell>
          <table:table-cell office:value-type="float" office:value="0.158858705355543" calcext:value-type="float">
            <text:p>0.158858705355543</text:p>
          </table:table-cell>
          <table:table-cell office:value-type="float" office:value="0.158613133415064" calcext:value-type="float">
            <text:p>0.158613133415064</text:p>
          </table:table-cell>
          <table:table-cell office:value-type="float" office:value="0.158999547771207" calcext:value-type="float">
            <text:p>0.158999547771207</text:p>
          </table:table-cell>
          <table:table-cell office:value-type="float" office:value="0.158953690475596" calcext:value-type="float">
            <text:p>0.158953690475596</text:p>
          </table:table-cell>
          <table:table-cell office:value-type="float" office:value="0.158822384141506" calcext:value-type="float">
            <text:p>0.158822384141506</text:p>
          </table:table-cell>
          <table:table-cell office:value-type="float" office:value="0.158825415017848" calcext:value-type="float">
            <text:p>0.158825415017848</text:p>
          </table:table-cell>
          <table:table-cell office:value-type="float" office:value="0.158952411513845" calcext:value-type="float">
            <text:p>0.158952411513845</text:p>
          </table:table-cell>
          <table:table-cell office:value-type="float" office:value="0.159062455014543" calcext:value-type="float">
            <text:p>0.159062455014543</text:p>
          </table:table-cell>
          <table:table-cell office:value-type="float" office:value="0.158703549283066" calcext:value-type="float">
            <text:p>0.158703549283066</text:p>
          </table:table-cell>
          <table:table-cell office:value-type="float" office:value="0.158677697176169" calcext:value-type="float">
            <text:p>0.158677697176169</text:p>
          </table:table-cell>
          <table:table-cell office:value-type="float" office:value="0.158814750681032" calcext:value-type="float">
            <text:p>0.158814750681032</text:p>
          </table:table-cell>
          <table:table-cell office:value-type="float" office:value="0.158981039559686" calcext:value-type="float">
            <text:p>0.158981039559686</text:p>
          </table:table-cell>
          <table:table-cell office:value-type="float" office:value="0.158838805218874" calcext:value-type="float">
            <text:p>0.158838805218874</text:p>
          </table:table-cell>
          <table:table-cell office:value-type="float" office:value="0.158819802498274" calcext:value-type="float">
            <text:p>0.158819802498274</text:p>
          </table:table-cell>
          <table:table-cell office:value-type="float" office:value="0.158904979755341" calcext:value-type="float">
            <text:p>0.158904979755341</text:p>
          </table:table-cell>
          <table:table-cell office:value-type="float" office:value="0.158939930765426" calcext:value-type="float">
            <text:p>0.158939930765426</text:p>
          </table:table-cell>
          <table:table-cell office:value-type="float" office:value="0.159007116328574" calcext:value-type="float">
            <text:p>0.159007116328574</text:p>
          </table:table-cell>
          <table:table-cell office:value-type="float" office:value="0.159021180666928" calcext:value-type="float">
            <text:p>0.159021180666928</text:p>
          </table:table-cell>
          <table:table-cell office:value-type="float" office:value="0.158930917616091" calcext:value-type="float">
            <text:p>0.158930917616091</text:p>
          </table:table-cell>
          <table:table-cell office:value-type="float" office:value="0.158984494300376" calcext:value-type="float">
            <text:p>0.158984494300376</text:p>
          </table:table-cell>
          <table:table-cell office:value-type="float" office:value="0.158755765587697" calcext:value-type="float">
            <text:p>0.158755765587697</text:p>
          </table:table-cell>
          <table:table-cell office:value-type="float" office:value="0.158862981060841" calcext:value-type="float">
            <text:p>0.158862981060841</text:p>
          </table:table-cell>
          <table:table-cell office:value-type="float" office:value="0.158877004488562" calcext:value-type="float">
            <text:p>0.158877004488562</text:p>
          </table:table-cell>
          <table:table-cell office:value-type="float" office:value="0.158959328970212" calcext:value-type="float">
            <text:p>0.158959328970212</text:p>
          </table:table-cell>
          <table:table-cell office:value-type="float" office:value="0.159016495089451" calcext:value-type="float">
            <text:p>0.159016495089451</text:p>
          </table:table-cell>
          <table:table-cell office:value-type="float" office:value="0.158979025452754" calcext:value-type="float">
            <text:p>0.158979025452754</text:p>
          </table:table-cell>
          <table:table-cell office:value-type="float" office:value="0.158905356107118" calcext:value-type="float">
            <text:p>0.158905356107118</text:p>
          </table:table-cell>
          <table:table-cell office:value-type="float" office:value="0.159052891825797" calcext:value-type="float">
            <text:p>0.159052891825797</text:p>
          </table:table-cell>
          <table:table-cell office:value-type="float" office:value="0.159046388716727" calcext:value-type="float">
            <text:p>0.159046388716727</text:p>
          </table:table-cell>
          <table:table-cell office:value-type="float" office:value="0.159120441276652" calcext:value-type="float">
            <text:p>0.159120441276652</text:p>
          </table:table-cell>
          <table:table-cell office:value-type="float" office:value="0.158808633414764" calcext:value-type="float">
            <text:p>0.158808633414764</text:p>
          </table:table-cell>
          <table:table-cell office:value-type="float" office:value="0.15909489263833" calcext:value-type="float">
            <text:p>0.15909489263833</text:p>
          </table:table-cell>
          <table:table-cell office:value-type="float" office:value="0.159041493689075" calcext:value-type="float">
            <text:p>0.159041493689075</text:p>
          </table:table-cell>
          <table:table-cell office:value-type="float" office:value="0.158855377319469" calcext:value-type="float">
            <text:p>0.158855377319469</text:p>
          </table:table-cell>
          <table:table-cell office:value-type="float" office:value="0.159285646823932" calcext:value-type="float">
            <text:p>0.159285646823932</text:p>
          </table:table-cell>
          <table:table-cell office:value-type="float" office:value="0.159758438439635" calcext:value-type="float">
            <text:p>0.159758438439635</text:p>
          </table:table-cell>
          <table:table-cell office:value-type="float" office:value="0.159584692646585" calcext:value-type="float">
            <text:p>0.159584692646585</text:p>
          </table:table-cell>
          <table:table-cell office:value-type="float" office:value="0.159431486142747" calcext:value-type="float">
            <text:p>0.159431486142747</text:p>
          </table:table-cell>
          <table:table-cell office:value-type="float" office:value="0.159710347217032" calcext:value-type="float">
            <text:p>0.159710347217032</text:p>
          </table:table-cell>
          <table:table-cell office:value-type="float" office:value="0.157812490435118" calcext:value-type="float">
            <text:p>0.157812490435118</text:p>
          </table:table-cell>
          <table:table-cell office:value-type="float" office:value="0.16708828963526" calcext:value-type="float">
            <text:p>0.16708828963526</text:p>
          </table:table-cell>
          <table:table-cell office:value-type="float" office:value="0.208043667556491" calcext:value-type="float">
            <text:p>0.208043667556491</text:p>
          </table:table-cell>
          <table:table-cell office:value-type="float" office:value="0.207297130712373" calcext:value-type="float">
            <text:p>0.207297130712373</text:p>
          </table:table-cell>
          <table:table-cell office:value-type="float" office:value="0.204092031542942" calcext:value-type="float">
            <text:p>0.204092031542942</text:p>
          </table:table-cell>
          <table:table-cell office:value-type="float" office:value="0.203308154718293" calcext:value-type="float">
            <text:p>0.203308154718293</text:p>
          </table:table-cell>
          <table:table-cell office:value-type="float" office:value="0.208496663839206" calcext:value-type="float">
            <text:p>0.208496663839206</text:p>
          </table:table-cell>
          <table:table-cell office:value-type="float" office:value="0.218382770382527" calcext:value-type="float">
            <text:p>0.218382770382527</text:p>
          </table:table-cell>
          <table:table-cell office:value-type="float" office:value="0.170582731719173" calcext:value-type="float">
            <text:p>0.170582731719173</text:p>
          </table:table-cell>
          <table:table-cell office:value-type="float" office:value="0.166418953079918" calcext:value-type="float">
            <text:p>0.166418953079918</text:p>
          </table:table-cell>
          <table:table-cell office:value-type="float" office:value="0.167459145605004" calcext:value-type="float">
            <text:p>0.167459145605004</text:p>
          </table:table-cell>
          <table:table-cell office:value-type="float" office:value="0.170837847462941" calcext:value-type="float">
            <text:p>0.170837847462941</text:p>
          </table:table-cell>
          <table:table-cell office:value-type="float" office:value="0.178550409315547" calcext:value-type="float">
            <text:p>0.178550409315547</text:p>
          </table:table-cell>
          <table:table-cell office:value-type="float" office:value="0.179566935067978" calcext:value-type="float">
            <text:p>0.179566935067978</text:p>
          </table:table-cell>
          <table:table-cell office:value-type="float" office:value="0.17801573194879" calcext:value-type="float">
            <text:p>0.17801573194879</text:p>
          </table:table-cell>
          <table:table-cell office:value-type="float" office:value="0.175866243633765" calcext:value-type="float">
            <text:p>0.175866243633765</text:p>
          </table:table-cell>
          <table:table-cell office:value-type="float" office:value="0.185398758830457" calcext:value-type="float">
            <text:p>0.185398758830457</text:p>
          </table:table-cell>
          <table:table-cell office:value-type="float" office:value="0.135531308673046" calcext:value-type="float">
            <text:p>0.135531308673046</text:p>
          </table:table-cell>
          <table:table-cell office:value-type="float" office:value="0.132244261159535" calcext:value-type="float">
            <text:p>0.132244261159535</text:p>
          </table:table-cell>
          <table:table-cell office:value-type="float" office:value="0.134547679005298" calcext:value-type="float">
            <text:p>0.134547679005298</text:p>
          </table:table-cell>
          <table:table-cell office:value-type="float" office:value="0.134031478269648" calcext:value-type="float">
            <text:p>0.134031478269648</text:p>
          </table:table-cell>
          <table:table-cell office:value-type="float" office:value="0.137404869961591" calcext:value-type="float">
            <text:p>0.137404869961591</text:p>
          </table:table-cell>
          <table:table-cell office:value-type="float" office:value="0.134953616315069" calcext:value-type="float">
            <text:p>0.134953616315069</text:p>
          </table:table-cell>
          <table:table-cell office:value-type="float" office:value="0.143513370119201" calcext:value-type="float">
            <text:p>0.143513370119201</text:p>
          </table:table-cell>
          <table:table-cell office:value-type="float" office:value="0.158687762641277" calcext:value-type="float">
            <text:p>0.158687762641277</text:p>
          </table:table-cell>
          <table:table-cell office:value-type="float" office:value="0.161134543619482" calcext:value-type="float">
            <text:p>0.161134543619482</text:p>
          </table:table-cell>
          <table:table-cell office:value-type="float" office:value="0.16014542584383" calcext:value-type="float">
            <text:p>0.16014542584383</text:p>
          </table:table-cell>
          <table:table-cell office:value-type="float" office:value="0.153203472155133" calcext:value-type="float">
            <text:p>0.153203472155133</text:p>
          </table:table-cell>
          <table:table-cell office:value-type="float" office:value="0.144633573335753" calcext:value-type="float">
            <text:p>0.144633573335753</text:p>
          </table:table-cell>
          <table:table-cell office:value-type="float" office:value="0.139816206680085" calcext:value-type="float">
            <text:p>0.139816206680085</text:p>
          </table:table-cell>
          <table:table-cell office:value-type="float" office:value="0.132734733855457" calcext:value-type="float">
            <text:p>0.132734733855457</text:p>
          </table:table-cell>
          <table:table-cell office:value-type="float" office:value="0.141304247880634" calcext:value-type="float">
            <text:p>0.141304247880634</text:p>
          </table:table-cell>
          <table:table-cell office:value-type="float" office:value="0.190022981693217" calcext:value-type="float">
            <text:p>0.190022981693217</text:p>
          </table:table-cell>
          <table:table-cell office:value-type="float" office:value="0.194765768014977" calcext:value-type="float">
            <text:p>0.194765768014977</text:p>
          </table:table-cell>
          <table:table-cell office:value-type="float" office:value="0.188020178064818" calcext:value-type="float">
            <text:p>0.188020178064818</text:p>
          </table:table-cell>
          <table:table-cell office:value-type="float" office:value="0.151260992845589" calcext:value-type="float">
            <text:p>0.151260992845589</text:p>
          </table:table-cell>
          <table:table-cell office:value-type="float" office:value="0.146199032247706" calcext:value-type="float">
            <text:p>0.146199032247706</text:p>
          </table:table-cell>
          <table:table-cell office:value-type="float" office:value="0.147067432916522" calcext:value-type="float">
            <text:p>0.147067432916522</text:p>
          </table:table-cell>
          <table:table-cell office:value-type="float" office:value="0.148641810868818" calcext:value-type="float">
            <text:p>0.148641810868818</text:p>
          </table:table-cell>
          <table:table-cell office:value-type="float" office:value="0.145642957326872" calcext:value-type="float">
            <text:p>0.145642957326872</text:p>
          </table:table-cell>
          <table:table-cell office:value-type="float" office:value="0.136692764551124" calcext:value-type="float">
            <text:p>0.136692764551124</text:p>
          </table:table-cell>
          <table:table-cell office:value-type="float" office:value="0.130228267090108" calcext:value-type="float">
            <text:p>0.130228267090108</text:p>
          </table:table-cell>
          <table:table-cell office:value-type="float" office:value="0.130989134008663" calcext:value-type="float">
            <text:p>0.130989134008663</text:p>
          </table:table-cell>
          <table:table-cell office:value-type="float" office:value="0.138009193308079" calcext:value-type="float">
            <text:p>0.138009193308079</text:p>
          </table:table-cell>
          <table:table-cell office:value-type="float" office:value="0.143163043553006" calcext:value-type="float">
            <text:p>0.143163043553006</text:p>
          </table:table-cell>
          <table:table-cell office:value-type="float" office:value="0.148359625089737" calcext:value-type="float">
            <text:p>0.148359625089737</text:p>
          </table:table-cell>
          <table:table-cell office:value-type="float" office:value="0.147207807336316" calcext:value-type="float">
            <text:p>0.147207807336316</text:p>
          </table:table-cell>
          <table:table-cell office:value-type="float" office:value="0.145838076025502" calcext:value-type="float">
            <text:p>0.145838076025502</text:p>
          </table:table-cell>
          <table:table-cell office:value-type="float" office:value="0.136501033643712" calcext:value-type="float">
            <text:p>0.136501033643712</text:p>
          </table:table-cell>
          <table:table-cell office:value-type="float" office:value="0.130458823107366" calcext:value-type="float">
            <text:p>0.130458823107366</text:p>
          </table:table-cell>
          <table:table-cell office:value-type="float" office:value="0.128739497112372" calcext:value-type="float">
            <text:p>0.128739497112372</text:p>
          </table:table-cell>
          <table:table-cell office:value-type="float" office:value="0.141591355484447" calcext:value-type="float">
            <text:p>0.141591355484447</text:p>
          </table:table-cell>
          <table:table-cell office:value-type="float" office:value="0.17378466732687" calcext:value-type="float">
            <text:p>0.17378466732687</text:p>
          </table:table-cell>
          <table:table-cell office:value-type="float" office:value="0.179921506680986" calcext:value-type="float">
            <text:p>0.179921506680986</text:p>
          </table:table-cell>
          <table:table-cell office:value-type="float" office:value="0.182088521933126" calcext:value-type="float">
            <text:p>0.182088521933126</text:p>
          </table:table-cell>
          <table:table-cell office:value-type="float" office:value="0.181545820143292" calcext:value-type="float">
            <text:p>0.181545820143292</text:p>
          </table:table-cell>
          <table:table-cell office:value-type="float" office:value="0.180434627775759" calcext:value-type="float">
            <text:p>0.180434627775759</text:p>
          </table:table-cell>
          <table:table-cell office:value-type="float" office:value="0.181941791419039" calcext:value-type="float">
            <text:p>0.181941791419039</text:p>
          </table:table-cell>
          <table:table-cell office:value-type="float" office:value="0.184506862606733" calcext:value-type="float">
            <text:p>0.184506862606733</text:p>
          </table:table-cell>
          <table:table-cell office:value-type="float" office:value="0.18202929841122" calcext:value-type="float">
            <text:p>0.18202929841122</text:p>
          </table:table-cell>
          <table:table-cell office:value-type="float" office:value="0.182751459001843" calcext:value-type="float">
            <text:p>0.182751459001843</text:p>
          </table:table-cell>
          <table:table-cell office:value-type="float" office:value="0.152756769013584" calcext:value-type="float">
            <text:p>0.152756769013584</text:p>
          </table:table-cell>
          <table:table-cell office:value-type="float" office:value="0.148957469062215" calcext:value-type="float">
            <text:p>0.148957469062215</text:p>
          </table:table-cell>
          <table:table-cell office:value-type="float" office:value="0.151457280616799" calcext:value-type="float">
            <text:p>0.151457280616799</text:p>
          </table:table-cell>
          <table:table-cell office:value-type="float" office:value="0.1514858936739" calcext:value-type="float">
            <text:p>0.1514858936739</text:p>
          </table:table-cell>
          <table:table-cell office:value-type="float" office:value="0.154547644156576" calcext:value-type="float">
            <text:p>0.154547644156576</text:p>
          </table:table-cell>
          <table:table-cell office:value-type="float" office:value="0.119349293256906" calcext:value-type="float">
            <text:p>0.119349293256906</text:p>
          </table:table-cell>
          <table:table-cell office:value-type="float" office:value="0.127772853420972" calcext:value-type="float">
            <text:p>0.127772853420972</text:p>
          </table:table-cell>
          <table:table-cell office:value-type="float" office:value="0.139928166310594" calcext:value-type="float">
            <text:p>0.139928166310594</text:p>
          </table:table-cell>
          <table:table-cell office:value-type="float" office:value="0.141116592309715" calcext:value-type="float">
            <text:p>0.141116592309715</text:p>
          </table:table-cell>
          <table:table-cell office:value-type="float" office:value="0.143946578097419" calcext:value-type="float">
            <text:p>0.143946578097419</text:p>
          </table:table-cell>
          <table:table-cell office:value-type="float" office:value="0.141374962142324" calcext:value-type="float">
            <text:p>0.141374962142324</text:p>
          </table:table-cell>
          <table:table-cell office:value-type="float" office:value="0.135308671710074" calcext:value-type="float">
            <text:p>0.135308671710074</text:p>
          </table:table-cell>
          <table:table-cell office:value-type="float" office:value="0.128312428043118" calcext:value-type="float">
            <text:p>0.128312428043118</text:p>
          </table:table-cell>
          <table:table-cell office:value-type="float" office:value="0.139142950609459" calcext:value-type="float">
            <text:p>0.139142950609459</text:p>
          </table:table-cell>
          <table:table-cell office:value-type="float" office:value="0.143445787982325" calcext:value-type="float">
            <text:p>0.143445787982325</text:p>
          </table:table-cell>
          <table:table-cell office:value-type="float" office:value="0.18078474389465" calcext:value-type="float">
            <text:p>0.18078474389465</text:p>
          </table:table-cell>
          <table:table-cell office:value-type="float" office:value="0.184632860353503" calcext:value-type="float">
            <text:p>0.184632860353503</text:p>
          </table:table-cell>
          <table:table-cell office:value-type="float" office:value="0.18753945354171" calcext:value-type="float">
            <text:p>0.18753945354171</text:p>
          </table:table-cell>
          <table:table-cell office:value-type="float" office:value="0.188054218533505" calcext:value-type="float">
            <text:p>0.188054218533505</text:p>
          </table:table-cell>
          <table:table-cell office:value-type="float" office:value="0.18699661347443" calcext:value-type="float">
            <text:p>0.18699661347443</text:p>
          </table:table-cell>
          <table:table-cell office:value-type="float" office:value="0.187761001963606" calcext:value-type="float">
            <text:p>0.187761001963606</text:p>
          </table:table-cell>
          <table:table-cell office:value-type="float" office:value="0.190363534657515" calcext:value-type="float">
            <text:p>0.190363534657515</text:p>
          </table:table-cell>
          <table:table-cell office:value-type="float" office:value="0.192656152725725" calcext:value-type="float">
            <text:p>0.192656152725725</text:p>
          </table:table-cell>
          <table:table-cell office:value-type="float" office:value="0.172670450629734" calcext:value-type="float">
            <text:p>0.172670450629734</text:p>
          </table:table-cell>
          <table:table-cell office:value-type="float" office:value="0.175940587522953" calcext:value-type="float">
            <text:p>0.175940587522953</text:p>
          </table:table-cell>
          <table:table-cell office:value-type="float" office:value="0.191003413349146" calcext:value-type="float">
            <text:p>0.191003413349146</text:p>
          </table:table-cell>
          <table:table-cell office:value-type="float" office:value="0.189821068645464" calcext:value-type="float">
            <text:p>0.189821068645464</text:p>
          </table:table-cell>
          <table:table-cell office:value-type="float" office:value="0.185652984792873" calcext:value-type="float">
            <text:p>0.185652984792873</text:p>
          </table:table-cell>
          <table:table-cell office:value-type="float" office:value="0.18176995571557" calcext:value-type="float">
            <text:p>0.18176995571557</text:p>
          </table:table-cell>
          <table:table-cell office:value-type="float" office:value="0.180172652330231" calcext:value-type="float">
            <text:p>0.180172652330231</text:p>
          </table:table-cell>
          <table:table-cell office:value-type="float" office:value="0.157390528618278" calcext:value-type="float">
            <text:p>0.157390528618278</text:p>
          </table:table-cell>
          <table:table-cell office:value-type="float" office:value="0.154023166652973" calcext:value-type="float">
            <text:p>0.154023166652973</text:p>
          </table:table-cell>
          <table:table-cell office:value-type="float" office:value="0.15234526652842" calcext:value-type="float">
            <text:p>0.15234526652842</text:p>
          </table:table-cell>
          <table:table-cell office:value-type="float" office:value="0.152606493316491" calcext:value-type="float">
            <text:p>0.152606493316491</text:p>
          </table:table-cell>
          <table:table-cell office:value-type="float" office:value="0.154885215984284" calcext:value-type="float">
            <text:p>0.154885215984284</text:p>
          </table:table-cell>
          <table:table-cell office:value-type="float" office:value="0.153448124519858" calcext:value-type="float">
            <text:p>0.153448124519858</text:p>
          </table:table-cell>
          <table:table-cell office:value-type="float" office:value="0.148725682783674" calcext:value-type="float">
            <text:p>0.148725682783674</text:p>
          </table:table-cell>
          <table:table-cell office:value-type="float" office:value="0.155517317439738" calcext:value-type="float">
            <text:p>0.155517317439738</text:p>
          </table:table-cell>
          <table:table-cell office:value-type="float" office:value="0.167478503660098" calcext:value-type="float">
            <text:p>0.167478503660098</text:p>
          </table:table-cell>
          <table:table-cell office:value-type="float" office:value="0.164613470398349" calcext:value-type="float">
            <text:p>0.164613470398349</text:p>
          </table:table-cell>
          <table:table-cell office:value-type="float" office:value="0.162956636778366" calcext:value-type="float">
            <text:p>0.162956636778366</text:p>
          </table:table-cell>
          <table:table-cell office:value-type="float" office:value="0.161075281888929" calcext:value-type="float">
            <text:p>0.161075281888929</text:p>
          </table:table-cell>
          <table:table-cell office:value-type="float" office:value="0.155417738171989" calcext:value-type="float">
            <text:p>0.155417738171989</text:p>
          </table:table-cell>
          <table:table-cell office:value-type="float" office:value="0.151048259838598" calcext:value-type="float">
            <text:p>0.151048259838598</text:p>
          </table:table-cell>
          <table:table-cell office:value-type="float" office:value="0.192537006368235" calcext:value-type="float">
            <text:p>0.192537006368235</text:p>
          </table:table-cell>
          <table:table-cell office:value-type="float" office:value="0.188835989259053" calcext:value-type="float">
            <text:p>0.188835989259053</text:p>
          </table:table-cell>
          <table:table-cell office:value-type="float" office:value="0.185941073939247" calcext:value-type="float">
            <text:p>0.185941073939247</text:p>
          </table:table-cell>
          <table:table-cell office:value-type="float" office:value="0.188736484031704" calcext:value-type="float">
            <text:p>0.188736484031704</text:p>
          </table:table-cell>
          <table:table-cell office:value-type="float" office:value="0.189976632317285" calcext:value-type="float">
            <text:p>0.189976632317285</text:p>
          </table:table-cell>
          <table:table-cell office:value-type="float" office:value="0.190802043218985" calcext:value-type="float">
            <text:p>0.190802043218985</text:p>
          </table:table-cell>
          <table:table-cell office:value-type="float" office:value="0.206800158009451" calcext:value-type="float">
            <text:p>0.206800158009451</text:p>
          </table:table-cell>
          <table:table-cell office:value-type="float" office:value="0.154186830320776" calcext:value-type="float">
            <text:p>0.154186830320776</text:p>
          </table:table-cell>
          <table:table-cell office:value-type="float" office:value="0.175882436999982" calcext:value-type="float">
            <text:p>0.175882436999982</text:p>
          </table:table-cell>
          <table:table-cell office:value-type="float" office:value="0.174064814250648" calcext:value-type="float">
            <text:p>0.174064814250648</text:p>
          </table:table-cell>
          <table:table-cell office:value-type="float" office:value="0.170527821717195" calcext:value-type="float">
            <text:p>0.170527821717195</text:p>
          </table:table-cell>
          <table:table-cell office:value-type="float" office:value="0.170497276871629" calcext:value-type="float">
            <text:p>0.170497276871629</text:p>
          </table:table-cell>
          <table:table-cell office:value-type="float" office:value="0.139708469992935" calcext:value-type="float">
            <text:p>0.139708469992935</text:p>
          </table:table-cell>
          <table:table-cell office:value-type="float" office:value="0.136161025764697" calcext:value-type="float">
            <text:p>0.136161025764697</text:p>
          </table:table-cell>
          <table:table-cell office:value-type="float" office:value="0.140055675090448" calcext:value-type="float">
            <text:p>0.140055675090448</text:p>
          </table:table-cell>
          <table:table-cell office:value-type="float" office:value="0.138075096162748" calcext:value-type="float">
            <text:p>0.138075096162748</text:p>
          </table:table-cell>
          <table:table-cell office:value-type="float" office:value="0.140557034568922" calcext:value-type="float">
            <text:p>0.140557034568922</text:p>
          </table:table-cell>
          <table:table-cell office:value-type="float" office:value="0.146435315730621" calcext:value-type="float">
            <text:p>0.146435315730621</text:p>
          </table:table-cell>
          <table:table-cell office:value-type="float" office:value="0.153725249660366" calcext:value-type="float">
            <text:p>0.153725249660366</text:p>
          </table:table-cell>
          <table:table-cell office:value-type="float" office:value="0.156060937211623" calcext:value-type="float">
            <text:p>0.156060937211623</text:p>
          </table:table-cell>
          <table:table-cell office:value-type="float" office:value="0.157897041998979" calcext:value-type="float">
            <text:p>0.157897041998979</text:p>
          </table:table-cell>
          <table:table-cell office:value-type="float" office:value="0.15775223868406" calcext:value-type="float">
            <text:p>0.15775223868406</text:p>
          </table:table-cell>
          <table:table-cell office:value-type="float" office:value="0.153506500195856" calcext:value-type="float">
            <text:p>0.153506500195856</text:p>
          </table:table-cell>
          <table:table-cell office:value-type="float" office:value="0.148501964801675" calcext:value-type="float">
            <text:p>0.148501964801675</text:p>
          </table:table-cell>
          <table:table-cell office:value-type="float" office:value="0.140741774609684" calcext:value-type="float">
            <text:p>0.140741774609684</text:p>
          </table:table-cell>
          <table:table-cell office:value-type="float" office:value="0.186628003427359" calcext:value-type="float">
            <text:p>0.186628003427359</text:p>
          </table:table-cell>
          <table:table-cell office:value-type="float" office:value="0.194078229693879" calcext:value-type="float">
            <text:p>0.194078229693879</text:p>
          </table:table-cell>
          <table:table-cell office:value-type="float" office:value="0.192216541371792" calcext:value-type="float">
            <text:p>0.192216541371792</text:p>
          </table:table-cell>
          <table:table-cell office:value-type="float" office:value="0.187775403596347" calcext:value-type="float">
            <text:p>0.187775403596347</text:p>
          </table:table-cell>
          <table:table-cell office:value-type="float" office:value="0.186070229658685" calcext:value-type="float">
            <text:p>0.186070229658685</text:p>
          </table:table-cell>
          <table:table-cell office:value-type="float" office:value="0.187344442728872" calcext:value-type="float">
            <text:p>0.187344442728872</text:p>
          </table:table-cell>
          <table:table-cell office:value-type="float" office:value="0.189744702731598" calcext:value-type="float">
            <text:p>0.189744702731598</text:p>
          </table:table-cell>
          <table:table-cell office:value-type="float" office:value="0.192782698203803" calcext:value-type="float">
            <text:p>0.192782698203803</text:p>
          </table:table-cell>
          <table:table-cell office:value-type="float" office:value="0.193918878691894" calcext:value-type="float">
            <text:p>0.193918878691894</text:p>
          </table:table-cell>
          <table:table-cell office:value-type="float" office:value="0.191992925122377" calcext:value-type="float">
            <text:p>0.191992925122377</text:p>
          </table:table-cell>
          <table:table-cell office:value-type="float" office:value="0.195126338731112" calcext:value-type="float">
            <text:p>0.195126338731112</text:p>
          </table:table-cell>
          <table:table-cell office:value-type="float" office:value="0.194763924964016" calcext:value-type="float">
            <text:p>0.194763924964016</text:p>
          </table:table-cell>
          <table:table-cell office:value-type="float" office:value="0.200527783697633" calcext:value-type="float">
            <text:p>0.200527783697633</text:p>
          </table:table-cell>
          <table:table-cell office:value-type="float" office:value="0.201327800671355" calcext:value-type="float">
            <text:p>0.201327800671355</text:p>
          </table:table-cell>
          <table:table-cell office:value-type="float" office:value="0.197542606595558" calcext:value-type="float">
            <text:p>0.197542606595558</text:p>
          </table:table-cell>
          <table:table-cell office:value-type="float" office:value="0.170186570908493" calcext:value-type="float">
            <text:p>0.170186570908493</text:p>
          </table:table-cell>
          <table:table-cell office:value-type="float" office:value="0.181640997140391" calcext:value-type="float">
            <text:p>0.181640997140391</text:p>
          </table:table-cell>
          <table:table-cell office:value-type="float" office:value="0.180409856768121" calcext:value-type="float">
            <text:p>0.180409856768121</text:p>
          </table:table-cell>
          <table:table-cell office:value-type="float" office:value="0.181164132916665" calcext:value-type="float">
            <text:p>0.181164132916665</text:p>
          </table:table-cell>
          <table:table-cell office:value-type="float" office:value="0.135378709358411" calcext:value-type="float">
            <text:p>0.135378709358411</text:p>
          </table:table-cell>
          <table:table-cell office:value-type="float" office:value="0.13818271666738" calcext:value-type="float">
            <text:p>0.13818271666738</text:p>
          </table:table-cell>
          <table:table-cell office:value-type="float" office:value="0.139046563344861" calcext:value-type="float">
            <text:p>0.139046563344861</text:p>
          </table:table-cell>
          <table:table-cell office:value-type="float" office:value="0.136921665111303" calcext:value-type="float">
            <text:p>0.136921665111303</text:p>
          </table:table-cell>
          <table:table-cell office:value-type="float" office:value="0.138237441799639" calcext:value-type="float">
            <text:p>0.138237441799639</text:p>
          </table:table-cell>
          <table:table-cell office:value-type="float" office:value="0.13936072632981" calcext:value-type="float">
            <text:p>0.13936072632981</text:p>
          </table:table-cell>
          <table:table-cell office:value-type="float" office:value="0.132972687940961" calcext:value-type="float">
            <text:p>0.132972687940961</text:p>
          </table:table-cell>
          <table:table-cell office:value-type="float" office:value="0.122821874532134" calcext:value-type="float">
            <text:p>0.122821874532134</text:p>
          </table:table-cell>
          <table:table-cell office:value-type="float" office:value="0.126854478363102" calcext:value-type="float">
            <text:p>0.126854478363102</text:p>
          </table:table-cell>
          <table:table-cell office:value-type="float" office:value="0.139657234416649" calcext:value-type="float">
            <text:p>0.139657234416649</text:p>
          </table:table-cell>
          <table:table-cell office:value-type="float" office:value="0.148916790702302" calcext:value-type="float">
            <text:p>0.148916790702302</text:p>
          </table:table-cell>
          <table:table-cell office:value-type="float" office:value="0.155001782211907" calcext:value-type="float">
            <text:p>0.155001782211907</text:p>
          </table:table-cell>
          <table:table-cell office:value-type="float" office:value="0.155669417203887" calcext:value-type="float">
            <text:p>0.155669417203887</text:p>
          </table:table-cell>
          <table:table-cell office:value-type="float" office:value="0.156759503110723" calcext:value-type="float">
            <text:p>0.156759503110723</text:p>
          </table:table-cell>
          <table:table-cell office:value-type="float" office:value="0.154196092487477" calcext:value-type="float">
            <text:p>0.154196092487477</text:p>
          </table:table-cell>
          <table:table-cell office:value-type="float" office:value="0.148676925875045" calcext:value-type="float">
            <text:p>0.148676925875045</text:p>
          </table:table-cell>
          <table:table-cell office:value-type="float" office:value="0.147673771639799" calcext:value-type="float">
            <text:p>0.147673771639799</text:p>
          </table:table-cell>
          <table:table-cell office:value-type="float" office:value="0.149267259430995" calcext:value-type="float">
            <text:p>0.149267259430995</text:p>
          </table:table-cell>
          <table:table-cell office:value-type="float" office:value="0.149918451653591" calcext:value-type="float">
            <text:p>0.149918451653591</text:p>
          </table:table-cell>
          <table:table-cell office:value-type="float" office:value="0.150053039672154" calcext:value-type="float">
            <text:p>0.150053039672154</text:p>
          </table:table-cell>
          <table:table-cell office:value-type="float" office:value="0.150186391357546" calcext:value-type="float">
            <text:p>0.150186391357546</text:p>
          </table:table-cell>
          <table:table-cell office:value-type="float" office:value="0.150002538553209" calcext:value-type="float">
            <text:p>0.150002538553209</text:p>
          </table:table-cell>
          <table:table-cell office:value-type="float" office:value="0.149947746157674" calcext:value-type="float">
            <text:p>0.149947746157674</text:p>
          </table:table-cell>
          <table:table-cell office:value-type="float" office:value="0.15007771740873" calcext:value-type="float">
            <text:p>0.15007771740873</text:p>
          </table:table-cell>
          <table:table-cell office:value-type="float" office:value="0.150121460910672" calcext:value-type="float">
            <text:p>0.150121460910672</text:p>
          </table:table-cell>
          <table:table-cell office:value-type="float" office:value="0.15015285394257" calcext:value-type="float">
            <text:p>0.15015285394257</text:p>
          </table:table-cell>
          <table:table-cell office:value-type="float" office:value="0.150347489256036" calcext:value-type="float">
            <text:p>0.150347489256036</text:p>
          </table:table-cell>
          <table:table-cell office:value-type="float" office:value="0.150232549052874" calcext:value-type="float">
            <text:p>0.150232549052874</text:p>
          </table:table-cell>
          <table:table-cell office:value-type="float" office:value="0.150035885827684" calcext:value-type="float">
            <text:p>0.150035885827684</text:p>
          </table:table-cell>
          <table:table-cell office:value-type="float" office:value="0.150275152000025" calcext:value-type="float">
            <text:p>0.150275152000025</text:p>
          </table:table-cell>
          <table:table-cell office:value-type="float" office:value="0.150159945507712" calcext:value-type="float">
            <text:p>0.150159945507712</text:p>
          </table:table-cell>
          <table:table-cell office:value-type="float" office:value="0.15022230687282" calcext:value-type="float">
            <text:p>0.15022230687282</text:p>
          </table:table-cell>
          <table:table-cell office:value-type="float" office:value="0.150266434285134" calcext:value-type="float">
            <text:p>0.150266434285134</text:p>
          </table:table-cell>
          <table:table-cell office:value-type="float" office:value="0.150385159940561" calcext:value-type="float">
            <text:p>0.150385159940561</text:p>
          </table:table-cell>
          <table:table-cell office:value-type="float" office:value="0.150193960447847" calcext:value-type="float">
            <text:p>0.150193960447847</text:p>
          </table:table-cell>
          <table:table-cell office:value-type="float" office:value="0.150114799034073" calcext:value-type="float">
            <text:p>0.150114799034073</text:p>
          </table:table-cell>
          <table:table-cell office:value-type="float" office:value="0.150128311770864" calcext:value-type="float">
            <text:p>0.150128311770864</text:p>
          </table:table-cell>
          <table:table-cell office:value-type="float" office:value="0.150326754976938" calcext:value-type="float">
            <text:p>0.150326754976938</text:p>
          </table:table-cell>
          <table:table-cell office:value-type="float" office:value="0.150184072288056" calcext:value-type="float">
            <text:p>0.150184072288056</text:p>
          </table:table-cell>
          <table:table-cell office:value-type="float" office:value="0.150481917311733" calcext:value-type="float">
            <text:p>0.150481917311733</text:p>
          </table:table-cell>
          <table:table-cell office:value-type="float" office:value="0.150229517654049" calcext:value-type="float">
            <text:p>0.150229517654049</text:p>
          </table:table-cell>
          <table:table-cell office:value-type="float" office:value="0.150488883984129" calcext:value-type="float">
            <text:p>0.150488883984129</text:p>
          </table:table-cell>
          <table:table-cell office:value-type="float" office:value="0.150297455167779" calcext:value-type="float">
            <text:p>0.150297455167779</text:p>
          </table:table-cell>
          <table:table-cell office:value-type="float" office:value="0.150509050630447" calcext:value-type="float">
            <text:p>0.150509050630447</text:p>
          </table:table-cell>
          <table:table-cell office:value-type="float" office:value="0.15051824858079" calcext:value-type="float">
            <text:p>0.15051824858079</text:p>
          </table:table-cell>
          <table:table-cell office:value-type="float" office:value="0.150487813824344" calcext:value-type="float">
            <text:p>0.150487813824344</text:p>
          </table:table-cell>
          <table:table-cell office:value-type="float" office:value="0.15025871131301" calcext:value-type="float">
            <text:p>0.15025871131301</text:p>
          </table:table-cell>
          <table:table-cell office:value-type="float" office:value="0.150365616652594" calcext:value-type="float">
            <text:p>0.150365616652594</text:p>
          </table:table-cell>
          <table:table-cell office:value-type="float" office:value="0.150374438403699" calcext:value-type="float">
            <text:p>0.150374438403699</text:p>
          </table:table-cell>
          <table:table-cell office:value-type="float" office:value="0.150492737283327" calcext:value-type="float">
            <text:p>0.150492737283327</text:p>
          </table:table-cell>
          <table:table-cell office:value-type="float" office:value="0.150369077154647" calcext:value-type="float">
            <text:p>0.150369077154647</text:p>
          </table:table-cell>
          <table:table-cell office:value-type="float" office:value="0.150424901604821" calcext:value-type="float">
            <text:p>0.150424901604821</text:p>
          </table:table-cell>
          <table:table-cell office:value-type="float" office:value="0.150430980681404" calcext:value-type="float">
            <text:p>0.150430980681404</text:p>
          </table:table-cell>
          <table:table-cell office:value-type="float" office:value="0.150283699067082" calcext:value-type="float">
            <text:p>0.150283699067082</text:p>
          </table:table-cell>
          <table:table-cell office:value-type="float" office:value="0.15037611391898" calcext:value-type="float">
            <text:p>0.15037611391898</text:p>
          </table:table-cell>
          <table:table-cell office:value-type="float" office:value="0.150427991024819" calcext:value-type="float">
            <text:p>0.150427991024819</text:p>
          </table:table-cell>
          <table:table-cell office:value-type="float" office:value="0.150397708841859" calcext:value-type="float">
            <text:p>0.150397708841859</text:p>
          </table:table-cell>
          <table:table-cell office:value-type="float" office:value="0.150424246886777" calcext:value-type="float">
            <text:p>0.150424246886777</text:p>
          </table:table-cell>
          <table:table-cell office:value-type="float" office:value="0.150425478114158" calcext:value-type="float">
            <text:p>0.150425478114158</text:p>
          </table:table-cell>
          <table:table-cell office:value-type="float" office:value="0.150540420245192" calcext:value-type="float">
            <text:p>0.150540420245192</text:p>
          </table:table-cell>
          <table:table-cell office:value-type="float" office:value="0.150376423866024" calcext:value-type="float">
            <text:p>0.150376423866024</text:p>
          </table:table-cell>
          <table:table-cell office:value-type="float" office:value="0.150517121674036" calcext:value-type="float">
            <text:p>0.150517121674036</text:p>
          </table:table-cell>
          <table:table-cell office:value-type="float" office:value="0.150399007695281" calcext:value-type="float">
            <text:p>0.150399007695281</text:p>
          </table:table-cell>
          <table:table-cell office:value-type="float" office:value="0.150491732626422" calcext:value-type="float">
            <text:p>0.150491732626422</text:p>
          </table:table-cell>
          <table:table-cell office:value-type="float" office:value="0.150421165764486" calcext:value-type="float">
            <text:p>0.150421165764486</text:p>
          </table:table-cell>
          <table:table-cell office:value-type="float" office:value="0.150440984997249" calcext:value-type="float">
            <text:p>0.150440984997249</text:p>
          </table:table-cell>
          <table:table-cell office:value-type="float" office:value="0.150485634330651" calcext:value-type="float">
            <text:p>0.150485634330651</text:p>
          </table:table-cell>
          <table:table-cell office:value-type="float" office:value="0.150425495665151" calcext:value-type="float">
            <text:p>0.150425495665151</text:p>
          </table:table-cell>
          <table:table-cell office:value-type="float" office:value="0.150546907621586" calcext:value-type="float">
            <text:p>0.150546907621586</text:p>
          </table:table-cell>
          <table:table-cell office:value-type="float" office:value="0.150481061338612" calcext:value-type="float">
            <text:p>0.150481061338612</text:p>
          </table:table-cell>
          <table:table-cell office:value-type="float" office:value="0.150334844555485" calcext:value-type="float">
            <text:p>0.150334844555485</text:p>
          </table:table-cell>
          <table:table-cell office:value-type="float" office:value="0.150544860447612" calcext:value-type="float">
            <text:p>0.150544860447612</text:p>
          </table:table-cell>
          <table:table-cell office:value-type="float" office:value="0.150516561475965" calcext:value-type="float">
            <text:p>0.150516561475965</text:p>
          </table:table-cell>
          <table:table-cell office:value-type="float" office:value="0.150325766791805" calcext:value-type="float">
            <text:p>0.150325766791805</text:p>
          </table:table-cell>
          <table:table-cell office:value-type="float" office:value="0.150440298937036" calcext:value-type="float">
            <text:p>0.150440298937036</text:p>
          </table:table-cell>
          <table:table-cell office:value-type="float" office:value="0.150438083152967" calcext:value-type="float">
            <text:p>0.150438083152967</text:p>
          </table:table-cell>
          <table:table-cell office:value-type="float" office:value="0.150493444812027" calcext:value-type="float">
            <text:p>0.150493444812027</text:p>
          </table:table-cell>
          <table:table-cell office:value-type="float" office:value="0.150486239661339" calcext:value-type="float">
            <text:p>0.150486239661339</text:p>
          </table:table-cell>
          <table:table-cell office:value-type="float" office:value="0.150492377716285" calcext:value-type="float">
            <text:p>0.150492377716285</text:p>
          </table:table-cell>
          <table:table-cell office:value-type="float" office:value="0.150556306624468" calcext:value-type="float">
            <text:p>0.150556306624468</text:p>
          </table:table-cell>
          <table:table-cell office:value-type="float" office:value="0.150617091982392" calcext:value-type="float">
            <text:p>0.150617091982392</text:p>
          </table:table-cell>
          <table:table-cell office:value-type="float" office:value="0.150446706598248" calcext:value-type="float">
            <text:p>0.150446706598248</text:p>
          </table:table-cell>
          <table:table-cell office:value-type="float" office:value="0.150467578487973" calcext:value-type="float">
            <text:p>0.150467578487973</text:p>
          </table:table-cell>
          <table:table-cell office:value-type="float" office:value="0.150608043346596" calcext:value-type="float">
            <text:p>0.150608043346596</text:p>
          </table:table-cell>
          <table:table-cell office:value-type="float" office:value="0.150338731325913" calcext:value-type="float">
            <text:p>0.150338731325913</text:p>
          </table:table-cell>
          <table:table-cell office:value-type="float" office:value="0.150495680539898" calcext:value-type="float">
            <text:p>0.150495680539898</text:p>
          </table:table-cell>
          <table:table-cell office:value-type="float" office:value="0.150736679844231" calcext:value-type="float">
            <text:p>0.150736679844231</text:p>
          </table:table-cell>
          <table:table-cell office:value-type="float" office:value="0.150426591390256" calcext:value-type="float">
            <text:p>0.150426591390256</text:p>
          </table:table-cell>
          <table:table-cell office:value-type="float" office:value="0.15042007144134" calcext:value-type="float">
            <text:p>0.15042007144134</text:p>
          </table:table-cell>
          <table:table-cell office:value-type="float" office:value="0.150327216486365" calcext:value-type="float">
            <text:p>0.150327216486365</text:p>
          </table:table-cell>
          <table:table-cell office:value-type="float" office:value="0.150559123108857" calcext:value-type="float">
            <text:p>0.150559123108857</text:p>
          </table:table-cell>
          <table:table-cell office:value-type="float" office:value="0.150546437435451" calcext:value-type="float">
            <text:p>0.150546437435451</text:p>
          </table:table-cell>
          <table:table-cell office:value-type="float" office:value="0.150516034463062" calcext:value-type="float">
            <text:p>0.150516034463062</text:p>
          </table:table-cell>
          <table:table-cell office:value-type="float" office:value="0.150567945726452" calcext:value-type="float">
            <text:p>0.150567945726452</text:p>
          </table:table-cell>
          <table:table-cell office:value-type="float" office:value="0.150549573865391" calcext:value-type="float">
            <text:p>0.150549573865391</text:p>
          </table:table-cell>
          <table:table-cell office:value-type="float" office:value="0.150527766327331" calcext:value-type="float">
            <text:p>0.150527766327331</text:p>
          </table:table-cell>
          <table:table-cell office:value-type="float" office:value="0.150597621907766" calcext:value-type="float">
            <text:p>0.150597621907766</text:p>
          </table:table-cell>
          <table:table-cell office:value-type="float" office:value="0.150366705051576" calcext:value-type="float">
            <text:p>0.150366705051576</text:p>
          </table:table-cell>
          <table:table-cell office:value-type="float" office:value="0.150447765451051" calcext:value-type="float">
            <text:p>0.150447765451051</text:p>
          </table:table-cell>
          <table:table-cell office:value-type="float" office:value="0.150615718590018" calcext:value-type="float">
            <text:p>0.150615718590018</text:p>
          </table:table-cell>
          <table:table-cell office:value-type="float" office:value="0.15036968666208" calcext:value-type="float">
            <text:p>0.15036968666208</text:p>
          </table:table-cell>
          <table:table-cell office:value-type="float" office:value="0.15052896288336" calcext:value-type="float">
            <text:p>0.15052896288336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02468534970698" calcext:value-type="float">
            <text:p>-0.01024685349707</text:p>
          </table:table-cell>
          <table:table-cell office:value-type="float" office:value="-0.0102600886822428" calcext:value-type="float">
            <text:p>-0.010260088682243</text:p>
          </table:table-cell>
          <table:table-cell office:value-type="float" office:value="-0.0102445590804079" calcext:value-type="float">
            <text:p>-0.010244559080408</text:p>
          </table:table-cell>
          <table:table-cell office:value-type="float" office:value="-0.010260939049826" calcext:value-type="float">
            <text:p>-0.010260939049826</text:p>
          </table:table-cell>
          <table:table-cell office:value-type="float" office:value="-0.0102662399592967" calcext:value-type="float">
            <text:p>-0.010266239959297</text:p>
          </table:table-cell>
          <table:table-cell office:value-type="float" office:value="-0.0102562649191159" calcext:value-type="float">
            <text:p>-0.010256264919116</text:p>
          </table:table-cell>
          <table:table-cell office:value-type="float" office:value="-0.0102463644681514" calcext:value-type="float">
            <text:p>-0.010246364468151</text:p>
          </table:table-cell>
          <table:table-cell office:value-type="float" office:value="-0.0102592644104338" calcext:value-type="float">
            <text:p>-0.010259264410434</text:p>
          </table:table-cell>
          <table:table-cell office:value-type="float" office:value="-0.0102576221650087" calcext:value-type="float">
            <text:p>-0.010257622165009</text:p>
          </table:table-cell>
          <table:table-cell office:value-type="float" office:value="-0.0102522153912664" calcext:value-type="float">
            <text:p>-0.010252215391266</text:p>
          </table:table-cell>
          <table:table-cell office:value-type="float" office:value="-0.0102401538833119" calcext:value-type="float">
            <text:p>-0.010240153883312</text:p>
          </table:table-cell>
          <table:table-cell office:value-type="float" office:value="-0.0102626192248293" calcext:value-type="float">
            <text:p>-0.010262619224829</text:p>
          </table:table-cell>
          <table:table-cell office:value-type="float" office:value="-0.0102653823796587" calcext:value-type="float">
            <text:p>-0.010265382379659</text:p>
          </table:table-cell>
          <table:table-cell office:value-type="float" office:value="-0.0102523773801855" calcext:value-type="float">
            <text:p>-0.010252377380186</text:p>
          </table:table-cell>
          <table:table-cell office:value-type="float" office:value="-0.0102611291657875" calcext:value-type="float">
            <text:p>-0.010261129165788</text:p>
          </table:table-cell>
          <table:table-cell office:value-type="float" office:value="-0.0102535337151206" calcext:value-type="float">
            <text:p>-0.010253533715121</text:p>
          </table:table-cell>
          <table:table-cell office:value-type="float" office:value="-0.0102639809108619" calcext:value-type="float">
            <text:p>-0.010263980910862</text:p>
          </table:table-cell>
          <table:table-cell office:value-type="float" office:value="-0.0102433354107827" calcext:value-type="float">
            <text:p>-0.010243335410783</text:p>
          </table:table-cell>
          <table:table-cell office:value-type="float" office:value="-0.0102692637310366" calcext:value-type="float">
            <text:p>-0.010269263731037</text:p>
          </table:table-cell>
          <table:table-cell office:value-type="float" office:value="-0.0102640798367728" calcext:value-type="float">
            <text:p>-0.010264079836773</text:p>
          </table:table-cell>
          <table:table-cell office:value-type="float" office:value="-0.010268232985253" calcext:value-type="float">
            <text:p>-0.010268232985253</text:p>
          </table:table-cell>
          <table:table-cell office:value-type="float" office:value="-0.0102544532315887" calcext:value-type="float">
            <text:p>-0.010254453231589</text:p>
          </table:table-cell>
          <table:table-cell office:value-type="float" office:value="-0.0102673612913194" calcext:value-type="float">
            <text:p>-0.010267361291319</text:p>
          </table:table-cell>
          <table:table-cell office:value-type="float" office:value="-0.0102407568456542" calcext:value-type="float">
            <text:p>-0.010240756845654</text:p>
          </table:table-cell>
          <table:table-cell office:value-type="float" office:value="-0.0102281748222791" calcext:value-type="float">
            <text:p>-0.010228174822279</text:p>
          </table:table-cell>
          <table:table-cell office:value-type="float" office:value="-0.010244052099926" calcext:value-type="float">
            <text:p>-0.010244052099926</text:p>
          </table:table-cell>
          <table:table-cell office:value-type="float" office:value="-0.0102397988951581" calcext:value-type="float">
            <text:p>-0.010239798895158</text:p>
          </table:table-cell>
          <table:table-cell office:value-type="float" office:value="-0.0102829093051322" calcext:value-type="float">
            <text:p>-0.010282909305132</text:p>
          </table:table-cell>
          <table:table-cell office:value-type="float" office:value="-0.0103207349868093" calcext:value-type="float">
            <text:p>-0.010320734986809</text:p>
          </table:table-cell>
          <table:table-cell office:value-type="float" office:value="-0.010332741683196" calcext:value-type="float">
            <text:p>-0.010332741683196</text:p>
          </table:table-cell>
          <table:table-cell office:value-type="float" office:value="-0.0103369569209363" calcext:value-type="float">
            <text:p>-0.010336956920936</text:p>
          </table:table-cell>
          <table:table-cell office:value-type="float" office:value="-0.0100488951933675" calcext:value-type="float">
            <text:p>-0.010048895193368</text:p>
          </table:table-cell>
          <table:table-cell office:value-type="float" office:value="-0.0097797900670504" calcext:value-type="float">
            <text:p>-0.00977979006705</text:p>
          </table:table-cell>
          <table:table-cell office:value-type="float" office:value="-0.00954799689550603" calcext:value-type="float">
            <text:p>-0.009547996895506</text:p>
          </table:table-cell>
          <table:table-cell office:value-type="float" office:value="-0.00960094646395785" calcext:value-type="float">
            <text:p>-0.009600946463958</text:p>
          </table:table-cell>
          <table:table-cell office:value-type="float" office:value="-0.0099590022586769" calcext:value-type="float">
            <text:p>-0.009959002258677</text:p>
          </table:table-cell>
          <table:table-cell office:value-type="float" office:value="-0.0104260791398139" calcext:value-type="float">
            <text:p>-0.010426079139814</text:p>
          </table:table-cell>
          <table:table-cell office:value-type="float" office:value="-0.011142076952997" calcext:value-type="float">
            <text:p>-0.011142076952997</text:p>
          </table:table-cell>
          <table:table-cell office:value-type="float" office:value="-0.0112352282699244" calcext:value-type="float">
            <text:p>-0.011235228269924</text:p>
          </table:table-cell>
          <table:table-cell office:value-type="float" office:value="-0.0112253234829593" calcext:value-type="float">
            <text:p>-0.011225323482959</text:p>
          </table:table-cell>
          <table:table-cell office:value-type="float" office:value="-0.00964263581651299" calcext:value-type="float">
            <text:p>-0.009642635816513</text:p>
          </table:table-cell>
          <table:table-cell office:value-type="float" office:value="-0.0133541857638471" calcext:value-type="float">
            <text:p>-0.013354185763847</text:p>
          </table:table-cell>
          <table:table-cell office:value-type="float" office:value="-0.0322439053002016" calcext:value-type="float">
            <text:p>-0.032243905300202</text:p>
          </table:table-cell>
          <table:table-cell office:value-type="float" office:value="-0.050332330773517" calcext:value-type="float">
            <text:p>-0.050332330773517</text:p>
          </table:table-cell>
          <table:table-cell office:value-type="float" office:value="-0.0517816754633214" calcext:value-type="float">
            <text:p>-0.051781675463321</text:p>
          </table:table-cell>
          <table:table-cell office:value-type="float" office:value="-0.0510036841438673" calcext:value-type="float">
            <text:p>-0.051003684143867</text:p>
          </table:table-cell>
          <table:table-cell office:value-type="float" office:value="-0.0467733667944686" calcext:value-type="float">
            <text:p>-0.046773366794469</text:p>
          </table:table-cell>
          <table:table-cell office:value-type="float" office:value="-0.0406510815472609" calcext:value-type="float">
            <text:p>-0.040651081547261</text:p>
          </table:table-cell>
          <table:table-cell office:value-type="float" office:value="-0.0191177383532525" calcext:value-type="float">
            <text:p>-0.019117738353253</text:p>
          </table:table-cell>
          <table:table-cell office:value-type="float" office:value="-0.0198884485504606" calcext:value-type="float">
            <text:p>-0.019888448550461</text:p>
          </table:table-cell>
          <table:table-cell office:value-type="float" office:value="-0.0196838513660377" calcext:value-type="float">
            <text:p>-0.019683851366038</text:p>
          </table:table-cell>
          <table:table-cell office:value-type="float" office:value="-0.0181023659908223" calcext:value-type="float">
            <text:p>-0.018102365990822</text:p>
          </table:table-cell>
          <table:table-cell office:value-type="float" office:value="-0.00997809642146326" calcext:value-type="float">
            <text:p>-0.009978096421463</text:p>
          </table:table-cell>
          <table:table-cell office:value-type="float" office:value="-0.00751420641729709" calcext:value-type="float">
            <text:p>-0.007514206417297</text:p>
          </table:table-cell>
          <table:table-cell office:value-type="float" office:value="-0.00606658162212598" calcext:value-type="float">
            <text:p>-0.006066581622126</text:p>
          </table:table-cell>
          <table:table-cell office:value-type="float" office:value="-0.00576355869758833" calcext:value-type="float">
            <text:p>-0.005763558697588</text:p>
          </table:table-cell>
          <table:table-cell office:value-type="float" office:value="-0.00792387227986312" calcext:value-type="float">
            <text:p>-0.007923872279863</text:p>
          </table:table-cell>
          <table:table-cell office:value-type="float" office:value="-0.0480624316382522" calcext:value-type="float">
            <text:p>-0.048062431638252</text:p>
          </table:table-cell>
          <table:table-cell office:value-type="float" office:value="-0.0474288458362716" calcext:value-type="float">
            <text:p>-0.047428845836272</text:p>
          </table:table-cell>
          <table:table-cell office:value-type="float" office:value="-0.0471790257758131" calcext:value-type="float">
            <text:p>-0.047179025775813</text:p>
          </table:table-cell>
          <table:table-cell office:value-type="float" office:value="-0.0452337438142348" calcext:value-type="float">
            <text:p>-0.045233743814235</text:p>
          </table:table-cell>
          <table:table-cell office:value-type="float" office:value="-0.0145301354178856" calcext:value-type="float">
            <text:p>-0.014530135417886</text:p>
          </table:table-cell>
          <table:table-cell office:value-type="float" office:value="-0.00412030143167205" calcext:value-type="float">
            <text:p>-0.004120301431672</text:p>
          </table:table-cell>
          <table:table-cell office:value-type="float" office:value="-0.0232093880416965" calcext:value-type="float">
            <text:p>-0.023209388041697</text:p>
          </table:table-cell>
          <table:table-cell office:value-type="float" office:value="-0.0224517495386835" calcext:value-type="float">
            <text:p>-0.022451749538684</text:p>
          </table:table-cell>
          <table:table-cell office:value-type="float" office:value="-0.0224241790758567" calcext:value-type="float">
            <text:p>-0.022424179075857</text:p>
          </table:table-cell>
          <table:table-cell office:value-type="float" office:value="-0.0221035861414964" calcext:value-type="float">
            <text:p>-0.022103586141496</text:p>
          </table:table-cell>
          <table:table-cell office:value-type="float" office:value="-0.0199301620568628" calcext:value-type="float">
            <text:p>-0.019930162056863</text:p>
          </table:table-cell>
          <table:table-cell office:value-type="float" office:value="-0.0179650239520941" calcext:value-type="float">
            <text:p>-0.017965023952094</text:p>
          </table:table-cell>
          <table:table-cell office:value-type="float" office:value="-0.0153000266882706" calcext:value-type="float">
            <text:p>-0.015300026688271</text:p>
          </table:table-cell>
          <table:table-cell office:value-type="float" office:value="-0.0229639099047181" calcext:value-type="float">
            <text:p>-0.022963909904718</text:p>
          </table:table-cell>
          <table:table-cell office:value-type="float" office:value="-0.0356948254342141" calcext:value-type="float">
            <text:p>-0.035694825434214</text:p>
          </table:table-cell>
          <table:table-cell office:value-type="float" office:value="-0.0464579836887311" calcext:value-type="float">
            <text:p>-0.046457983688731</text:p>
          </table:table-cell>
          <table:table-cell office:value-type="float" office:value="-0.0523076077280024" calcext:value-type="float">
            <text:p>-0.052307607728002</text:p>
          </table:table-cell>
          <table:table-cell office:value-type="float" office:value="-0.0518797667966753" calcext:value-type="float">
            <text:p>-0.051879766796675</text:p>
          </table:table-cell>
          <table:table-cell office:value-type="float" office:value="-0.0498659709568442" calcext:value-type="float">
            <text:p>-0.049865970956844</text:p>
          </table:table-cell>
          <table:table-cell office:value-type="float" office:value="-0.0493539462017072" calcext:value-type="float">
            <text:p>-0.049353946201707</text:p>
          </table:table-cell>
          <table:table-cell office:value-type="float" office:value="-0.0451819940473673" calcext:value-type="float">
            <text:p>-0.045181994047367</text:p>
          </table:table-cell>
          <table:table-cell office:value-type="float" office:value="-0.036922175236301" calcext:value-type="float">
            <text:p>-0.036922175236301</text:p>
          </table:table-cell>
          <table:table-cell office:value-type="float" office:value="-0.00554553910016904" calcext:value-type="float">
            <text:p>-0.005545539100169</text:p>
          </table:table-cell>
          <table:table-cell office:value-type="float" office:value="-0.000238820181041517" calcext:value-type="float">
            <text:p>-0.000238820181042</text:p>
          </table:table-cell>
          <table:table-cell office:value-type="float" office:value="-0.0186380199069047" calcext:value-type="float">
            <text:p>-0.018638019906905</text:p>
          </table:table-cell>
          <table:table-cell office:value-type="float" office:value="-0.0225979661076571" calcext:value-type="float">
            <text:p>-0.022597966107657</text:p>
          </table:table-cell>
          <table:table-cell office:value-type="float" office:value="-0.023505280773997" calcext:value-type="float">
            <text:p>-0.023505280773997</text:p>
          </table:table-cell>
          <table:table-cell office:value-type="float" office:value="-0.0218590096382768" calcext:value-type="float">
            <text:p>-0.021859009638277</text:p>
          </table:table-cell>
          <table:table-cell office:value-type="float" office:value="-0.02259426358586" calcext:value-type="float">
            <text:p>-0.02259426358586</text:p>
          </table:table-cell>
          <table:table-cell office:value-type="float" office:value="-0.0214661868483019" calcext:value-type="float">
            <text:p>-0.021466186848302</text:p>
          </table:table-cell>
          <table:table-cell office:value-type="float" office:value="-0.0203348002801398" calcext:value-type="float">
            <text:p>-0.02033480028014</text:p>
          </table:table-cell>
          <table:table-cell office:value-type="float" office:value="-0.0162468628390616" calcext:value-type="float">
            <text:p>-0.016246862839062</text:p>
          </table:table-cell>
          <table:table-cell office:value-type="float" office:value="-0.0149878326461441" calcext:value-type="float">
            <text:p>-0.014987832646144</text:p>
          </table:table-cell>
          <table:table-cell office:value-type="float" office:value="-0.0415493927575492" calcext:value-type="float">
            <text:p>-0.041549392757549</text:p>
          </table:table-cell>
          <table:table-cell office:value-type="float" office:value="-0.0409838337295896" calcext:value-type="float">
            <text:p>-0.04098383372959</text:p>
          </table:table-cell>
          <table:table-cell office:value-type="float" office:value="-0.0508753153763567" calcext:value-type="float">
            <text:p>-0.050875315376357</text:p>
          </table:table-cell>
          <table:table-cell office:value-type="float" office:value="-0.0530541702827438" calcext:value-type="float">
            <text:p>-0.053054170282744</text:p>
          </table:table-cell>
          <table:table-cell office:value-type="float" office:value="-0.054285987764608" calcext:value-type="float">
            <text:p>-0.054285987764608</text:p>
          </table:table-cell>
          <table:table-cell office:value-type="float" office:value="-0.0548851580179935" calcext:value-type="float">
            <text:p>-0.054885158017994</text:p>
          </table:table-cell>
          <table:table-cell office:value-type="float" office:value="-0.0542278284555569" calcext:value-type="float">
            <text:p>-0.054227828455557</text:p>
          </table:table-cell>
          <table:table-cell office:value-type="float" office:value="-0.0525029815504156" calcext:value-type="float">
            <text:p>-0.052502981550416</text:p>
          </table:table-cell>
          <table:table-cell office:value-type="float" office:value="-0.0534323600966871" calcext:value-type="float">
            <text:p>-0.053432360096687</text:p>
          </table:table-cell>
          <table:table-cell office:value-type="float" office:value="-0.0534812387891513" calcext:value-type="float">
            <text:p>-0.053481238789151</text:p>
          </table:table-cell>
          <table:table-cell office:value-type="float" office:value="-0.051844522694547" calcext:value-type="float">
            <text:p>-0.051844522694547</text:p>
          </table:table-cell>
          <table:table-cell office:value-type="float" office:value="-0.0498861647059439" calcext:value-type="float">
            <text:p>-0.049886164705944</text:p>
          </table:table-cell>
          <table:table-cell office:value-type="float" office:value="-0.050108607827905" calcext:value-type="float">
            <text:p>-0.050108607827905</text:p>
          </table:table-cell>
          <table:table-cell office:value-type="float" office:value="-0.0488930706601962" calcext:value-type="float">
            <text:p>-0.048893070660196</text:p>
          </table:table-cell>
          <table:table-cell office:value-type="float" office:value="-0.0459096739106957" calcext:value-type="float">
            <text:p>-0.045909673910696</text:p>
          </table:table-cell>
          <table:table-cell office:value-type="float" office:value="-0.0428760330668233" calcext:value-type="float">
            <text:p>-0.042876033066823</text:p>
          </table:table-cell>
          <table:table-cell office:value-type="float" office:value="-0.022817391941468" calcext:value-type="float">
            <text:p>-0.022817391941468</text:p>
          </table:table-cell>
          <table:table-cell office:value-type="float" office:value="-0.0242577199496791" calcext:value-type="float">
            <text:p>-0.024257719949679</text:p>
          </table:table-cell>
          <table:table-cell office:value-type="float" office:value="-0.021399748043052" calcext:value-type="float">
            <text:p>-0.021399748043052</text:p>
          </table:table-cell>
          <table:table-cell office:value-type="float" office:value="-0.0220296492307527" calcext:value-type="float">
            <text:p>-0.022029649230753</text:p>
          </table:table-cell>
          <table:table-cell office:value-type="float" office:value="-0.0218686288938679" calcext:value-type="float">
            <text:p>-0.021868628893868</text:p>
          </table:table-cell>
          <table:table-cell office:value-type="float" office:value="-0.018776698118856" calcext:value-type="float">
            <text:p>-0.018776698118856</text:p>
          </table:table-cell>
          <table:table-cell office:value-type="float" office:value="-0.0144710223866412" calcext:value-type="float">
            <text:p>-0.014471022386641</text:p>
          </table:table-cell>
          <table:table-cell office:value-type="float" office:value="-0.0130350077667969" calcext:value-type="float">
            <text:p>-0.013035007766797</text:p>
          </table:table-cell>
          <table:table-cell office:value-type="float" office:value="-0.0407303934806647" calcext:value-type="float">
            <text:p>-0.040730393480665</text:p>
          </table:table-cell>
          <table:table-cell office:value-type="float" office:value="-0.0414811583059235" calcext:value-type="float">
            <text:p>-0.041481158305924</text:p>
          </table:table-cell>
          <table:table-cell office:value-type="float" office:value="-0.0455301840721069" calcext:value-type="float">
            <text:p>-0.045530184072107</text:p>
          </table:table-cell>
          <table:table-cell office:value-type="float" office:value="-0.0493734356798729" calcext:value-type="float">
            <text:p>-0.049373435679873</text:p>
          </table:table-cell>
          <table:table-cell office:value-type="float" office:value="-0.0518661188512936" calcext:value-type="float">
            <text:p>-0.051866118851294</text:p>
          </table:table-cell>
          <table:table-cell office:value-type="float" office:value="-0.0536377292931563" calcext:value-type="float">
            <text:p>-0.053637729293156</text:p>
          </table:table-cell>
          <table:table-cell office:value-type="float" office:value="-0.0532416572814177" calcext:value-type="float">
            <text:p>-0.053241657281418</text:p>
          </table:table-cell>
          <table:table-cell office:value-type="float" office:value="-0.0520075157132672" calcext:value-type="float">
            <text:p>-0.052007515713267</text:p>
          </table:table-cell>
          <table:table-cell office:value-type="float" office:value="-0.0496765045471529" calcext:value-type="float">
            <text:p>-0.049676504547153</text:p>
          </table:table-cell>
          <table:table-cell office:value-type="float" office:value="-0.0502290247627894" calcext:value-type="float">
            <text:p>-0.050229024762789</text:p>
          </table:table-cell>
          <table:table-cell office:value-type="float" office:value="-0.0196621122085011" calcext:value-type="float">
            <text:p>-0.019662112208501</text:p>
          </table:table-cell>
          <table:table-cell office:value-type="float" office:value="-0.020272793516695" calcext:value-type="float">
            <text:p>-0.020272793516695</text:p>
          </table:table-cell>
          <table:table-cell office:value-type="float" office:value="-0.0119411362588113" calcext:value-type="float">
            <text:p>-0.011941136258811</text:p>
          </table:table-cell>
          <table:table-cell office:value-type="float" office:value="-0.00788121863982566" calcext:value-type="float">
            <text:p>-0.007881218639826</text:p>
          </table:table-cell>
          <table:table-cell office:value-type="float" office:value="-0.00569476287819225" calcext:value-type="float">
            <text:p>-0.005694762878192</text:p>
          </table:table-cell>
          <table:table-cell office:value-type="float" office:value="-0.00451175419408356" calcext:value-type="float">
            <text:p>-0.004511754194084</text:p>
          </table:table-cell>
          <table:table-cell office:value-type="float" office:value="-0.00391312845661246" calcext:value-type="float">
            <text:p>-0.003913128456612</text:p>
          </table:table-cell>
          <table:table-cell office:value-type="float" office:value="-0.0427105201225745" calcext:value-type="float">
            <text:p>-0.042710520122575</text:p>
          </table:table-cell>
          <table:table-cell office:value-type="float" office:value="-0.0446795914561694" calcext:value-type="float">
            <text:p>-0.044679591456169</text:p>
          </table:table-cell>
          <table:table-cell office:value-type="float" office:value="-0.0456819782988516" calcext:value-type="float">
            <text:p>-0.045681978298852</text:p>
          </table:table-cell>
          <table:table-cell office:value-type="float" office:value="-0.0454213173243011" calcext:value-type="float">
            <text:p>-0.045421317324301</text:p>
          </table:table-cell>
          <table:table-cell office:value-type="float" office:value="-0.0428828466411981" calcext:value-type="float">
            <text:p>-0.042882846641198</text:p>
          </table:table-cell>
          <table:table-cell office:value-type="float" office:value="-0.0373966136719791" calcext:value-type="float">
            <text:p>-0.037396613671979</text:p>
          </table:table-cell>
          <table:table-cell office:value-type="float" office:value="0.00500589172230297" calcext:value-type="float">
            <text:p>0.005005891722303</text:p>
          </table:table-cell>
          <table:table-cell office:value-type="float" office:value="-0.0248382449092226" calcext:value-type="float">
            <text:p>-0.024838244909223</text:p>
          </table:table-cell>
          <table:table-cell office:value-type="float" office:value="-0.0243697896182481" calcext:value-type="float">
            <text:p>-0.024369789618248</text:p>
          </table:table-cell>
          <table:table-cell office:value-type="float" office:value="-0.0224347190789707" calcext:value-type="float">
            <text:p>-0.022434719078971</text:p>
          </table:table-cell>
          <table:table-cell office:value-type="float" office:value="-0.020584357291728" calcext:value-type="float">
            <text:p>-0.020584357291728</text:p>
          </table:table-cell>
          <table:table-cell office:value-type="float" office:value="-0.0179195363825598" calcext:value-type="float">
            <text:p>-0.01791953638256</text:p>
          </table:table-cell>
          <table:table-cell office:value-type="float" office:value="-0.0130177789318556" calcext:value-type="float">
            <text:p>-0.013017778931856</text:p>
          </table:table-cell>
          <table:table-cell office:value-type="float" office:value="-0.0104439821212763" calcext:value-type="float">
            <text:p>-0.010443982121276</text:p>
          </table:table-cell>
          <table:table-cell office:value-type="float" office:value="-0.0506095967150464" calcext:value-type="float">
            <text:p>-0.050609596715046</text:p>
          </table:table-cell>
          <table:table-cell office:value-type="float" office:value="-0.0529638378239936" calcext:value-type="float">
            <text:p>-0.052963837823994</text:p>
          </table:table-cell>
          <table:table-cell office:value-type="float" office:value="-0.0503790950192095" calcext:value-type="float">
            <text:p>-0.05037909501921</text:p>
          </table:table-cell>
          <table:table-cell office:value-type="float" office:value="-0.0470959270401178" calcext:value-type="float">
            <text:p>-0.047095927040118</text:p>
          </table:table-cell>
          <table:table-cell office:value-type="float" office:value="-0.0480569055815573" calcext:value-type="float">
            <text:p>-0.048056905581557</text:p>
          </table:table-cell>
          <table:table-cell office:value-type="float" office:value="-0.0413300861785003" calcext:value-type="float">
            <text:p>-0.0413300861785</text:p>
          </table:table-cell>
          <table:table-cell office:value-type="float" office:value="-0.0232463516761349" calcext:value-type="float">
            <text:p>-0.023246351676135</text:p>
          </table:table-cell>
          <table:table-cell office:value-type="float" office:value="-0.0170769213355914" calcext:value-type="float">
            <text:p>-0.017076921335591</text:p>
          </table:table-cell>
          <table:table-cell office:value-type="float" office:value="-0.00704132414952029" calcext:value-type="float">
            <text:p>-0.00704132414952</text:p>
          </table:table-cell>
          <table:table-cell office:value-type="float" office:value="-0.00560573875631708" calcext:value-type="float">
            <text:p>-0.005605738756317</text:p>
          </table:table-cell>
          <table:table-cell office:value-type="float" office:value="-0.00429308210805692" calcext:value-type="float">
            <text:p>-0.004293082108057</text:p>
          </table:table-cell>
          <table:table-cell office:value-type="float" office:value="-0.00328105956567209" calcext:value-type="float">
            <text:p>-0.003281059565672</text:p>
          </table:table-cell>
          <table:table-cell office:value-type="float" office:value="-0.0449927076713427" calcext:value-type="float">
            <text:p>-0.044992707671343</text:p>
          </table:table-cell>
          <table:table-cell office:value-type="float" office:value="-0.0457749153057538" calcext:value-type="float">
            <text:p>-0.045774915305754</text:p>
          </table:table-cell>
          <table:table-cell office:value-type="float" office:value="-0.0437983708825605" calcext:value-type="float">
            <text:p>-0.043798370882561</text:p>
          </table:table-cell>
          <table:table-cell office:value-type="float" office:value="0.00223620147273829" calcext:value-type="float">
            <text:p>0.002236201472738</text:p>
          </table:table-cell>
          <table:table-cell office:value-type="float" office:value="-0.0206789922538655" calcext:value-type="float">
            <text:p>-0.020678992253866</text:p>
          </table:table-cell>
          <table:table-cell office:value-type="float" office:value="-0.0216230173136136" calcext:value-type="float">
            <text:p>-0.021623017313614</text:p>
          </table:table-cell>
          <table:table-cell office:value-type="float" office:value="-0.0218599173692721" calcext:value-type="float">
            <text:p>-0.021859917369272</text:p>
          </table:table-cell>
          <table:table-cell office:value-type="float" office:value="-0.021291657330712" calcext:value-type="float">
            <text:p>-0.021291657330712</text:p>
          </table:table-cell>
          <table:table-cell office:value-type="float" office:value="-0.0205882495150035" calcext:value-type="float">
            <text:p>-0.020588249515004</text:p>
          </table:table-cell>
          <table:table-cell office:value-type="float" office:value="-0.0197580318039516" calcext:value-type="float">
            <text:p>-0.019758031803952</text:p>
          </table:table-cell>
          <table:table-cell office:value-type="float" office:value="-0.017841840062033" calcext:value-type="float">
            <text:p>-0.017841840062033</text:p>
          </table:table-cell>
          <table:table-cell office:value-type="float" office:value="-0.0165276208719454" calcext:value-type="float">
            <text:p>-0.016527620871945</text:p>
          </table:table-cell>
          <table:table-cell office:value-type="float" office:value="-0.010410829999668" calcext:value-type="float">
            <text:p>-0.010410829999668</text:p>
          </table:table-cell>
          <table:table-cell office:value-type="float" office:value="-0.0327074379997464" calcext:value-type="float">
            <text:p>-0.032707437999746</text:p>
          </table:table-cell>
          <table:table-cell office:value-type="float" office:value="-0.0371049953520795" calcext:value-type="float">
            <text:p>-0.03710499535208</text:p>
          </table:table-cell>
          <table:table-cell office:value-type="float" office:value="-0.0488273990483172" calcext:value-type="float">
            <text:p>-0.048827399048317</text:p>
          </table:table-cell>
          <table:table-cell office:value-type="float" office:value="-0.0515345113247232" calcext:value-type="float">
            <text:p>-0.051534511324723</text:p>
          </table:table-cell>
          <table:table-cell office:value-type="float" office:value="-0.0501770495730185" calcext:value-type="float">
            <text:p>-0.050177049573019</text:p>
          </table:table-cell>
          <table:table-cell office:value-type="float" office:value="-0.0480150544686108" calcext:value-type="float">
            <text:p>-0.048015054468611</text:p>
          </table:table-cell>
          <table:table-cell office:value-type="float" office:value="-0.0469661330422516" calcext:value-type="float">
            <text:p>-0.046966133042252</text:p>
          </table:table-cell>
          <table:table-cell office:value-type="float" office:value="-0.0459483166015726" calcext:value-type="float">
            <text:p>-0.045948316601573</text:p>
          </table:table-cell>
          <table:table-cell office:value-type="float" office:value="-0.0473077649432824" calcext:value-type="float">
            <text:p>-0.047307764943282</text:p>
          </table:table-cell>
          <table:table-cell office:value-type="float" office:value="-0.0465600038422305" calcext:value-type="float">
            <text:p>-0.046560003842231</text:p>
          </table:table-cell>
          <table:table-cell office:value-type="float" office:value="-0.0438570970238935" calcext:value-type="float">
            <text:p>-0.043857097023894</text:p>
          </table:table-cell>
          <table:table-cell office:value-type="float" office:value="-0.0389552082611692" calcext:value-type="float">
            <text:p>-0.038955208261169</text:p>
          </table:table-cell>
          <table:table-cell office:value-type="float" office:value="-0.0280041798327329" calcext:value-type="float">
            <text:p>-0.028004179832733</text:p>
          </table:table-cell>
          <table:table-cell office:value-type="float" office:value="-0.0247055368324738" calcext:value-type="float">
            <text:p>-0.024705536832474</text:p>
          </table:table-cell>
          <table:table-cell office:value-type="float" office:value="-0.0249214943524332" calcext:value-type="float">
            <text:p>-0.024921494352433</text:p>
          </table:table-cell>
          <table:table-cell office:value-type="float" office:value="-0.0214727849073084" calcext:value-type="float">
            <text:p>-0.021472784907308</text:p>
          </table:table-cell>
          <table:table-cell office:value-type="float" office:value="-0.0107307031319519" calcext:value-type="float">
            <text:p>-0.010730703131952</text:p>
          </table:table-cell>
          <table:table-cell office:value-type="float" office:value="-0.0100348675252874" calcext:value-type="float">
            <text:p>-0.010034867525287</text:p>
          </table:table-cell>
          <table:table-cell office:value-type="float" office:value="-0.00930916448288945" calcext:value-type="float">
            <text:p>-0.009309164482889</text:p>
          </table:table-cell>
          <table:table-cell office:value-type="float" office:value="-0.0497446571089902" calcext:value-type="float">
            <text:p>-0.04974465710899</text:p>
          </table:table-cell>
          <table:table-cell office:value-type="float" office:value="-0.0480505604364281" calcext:value-type="float">
            <text:p>-0.048050560436428</text:p>
          </table:table-cell>
          <table:table-cell office:value-type="float" office:value="-0.0459745371104509" calcext:value-type="float">
            <text:p>-0.045974537110451</text:p>
          </table:table-cell>
          <table:table-cell office:value-type="float" office:value="-0.0350857233203982" calcext:value-type="float">
            <text:p>-0.035085723320398</text:p>
          </table:table-cell>
          <table:table-cell office:value-type="float" office:value="-0.0259070305758526" calcext:value-type="float">
            <text:p>-0.025907030575853</text:p>
          </table:table-cell>
          <table:table-cell office:value-type="float" office:value="-0.0183061526720393" calcext:value-type="float">
            <text:p>-0.018306152672039</text:p>
          </table:table-cell>
          <table:table-cell office:value-type="float" office:value="-0.0117407920856566" calcext:value-type="float">
            <text:p>-0.011740792085657</text:p>
          </table:table-cell>
          <table:table-cell office:value-type="float" office:value="-0.0151890380107621" calcext:value-type="float">
            <text:p>-0.015189038010762</text:p>
          </table:table-cell>
          <table:table-cell office:value-type="float" office:value="-0.0228272604687384" calcext:value-type="float">
            <text:p>-0.022827260468738</text:p>
          </table:table-cell>
          <table:table-cell office:value-type="float" office:value="-0.0238435694478913" calcext:value-type="float">
            <text:p>-0.023843569447891</text:p>
          </table:table-cell>
          <table:table-cell office:value-type="float" office:value="-0.0257746761553667" calcext:value-type="float">
            <text:p>-0.025774676155367</text:p>
          </table:table-cell>
          <table:table-cell office:value-type="float" office:value="-0.0237073335885198" calcext:value-type="float">
            <text:p>-0.02370733358852</text:p>
          </table:table-cell>
          <table:table-cell office:value-type="float" office:value="-0.0218848816663119" calcext:value-type="float">
            <text:p>-0.021884881666312</text:p>
          </table:table-cell>
          <table:table-cell office:value-type="float" office:value="-0.0219355542628739" calcext:value-type="float">
            <text:p>-0.021935554262874</text:p>
          </table:table-cell>
          <table:table-cell office:value-type="float" office:value="-0.0228184736841024" calcext:value-type="float">
            <text:p>-0.022818473684102</text:p>
          </table:table-cell>
          <table:table-cell office:value-type="float" office:value="-0.0221792076492307" calcext:value-type="float">
            <text:p>-0.022179207649231</text:p>
          </table:table-cell>
          <table:table-cell office:value-type="float" office:value="-0.0218081433888976" calcext:value-type="float">
            <text:p>-0.021808143388898</text:p>
          </table:table-cell>
          <table:table-cell office:value-type="float" office:value="-0.0221553377080008" calcext:value-type="float">
            <text:p>-0.022155337708001</text:p>
          </table:table-cell>
          <table:table-cell office:value-type="float" office:value="-0.0219713532976172" calcext:value-type="float">
            <text:p>-0.021971353297617</text:p>
          </table:table-cell>
          <table:table-cell office:value-type="float" office:value="-0.0219959949329857" calcext:value-type="float">
            <text:p>-0.021995994932986</text:p>
          </table:table-cell>
          <table:table-cell office:value-type="float" office:value="-0.0221682488603084" calcext:value-type="float">
            <text:p>-0.022168248860308</text:p>
          </table:table-cell>
          <table:table-cell office:value-type="float" office:value="-0.0221363384990586" calcext:value-type="float">
            <text:p>-0.022136338499059</text:p>
          </table:table-cell>
          <table:table-cell office:value-type="float" office:value="-0.022132461115842" calcext:value-type="float">
            <text:p>-0.022132461115842</text:p>
          </table:table-cell>
          <table:table-cell office:value-type="float" office:value="-0.0221232413330682" calcext:value-type="float">
            <text:p>-0.022123241333068</text:p>
          </table:table-cell>
          <table:table-cell office:value-type="float" office:value="-0.0221052378436529" calcext:value-type="float">
            <text:p>-0.022105237843653</text:p>
          </table:table-cell>
          <table:table-cell office:value-type="float" office:value="-0.0221397171138323" calcext:value-type="float">
            <text:p>-0.022139717113832</text:p>
          </table:table-cell>
          <table:table-cell office:value-type="float" office:value="-0.0221567083159016" calcext:value-type="float">
            <text:p>-0.022156708315902</text:p>
          </table:table-cell>
          <table:table-cell office:value-type="float" office:value="-0.0221601724934364" calcext:value-type="float">
            <text:p>-0.022160172493436</text:p>
          </table:table-cell>
          <table:table-cell office:value-type="float" office:value="-0.0221382547103704" calcext:value-type="float">
            <text:p>-0.02213825471037</text:p>
          </table:table-cell>
          <table:table-cell office:value-type="float" office:value="-0.0221540826934848" calcext:value-type="float">
            <text:p>-0.022154082693485</text:p>
          </table:table-cell>
          <table:table-cell office:value-type="float" office:value="-0.0221340519133332" calcext:value-type="float">
            <text:p>-0.022134051913333</text:p>
          </table:table-cell>
          <table:table-cell office:value-type="float" office:value="-0.0221465282250273" calcext:value-type="float">
            <text:p>-0.022146528225027</text:p>
          </table:table-cell>
          <table:table-cell office:value-type="float" office:value="-0.0221528128555166" calcext:value-type="float">
            <text:p>-0.022152812855517</text:p>
          </table:table-cell>
          <table:table-cell office:value-type="float" office:value="-0.0221701869707791" calcext:value-type="float">
            <text:p>-0.022170186970779</text:p>
          </table:table-cell>
          <table:table-cell office:value-type="float" office:value="-0.0221395721948708" calcext:value-type="float">
            <text:p>-0.022139572194871</text:p>
          </table:table-cell>
          <table:table-cell office:value-type="float" office:value="-0.0221320826057525" calcext:value-type="float">
            <text:p>-0.022132082605753</text:p>
          </table:table-cell>
          <table:table-cell office:value-type="float" office:value="-0.0221243995358947" calcext:value-type="float">
            <text:p>-0.022124399535895</text:p>
          </table:table-cell>
          <table:table-cell office:value-type="float" office:value="-0.0221598757943206" calcext:value-type="float">
            <text:p>-0.022159875794321</text:p>
          </table:table-cell>
          <table:table-cell office:value-type="float" office:value="-0.0221300921145529" calcext:value-type="float">
            <text:p>-0.022130092114553</text:p>
          </table:table-cell>
          <table:table-cell office:value-type="float" office:value="-0.0221910703227912" calcext:value-type="float">
            <text:p>-0.022191070322791</text:p>
          </table:table-cell>
          <table:table-cell office:value-type="float" office:value="-0.0221508012109854" calcext:value-type="float">
            <text:p>-0.022150801210985</text:p>
          </table:table-cell>
          <table:table-cell office:value-type="float" office:value="-0.0221906090971467" calcext:value-type="float">
            <text:p>-0.022190609097147</text:p>
          </table:table-cell>
          <table:table-cell office:value-type="float" office:value="-0.0221620027448263" calcext:value-type="float">
            <text:p>-0.022162002744826</text:p>
          </table:table-cell>
          <table:table-cell office:value-type="float" office:value="-0.0221937820358828" calcext:value-type="float">
            <text:p>-0.022193782035883</text:p>
          </table:table-cell>
          <table:table-cell office:value-type="float" office:value="-0.0221939929848221" calcext:value-type="float">
            <text:p>-0.022193992984822</text:p>
          </table:table-cell>
          <table:table-cell office:value-type="float" office:value="-0.0221835229107283" calcext:value-type="float">
            <text:p>-0.022183522910728</text:p>
          </table:table-cell>
          <table:table-cell office:value-type="float" office:value="-0.0221624872623208" calcext:value-type="float">
            <text:p>-0.022162487262321</text:p>
          </table:table-cell>
          <table:table-cell office:value-type="float" office:value="-0.0221630015994484" calcext:value-type="float">
            <text:p>-0.022163001599448</text:p>
          </table:table-cell>
          <table:table-cell office:value-type="float" office:value="-0.0221688967840027" calcext:value-type="float">
            <text:p>-0.022168896784003</text:p>
          </table:table-cell>
          <table:table-cell office:value-type="float" office:value="-0.0221900740993042" calcext:value-type="float">
            <text:p>-0.022190074099304</text:p>
          </table:table-cell>
          <table:table-cell office:value-type="float" office:value="-0.0221698912938113" calcext:value-type="float">
            <text:p>-0.022169891293811</text:p>
          </table:table-cell>
          <table:table-cell office:value-type="float" office:value="-0.0221945045975774" calcext:value-type="float">
            <text:p>-0.022194504597577</text:p>
          </table:table-cell>
          <table:table-cell office:value-type="float" office:value="-0.0221773234806789" calcext:value-type="float">
            <text:p>-0.022177323480679</text:p>
          </table:table-cell>
          <table:table-cell office:value-type="float" office:value="-0.022152076535766" calcext:value-type="float">
            <text:p>-0.022152076535766</text:p>
          </table:table-cell>
          <table:table-cell office:value-type="float" office:value="-0.0221694562812755" calcext:value-type="float">
            <text:p>-0.022169456281276</text:p>
          </table:table-cell>
          <table:table-cell office:value-type="float" office:value="-0.0221746851938262" calcext:value-type="float">
            <text:p>-0.022174685193826</text:p>
          </table:table-cell>
          <table:table-cell office:value-type="float" office:value="-0.0221716848110817" calcext:value-type="float">
            <text:p>-0.022171684811082</text:p>
          </table:table-cell>
          <table:table-cell office:value-type="float" office:value="-0.0221922119046299" calcext:value-type="float">
            <text:p>-0.02219221190463</text:p>
          </table:table-cell>
          <table:table-cell office:value-type="float" office:value="-0.0221814792045972" calcext:value-type="float">
            <text:p>-0.022181479204597</text:p>
          </table:table-cell>
          <table:table-cell office:value-type="float" office:value="-0.0221815080658241" calcext:value-type="float">
            <text:p>-0.022181508065824</text:p>
          </table:table-cell>
          <table:table-cell office:value-type="float" office:value="-0.022174682629772" calcext:value-type="float">
            <text:p>-0.022174682629772</text:p>
          </table:table-cell>
          <table:table-cell office:value-type="float" office:value="-0.0221909217064772" calcext:value-type="float">
            <text:p>-0.022190921706477</text:p>
          </table:table-cell>
          <table:table-cell office:value-type="float" office:value="-0.0221779412170419" calcext:value-type="float">
            <text:p>-0.022177941217042</text:p>
          </table:table-cell>
          <table:table-cell office:value-type="float" office:value="-0.0221980531380123" calcext:value-type="float">
            <text:p>-0.022198053138012</text:p>
          </table:table-cell>
          <table:table-cell office:value-type="float" office:value="-0.0221774750175883" calcext:value-type="float">
            <text:p>-0.022177475017588</text:p>
          </table:table-cell>
          <table:table-cell office:value-type="float" office:value="-0.0221853987742791" calcext:value-type="float">
            <text:p>-0.022185398774279</text:p>
          </table:table-cell>
          <table:table-cell office:value-type="float" office:value="-0.022183964681494" calcext:value-type="float">
            <text:p>-0.022183964681494</text:p>
          </table:table-cell>
          <table:table-cell office:value-type="float" office:value="-0.0221848359548479" calcext:value-type="float">
            <text:p>-0.022184835954848</text:p>
          </table:table-cell>
          <table:table-cell office:value-type="float" office:value="-0.0221928917195869" calcext:value-type="float">
            <text:p>-0.022192891719587</text:p>
          </table:table-cell>
          <table:table-cell office:value-type="float" office:value="-0.0221880639261094" calcext:value-type="float">
            <text:p>-0.022188063926109</text:p>
          </table:table-cell>
          <table:table-cell office:value-type="float" office:value="-0.0221657191068611" calcext:value-type="float">
            <text:p>-0.022165719106861</text:p>
          </table:table-cell>
          <table:table-cell office:value-type="float" office:value="-0.0221981888472959" calcext:value-type="float">
            <text:p>-0.022198188847296</text:p>
          </table:table-cell>
          <table:table-cell office:value-type="float" office:value="-0.022187125088885" calcext:value-type="float">
            <text:p>-0.022187125088885</text:p>
          </table:table-cell>
          <table:table-cell office:value-type="float" office:value="-0.0221609623898612" calcext:value-type="float">
            <text:p>-0.022160962389861</text:p>
          </table:table-cell>
          <table:table-cell office:value-type="float" office:value="-0.0221825192663918" calcext:value-type="float">
            <text:p>-0.022182519266392</text:p>
          </table:table-cell>
          <table:table-cell office:value-type="float" office:value="-0.0221852877479664" calcext:value-type="float">
            <text:p>-0.022185287747966</text:p>
          </table:table-cell>
          <table:table-cell office:value-type="float" office:value="-0.02218541663967" calcext:value-type="float">
            <text:p>-0.02218541663967</text:p>
          </table:table-cell>
          <table:table-cell office:value-type="float" office:value="-0.0221876448601074" calcext:value-type="float">
            <text:p>-0.022187644860107</text:p>
          </table:table-cell>
          <table:table-cell office:value-type="float" office:value="-0.0221894849278421" calcext:value-type="float">
            <text:p>-0.022189484927842</text:p>
          </table:table-cell>
          <table:table-cell office:value-type="float" office:value="-0.0221908688000234" calcext:value-type="float">
            <text:p>-0.022190868800023</text:p>
          </table:table-cell>
          <table:table-cell office:value-type="float" office:value="-0.0222131895647937" calcext:value-type="float">
            <text:p>-0.022213189564794</text:p>
          </table:table-cell>
          <table:table-cell office:value-type="float" office:value="-0.0221726442387572" calcext:value-type="float">
            <text:p>-0.022172644238757</text:p>
          </table:table-cell>
          <table:table-cell office:value-type="float" office:value="-0.022188556569647" calcext:value-type="float">
            <text:p>-0.022188556569647</text:p>
          </table:table-cell>
          <table:table-cell office:value-type="float" office:value="-0.0222154294348623" calcext:value-type="float">
            <text:p>-0.022215429434862</text:p>
          </table:table-cell>
          <table:table-cell office:value-type="float" office:value="-0.0221719019360171" calcext:value-type="float">
            <text:p>-0.022171901936017</text:p>
          </table:table-cell>
          <table:table-cell office:value-type="float" office:value="-0.0221824204458799" calcext:value-type="float">
            <text:p>-0.02218242044588</text:p>
          </table:table-cell>
          <table:table-cell office:value-type="float" office:value="-0.0222312483192851" calcext:value-type="float">
            <text:p>-0.022231248319285</text:p>
          </table:table-cell>
          <table:table-cell office:value-type="float" office:value="-0.0221792631040326" calcext:value-type="float">
            <text:p>-0.022179263104033</text:p>
          </table:table-cell>
          <table:table-cell office:value-type="float" office:value="-0.0221763514321657" calcext:value-type="float">
            <text:p>-0.022176351432166</text:p>
          </table:table-cell>
          <table:table-cell office:value-type="float" office:value="-0.0221673328693898" calcext:value-type="float">
            <text:p>-0.02216733286939</text:p>
          </table:table-cell>
          <table:table-cell office:value-type="float" office:value="-0.0222018074361974" calcext:value-type="float">
            <text:p>-0.022201807436197</text:p>
          </table:table-cell>
          <table:table-cell office:value-type="float" office:value="-0.0222011006154394" calcext:value-type="float">
            <text:p>-0.022201100615439</text:p>
          </table:table-cell>
          <table:table-cell office:value-type="float" office:value="-0.0221795808175823" calcext:value-type="float">
            <text:p>-0.022179580817582</text:p>
          </table:table-cell>
          <table:table-cell office:value-type="float" office:value="-0.0222015199430989" calcext:value-type="float">
            <text:p>-0.022201519943099</text:p>
          </table:table-cell>
          <table:table-cell office:value-type="float" office:value="-0.0221935169739194" calcext:value-type="float">
            <text:p>-0.022193516973919</text:p>
          </table:table-cell>
          <table:table-cell office:value-type="float" office:value="-0.0222004938706066" calcext:value-type="float">
            <text:p>-0.022200493870607</text:p>
          </table:table-cell>
          <table:table-cell office:value-type="float" office:value="-0.0222013684858099" calcext:value-type="float">
            <text:p>-0.02220136848581</text:p>
          </table:table-cell>
          <table:table-cell office:value-type="float" office:value="-0.0221728707351409" calcext:value-type="float">
            <text:p>-0.022172870735141</text:p>
          </table:table-cell>
          <table:table-cell office:value-type="float" office:value="-0.0221932487340305" calcext:value-type="float">
            <text:p>-0.022193248734031</text:p>
          </table:table-cell>
          <table:table-cell office:value-type="float" office:value="-0.0221999242346456" calcext:value-type="float">
            <text:p>-0.022199924234646</text:p>
          </table:table-cell>
          <table:table-cell office:value-type="float" office:value="-0.0221714102506055" calcext:value-type="float">
            <text:p>-0.022171410250606</text:p>
          </table:table-cell>
          <table:table-cell office:value-type="float" office:value="-0.0221991063536934" calcext:value-type="float">
            <text:p>-0.022199106353693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13604236209953" calcext:value-type="float">
            <text:p>0.613604236209953</text:p>
          </table:table-cell>
          <table:table-cell office:value-type="float" office:value="0.612961103737803" calcext:value-type="float">
            <text:p>0.612961103737803</text:p>
          </table:table-cell>
          <table:table-cell office:value-type="float" office:value="0.612074897175169" calcext:value-type="float">
            <text:p>0.612074897175169</text:p>
          </table:table-cell>
          <table:table-cell office:value-type="float" office:value="0.61354884474373" calcext:value-type="float">
            <text:p>0.61354884474373</text:p>
          </table:table-cell>
          <table:table-cell office:value-type="float" office:value="0.613425793267629" calcext:value-type="float">
            <text:p>0.613425793267629</text:p>
          </table:table-cell>
          <table:table-cell office:value-type="float" office:value="0.612875447084127" calcext:value-type="float">
            <text:p>0.612875447084127</text:p>
          </table:table-cell>
          <table:table-cell office:value-type="float" office:value="0.612784126388423" calcext:value-type="float">
            <text:p>0.612784126388423</text:p>
          </table:table-cell>
          <table:table-cell office:value-type="float" office:value="0.61338703233637" calcext:value-type="float">
            <text:p>0.61338703233637</text:p>
          </table:table-cell>
          <table:table-cell office:value-type="float" office:value="0.613680742445654" calcext:value-type="float">
            <text:p>0.613680742445654</text:p>
          </table:table-cell>
          <table:table-cell office:value-type="float" office:value="0.612426395532926" calcext:value-type="float">
            <text:p>0.612426395532926</text:p>
          </table:table-cell>
          <table:table-cell office:value-type="float" office:value="0.612274884742565" calcext:value-type="float">
            <text:p>0.612274884742565</text:p>
          </table:table-cell>
          <table:table-cell office:value-type="float" office:value="0.612829873502769" calcext:value-type="float">
            <text:p>0.612829873502769</text:p>
          </table:table-cell>
          <table:table-cell office:value-type="float" office:value="0.613388810275236" calcext:value-type="float">
            <text:p>0.613388810275236</text:p>
          </table:table-cell>
          <table:table-cell office:value-type="float" office:value="0.612947617356301" calcext:value-type="float">
            <text:p>0.612947617356301</text:p>
          </table:table-cell>
          <table:table-cell office:value-type="float" office:value="0.612851073813439" calcext:value-type="float">
            <text:p>0.612851073813439</text:p>
          </table:table-cell>
          <table:table-cell office:value-type="float" office:value="0.613137430918124" calcext:value-type="float">
            <text:p>0.613137430918124</text:p>
          </table:table-cell>
          <table:table-cell office:value-type="float" office:value="0.613401700405961" calcext:value-type="float">
            <text:p>0.613401700405961</text:p>
          </table:table-cell>
          <table:table-cell office:value-type="float" office:value="0.613500902612472" calcext:value-type="float">
            <text:p>0.613500902612472</text:p>
          </table:table-cell>
          <table:table-cell office:value-type="float" office:value="0.613600827054355" calcext:value-type="float">
            <text:p>0.613600827054355</text:p>
          </table:table-cell>
          <table:table-cell office:value-type="float" office:value="0.613359033093691" calcext:value-type="float">
            <text:p>0.613359033093691</text:p>
          </table:table-cell>
          <table:table-cell office:value-type="float" office:value="0.613523809290716" calcext:value-type="float">
            <text:p>0.613523809290716</text:p>
          </table:table-cell>
          <table:table-cell office:value-type="float" office:value="0.612688804039039" calcext:value-type="float">
            <text:p>0.612688804039039</text:p>
          </table:table-cell>
          <table:table-cell office:value-type="float" office:value="0.613029357052102" calcext:value-type="float">
            <text:p>0.613029357052102</text:p>
          </table:table-cell>
          <table:table-cell office:value-type="float" office:value="0.613098756102841" calcext:value-type="float">
            <text:p>0.613098756102841</text:p>
          </table:table-cell>
          <table:table-cell office:value-type="float" office:value="0.613392219671246" calcext:value-type="float">
            <text:p>0.613392219671246</text:p>
          </table:table-cell>
          <table:table-cell office:value-type="float" office:value="0.613786814997648" calcext:value-type="float">
            <text:p>0.613786814997648</text:p>
          </table:table-cell>
          <table:table-cell office:value-type="float" office:value="0.613539768676332" calcext:value-type="float">
            <text:p>0.613539768676332</text:p>
          </table:table-cell>
          <table:table-cell office:value-type="float" office:value="0.613155252741173" calcext:value-type="float">
            <text:p>0.613155252741173</text:p>
          </table:table-cell>
          <table:table-cell office:value-type="float" office:value="0.61392858251024" calcext:value-type="float">
            <text:p>0.61392858251024</text:p>
          </table:table-cell>
          <table:table-cell office:value-type="float" office:value="0.613736294544" calcext:value-type="float">
            <text:p>0.613736294544</text:p>
          </table:table-cell>
          <table:table-cell office:value-type="float" office:value="0.61389726787444" calcext:value-type="float">
            <text:p>0.61389726787444</text:p>
          </table:table-cell>
          <table:table-cell office:value-type="float" office:value="0.612995531743287" calcext:value-type="float">
            <text:p>0.612995531743287</text:p>
          </table:table-cell>
          <table:table-cell office:value-type="float" office:value="0.614366936446544" calcext:value-type="float">
            <text:p>0.614366936446544</text:p>
          </table:table-cell>
          <table:table-cell office:value-type="float" office:value="0.614674121587161" calcext:value-type="float">
            <text:p>0.614674121587161</text:p>
          </table:table-cell>
          <table:table-cell office:value-type="float" office:value="0.614258290484876" calcext:value-type="float">
            <text:p>0.614258290484876</text:p>
          </table:table-cell>
          <table:table-cell office:value-type="float" office:value="0.615676847115457" calcext:value-type="float">
            <text:p>0.615676847115457</text:p>
          </table:table-cell>
          <table:table-cell office:value-type="float" office:value="0.618127277674568" calcext:value-type="float">
            <text:p>0.618127277674568</text:p>
          </table:table-cell>
          <table:table-cell office:value-type="float" office:value="0.619506951002858" calcext:value-type="float">
            <text:p>0.619506951002858</text:p>
          </table:table-cell>
          <table:table-cell office:value-type="float" office:value="0.618366688806336" calcext:value-type="float">
            <text:p>0.618366688806336</text:p>
          </table:table-cell>
          <table:table-cell office:value-type="float" office:value="0.614812196311997" calcext:value-type="float">
            <text:p>0.614812196311997</text:p>
          </table:table-cell>
          <table:table-cell office:value-type="float" office:value="0.598979350309004" calcext:value-type="float">
            <text:p>0.598979350309004</text:p>
          </table:table-cell>
          <table:table-cell office:value-type="float" office:value="0.626482214634442" calcext:value-type="float">
            <text:p>0.626482214634442</text:p>
          </table:table-cell>
          <table:table-cell office:value-type="float" office:value="0.620526926218889" calcext:value-type="float">
            <text:p>0.620526926218889</text:p>
          </table:table-cell>
          <table:table-cell office:value-type="float" office:value="0.640520416216125" calcext:value-type="float">
            <text:p>0.640520416216125</text:p>
          </table:table-cell>
          <table:table-cell office:value-type="float" office:value="0.629925835265112" calcext:value-type="float">
            <text:p>0.629925835265112</text:p>
          </table:table-cell>
          <table:table-cell office:value-type="float" office:value="0.623673033634878" calcext:value-type="float">
            <text:p>0.623673033634878</text:p>
          </table:table-cell>
          <table:table-cell office:value-type="float" office:value="0.625933742272883" calcext:value-type="float">
            <text:p>0.625933742272883</text:p>
          </table:table-cell>
          <table:table-cell office:value-type="float" office:value="0.615821342087306" calcext:value-type="float">
            <text:p>0.615821342087306</text:p>
          </table:table-cell>
          <table:table-cell office:value-type="float" office:value="0.626698865708049" calcext:value-type="float">
            <text:p>0.626698865708049</text:p>
          </table:table-cell>
          <table:table-cell office:value-type="float" office:value="0.615028939163588" calcext:value-type="float">
            <text:p>0.615028939163588</text:p>
          </table:table-cell>
          <table:table-cell office:value-type="float" office:value="0.610829380089801" calcext:value-type="float">
            <text:p>0.610829380089801</text:p>
          </table:table-cell>
          <table:table-cell office:value-type="float" office:value="0.612341367118238" calcext:value-type="float">
            <text:p>0.612341367118238</text:p>
          </table:table-cell>
          <table:table-cell office:value-type="float" office:value="0.581891585190764" calcext:value-type="float">
            <text:p>0.581891585190764</text:p>
          </table:table-cell>
          <table:table-cell office:value-type="float" office:value="0.572361925035556" calcext:value-type="float">
            <text:p>0.572361925035556</text:p>
          </table:table-cell>
          <table:table-cell office:value-type="float" office:value="0.571590879182597" calcext:value-type="float">
            <text:p>0.571590879182597</text:p>
          </table:table-cell>
          <table:table-cell office:value-type="float" office:value="0.572450343655232" calcext:value-type="float">
            <text:p>0.572450343655232</text:p>
          </table:table-cell>
          <table:table-cell office:value-type="float" office:value="0.616541076107182" calcext:value-type="float">
            <text:p>0.616541076107182</text:p>
          </table:table-cell>
          <table:table-cell office:value-type="float" office:value="0.632235166259876" calcext:value-type="float">
            <text:p>0.632235166259876</text:p>
          </table:table-cell>
          <table:table-cell office:value-type="float" office:value="0.621012786246891" calcext:value-type="float">
            <text:p>0.621012786246891</text:p>
          </table:table-cell>
          <table:table-cell office:value-type="float" office:value="0.621490633357436" calcext:value-type="float">
            <text:p>0.621490633357436</text:p>
          </table:table-cell>
          <table:table-cell office:value-type="float" office:value="0.609786471698585" calcext:value-type="float">
            <text:p>0.609786471698585</text:p>
          </table:table-cell>
          <table:table-cell office:value-type="float" office:value="0.563146857198778" calcext:value-type="float">
            <text:p>0.563146857198778</text:p>
          </table:table-cell>
          <table:table-cell office:value-type="float" office:value="0.538333574507925" calcext:value-type="float">
            <text:p>0.538333574507925</text:p>
          </table:table-cell>
          <table:table-cell office:value-type="float" office:value="0.558013236065355" calcext:value-type="float">
            <text:p>0.558013236065355</text:p>
          </table:table-cell>
          <table:table-cell office:value-type="float" office:value="0.583287949677895" calcext:value-type="float">
            <text:p>0.583287949677895</text:p>
          </table:table-cell>
          <table:table-cell office:value-type="float" office:value="0.584683119939534" calcext:value-type="float">
            <text:p>0.584683119939534</text:p>
          </table:table-cell>
          <table:table-cell office:value-type="float" office:value="0.585585871161859" calcext:value-type="float">
            <text:p>0.585585871161859</text:p>
          </table:table-cell>
          <table:table-cell office:value-type="float" office:value="0.574470523743277" calcext:value-type="float">
            <text:p>0.574470523743277</text:p>
          </table:table-cell>
          <table:table-cell office:value-type="float" office:value="0.554538102621248" calcext:value-type="float">
            <text:p>0.554538102621248</text:p>
          </table:table-cell>
          <table:table-cell office:value-type="float" office:value="0.541983379177878" calcext:value-type="float">
            <text:p>0.541983379177878</text:p>
          </table:table-cell>
          <table:table-cell office:value-type="float" office:value="0.523618162602578" calcext:value-type="float">
            <text:p>0.523618162602578</text:p>
          </table:table-cell>
          <table:table-cell office:value-type="float" office:value="0.538219798771234" calcext:value-type="float">
            <text:p>0.538219798771234</text:p>
          </table:table-cell>
          <table:table-cell office:value-type="float" office:value="0.59137940607428" calcext:value-type="float">
            <text:p>0.59137940607428</text:p>
          </table:table-cell>
          <table:table-cell office:value-type="float" office:value="0.617393990607211" calcext:value-type="float">
            <text:p>0.617393990607211</text:p>
          </table:table-cell>
          <table:table-cell office:value-type="float" office:value="0.629011659900709" calcext:value-type="float">
            <text:p>0.629011659900709</text:p>
          </table:table-cell>
          <table:table-cell office:value-type="float" office:value="0.62005341258451" calcext:value-type="float">
            <text:p>0.62005341258451</text:p>
          </table:table-cell>
          <table:table-cell office:value-type="float" office:value="0.612489280625158" calcext:value-type="float">
            <text:p>0.612489280625158</text:p>
          </table:table-cell>
          <table:table-cell office:value-type="float" office:value="0.608044014608858" calcext:value-type="float">
            <text:p>0.608044014608858</text:p>
          </table:table-cell>
          <table:table-cell office:value-type="float" office:value="0.608802276399119" calcext:value-type="float">
            <text:p>0.608802276399119</text:p>
          </table:table-cell>
          <table:table-cell office:value-type="float" office:value="0.551474443746042" calcext:value-type="float">
            <text:p>0.551474443746042</text:p>
          </table:table-cell>
          <table:table-cell office:value-type="float" office:value="0.533399504204332" calcext:value-type="float">
            <text:p>0.533399504204332</text:p>
          </table:table-cell>
          <table:table-cell office:value-type="float" office:value="0.537733122064953" calcext:value-type="float">
            <text:p>0.537733122064953</text:p>
          </table:table-cell>
          <table:table-cell office:value-type="float" office:value="0.54286788956848" calcext:value-type="float">
            <text:p>0.54286788956848</text:p>
          </table:table-cell>
          <table:table-cell office:value-type="float" office:value="0.567324858131079" calcext:value-type="float">
            <text:p>0.567324858131079</text:p>
          </table:table-cell>
          <table:table-cell office:value-type="float" office:value="0.579811018275808" calcext:value-type="float">
            <text:p>0.579811018275808</text:p>
          </table:table-cell>
          <table:table-cell office:value-type="float" office:value="0.592519372594443" calcext:value-type="float">
            <text:p>0.592519372594443</text:p>
          </table:table-cell>
          <table:table-cell office:value-type="float" office:value="0.589960680471361" calcext:value-type="float">
            <text:p>0.589960680471361</text:p>
          </table:table-cell>
          <table:table-cell office:value-type="float" office:value="0.587167216831294" calcext:value-type="float">
            <text:p>0.587167216831294</text:p>
          </table:table-cell>
          <table:table-cell office:value-type="float" office:value="0.567118621791509" calcext:value-type="float">
            <text:p>0.567118621791509</text:p>
          </table:table-cell>
          <table:table-cell office:value-type="float" office:value="0.571751443171925" calcext:value-type="float">
            <text:p>0.571751443171925</text:p>
          </table:table-cell>
          <table:table-cell office:value-type="float" office:value="0.565400272823303" calcext:value-type="float">
            <text:p>0.565400272823303</text:p>
          </table:table-cell>
          <table:table-cell office:value-type="float" office:value="0.582811528589003" calcext:value-type="float">
            <text:p>0.582811528589003</text:p>
          </table:table-cell>
          <table:table-cell office:value-type="float" office:value="0.613812788055719" calcext:value-type="float">
            <text:p>0.613812788055719</text:p>
          </table:table-cell>
          <table:table-cell office:value-type="float" office:value="0.624393920734851" calcext:value-type="float">
            <text:p>0.624393920734851</text:p>
          </table:table-cell>
          <table:table-cell office:value-type="float" office:value="0.630441662075915" calcext:value-type="float">
            <text:p>0.630441662075915</text:p>
          </table:table-cell>
          <table:table-cell office:value-type="float" office:value="0.636410427761592" calcext:value-type="float">
            <text:p>0.636410427761592</text:p>
          </table:table-cell>
          <table:table-cell office:value-type="float" office:value="0.638791759187275" calcext:value-type="float">
            <text:p>0.638791759187275</text:p>
          </table:table-cell>
          <table:table-cell office:value-type="float" office:value="0.636880077795727" calcext:value-type="float">
            <text:p>0.636880077795727</text:p>
          </table:table-cell>
          <table:table-cell office:value-type="float" office:value="0.633112768251856" calcext:value-type="float">
            <text:p>0.633112768251856</text:p>
          </table:table-cell>
          <table:table-cell office:value-type="float" office:value="0.623129697868708" calcext:value-type="float">
            <text:p>0.623129697868708</text:p>
          </table:table-cell>
          <table:table-cell office:value-type="float" office:value="0.616899808608721" calcext:value-type="float">
            <text:p>0.616899808608721</text:p>
          </table:table-cell>
          <table:table-cell office:value-type="float" office:value="0.625248509764227" calcext:value-type="float">
            <text:p>0.625248509764227</text:p>
          </table:table-cell>
          <table:table-cell office:value-type="float" office:value="0.620418551362871" calcext:value-type="float">
            <text:p>0.620418551362871</text:p>
          </table:table-cell>
          <table:table-cell office:value-type="float" office:value="0.628409362572828" calcext:value-type="float">
            <text:p>0.628409362572828</text:p>
          </table:table-cell>
          <table:table-cell office:value-type="float" office:value="0.627246045939158" calcext:value-type="float">
            <text:p>0.627246045939158</text:p>
          </table:table-cell>
          <table:table-cell office:value-type="float" office:value="0.639063713292659" calcext:value-type="float">
            <text:p>0.639063713292659</text:p>
          </table:table-cell>
          <table:table-cell office:value-type="float" office:value="0.565356158206337" calcext:value-type="float">
            <text:p>0.565356158206337</text:p>
          </table:table-cell>
          <table:table-cell office:value-type="float" office:value="0.591333243026564" calcext:value-type="float">
            <text:p>0.591333243026564</text:p>
          </table:table-cell>
          <table:table-cell office:value-type="float" office:value="0.617232846979861" calcext:value-type="float">
            <text:p>0.617232846979861</text:p>
          </table:table-cell>
          <table:table-cell office:value-type="float" office:value="0.610683946266219" calcext:value-type="float">
            <text:p>0.610683946266219</text:p>
          </table:table-cell>
          <table:table-cell office:value-type="float" office:value="0.60716051147529" calcext:value-type="float">
            <text:p>0.60716051147529</text:p>
          </table:table-cell>
          <table:table-cell office:value-type="float" office:value="0.597632925823569" calcext:value-type="float">
            <text:p>0.597632925823569</text:p>
          </table:table-cell>
          <table:table-cell office:value-type="float" office:value="0.580231179367538" calcext:value-type="float">
            <text:p>0.580231179367538</text:p>
          </table:table-cell>
          <table:table-cell office:value-type="float" office:value="0.567398035596899" calcext:value-type="float">
            <text:p>0.567398035596899</text:p>
          </table:table-cell>
          <table:table-cell office:value-type="float" office:value="0.599491403606538" calcext:value-type="float">
            <text:p>0.599491403606538</text:p>
          </table:table-cell>
          <table:table-cell office:value-type="float" office:value="0.596814040815701" calcext:value-type="float">
            <text:p>0.596814040815701</text:p>
          </table:table-cell>
          <table:table-cell office:value-type="float" office:value="0.63316092157419" calcext:value-type="float">
            <text:p>0.63316092157419</text:p>
          </table:table-cell>
          <table:table-cell office:value-type="float" office:value="0.631252756387613" calcext:value-type="float">
            <text:p>0.631252756387613</text:p>
          </table:table-cell>
          <table:table-cell office:value-type="float" office:value="0.636689924681397" calcext:value-type="float">
            <text:p>0.636689924681397</text:p>
          </table:table-cell>
          <table:table-cell office:value-type="float" office:value="0.644135066923163" calcext:value-type="float">
            <text:p>0.644135066923163</text:p>
          </table:table-cell>
          <table:table-cell office:value-type="float" office:value="0.644439302865695" calcext:value-type="float">
            <text:p>0.644439302865695</text:p>
          </table:table-cell>
          <table:table-cell office:value-type="float" office:value="0.647667225647594" calcext:value-type="float">
            <text:p>0.647667225647594</text:p>
          </table:table-cell>
          <table:table-cell office:value-type="float" office:value="0.643591335438705" calcext:value-type="float">
            <text:p>0.643591335438705</text:p>
          </table:table-cell>
          <table:table-cell office:value-type="float" office:value="0.638491134742286" calcext:value-type="float">
            <text:p>0.638491134742286</text:p>
          </table:table-cell>
          <table:table-cell office:value-type="float" office:value="0.624589462380304" calcext:value-type="float">
            <text:p>0.624589462380304</text:p>
          </table:table-cell>
          <table:table-cell office:value-type="float" office:value="0.62200866411395" calcext:value-type="float">
            <text:p>0.62200866411395</text:p>
          </table:table-cell>
          <table:table-cell office:value-type="float" office:value="0.601012525590859" calcext:value-type="float">
            <text:p>0.601012525590859</text:p>
          </table:table-cell>
          <table:table-cell office:value-type="float" office:value="0.610790419227028" calcext:value-type="float">
            <text:p>0.610790419227028</text:p>
          </table:table-cell>
          <table:table-cell office:value-type="float" office:value="0.611696893295171" calcext:value-type="float">
            <text:p>0.611696893295171</text:p>
          </table:table-cell>
          <table:table-cell office:value-type="float" office:value="0.614269196183643" calcext:value-type="float">
            <text:p>0.614269196183643</text:p>
          </table:table-cell>
          <table:table-cell office:value-type="float" office:value="0.619706650855135" calcext:value-type="float">
            <text:p>0.619706650855135</text:p>
          </table:table-cell>
          <table:table-cell office:value-type="float" office:value="0.677387508577534" calcext:value-type="float">
            <text:p>0.677387508577534</text:p>
          </table:table-cell>
          <table:table-cell office:value-type="float" office:value="0.669785083707811" calcext:value-type="float">
            <text:p>0.669785083707811</text:p>
          </table:table-cell>
          <table:table-cell office:value-type="float" office:value="0.662883282576016" calcext:value-type="float">
            <text:p>0.662883282576016</text:p>
          </table:table-cell>
          <table:table-cell office:value-type="float" office:value="0.657404810485458" calcext:value-type="float">
            <text:p>0.657404810485458</text:p>
          </table:table-cell>
          <table:table-cell office:value-type="float" office:value="0.661508174486917" calcext:value-type="float">
            <text:p>0.661508174486917</text:p>
          </table:table-cell>
          <table:table-cell office:value-type="float" office:value="0.655773135149099" calcext:value-type="float">
            <text:p>0.655773135149099</text:p>
          </table:table-cell>
          <table:table-cell office:value-type="float" office:value="0.586180014529728" calcext:value-type="float">
            <text:p>0.586180014529728</text:p>
          </table:table-cell>
          <table:table-cell office:value-type="float" office:value="0.609757240091535" calcext:value-type="float">
            <text:p>0.609757240091535</text:p>
          </table:table-cell>
          <table:table-cell office:value-type="float" office:value="0.636652285073297" calcext:value-type="float">
            <text:p>0.636652285073297</text:p>
          </table:table-cell>
          <table:table-cell office:value-type="float" office:value="0.638139423975109" calcext:value-type="float">
            <text:p>0.638139423975109</text:p>
          </table:table-cell>
          <table:table-cell office:value-type="float" office:value="0.631115587200204" calcext:value-type="float">
            <text:p>0.631115587200204</text:p>
          </table:table-cell>
          <table:table-cell office:value-type="float" office:value="0.62200253549204" calcext:value-type="float">
            <text:p>0.62200253549204</text:p>
          </table:table-cell>
          <table:table-cell office:value-type="float" office:value="0.604620406848463" calcext:value-type="float">
            <text:p>0.604620406848463</text:p>
          </table:table-cell>
          <table:table-cell office:value-type="float" office:value="0.593803684025856" calcext:value-type="float">
            <text:p>0.593803684025856</text:p>
          </table:table-cell>
          <table:table-cell office:value-type="float" office:value="0.652318926375959" calcext:value-type="float">
            <text:p>0.652318926375959</text:p>
          </table:table-cell>
          <table:table-cell office:value-type="float" office:value="0.667835681976207" calcext:value-type="float">
            <text:p>0.667835681976207</text:p>
          </table:table-cell>
          <table:table-cell office:value-type="float" office:value="0.669475229621856" calcext:value-type="float">
            <text:p>0.669475229621856</text:p>
          </table:table-cell>
          <table:table-cell office:value-type="float" office:value="0.664210043709224" calcext:value-type="float">
            <text:p>0.664210043709224</text:p>
          </table:table-cell>
          <table:table-cell office:value-type="float" office:value="0.658484524145917" calcext:value-type="float">
            <text:p>0.658484524145917</text:p>
          </table:table-cell>
          <table:table-cell office:value-type="float" office:value="0.648337103841725" calcext:value-type="float">
            <text:p>0.648337103841725</text:p>
          </table:table-cell>
          <table:table-cell office:value-type="float" office:value="0.642905032704106" calcext:value-type="float">
            <text:p>0.642905032704106</text:p>
          </table:table-cell>
          <table:table-cell office:value-type="float" office:value="0.648407581691975" calcext:value-type="float">
            <text:p>0.648407581691975</text:p>
          </table:table-cell>
          <table:table-cell office:value-type="float" office:value="0.613723849988588" calcext:value-type="float">
            <text:p>0.613723849988588</text:p>
          </table:table-cell>
          <table:table-cell office:value-type="float" office:value="0.611025368035102" calcext:value-type="float">
            <text:p>0.611025368035102</text:p>
          </table:table-cell>
          <table:table-cell office:value-type="float" office:value="0.616803215167767" calcext:value-type="float">
            <text:p>0.616803215167767</text:p>
          </table:table-cell>
          <table:table-cell office:value-type="float" office:value="0.622824026378094" calcext:value-type="float">
            <text:p>0.622824026378094</text:p>
          </table:table-cell>
          <table:table-cell office:value-type="float" office:value="0.687085297915304" calcext:value-type="float">
            <text:p>0.687085297915304</text:p>
          </table:table-cell>
          <table:table-cell office:value-type="float" office:value="0.672960803206302" calcext:value-type="float">
            <text:p>0.672960803206302</text:p>
          </table:table-cell>
          <table:table-cell office:value-type="float" office:value="0.668388657694832" calcext:value-type="float">
            <text:p>0.668388657694832</text:p>
          </table:table-cell>
          <table:table-cell office:value-type="float" office:value="0.612232562209986" calcext:value-type="float">
            <text:p>0.612232562209986</text:p>
          </table:table-cell>
          <table:table-cell office:value-type="float" office:value="0.621894908781831" calcext:value-type="float">
            <text:p>0.621894908781831</text:p>
          </table:table-cell>
          <table:table-cell office:value-type="float" office:value="0.630231550069824" calcext:value-type="float">
            <text:p>0.630231550069824</text:p>
          </table:table-cell>
          <table:table-cell office:value-type="float" office:value="0.640855787824157" calcext:value-type="float">
            <text:p>0.640855787824157</text:p>
          </table:table-cell>
          <table:table-cell office:value-type="float" office:value="0.641481124208859" calcext:value-type="float">
            <text:p>0.641481124208859</text:p>
          </table:table-cell>
          <table:table-cell office:value-type="float" office:value="0.646271491896846" calcext:value-type="float">
            <text:p>0.646271491896846</text:p>
          </table:table-cell>
          <table:table-cell office:value-type="float" office:value="0.653346148955754" calcext:value-type="float">
            <text:p>0.653346148955754</text:p>
          </table:table-cell>
          <table:table-cell office:value-type="float" office:value="0.641021526391247" calcext:value-type="float">
            <text:p>0.641021526391247</text:p>
          </table:table-cell>
          <table:table-cell office:value-type="float" office:value="0.625292318472774" calcext:value-type="float">
            <text:p>0.625292318472774</text:p>
          </table:table-cell>
          <table:table-cell office:value-type="float" office:value="0.602648373799073" calcext:value-type="float">
            <text:p>0.602648373799073</text:p>
          </table:table-cell>
          <table:table-cell office:value-type="float" office:value="0.631796999025296" calcext:value-type="float">
            <text:p>0.631796999025296</text:p>
          </table:table-cell>
          <table:table-cell office:value-type="float" office:value="0.649994526645548" calcext:value-type="float">
            <text:p>0.649994526645548</text:p>
          </table:table-cell>
          <table:table-cell office:value-type="float" office:value="0.660714329289682" calcext:value-type="float">
            <text:p>0.660714329289682</text:p>
          </table:table-cell>
          <table:table-cell office:value-type="float" office:value="0.662401992075885" calcext:value-type="float">
            <text:p>0.662401992075885</text:p>
          </table:table-cell>
          <table:table-cell office:value-type="float" office:value="0.663575915381394" calcext:value-type="float">
            <text:p>0.663575915381394</text:p>
          </table:table-cell>
          <table:table-cell office:value-type="float" office:value="0.660044045966804" calcext:value-type="float">
            <text:p>0.660044045966804</text:p>
          </table:table-cell>
          <table:table-cell office:value-type="float" office:value="0.660654506645518" calcext:value-type="float">
            <text:p>0.660654506645518</text:p>
          </table:table-cell>
          <table:table-cell office:value-type="float" office:value="0.660215060960615" calcext:value-type="float">
            <text:p>0.660215060960615</text:p>
          </table:table-cell>
          <table:table-cell office:value-type="float" office:value="0.658473057846194" calcext:value-type="float">
            <text:p>0.658473057846194</text:p>
          </table:table-cell>
          <table:table-cell office:value-type="float" office:value="0.650270021679174" calcext:value-type="float">
            <text:p>0.650270021679174</text:p>
          </table:table-cell>
          <table:table-cell office:value-type="float" office:value="0.649910821785392" calcext:value-type="float">
            <text:p>0.649910821785392</text:p>
          </table:table-cell>
          <table:table-cell office:value-type="float" office:value="0.641219149599354" calcext:value-type="float">
            <text:p>0.641219149599354</text:p>
          </table:table-cell>
          <table:table-cell office:value-type="float" office:value="0.629115136494923" calcext:value-type="float">
            <text:p>0.629115136494923</text:p>
          </table:table-cell>
          <table:table-cell office:value-type="float" office:value="0.62378860174447" calcext:value-type="float">
            <text:p>0.62378860174447</text:p>
          </table:table-cell>
          <table:table-cell office:value-type="float" office:value="0.623579528040544" calcext:value-type="float">
            <text:p>0.623579528040544</text:p>
          </table:table-cell>
          <table:table-cell office:value-type="float" office:value="0.641962866048159" calcext:value-type="float">
            <text:p>0.641962866048159</text:p>
          </table:table-cell>
          <table:table-cell office:value-type="float" office:value="0.599013389574351" calcext:value-type="float">
            <text:p>0.599013389574351</text:p>
          </table:table-cell>
          <table:table-cell office:value-type="float" office:value="0.601656749073041" calcext:value-type="float">
            <text:p>0.601656749073041</text:p>
          </table:table-cell>
          <table:table-cell office:value-type="float" office:value="0.605036659818863" calcext:value-type="float">
            <text:p>0.605036659818863</text:p>
          </table:table-cell>
          <table:table-cell office:value-type="float" office:value="0.649832697235809" calcext:value-type="float">
            <text:p>0.649832697235809</text:p>
          </table:table-cell>
          <table:table-cell office:value-type="float" office:value="0.634142344259096" calcext:value-type="float">
            <text:p>0.634142344259096</text:p>
          </table:table-cell>
          <table:table-cell office:value-type="float" office:value="0.633259029453311" calcext:value-type="float">
            <text:p>0.633259029453311</text:p>
          </table:table-cell>
          <table:table-cell office:value-type="float" office:value="0.609291748145517" calcext:value-type="float">
            <text:p>0.609291748145517</text:p>
          </table:table-cell>
          <table:table-cell office:value-type="float" office:value="0.579053840339637" calcext:value-type="float">
            <text:p>0.579053840339637</text:p>
          </table:table-cell>
          <table:table-cell office:value-type="float" office:value="0.58433331663717" calcext:value-type="float">
            <text:p>0.58433331663717</text:p>
          </table:table-cell>
          <table:table-cell office:value-type="float" office:value="0.575885901982748" calcext:value-type="float">
            <text:p>0.575885901982748</text:p>
          </table:table-cell>
          <table:table-cell office:value-type="float" office:value="0.545061751115709" calcext:value-type="float">
            <text:p>0.545061751115709</text:p>
          </table:table-cell>
          <table:table-cell office:value-type="float" office:value="0.554351939596761" calcext:value-type="float">
            <text:p>0.554351939596761</text:p>
          </table:table-cell>
          <table:table-cell office:value-type="float" office:value="0.578902003949479" calcext:value-type="float">
            <text:p>0.578902003949479</text:p>
          </table:table-cell>
          <table:table-cell office:value-type="float" office:value="0.577376955833733" calcext:value-type="float">
            <text:p>0.577376955833733</text:p>
          </table:table-cell>
          <table:table-cell office:value-type="float" office:value="0.567281735106543" calcext:value-type="float">
            <text:p>0.567281735106543</text:p>
          </table:table-cell>
          <table:table-cell office:value-type="float" office:value="0.55151725917865" calcext:value-type="float">
            <text:p>0.55151725917865</text:p>
          </table:table-cell>
          <table:table-cell office:value-type="float" office:value="0.56247879435449" calcext:value-type="float">
            <text:p>0.56247879435449</text:p>
          </table:table-cell>
          <table:table-cell office:value-type="float" office:value="0.570566446672004" calcext:value-type="float">
            <text:p>0.570566446672004</text:p>
          </table:table-cell>
          <table:table-cell office:value-type="float" office:value="0.563679291923439" calcext:value-type="float">
            <text:p>0.563679291923439</text:p>
          </table:table-cell>
          <table:table-cell office:value-type="float" office:value="0.561011290716363" calcext:value-type="float">
            <text:p>0.561011290716363</text:p>
          </table:table-cell>
          <table:table-cell office:value-type="float" office:value="0.560316983028554" calcext:value-type="float">
            <text:p>0.560316983028554</text:p>
          </table:table-cell>
          <table:table-cell office:value-type="float" office:value="0.557665101584415" calcext:value-type="float">
            <text:p>0.557665101584415</text:p>
          </table:table-cell>
          <table:table-cell office:value-type="float" office:value="0.556508501258094" calcext:value-type="float">
            <text:p>0.556508501258094</text:p>
          </table:table-cell>
          <table:table-cell office:value-type="float" office:value="0.556293083904414" calcext:value-type="float">
            <text:p>0.556293083904414</text:p>
          </table:table-cell>
          <table:table-cell office:value-type="float" office:value="0.555722697107077" calcext:value-type="float">
            <text:p>0.555722697107077</text:p>
          </table:table-cell>
          <table:table-cell office:value-type="float" office:value="0.555098338306262" calcext:value-type="float">
            <text:p>0.555098338306262</text:p>
          </table:table-cell>
          <table:table-cell office:value-type="float" office:value="0.55560419769757" calcext:value-type="float">
            <text:p>0.55560419769757</text:p>
          </table:table-cell>
          <table:table-cell office:value-type="float" office:value="0.555603583421743" calcext:value-type="float">
            <text:p>0.555603583421743</text:p>
          </table:table-cell>
          <table:table-cell office:value-type="float" office:value="0.555642080776122" calcext:value-type="float">
            <text:p>0.555642080776122</text:p>
          </table:table-cell>
          <table:table-cell office:value-type="float" office:value="0.556574330283626" calcext:value-type="float">
            <text:p>0.556574330283626</text:p>
          </table:table-cell>
          <table:table-cell office:value-type="float" office:value="0.555934266134064" calcext:value-type="float">
            <text:p>0.555934266134064</text:p>
          </table:table-cell>
          <table:table-cell office:value-type="float" office:value="0.555403379377882" calcext:value-type="float">
            <text:p>0.555403379377882</text:p>
          </table:table-cell>
          <table:table-cell office:value-type="float" office:value="0.556325329938225" calcext:value-type="float">
            <text:p>0.556325329938225</text:p>
          </table:table-cell>
          <table:table-cell office:value-type="float" office:value="0.555745341223769" calcext:value-type="float">
            <text:p>0.555745341223769</text:p>
          </table:table-cell>
          <table:table-cell office:value-type="float" office:value="0.555983526556726" calcext:value-type="float">
            <text:p>0.555983526556726</text:p>
          </table:table-cell>
          <table:table-cell office:value-type="float" office:value="0.556232035361143" calcext:value-type="float">
            <text:p>0.556232035361143</text:p>
          </table:table-cell>
          <table:table-cell office:value-type="float" office:value="0.556690511897668" calcext:value-type="float">
            <text:p>0.556690511897668</text:p>
          </table:table-cell>
          <table:table-cell office:value-type="float" office:value="0.555950097335551" calcext:value-type="float">
            <text:p>0.555950097335551</text:p>
          </table:table-cell>
          <table:table-cell office:value-type="float" office:value="0.555708980204394" calcext:value-type="float">
            <text:p>0.555708980204394</text:p>
          </table:table-cell>
          <table:table-cell office:value-type="float" office:value="0.555695826646626" calcext:value-type="float">
            <text:p>0.555695826646626</text:p>
          </table:table-cell>
          <table:table-cell office:value-type="float" office:value="0.556464145021108" calcext:value-type="float">
            <text:p>0.556464145021108</text:p>
          </table:table-cell>
          <table:table-cell office:value-type="float" office:value="0.555832784886621" calcext:value-type="float">
            <text:p>0.555832784886621</text:p>
          </table:table-cell>
          <table:table-cell office:value-type="float" office:value="0.556961741068869" calcext:value-type="float">
            <text:p>0.556961741068869</text:p>
          </table:table-cell>
          <table:table-cell office:value-type="float" office:value="0.555990370442909" calcext:value-type="float">
            <text:p>0.555990370442909</text:p>
          </table:table-cell>
          <table:table-cell office:value-type="float" office:value="0.556935042314897" calcext:value-type="float">
            <text:p>0.556935042314897</text:p>
          </table:table-cell>
          <table:table-cell office:value-type="float" office:value="0.556295279947795" calcext:value-type="float">
            <text:p>0.556295279947795</text:p>
          </table:table-cell>
          <table:table-cell office:value-type="float" office:value="0.557048880541668" calcext:value-type="float">
            <text:p>0.557048880541668</text:p>
          </table:table-cell>
          <table:table-cell office:value-type="float" office:value="0.557085590128025" calcext:value-type="float">
            <text:p>0.557085590128025</text:p>
          </table:table-cell>
          <table:table-cell office:value-type="float" office:value="0.55697105443687" calcext:value-type="float">
            <text:p>0.55697105443687</text:p>
          </table:table-cell>
          <table:table-cell office:value-type="float" office:value="0.556182949537736" calcext:value-type="float">
            <text:p>0.556182949537736</text:p>
          </table:table-cell>
          <table:table-cell office:value-type="float" office:value="0.55647582218668" calcext:value-type="float">
            <text:p>0.55647582218668</text:p>
          </table:table-cell>
          <table:table-cell office:value-type="float" office:value="0.556586535191509" calcext:value-type="float">
            <text:p>0.556586535191509</text:p>
          </table:table-cell>
          <table:table-cell office:value-type="float" office:value="0.55697498171906" calcext:value-type="float">
            <text:p>0.55697498171906</text:p>
          </table:table-cell>
          <table:table-cell office:value-type="float" office:value="0.556491301539487" calcext:value-type="float">
            <text:p>0.556491301539487</text:p>
          </table:table-cell>
          <table:table-cell office:value-type="float" office:value="0.556755027886296" calcext:value-type="float">
            <text:p>0.556755027886296</text:p>
          </table:table-cell>
          <table:table-cell office:value-type="float" office:value="0.556708971448683" calcext:value-type="float">
            <text:p>0.556708971448683</text:p>
          </table:table-cell>
          <table:table-cell office:value-type="float" office:value="0.556178017585658" calcext:value-type="float">
            <text:p>0.556178017585658</text:p>
          </table:table-cell>
          <table:table-cell office:value-type="float" office:value="0.55655731326784" calcext:value-type="float">
            <text:p>0.55655731326784</text:p>
          </table:table-cell>
          <table:table-cell office:value-type="float" office:value="0.556754166984405" calcext:value-type="float">
            <text:p>0.556754166984405</text:p>
          </table:table-cell>
          <table:table-cell office:value-type="float" office:value="0.556625990623521" calcext:value-type="float">
            <text:p>0.556625990623521</text:p>
          </table:table-cell>
          <table:table-cell office:value-type="float" office:value="0.556698705208487" calcext:value-type="float">
            <text:p>0.556698705208487</text:p>
          </table:table-cell>
          <table:table-cell office:value-type="float" office:value="0.556727614232022" calcext:value-type="float">
            <text:p>0.556727614232022</text:p>
          </table:table-cell>
          <table:table-cell office:value-type="float" office:value="0.55714284520488" calcext:value-type="float">
            <text:p>0.55714284520488</text:p>
          </table:table-cell>
          <table:table-cell office:value-type="float" office:value="0.556544379485375" calcext:value-type="float">
            <text:p>0.556544379485375</text:p>
          </table:table-cell>
          <table:table-cell office:value-type="float" office:value="0.557026062752378" calcext:value-type="float">
            <text:p>0.557026062752378</text:p>
          </table:table-cell>
          <table:table-cell office:value-type="float" office:value="0.556603780335415" calcext:value-type="float">
            <text:p>0.556603780335415</text:p>
          </table:table-cell>
          <table:table-cell office:value-type="float" office:value="0.556947729212012" calcext:value-type="float">
            <text:p>0.556947729212012</text:p>
          </table:table-cell>
          <table:table-cell office:value-type="float" office:value="0.556693809195068" calcext:value-type="float">
            <text:p>0.556693809195068</text:p>
          </table:table-cell>
          <table:table-cell office:value-type="float" office:value="0.556756404402643" calcext:value-type="float">
            <text:p>0.556756404402643</text:p>
          </table:table-cell>
          <table:table-cell office:value-type="float" office:value="0.556918326081476" calcext:value-type="float">
            <text:p>0.556918326081476</text:p>
          </table:table-cell>
          <table:table-cell office:value-type="float" office:value="0.556695939196038" calcext:value-type="float">
            <text:p>0.556695939196038</text:p>
          </table:table-cell>
          <table:table-cell office:value-type="float" office:value="0.557141380227108" calcext:value-type="float">
            <text:p>0.557141380227108</text:p>
          </table:table-cell>
          <table:table-cell office:value-type="float" office:value="0.55692542300073" calcext:value-type="float">
            <text:p>0.55692542300073</text:p>
          </table:table-cell>
          <table:table-cell office:value-type="float" office:value="0.556371038139701" calcext:value-type="float">
            <text:p>0.556371038139701</text:p>
          </table:table-cell>
          <table:table-cell office:value-type="float" office:value="0.557155465095375" calcext:value-type="float">
            <text:p>0.557155465095375</text:p>
          </table:table-cell>
          <table:table-cell office:value-type="float" office:value="0.557000762507494" calcext:value-type="float">
            <text:p>0.557000762507494</text:p>
          </table:table-cell>
          <table:table-cell office:value-type="float" office:value="0.55630959845544" calcext:value-type="float">
            <text:p>0.55630959845544</text:p>
          </table:table-cell>
          <table:table-cell office:value-type="float" office:value="0.556760012676058" calcext:value-type="float">
            <text:p>0.556760012676058</text:p>
          </table:table-cell>
          <table:table-cell office:value-type="float" office:value="0.556725213911812" calcext:value-type="float">
            <text:p>0.556725213911812</text:p>
          </table:table-cell>
          <table:table-cell office:value-type="float" office:value="0.556971051240251" calcext:value-type="float">
            <text:p>0.556971051240251</text:p>
          </table:table-cell>
          <table:table-cell office:value-type="float" office:value="0.556906337143097" calcext:value-type="float">
            <text:p>0.556906337143097</text:p>
          </table:table-cell>
          <table:table-cell office:value-type="float" office:value="0.557011993201296" calcext:value-type="float">
            <text:p>0.557011993201296</text:p>
          </table:table-cell>
          <table:table-cell office:value-type="float" office:value="0.557205403852581" calcext:value-type="float">
            <text:p>0.557205403852581</text:p>
          </table:table-cell>
          <table:table-cell office:value-type="float" office:value="0.557446146783147" calcext:value-type="float">
            <text:p>0.557446146783147</text:p>
          </table:table-cell>
          <table:table-cell office:value-type="float" office:value="0.55679224904202" calcext:value-type="float">
            <text:p>0.55679224904202</text:p>
          </table:table-cell>
          <table:table-cell office:value-type="float" office:value="0.556836630944987" calcext:value-type="float">
            <text:p>0.556836630944987</text:p>
          </table:table-cell>
          <table:table-cell office:value-type="float" office:value="0.557376466974998" calcext:value-type="float">
            <text:p>0.557376466974998</text:p>
          </table:table-cell>
          <table:table-cell office:value-type="float" office:value="0.556363200373603" calcext:value-type="float">
            <text:p>0.556363200373603</text:p>
          </table:table-cell>
          <table:table-cell office:value-type="float" office:value="0.55695264824177" calcext:value-type="float">
            <text:p>0.55695264824177</text:p>
          </table:table-cell>
          <table:table-cell office:value-type="float" office:value="0.557928485783885" calcext:value-type="float">
            <text:p>0.557928485783885</text:p>
          </table:table-cell>
          <table:table-cell office:value-type="float" office:value="0.556760663505909" calcext:value-type="float">
            <text:p>0.556760663505909</text:p>
          </table:table-cell>
          <table:table-cell office:value-type="float" office:value="0.556668808327733" calcext:value-type="float">
            <text:p>0.556668808327733</text:p>
          </table:table-cell>
          <table:table-cell office:value-type="float" office:value="0.556354234981913" calcext:value-type="float">
            <text:p>0.556354234981913</text:p>
          </table:table-cell>
          <table:table-cell office:value-type="float" office:value="0.557229144607703" calcext:value-type="float">
            <text:p>0.557229144607703</text:p>
          </table:table-cell>
          <table:table-cell office:value-type="float" office:value="0.557170626071731" calcext:value-type="float">
            <text:p>0.557170626071731</text:p>
          </table:table-cell>
          <table:table-cell office:value-type="float" office:value="0.557060745682474" calcext:value-type="float">
            <text:p>0.557060745682474</text:p>
          </table:table-cell>
          <table:table-cell office:value-type="float" office:value="0.557245838168951" calcext:value-type="float">
            <text:p>0.557245838168951</text:p>
          </table:table-cell>
          <table:table-cell office:value-type="float" office:value="0.557173383476946" calcext:value-type="float">
            <text:p>0.557173383476946</text:p>
          </table:table-cell>
          <table:table-cell office:value-type="float" office:value="0.557077138008249" calcext:value-type="float">
            <text:p>0.557077138008249</text:p>
          </table:table-cell>
          <table:table-cell office:value-type="float" office:value="0.557349923639565" calcext:value-type="float">
            <text:p>0.557349923639565</text:p>
          </table:table-cell>
          <table:table-cell office:value-type="float" office:value="0.556510844333369" calcext:value-type="float">
            <text:p>0.556510844333369</text:p>
          </table:table-cell>
          <table:table-cell office:value-type="float" office:value="0.556791471106085" calcext:value-type="float">
            <text:p>0.556791471106085</text:p>
          </table:table-cell>
          <table:table-cell office:value-type="float" office:value="0.557371026267726" calcext:value-type="float">
            <text:p>0.557371026267726</text:p>
          </table:table-cell>
          <table:table-cell office:value-type="float" office:value="0.556498314469194" calcext:value-type="float">
            <text:p>0.556498314469194</text:p>
          </table:table-cell>
          <table:table-cell office:value-type="float" office:value="0.557062005950445" calcext:value-type="float">
            <text:p>0.557062005950445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6644375884922" calcext:value-type="float">
            <text:p>-0.226644375884922</text:p>
          </table:table-cell>
          <table:table-cell office:value-type="float" office:value="-0.226471873930504" calcext:value-type="float">
            <text:p>-0.226471873930504</text:p>
          </table:table-cell>
          <table:table-cell office:value-type="float" office:value="-0.226217226700358" calcext:value-type="float">
            <text:p>-0.226217226700358</text:p>
          </table:table-cell>
          <table:table-cell office:value-type="float" office:value="-0.226596418768795" calcext:value-type="float">
            <text:p>-0.226596418768795</text:p>
          </table:table-cell>
          <table:table-cell office:value-type="float" office:value="-0.226539597739612" calcext:value-type="float">
            <text:p>-0.226539597739612</text:p>
          </table:table-cell>
          <table:table-cell office:value-type="float" office:value="-0.226407093978133" calcext:value-type="float">
            <text:p>-0.226407093978133</text:p>
          </table:table-cell>
          <table:table-cell office:value-type="float" office:value="-0.22643069993237" calcext:value-type="float">
            <text:p>-0.22643069993237</text:p>
          </table:table-cell>
          <table:table-cell office:value-type="float" office:value="-0.226568203568069" calcext:value-type="float">
            <text:p>-0.226568203568069</text:p>
          </table:table-cell>
          <table:table-cell office:value-type="float" office:value="-0.226640631931861" calcext:value-type="float">
            <text:p>-0.226640631931861</text:p>
          </table:table-cell>
          <table:table-cell office:value-type="float" office:value="-0.226313558729283" calcext:value-type="float">
            <text:p>-0.226313558729283</text:p>
          </table:table-cell>
          <table:table-cell office:value-type="float" office:value="-0.22628898408038" calcext:value-type="float">
            <text:p>-0.22628898408038</text:p>
          </table:table-cell>
          <table:table-cell office:value-type="float" office:value="-0.226423134050344" calcext:value-type="float">
            <text:p>-0.226423134050344</text:p>
          </table:table-cell>
          <table:table-cell office:value-type="float" office:value="-0.226603843887196" calcext:value-type="float">
            <text:p>-0.226603843887196</text:p>
          </table:table-cell>
          <table:table-cell office:value-type="float" office:value="-0.226455733438289" calcext:value-type="float">
            <text:p>-0.226455733438289</text:p>
          </table:table-cell>
          <table:table-cell office:value-type="float" office:value="-0.226441599367258" calcext:value-type="float">
            <text:p>-0.226441599367258</text:p>
          </table:table-cell>
          <table:table-cell office:value-type="float" office:value="-0.226534259427201" calcext:value-type="float">
            <text:p>-0.226534259427201</text:p>
          </table:table-cell>
          <table:table-cell office:value-type="float" office:value="-0.22657855370123" calcext:value-type="float">
            <text:p>-0.22657855370123</text:p>
          </table:table-cell>
          <table:table-cell office:value-type="float" office:value="-0.226651437717639" calcext:value-type="float">
            <text:p>-0.226651437717639</text:p>
          </table:table-cell>
          <table:table-cell office:value-type="float" office:value="-0.226657839552894" calcext:value-type="float">
            <text:p>-0.226657839552894</text:p>
          </table:table-cell>
          <table:table-cell office:value-type="float" office:value="-0.226568566778983" calcext:value-type="float">
            <text:p>-0.226568566778983</text:p>
          </table:table-cell>
          <table:table-cell office:value-type="float" office:value="-0.226630054266081" calcext:value-type="float">
            <text:p>-0.226630054266081</text:p>
          </table:table-cell>
          <table:table-cell office:value-type="float" office:value="-0.226391171660748" calcext:value-type="float">
            <text:p>-0.226391171660748</text:p>
          </table:table-cell>
          <table:table-cell office:value-type="float" office:value="-0.226488765300757" calcext:value-type="float">
            <text:p>-0.226488765300757</text:p>
          </table:table-cell>
          <table:table-cell office:value-type="float" office:value="-0.226508009037819" calcext:value-type="float">
            <text:p>-0.226508009037819</text:p>
          </table:table-cell>
          <table:table-cell office:value-type="float" office:value="-0.226583922026117" calcext:value-type="float">
            <text:p>-0.226583922026117</text:p>
          </table:table-cell>
          <table:table-cell office:value-type="float" office:value="-0.226652466739452" calcext:value-type="float">
            <text:p>-0.226652466739452</text:p>
          </table:table-cell>
          <table:table-cell office:value-type="float" office:value="-0.226626040411142" calcext:value-type="float">
            <text:p>-0.226626040411142</text:p>
          </table:table-cell>
          <table:table-cell office:value-type="float" office:value="-0.226528084074692" calcext:value-type="float">
            <text:p>-0.226528084074692</text:p>
          </table:table-cell>
          <table:table-cell office:value-type="float" office:value="-0.226701533211701" calcext:value-type="float">
            <text:p>-0.226701533211701</text:p>
          </table:table-cell>
          <table:table-cell office:value-type="float" office:value="-0.226689942667982" calcext:value-type="float">
            <text:p>-0.226689942667982</text:p>
          </table:table-cell>
          <table:table-cell office:value-type="float" office:value="-0.226754168687322" calcext:value-type="float">
            <text:p>-0.226754168687322</text:p>
          </table:table-cell>
          <table:table-cell office:value-type="float" office:value="-0.226447105085486" calcext:value-type="float">
            <text:p>-0.226447105085486</text:p>
          </table:table-cell>
          <table:table-cell office:value-type="float" office:value="-0.226718413821694" calcext:value-type="float">
            <text:p>-0.226718413821694</text:p>
          </table:table-cell>
          <table:table-cell office:value-type="float" office:value="-0.226658638918439" calcext:value-type="float">
            <text:p>-0.226658638918439</text:p>
          </table:table-cell>
          <table:table-cell office:value-type="float" office:value="-0.226475435043322" calcext:value-type="float">
            <text:p>-0.226475435043322</text:p>
          </table:table-cell>
          <table:table-cell office:value-type="float" office:value="-0.226936498946637" calcext:value-type="float">
            <text:p>-0.226936498946637</text:p>
          </table:table-cell>
          <table:table-cell office:value-type="float" office:value="-0.227403281413235" calcext:value-type="float">
            <text:p>-0.227403281413235</text:p>
          </table:table-cell>
          <table:table-cell office:value-type="float" office:value="-0.227220485933469" calcext:value-type="float">
            <text:p>-0.227220485933469</text:p>
          </table:table-cell>
          <table:table-cell office:value-type="float" office:value="-0.227052673162873" calcext:value-type="float">
            <text:p>-0.227052673162873</text:p>
          </table:table-cell>
          <table:table-cell office:value-type="float" office:value="-0.227318030098129" calcext:value-type="float">
            <text:p>-0.227318030098129</text:p>
          </table:table-cell>
          <table:table-cell office:value-type="float" office:value="-0.225370021476993" calcext:value-type="float">
            <text:p>-0.225370021476993</text:p>
          </table:table-cell>
          <table:table-cell office:value-type="float" office:value="-0.234720642043752" calcext:value-type="float">
            <text:p>-0.234720642043752</text:p>
          </table:table-cell>
          <table:table-cell office:value-type="float" office:value="-0.275688409830803" calcext:value-type="float">
            <text:p>-0.275688409830803</text:p>
          </table:table-cell>
          <table:table-cell office:value-type="float" office:value="-0.274867730105205" calcext:value-type="float">
            <text:p>-0.274867730105205</text:p>
          </table:table-cell>
          <table:table-cell office:value-type="float" office:value="-0.271728646232448" calcext:value-type="float">
            <text:p>-0.271728646232448</text:p>
          </table:table-cell>
          <table:table-cell office:value-type="float" office:value="-0.270937322506903" calcext:value-type="float">
            <text:p>-0.270937322506903</text:p>
          </table:table-cell>
          <table:table-cell office:value-type="float" office:value="-0.276175165834631" calcext:value-type="float">
            <text:p>-0.276175165834631</text:p>
          </table:table-cell>
          <table:table-cell office:value-type="float" office:value="-0.286072611276761" calcext:value-type="float">
            <text:p>-0.286072611276761</text:p>
          </table:table-cell>
          <table:table-cell office:value-type="float" office:value="-0.238291472764419" calcext:value-type="float">
            <text:p>-0.238291472764419</text:p>
          </table:table-cell>
          <table:table-cell office:value-type="float" office:value="-0.234159585525277" calcext:value-type="float">
            <text:p>-0.234159585525277</text:p>
          </table:table-cell>
          <table:table-cell office:value-type="float" office:value="-0.235080200625407" calcext:value-type="float">
            <text:p>-0.235080200625407</text:p>
          </table:table-cell>
          <table:table-cell office:value-type="float" office:value="-0.238488052865569" calcext:value-type="float">
            <text:p>-0.238488052865569</text:p>
          </table:table-cell>
          <table:table-cell office:value-type="float" office:value="-0.246170415221981" calcext:value-type="float">
            <text:p>-0.246170415221981</text:p>
          </table:table-cell>
          <table:table-cell office:value-type="float" office:value="-0.247149823396573" calcext:value-type="float">
            <text:p>-0.247149823396573</text:p>
          </table:table-cell>
          <table:table-cell office:value-type="float" office:value="-0.245608249036175" calcext:value-type="float">
            <text:p>-0.245608249036175</text:p>
          </table:table-cell>
          <table:table-cell office:value-type="float" office:value="-0.243496620558364" calcext:value-type="float">
            <text:p>-0.243496620558364</text:p>
          </table:table-cell>
          <table:table-cell office:value-type="float" office:value="-0.25307397450799" calcext:value-type="float">
            <text:p>-0.25307397450799</text:p>
          </table:table-cell>
          <table:table-cell office:value-type="float" office:value="-0.203192388148771" calcext:value-type="float">
            <text:p>-0.203192388148771</text:p>
          </table:table-cell>
          <table:table-cell office:value-type="float" office:value="-0.199770385962813" calcext:value-type="float">
            <text:p>-0.199770385962813</text:p>
          </table:table-cell>
          <table:table-cell office:value-type="float" office:value="-0.202177231735049" calcext:value-type="float">
            <text:p>-0.202177231735049</text:p>
          </table:table-cell>
          <table:table-cell office:value-type="float" office:value="-0.201647659605998" calcext:value-type="float">
            <text:p>-0.201647659605998</text:p>
          </table:table-cell>
          <table:table-cell office:value-type="float" office:value="-0.205046943454769" calcext:value-type="float">
            <text:p>-0.205046943454769</text:p>
          </table:table-cell>
          <table:table-cell office:value-type="float" office:value="-0.20266550559661" calcext:value-type="float">
            <text:p>-0.20266550559661</text:p>
          </table:table-cell>
          <table:table-cell office:value-type="float" office:value="-0.211207932211654" calcext:value-type="float">
            <text:p>-0.211207932211654</text:p>
          </table:table-cell>
          <table:table-cell office:value-type="float" office:value="-0.226365112496675" calcext:value-type="float">
            <text:p>-0.226365112496675</text:p>
          </table:table-cell>
          <table:table-cell office:value-type="float" office:value="-0.228781754256845" calcext:value-type="float">
            <text:p>-0.228781754256845</text:p>
          </table:table-cell>
          <table:table-cell office:value-type="float" office:value="-0.227806353066265" calcext:value-type="float">
            <text:p>-0.227806353066265</text:p>
          </table:table-cell>
          <table:table-cell office:value-type="float" office:value="-0.220835245137028" calcext:value-type="float">
            <text:p>-0.220835245137028</text:p>
          </table:table-cell>
          <table:table-cell office:value-type="float" office:value="-0.212252710988796" calcext:value-type="float">
            <text:p>-0.212252710988796</text:p>
          </table:table-cell>
          <table:table-cell office:value-type="float" office:value="-0.207432483684993" calcext:value-type="float">
            <text:p>-0.207432483684993</text:p>
          </table:table-cell>
          <table:table-cell office:value-type="float" office:value="-0.200336619466792" calcext:value-type="float">
            <text:p>-0.200336619466792</text:p>
          </table:table-cell>
          <table:table-cell office:value-type="float" office:value="-0.208714047320463" calcext:value-type="float">
            <text:p>-0.208714047320463</text:p>
          </table:table-cell>
          <table:table-cell office:value-type="float" office:value="-0.257666930297611" calcext:value-type="float">
            <text:p>-0.257666930297611</text:p>
          </table:table-cell>
          <table:table-cell office:value-type="float" office:value="-0.262442875743007" calcext:value-type="float">
            <text:p>-0.262442875743007</text:p>
          </table:table-cell>
          <table:table-cell office:value-type="float" office:value="-0.255677899346975" calcext:value-type="float">
            <text:p>-0.255677899346975</text:p>
          </table:table-cell>
          <table:table-cell office:value-type="float" office:value="-0.218793021167977" calcext:value-type="float">
            <text:p>-0.218793021167977</text:p>
          </table:table-cell>
          <table:table-cell office:value-type="float" office:value="-0.213923045940457" calcext:value-type="float">
            <text:p>-0.213923045940457</text:p>
          </table:table-cell>
          <table:table-cell office:value-type="float" office:value="-0.214525717361827" calcext:value-type="float">
            <text:p>-0.214525717361827</text:p>
          </table:table-cell>
          <table:table-cell office:value-type="float" office:value="-0.216155634181625" calcext:value-type="float">
            <text:p>-0.216155634181625</text:p>
          </table:table-cell>
          <table:table-cell office:value-type="float" office:value="-0.213380048066145" calcext:value-type="float">
            <text:p>-0.213380048066145</text:p>
          </table:table-cell>
          <table:table-cell office:value-type="float" office:value="-0.204303819850864" calcext:value-type="float">
            <text:p>-0.204303819850864</text:p>
          </table:table-cell>
          <table:table-cell office:value-type="float" office:value="-0.197872642037002" calcext:value-type="float">
            <text:p>-0.197872642037002</text:p>
          </table:table-cell>
          <table:table-cell office:value-type="float" office:value="-0.198658084821503" calcext:value-type="float">
            <text:p>-0.198658084821503</text:p>
          </table:table-cell>
          <table:table-cell office:value-type="float" office:value="-0.20569692107337" calcext:value-type="float">
            <text:p>-0.20569692107337</text:p>
          </table:table-cell>
          <table:table-cell office:value-type="float" office:value="-0.21076958236759" calcext:value-type="float">
            <text:p>-0.21076958236759</text:p>
          </table:table-cell>
          <table:table-cell office:value-type="float" office:value="-0.215970164506696" calcext:value-type="float">
            <text:p>-0.215970164506696</text:p>
          </table:table-cell>
          <table:table-cell office:value-type="float" office:value="-0.214837245047749" calcext:value-type="float">
            <text:p>-0.214837245047749</text:p>
          </table:table-cell>
          <table:table-cell office:value-type="float" office:value="-0.213421454279328" calcext:value-type="float">
            <text:p>-0.213421454279328</text:p>
          </table:table-cell>
          <table:table-cell office:value-type="float" office:value="-0.204049562873913" calcext:value-type="float">
            <text:p>-0.204049562873913</text:p>
          </table:table-cell>
          <table:table-cell office:value-type="float" office:value="-0.197943793072589" calcext:value-type="float">
            <text:p>-0.197943793072589</text:p>
          </table:table-cell>
          <table:table-cell office:value-type="float" office:value="-0.196278698939299" calcext:value-type="float">
            <text:p>-0.196278698939299</text:p>
          </table:table-cell>
          <table:table-cell office:value-type="float" office:value="-0.209168255018593" calcext:value-type="float">
            <text:p>-0.209168255018593</text:p>
          </table:table-cell>
          <table:table-cell office:value-type="float" office:value="-0.241429945516381" calcext:value-type="float">
            <text:p>-0.241429945516381</text:p>
          </table:table-cell>
          <table:table-cell office:value-type="float" office:value="-0.247578480755268" calcext:value-type="float">
            <text:p>-0.247578480755268</text:p>
          </table:table-cell>
          <table:table-cell office:value-type="float" office:value="-0.249798220152578" calcext:value-type="float">
            <text:p>-0.249798220152578</text:p>
          </table:table-cell>
          <table:table-cell office:value-type="float" office:value="-0.249114431804907" calcext:value-type="float">
            <text:p>-0.249114431804907</text:p>
          </table:table-cell>
          <table:table-cell office:value-type="float" office:value="-0.248121858245184" calcext:value-type="float">
            <text:p>-0.248121858245184</text:p>
          </table:table-cell>
          <table:table-cell office:value-type="float" office:value="-0.249613422600131" calcext:value-type="float">
            <text:p>-0.249613422600131</text:p>
          </table:table-cell>
          <table:table-cell office:value-type="float" office:value="-0.252123831691304" calcext:value-type="float">
            <text:p>-0.252123831691304</text:p>
          </table:table-cell>
          <table:table-cell office:value-type="float" office:value="-0.249670540139591" calcext:value-type="float">
            <text:p>-0.249670540139591</text:p>
          </table:table-cell>
          <table:table-cell office:value-type="float" office:value="-0.250386659499142" calcext:value-type="float">
            <text:p>-0.250386659499142</text:p>
          </table:table-cell>
          <table:table-cell office:value-type="float" office:value="-0.220235286679945" calcext:value-type="float">
            <text:p>-0.220235286679945</text:p>
          </table:table-cell>
          <table:table-cell office:value-type="float" office:value="-0.216627588523852" calcext:value-type="float">
            <text:p>-0.216627588523852</text:p>
          </table:table-cell>
          <table:table-cell office:value-type="float" office:value="-0.219112664116243" calcext:value-type="float">
            <text:p>-0.219112664116243</text:p>
          </table:table-cell>
          <table:table-cell office:value-type="float" office:value="-0.219068432633143" calcext:value-type="float">
            <text:p>-0.219068432633143</text:p>
          </table:table-cell>
          <table:table-cell office:value-type="float" office:value="-0.222254881155526" calcext:value-type="float">
            <text:p>-0.222254881155526</text:p>
          </table:table-cell>
          <table:table-cell office:value-type="float" office:value="-0.187029462650456" calcext:value-type="float">
            <text:p>-0.187029462650456</text:p>
          </table:table-cell>
          <table:table-cell office:value-type="float" office:value="-0.195417738501693" calcext:value-type="float">
            <text:p>-0.195417738501693</text:p>
          </table:table-cell>
          <table:table-cell office:value-type="float" office:value="-0.207597931206866" calcext:value-type="float">
            <text:p>-0.207597931206866</text:p>
          </table:table-cell>
          <table:table-cell office:value-type="float" office:value="-0.208737676710609" calcext:value-type="float">
            <text:p>-0.208737676710609</text:p>
          </table:table-cell>
          <table:table-cell office:value-type="float" office:value="-0.211554476566186" calcext:value-type="float">
            <text:p>-0.211554476566186</text:p>
          </table:table-cell>
          <table:table-cell office:value-type="float" office:value="-0.208942478643329" calcext:value-type="float">
            <text:p>-0.208942478643329</text:p>
          </table:table-cell>
          <table:table-cell office:value-type="float" office:value="-0.202851883169615" calcext:value-type="float">
            <text:p>-0.202851883169615</text:p>
          </table:table-cell>
          <table:table-cell office:value-type="float" office:value="-0.19584069027698" calcext:value-type="float">
            <text:p>-0.19584069027698</text:p>
          </table:table-cell>
          <table:table-cell office:value-type="float" office:value="-0.206706995413515" calcext:value-type="float">
            <text:p>-0.206706995413515</text:p>
          </table:table-cell>
          <table:table-cell office:value-type="float" office:value="-0.210998727708513" calcext:value-type="float">
            <text:p>-0.210998727708513</text:p>
          </table:table-cell>
          <table:table-cell office:value-type="float" office:value="-0.248423812843353" calcext:value-type="float">
            <text:p>-0.248423812843353</text:p>
          </table:table-cell>
          <table:table-cell office:value-type="float" office:value="-0.252345079418492" calcext:value-type="float">
            <text:p>-0.252345079418492</text:p>
          </table:table-cell>
          <table:table-cell office:value-type="float" office:value="-0.255143613684538" calcext:value-type="float">
            <text:p>-0.255143613684538</text:p>
          </table:table-cell>
          <table:table-cell office:value-type="float" office:value="-0.255740076803704" calcext:value-type="float">
            <text:p>-0.255740076803704</text:p>
          </table:table-cell>
          <table:table-cell office:value-type="float" office:value="-0.254607406073889" calcext:value-type="float">
            <text:p>-0.254607406073889</text:p>
          </table:table-cell>
          <table:table-cell office:value-type="float" office:value="-0.255440650018399" calcext:value-type="float">
            <text:p>-0.255440650018399</text:p>
          </table:table-cell>
          <table:table-cell office:value-type="float" office:value="-0.258010741507809" calcext:value-type="float">
            <text:p>-0.258010741507809</text:p>
          </table:table-cell>
          <table:table-cell office:value-type="float" office:value="-0.2601897127637" calcext:value-type="float">
            <text:p>-0.2601897127637</text:p>
          </table:table-cell>
          <table:table-cell office:value-type="float" office:value="-0.240363483608174" calcext:value-type="float">
            <text:p>-0.240363483608174</text:p>
          </table:table-cell>
          <table:table-cell office:value-type="float" office:value="-0.243533948585958" calcext:value-type="float">
            <text:p>-0.243533948585958</text:p>
          </table:table-cell>
          <table:table-cell office:value-type="float" office:value="-0.258580297956763" calcext:value-type="float">
            <text:p>-0.258580297956763</text:p>
          </table:table-cell>
          <table:table-cell office:value-type="float" office:value="-0.257383701884445" calcext:value-type="float">
            <text:p>-0.257383701884445</text:p>
          </table:table-cell>
          <table:table-cell office:value-type="float" office:value="-0.253235841842408" calcext:value-type="float">
            <text:p>-0.253235841842408</text:p>
          </table:table-cell>
          <table:table-cell office:value-type="float" office:value="-0.249279897733958" calcext:value-type="float">
            <text:p>-0.249279897733958</text:p>
          </table:table-cell>
          <table:table-cell office:value-type="float" office:value="-0.247726998297297" calcext:value-type="float">
            <text:p>-0.247726998297297</text:p>
          </table:table-cell>
          <table:table-cell office:value-type="float" office:value="-0.225012175561017" calcext:value-type="float">
            <text:p>-0.225012175561017</text:p>
          </table:table-cell>
          <table:table-cell office:value-type="float" office:value="-0.221584568145575" calcext:value-type="float">
            <text:p>-0.221584568145575</text:p>
          </table:table-cell>
          <table:table-cell office:value-type="float" office:value="-0.219904982787059" calcext:value-type="float">
            <text:p>-0.219904982787059</text:p>
          </table:table-cell>
          <table:table-cell office:value-type="float" office:value="-0.22026312200679" calcext:value-type="float">
            <text:p>-0.22026312200679</text:p>
          </table:table-cell>
          <table:table-cell office:value-type="float" office:value="-0.222474731887056" calcext:value-type="float">
            <text:p>-0.222474731887056</text:p>
          </table:table-cell>
          <table:table-cell office:value-type="float" office:value="-0.221060112551115" calcext:value-type="float">
            <text:p>-0.221060112551115</text:p>
          </table:table-cell>
          <table:table-cell office:value-type="float" office:value="-0.216349871723967" calcext:value-type="float">
            <text:p>-0.216349871723967</text:p>
          </table:table-cell>
          <table:table-cell office:value-type="float" office:value="-0.223067099428155" calcext:value-type="float">
            <text:p>-0.223067099428155</text:p>
          </table:table-cell>
          <table:table-cell office:value-type="float" office:value="-0.235109642886881" calcext:value-type="float">
            <text:p>-0.235109642886881</text:p>
          </table:table-cell>
          <table:table-cell office:value-type="float" office:value="-0.232179931021253" calcext:value-type="float">
            <text:p>-0.232179931021253</text:p>
          </table:table-cell>
          <table:table-cell office:value-type="float" office:value="-0.230515311260802" calcext:value-type="float">
            <text:p>-0.230515311260802</text:p>
          </table:table-cell>
          <table:table-cell office:value-type="float" office:value="-0.228644269947336" calcext:value-type="float">
            <text:p>-0.228644269947336</text:p>
          </table:table-cell>
          <table:table-cell office:value-type="float" office:value="-0.222935791483436" calcext:value-type="float">
            <text:p>-0.222935791483436</text:p>
          </table:table-cell>
          <table:table-cell office:value-type="float" office:value="-0.218522556047598" calcext:value-type="float">
            <text:p>-0.218522556047598</text:p>
          </table:table-cell>
          <table:table-cell office:value-type="float" office:value="-0.260165706497571" calcext:value-type="float">
            <text:p>-0.260165706497571</text:p>
          </table:table-cell>
          <table:table-cell office:value-type="float" office:value="-0.256408409535195" calcext:value-type="float">
            <text:p>-0.256408409535195</text:p>
          </table:table-cell>
          <table:table-cell office:value-type="float" office:value="-0.253473786996222" calcext:value-type="float">
            <text:p>-0.253473786996222</text:p>
          </table:table-cell>
          <table:table-cell office:value-type="float" office:value="-0.256357376016618" calcext:value-type="float">
            <text:p>-0.256357376016618</text:p>
          </table:table-cell>
          <table:table-cell office:value-type="float" office:value="-0.257577501034415" calcext:value-type="float">
            <text:p>-0.257577501034415</text:p>
          </table:table-cell>
          <table:table-cell office:value-type="float" office:value="-0.258341131698421" calcext:value-type="float">
            <text:p>-0.258341131698421</text:p>
          </table:table-cell>
          <table:table-cell office:value-type="float" office:value="-0.274410375796259" calcext:value-type="float">
            <text:p>-0.274410375796259</text:p>
          </table:table-cell>
          <table:table-cell office:value-type="float" office:value="-0.221907994465124" calcext:value-type="float">
            <text:p>-0.221907994465124</text:p>
          </table:table-cell>
          <table:table-cell office:value-type="float" office:value="-0.243410150876281" calcext:value-type="float">
            <text:p>-0.243410150876281</text:p>
          </table:table-cell>
          <table:table-cell office:value-type="float" office:value="-0.24157886037453" calcext:value-type="float">
            <text:p>-0.24157886037453</text:p>
          </table:table-cell>
          <table:table-cell office:value-type="float" office:value="-0.238106985590523" calcext:value-type="float">
            <text:p>-0.238106985590523</text:p>
          </table:table-cell>
          <table:table-cell office:value-type="float" office:value="-0.23803923995498" calcext:value-type="float">
            <text:p>-0.23803923995498</text:p>
          </table:table-cell>
          <table:table-cell office:value-type="float" office:value="-0.207315900048726" calcext:value-type="float">
            <text:p>-0.207315900048726</text:p>
          </table:table-cell>
          <table:table-cell office:value-type="float" office:value="-0.203689564394994" calcext:value-type="float">
            <text:p>-0.203689564394994</text:p>
          </table:table-cell>
          <table:table-cell office:value-type="float" office:value="-0.207644037057264" calcext:value-type="float">
            <text:p>-0.207644037057264</text:p>
          </table:table-cell>
          <table:table-cell office:value-type="float" office:value="-0.205680292495596" calcext:value-type="float">
            <text:p>-0.205680292495596</text:p>
          </table:table-cell>
          <table:table-cell office:value-type="float" office:value="-0.208163039148836" calcext:value-type="float">
            <text:p>-0.208163039148836</text:p>
          </table:table-cell>
          <table:table-cell office:value-type="float" office:value="-0.214033342440244" calcext:value-type="float">
            <text:p>-0.214033342440244</text:p>
          </table:table-cell>
          <table:table-cell office:value-type="float" office:value="-0.221308207978049" calcext:value-type="float">
            <text:p>-0.221308207978049</text:p>
          </table:table-cell>
          <table:table-cell office:value-type="float" office:value="-0.223667439287379" calcext:value-type="float">
            <text:p>-0.223667439287379</text:p>
          </table:table-cell>
          <table:table-cell office:value-type="float" office:value="-0.225539040183153" calcext:value-type="float">
            <text:p>-0.225539040183153</text:p>
          </table:table-cell>
          <table:table-cell office:value-type="float" office:value="-0.225225954427938" calcext:value-type="float">
            <text:p>-0.225225954427938</text:p>
          </table:table-cell>
          <table:table-cell office:value-type="float" office:value="-0.221125598561807" calcext:value-type="float">
            <text:p>-0.221125598561807</text:p>
          </table:table-cell>
          <table:table-cell office:value-type="float" office:value="-0.216056639001883" calcext:value-type="float">
            <text:p>-0.216056639001883</text:p>
          </table:table-cell>
          <table:table-cell office:value-type="float" office:value="-0.208166338424105" calcext:value-type="float">
            <text:p>-0.208166338424105</text:p>
          </table:table-cell>
          <table:table-cell office:value-type="float" office:value="-0.254229682007906" calcext:value-type="float">
            <text:p>-0.254229682007906</text:p>
          </table:table-cell>
          <table:table-cell office:value-type="float" office:value="-0.261819068028213" calcext:value-type="float">
            <text:p>-0.261819068028213</text:p>
          </table:table-cell>
          <table:table-cell office:value-type="float" office:value="-0.25977323440842" calcext:value-type="float">
            <text:p>-0.25977323440842</text:p>
          </table:table-cell>
          <table:table-cell office:value-type="float" office:value="-0.255377294294926" calcext:value-type="float">
            <text:p>-0.255377294294926</text:p>
          </table:table-cell>
          <table:table-cell office:value-type="float" office:value="-0.253758861667318" calcext:value-type="float">
            <text:p>-0.253758861667318</text:p>
          </table:table-cell>
          <table:table-cell office:value-type="float" office:value="-0.254824788668699" calcext:value-type="float">
            <text:p>-0.254824788668699</text:p>
          </table:table-cell>
          <table:table-cell office:value-type="float" office:value="-0.257357265984397" calcext:value-type="float">
            <text:p>-0.257357265984397</text:p>
          </table:table-cell>
          <table:table-cell office:value-type="float" office:value="-0.26044980960033" calcext:value-type="float">
            <text:p>-0.26044980960033</text:p>
          </table:table-cell>
          <table:table-cell office:value-type="float" office:value="-0.261335546414105" calcext:value-type="float">
            <text:p>-0.261335546414105</text:p>
          </table:table-cell>
          <table:table-cell office:value-type="float" office:value="-0.259764542986839" calcext:value-type="float">
            <text:p>-0.259764542986839</text:p>
          </table:table-cell>
          <table:table-cell office:value-type="float" office:value="-0.2625718517616" calcext:value-type="float">
            <text:p>-0.2625718517616</text:p>
          </table:table-cell>
          <table:table-cell office:value-type="float" office:value="-0.262408148940576" calcext:value-type="float">
            <text:p>-0.262408148940576</text:p>
          </table:table-cell>
          <table:table-cell office:value-type="float" office:value="-0.267897062249648" calcext:value-type="float">
            <text:p>-0.267897062249648</text:p>
          </table:table-cell>
          <table:table-cell office:value-type="float" office:value="-0.268795524545857" calcext:value-type="float">
            <text:p>-0.268795524545857</text:p>
          </table:table-cell>
          <table:table-cell office:value-type="float" office:value="-0.265087579875964" calcext:value-type="float">
            <text:p>-0.265087579875964</text:p>
          </table:table-cell>
          <table:table-cell office:value-type="float" office:value="-0.237727583093276" calcext:value-type="float">
            <text:p>-0.237727583093276</text:p>
          </table:table-cell>
          <table:table-cell office:value-type="float" office:value="-0.249142223534972" calcext:value-type="float">
            <text:p>-0.249142223534972</text:p>
          </table:table-cell>
          <table:table-cell office:value-type="float" office:value="-0.2479832440828" calcext:value-type="float">
            <text:p>-0.2479832440828</text:p>
          </table:table-cell>
          <table:table-cell office:value-type="float" office:value="-0.248686840645542" calcext:value-type="float">
            <text:p>-0.248686840645542</text:p>
          </table:table-cell>
          <table:table-cell office:value-type="float" office:value="-0.202909428917571" calcext:value-type="float">
            <text:p>-0.202909428917571</text:p>
          </table:table-cell>
          <table:table-cell office:value-type="float" office:value="-0.205570212223415" calcext:value-type="float">
            <text:p>-0.205570212223415</text:p>
          </table:table-cell>
          <table:table-cell office:value-type="float" office:value="-0.206700903518934" calcext:value-type="float">
            <text:p>-0.206700903518934</text:p>
          </table:table-cell>
          <table:table-cell office:value-type="float" office:value="-0.204439909910956" calcext:value-type="float">
            <text:p>-0.204439909910956</text:p>
          </table:table-cell>
          <table:table-cell office:value-type="float" office:value="-0.205640493573879" calcext:value-type="float">
            <text:p>-0.205640493573879</text:p>
          </table:table-cell>
          <table:table-cell office:value-type="float" office:value="-0.206840468404323" calcext:value-type="float">
            <text:p>-0.206840468404323</text:p>
          </table:table-cell>
          <table:table-cell office:value-type="float" office:value="-0.200514805063228" calcext:value-type="float">
            <text:p>-0.200514805063228</text:p>
          </table:table-cell>
          <table:table-cell office:value-type="float" office:value="-0.19035758786002" calcext:value-type="float">
            <text:p>-0.19035758786002</text:p>
          </table:table-cell>
          <table:table-cell office:value-type="float" office:value="-0.194357987492195" calcext:value-type="float">
            <text:p>-0.194357987492195</text:p>
          </table:table-cell>
          <table:table-cell office:value-type="float" office:value="-0.20723746590543" calcext:value-type="float">
            <text:p>-0.20723746590543</text:p>
          </table:table-cell>
          <table:table-cell office:value-type="float" office:value="-0.216483666527418" calcext:value-type="float">
            <text:p>-0.216483666527418</text:p>
          </table:table-cell>
          <table:table-cell office:value-type="float" office:value="-0.222547367979775" calcext:value-type="float">
            <text:p>-0.222547367979775</text:p>
          </table:table-cell>
          <table:table-cell office:value-type="float" office:value="-0.223176596927126" calcext:value-type="float">
            <text:p>-0.223176596927126</text:p>
          </table:table-cell>
          <table:table-cell office:value-type="float" office:value="-0.224291219730933" calcext:value-type="float">
            <text:p>-0.224291219730933</text:p>
          </table:table-cell>
          <table:table-cell office:value-type="float" office:value="-0.221731025175979" calcext:value-type="float">
            <text:p>-0.221731025175979</text:p>
          </table:table-cell>
          <table:table-cell office:value-type="float" office:value="-0.216219655055095" calcext:value-type="float">
            <text:p>-0.216219655055095</text:p>
          </table:table-cell>
          <table:table-cell office:value-type="float" office:value="-0.215221273408312" calcext:value-type="float">
            <text:p>-0.215221273408312</text:p>
          </table:table-cell>
          <table:table-cell office:value-type="float" office:value="-0.21680730729439" calcext:value-type="float">
            <text:p>-0.21680730729439</text:p>
          </table:table-cell>
          <table:table-cell office:value-type="float" office:value="-0.217443508730359" calcext:value-type="float">
            <text:p>-0.217443508730359</text:p>
          </table:table-cell>
          <table:table-cell office:value-type="float" office:value="-0.217579818579344" calcext:value-type="float">
            <text:p>-0.217579818579344</text:p>
          </table:table-cell>
          <table:table-cell office:value-type="float" office:value="-0.217732904594981" calcext:value-type="float">
            <text:p>-0.217732904594981</text:p>
          </table:table-cell>
          <table:table-cell office:value-type="float" office:value="-0.217560387754185" calcext:value-type="float">
            <text:p>-0.217560387754185</text:p>
          </table:table-cell>
          <table:table-cell office:value-type="float" office:value="-0.217462299505864" calcext:value-type="float">
            <text:p>-0.217462299505864</text:p>
          </table:table-cell>
          <table:table-cell office:value-type="float" office:value="-0.21761460993891" calcext:value-type="float">
            <text:p>-0.21761460993891</text:p>
          </table:table-cell>
          <table:table-cell office:value-type="float" office:value="-0.217623635060008" calcext:value-type="float">
            <text:p>-0.217623635060008</text:p>
          </table:table-cell>
          <table:table-cell office:value-type="float" office:value="-0.217658938012312" calcext:value-type="float">
            <text:p>-0.217658938012312</text:p>
          </table:table-cell>
          <table:table-cell office:value-type="float" office:value="-0.217864773031413" calcext:value-type="float">
            <text:p>-0.217864773031413</text:p>
          </table:table-cell>
          <table:table-cell office:value-type="float" office:value="-0.217729687303097" calcext:value-type="float">
            <text:p>-0.217729687303097</text:p>
          </table:table-cell>
          <table:table-cell office:value-type="float" office:value="-0.217555212144298" calcext:value-type="float">
            <text:p>-0.217555212144298</text:p>
          </table:table-cell>
          <table:table-cell office:value-type="float" office:value="-0.217796904178093" calcext:value-type="float">
            <text:p>-0.217796904178093</text:p>
          </table:table-cell>
          <table:table-cell office:value-type="float" office:value="-0.217684306851062" calcext:value-type="float">
            <text:p>-0.217684306851062</text:p>
          </table:table-cell>
          <table:table-cell office:value-type="float" office:value="-0.21771492865555" calcext:value-type="float">
            <text:p>-0.21771492865555</text:p>
          </table:table-cell>
          <table:table-cell office:value-type="float" office:value="-0.217817645408438" calcext:value-type="float">
            <text:p>-0.217817645408438</text:p>
          </table:table-cell>
          <table:table-cell office:value-type="float" office:value="-0.217945020517179" calcext:value-type="float">
            <text:p>-0.217945020517179</text:p>
          </table:table-cell>
          <table:table-cell office:value-type="float" office:value="-0.21777340123054" calcext:value-type="float">
            <text:p>-0.21777340123054</text:p>
          </table:table-cell>
          <table:table-cell office:value-type="float" office:value="-0.217697961337575" calcext:value-type="float">
            <text:p>-0.217697961337575</text:p>
          </table:table-cell>
          <table:table-cell office:value-type="float" office:value="-0.217726002332595" calcext:value-type="float">
            <text:p>-0.217726002332595</text:p>
          </table:table-cell>
          <table:table-cell office:value-type="float" office:value="-0.217946112370299" calcext:value-type="float">
            <text:p>-0.217946112370299</text:p>
          </table:table-cell>
          <table:table-cell office:value-type="float" office:value="-0.217799133117085" calcext:value-type="float">
            <text:p>-0.217799133117085</text:p>
          </table:table-cell>
          <table:table-cell office:value-type="float" office:value="-0.21811041568738" calcext:value-type="float">
            <text:p>-0.21811041568738</text:p>
          </table:table-cell>
          <table:table-cell office:value-type="float" office:value="-0.217850635467108" calcext:value-type="float">
            <text:p>-0.217850635467108</text:p>
          </table:table-cell>
          <table:table-cell office:value-type="float" office:value="-0.218123410659339" calcext:value-type="float">
            <text:p>-0.218123410659339</text:p>
          </table:table-cell>
          <table:table-cell office:value-type="float" office:value="-0.217946085646879" calcext:value-type="float">
            <text:p>-0.217946085646879</text:p>
          </table:table-cell>
          <table:table-cell office:value-type="float" office:value="-0.218123502322311" calcext:value-type="float">
            <text:p>-0.218123502322311</text:p>
          </table:table-cell>
          <table:table-cell office:value-type="float" office:value="-0.218121220515203" calcext:value-type="float">
            <text:p>-0.218121220515203</text:p>
          </table:table-cell>
          <table:table-cell office:value-type="float" office:value="-0.218113201205066" calcext:value-type="float">
            <text:p>-0.218113201205066</text:p>
          </table:table-cell>
          <table:table-cell office:value-type="float" office:value="-0.217895934990441" calcext:value-type="float">
            <text:p>-0.217895934990441</text:p>
          </table:table-cell>
          <table:table-cell office:value-type="float" office:value="-0.217989867871987" calcext:value-type="float">
            <text:p>-0.217989867871987</text:p>
          </table:table-cell>
          <table:table-cell office:value-type="float" office:value="-0.217995814946043" calcext:value-type="float">
            <text:p>-0.217995814946043</text:p>
          </table:table-cell>
          <table:table-cell office:value-type="float" office:value="-0.218113287497718" calcext:value-type="float">
            <text:p>-0.218113287497718</text:p>
          </table:table-cell>
          <table:table-cell office:value-type="float" office:value="-0.217989416749962" calcext:value-type="float">
            <text:p>-0.217989416749962</text:p>
          </table:table-cell>
          <table:table-cell office:value-type="float" office:value="-0.218065265368947" calcext:value-type="float">
            <text:p>-0.218065265368947</text:p>
          </table:table-cell>
          <table:table-cell office:value-type="float" office:value="-0.218050989073219" calcext:value-type="float">
            <text:p>-0.218050989073219</text:p>
          </table:table-cell>
          <table:table-cell office:value-type="float" office:value="-0.21792998016377" calcext:value-type="float">
            <text:p>-0.21792998016377</text:p>
          </table:table-cell>
          <table:table-cell office:value-type="float" office:value="-0.217985825016699" calcext:value-type="float">
            <text:p>-0.217985825016699</text:p>
          </table:table-cell>
          <table:table-cell office:value-type="float" office:value="-0.218061596447044" calcext:value-type="float">
            <text:p>-0.218061596447044</text:p>
          </table:table-cell>
          <table:table-cell office:value-type="float" office:value="-0.218025844814991" calcext:value-type="float">
            <text:p>-0.218025844814991</text:p>
          </table:table-cell>
          <table:table-cell office:value-type="float" office:value="-0.218052083288206" calcext:value-type="float">
            <text:p>-0.218052083288206</text:p>
          </table:table-cell>
          <table:table-cell office:value-type="float" office:value="-0.218057453671013" calcext:value-type="float">
            <text:p>-0.218057453671013</text:p>
          </table:table-cell>
          <table:table-cell office:value-type="float" office:value="-0.218167184568324" calcext:value-type="float">
            <text:p>-0.218167184568324</text:p>
          </table:table-cell>
          <table:table-cell office:value-type="float" office:value="-0.218008881308913" calcext:value-type="float">
            <text:p>-0.218008881308913</text:p>
          </table:table-cell>
          <table:table-cell office:value-type="float" office:value="-0.218161050203341" calcext:value-type="float">
            <text:p>-0.218161050203341</text:p>
          </table:table-cell>
          <table:table-cell office:value-type="float" office:value="-0.218026398465137" calcext:value-type="float">
            <text:p>-0.218026398465137</text:p>
          </table:table-cell>
          <table:table-cell office:value-type="float" office:value="-0.218119381936008" calcext:value-type="float">
            <text:p>-0.218119381936008</text:p>
          </table:table-cell>
          <table:table-cell office:value-type="float" office:value="-0.218063278322409" calcext:value-type="float">
            <text:p>-0.218063278322409</text:p>
          </table:table-cell>
          <table:table-cell office:value-type="float" office:value="-0.218079165920561" calcext:value-type="float">
            <text:p>-0.218079165920561</text:p>
          </table:table-cell>
          <table:table-cell office:value-type="float" office:value="-0.218126411279123" calcext:value-type="float">
            <text:p>-0.218126411279123</text:p>
          </table:table-cell>
          <table:table-cell office:value-type="float" office:value="-0.218064725334941" calcext:value-type="float">
            <text:p>-0.218064725334941</text:p>
          </table:table-cell>
          <table:table-cell office:value-type="float" office:value="-0.218166326673273" calcext:value-type="float">
            <text:p>-0.218166326673273</text:p>
          </table:table-cell>
          <table:table-cell office:value-type="float" office:value="-0.218107757183094" calcext:value-type="float">
            <text:p>-0.218107757183094</text:p>
          </table:table-cell>
          <table:table-cell office:value-type="float" office:value="-0.217963325493634" calcext:value-type="float">
            <text:p>-0.217963325493634</text:p>
          </table:table-cell>
          <table:table-cell office:value-type="float" office:value="-0.218184025888737" calcext:value-type="float">
            <text:p>-0.218184025888737</text:p>
          </table:table-cell>
          <table:table-cell office:value-type="float" office:value="-0.21814052315709" calcext:value-type="float">
            <text:p>-0.21814052315709</text:p>
          </table:table-cell>
          <table:table-cell office:value-type="float" office:value="-0.217950216087847" calcext:value-type="float">
            <text:p>-0.217950216087847</text:p>
          </table:table-cell>
          <table:table-cell office:value-type="float" office:value="-0.218065533056053" calcext:value-type="float">
            <text:p>-0.218065533056053</text:p>
          </table:table-cell>
          <table:table-cell office:value-type="float" office:value="-0.218057379838949" calcext:value-type="float">
            <text:p>-0.218057379838949</text:p>
          </table:table-cell>
          <table:table-cell office:value-type="float" office:value="-0.21810857248576" calcext:value-type="float">
            <text:p>-0.21810857248576</text:p>
          </table:table-cell>
          <table:table-cell office:value-type="float" office:value="-0.21811621133033" calcext:value-type="float">
            <text:p>-0.21811621133033</text:p>
          </table:table-cell>
          <table:table-cell office:value-type="float" office:value="-0.218110141084968" calcext:value-type="float">
            <text:p>-0.218110141084968</text:p>
          </table:table-cell>
          <table:table-cell office:value-type="float" office:value="-0.218180968286318" calcext:value-type="float">
            <text:p>-0.218180968286318</text:p>
          </table:table-cell>
          <table:table-cell office:value-type="float" office:value="-0.218250278058062" calcext:value-type="float">
            <text:p>-0.218250278058062</text:p>
          </table:table-cell>
          <table:table-cell office:value-type="float" office:value="-0.218076335548086" calcext:value-type="float">
            <text:p>-0.218076335548086</text:p>
          </table:table-cell>
          <table:table-cell office:value-type="float" office:value="-0.218094515216182" calcext:value-type="float">
            <text:p>-0.218094515216182</text:p>
          </table:table-cell>
          <table:table-cell office:value-type="float" office:value="-0.218232598988736" calcext:value-type="float">
            <text:p>-0.218232598988736</text:p>
          </table:table-cell>
          <table:table-cell office:value-type="float" office:value="-0.217954789532905" calcext:value-type="float">
            <text:p>-0.217954789532905</text:p>
          </table:table-cell>
          <table:table-cell office:value-type="float" office:value="-0.21812103994039" calcext:value-type="float">
            <text:p>-0.21812103994039</text:p>
          </table:table-cell>
          <table:table-cell office:value-type="float" office:value="-0.218352815118014" calcext:value-type="float">
            <text:p>-0.218352815118014</text:p>
          </table:table-cell>
          <table:table-cell office:value-type="float" office:value="-0.218051129229073" calcext:value-type="float">
            <text:p>-0.218051129229073</text:p>
          </table:table-cell>
          <table:table-cell office:value-type="float" office:value="-0.218045401638273" calcext:value-type="float">
            <text:p>-0.218045401638273</text:p>
          </table:table-cell>
          <table:table-cell office:value-type="float" office:value="-0.217950701737493" calcext:value-type="float">
            <text:p>-0.217950701737493</text:p>
          </table:table-cell>
          <table:table-cell office:value-type="float" office:value="-0.218186128709648" calcext:value-type="float">
            <text:p>-0.218186128709648</text:p>
          </table:table-cell>
          <table:table-cell office:value-type="float" office:value="-0.218178376840377" calcext:value-type="float">
            <text:p>-0.218178376840377</text:p>
          </table:table-cell>
          <table:table-cell office:value-type="float" office:value="-0.21813263851197" calcext:value-type="float">
            <text:p>-0.21813263851197</text:p>
          </table:table-cell>
          <table:table-cell office:value-type="float" office:value="-0.218188618410899" calcext:value-type="float">
            <text:p>-0.218188618410899</text:p>
          </table:table-cell>
          <table:table-cell office:value-type="float" office:value="-0.218175293336294" calcext:value-type="float">
            <text:p>-0.218175293336294</text:p>
          </table:table-cell>
          <table:table-cell office:value-type="float" office:value="-0.218154458315549" calcext:value-type="float">
            <text:p>-0.218154458315549</text:p>
          </table:table-cell>
          <table:table-cell office:value-type="float" office:value="-0.218237273647451" calcext:value-type="float">
            <text:p>-0.218237273647451</text:p>
          </table:table-cell>
          <table:table-cell office:value-type="float" office:value="-0.218017185533858" calcext:value-type="float">
            <text:p>-0.218017185533858</text:p>
          </table:table-cell>
          <table:table-cell office:value-type="float" office:value="-0.218085117398922" calcext:value-type="float">
            <text:p>-0.218085117398922</text:p>
          </table:table-cell>
          <table:table-cell office:value-type="float" office:value="-0.218250588013001" calcext:value-type="float">
            <text:p>-0.218250588013001</text:p>
          </table:table-cell>
          <table:table-cell office:value-type="float" office:value="-0.218002160085604" calcext:value-type="float">
            <text:p>-0.218002160085604</text:p>
          </table:table-cell>
          <table:table-cell office:value-type="float" office:value="-0.21815075030649" calcext:value-type="float">
            <text:p>-0.21815075030649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295153058531291" calcext:value-type="float">
            <text:p>0.295153058531291</text:p>
          </table:table-cell>
          <table:table-cell office:value-type="float" office:value="0.295160553939985" calcext:value-type="float">
            <text:p>0.295160553939985</text:p>
          </table:table-cell>
          <table:table-cell office:value-type="float" office:value="0.295144559445305" calcext:value-type="float">
            <text:p>0.295144559445305</text:p>
          </table:table-cell>
          <table:table-cell office:value-type="float" office:value="0.295157928882306" calcext:value-type="float">
            <text:p>0.295157928882306</text:p>
          </table:table-cell>
          <table:table-cell office:value-type="float" office:value="0.295155836483756" calcext:value-type="float">
            <text:p>0.295155836483756</text:p>
          </table:table-cell>
          <table:table-cell office:value-type="float" office:value="0.295152745026632" calcext:value-type="float">
            <text:p>0.295152745026632</text:p>
          </table:table-cell>
          <table:table-cell office:value-type="float" office:value="0.295146360213415" calcext:value-type="float">
            <text:p>0.295146360213415</text:p>
          </table:table-cell>
          <table:table-cell office:value-type="float" office:value="0.295165789983117" calcext:value-type="float">
            <text:p>0.295165789983117</text:p>
          </table:table-cell>
          <table:table-cell office:value-type="float" office:value="0.295131136085309" calcext:value-type="float">
            <text:p>0.295131136085309</text:p>
          </table:table-cell>
          <table:table-cell office:value-type="float" office:value="0.29516402734773" calcext:value-type="float">
            <text:p>0.29516402734773</text:p>
          </table:table-cell>
          <table:table-cell office:value-type="float" office:value="0.295131970671447" calcext:value-type="float">
            <text:p>0.295131970671447</text:p>
          </table:table-cell>
          <table:table-cell office:value-type="float" office:value="0.295158447711591" calcext:value-type="float">
            <text:p>0.295158447711591</text:p>
          </table:table-cell>
          <table:table-cell office:value-type="float" office:value="0.295170825857558" calcext:value-type="float">
            <text:p>0.295170825857558</text:p>
          </table:table-cell>
          <table:table-cell office:value-type="float" office:value="0.295149521310688" calcext:value-type="float">
            <text:p>0.295149521310688</text:p>
          </table:table-cell>
          <table:table-cell office:value-type="float" office:value="0.295172178081773" calcext:value-type="float">
            <text:p>0.295172178081773</text:p>
          </table:table-cell>
          <table:table-cell office:value-type="float" office:value="0.295161163445974" calcext:value-type="float">
            <text:p>0.295161163445974</text:p>
          </table:table-cell>
          <table:table-cell office:value-type="float" office:value="0.295178743148916" calcext:value-type="float">
            <text:p>0.295178743148916</text:p>
          </table:table-cell>
          <table:table-cell office:value-type="float" office:value="0.29515283353948" calcext:value-type="float">
            <text:p>0.29515283353948</text:p>
          </table:table-cell>
          <table:table-cell office:value-type="float" office:value="0.29518339181331" calcext:value-type="float">
            <text:p>0.29518339181331</text:p>
          </table:table-cell>
          <table:table-cell office:value-type="float" office:value="0.295171684800982" calcext:value-type="float">
            <text:p>0.295171684800982</text:p>
          </table:table-cell>
          <table:table-cell office:value-type="float" office:value="0.295185940182343" calcext:value-type="float">
            <text:p>0.295185940182343</text:p>
          </table:table-cell>
          <table:table-cell office:value-type="float" office:value="0.295172772795749" calcext:value-type="float">
            <text:p>0.295172772795749</text:p>
          </table:table-cell>
          <table:table-cell office:value-type="float" office:value="0.295181137684941" calcext:value-type="float">
            <text:p>0.295181137684941</text:p>
          </table:table-cell>
          <table:table-cell office:value-type="float" office:value="0.295155003340049" calcext:value-type="float">
            <text:p>0.295155003340049</text:p>
          </table:table-cell>
          <table:table-cell office:value-type="float" office:value="0.295140018463697" calcext:value-type="float">
            <text:p>0.295140018463697</text:p>
          </table:table-cell>
          <table:table-cell office:value-type="float" office:value="0.29515848984256" calcext:value-type="float">
            <text:p>0.29515848984256</text:p>
          </table:table-cell>
          <table:table-cell office:value-type="float" office:value="0.295158648807784" calcext:value-type="float">
            <text:p>0.295158648807784</text:p>
          </table:table-cell>
          <table:table-cell office:value-type="float" office:value="0.295199142118376" calcext:value-type="float">
            <text:p>0.295199142118376</text:p>
          </table:table-cell>
          <table:table-cell office:value-type="float" office:value="0.295251079277076" calcext:value-type="float">
            <text:p>0.295251079277076</text:p>
          </table:table-cell>
          <table:table-cell office:value-type="float" office:value="0.295249850166853" calcext:value-type="float">
            <text:p>0.295249850166853</text:p>
          </table:table-cell>
          <table:table-cell office:value-type="float" office:value="0.295257552340331" calcext:value-type="float">
            <text:p>0.295257552340331</text:p>
          </table:table-cell>
          <table:table-cell office:value-type="float" office:value="0.294972224175592" calcext:value-type="float">
            <text:p>0.294972224175592</text:p>
          </table:table-cell>
          <table:table-cell office:value-type="float" office:value="0.294689628748788" calcext:value-type="float">
            <text:p>0.294689628748788</text:p>
          </table:table-cell>
          <table:table-cell office:value-type="float" office:value="0.294464809514889" calcext:value-type="float">
            <text:p>0.294464809514889</text:p>
          </table:table-cell>
          <table:table-cell office:value-type="float" office:value="0.294505451967324" calcext:value-type="float">
            <text:p>0.294505451967324</text:p>
          </table:table-cell>
          <table:table-cell office:value-type="float" office:value="0.294884284747666" calcext:value-type="float">
            <text:p>0.294884284747666</text:p>
          </table:table-cell>
          <table:table-cell office:value-type="float" office:value="0.295350061540586" calcext:value-type="float">
            <text:p>0.295350061540586</text:p>
          </table:table-cell>
          <table:table-cell office:value-type="float" office:value="0.296065988475986" calcext:value-type="float">
            <text:p>0.296065988475986</text:p>
          </table:table-cell>
          <table:table-cell office:value-type="float" office:value="0.296153825388083" calcext:value-type="float">
            <text:p>0.296153825388083</text:p>
          </table:table-cell>
          <table:table-cell office:value-type="float" office:value="0.296140435262068" calcext:value-type="float">
            <text:p>0.296140435262068</text:p>
          </table:table-cell>
          <table:table-cell office:value-type="float" office:value="0.294550444669915" calcext:value-type="float">
            <text:p>0.294550444669915</text:p>
          </table:table-cell>
          <table:table-cell office:value-type="float" office:value="0.298270613784592" calcext:value-type="float">
            <text:p>0.298270613784592</text:p>
          </table:table-cell>
          <table:table-cell office:value-type="float" office:value="0.317169574621991" calcext:value-type="float">
            <text:p>0.317169574621991</text:p>
          </table:table-cell>
          <table:table-cell office:value-type="float" office:value="0.335239637047934" calcext:value-type="float">
            <text:p>0.335239637047934</text:p>
          </table:table-cell>
          <table:table-cell office:value-type="float" office:value="0.336686773994027" calcext:value-type="float">
            <text:p>0.336686773994027</text:p>
          </table:table-cell>
          <table:table-cell office:value-type="float" office:value="0.335922612446237" calcext:value-type="float">
            <text:p>0.335922612446237</text:p>
          </table:table-cell>
          <table:table-cell office:value-type="float" office:value="0.331693561986987" calcext:value-type="float">
            <text:p>0.331693561986987</text:p>
          </table:table-cell>
          <table:table-cell office:value-type="float" office:value="0.325572879003941" calcext:value-type="float">
            <text:p>0.325572879003941</text:p>
          </table:table-cell>
          <table:table-cell office:value-type="float" office:value="0.30401545791463" calcext:value-type="float">
            <text:p>0.30401545791463</text:p>
          </table:table-cell>
          <table:table-cell office:value-type="float" office:value="0.30480195562696" calcext:value-type="float">
            <text:p>0.30480195562696</text:p>
          </table:table-cell>
          <table:table-cell office:value-type="float" office:value="0.304583217742925" calcext:value-type="float">
            <text:p>0.304583217742925</text:p>
          </table:table-cell>
          <table:table-cell office:value-type="float" office:value="0.303000414336079" calcext:value-type="float">
            <text:p>0.303000414336079</text:p>
          </table:table-cell>
          <table:table-cell office:value-type="float" office:value="0.294871285679711" calcext:value-type="float">
            <text:p>0.294871285679711</text:p>
          </table:table-cell>
          <table:table-cell office:value-type="float" office:value="0.292395881124125" calcext:value-type="float">
            <text:p>0.292395881124125</text:p>
          </table:table-cell>
          <table:table-cell office:value-type="float" office:value="0.290956228375837" calcext:value-type="float">
            <text:p>0.290956228375837</text:p>
          </table:table-cell>
          <table:table-cell office:value-type="float" office:value="0.290655902072918" calcext:value-type="float">
            <text:p>0.290655902072918</text:p>
          </table:table-cell>
          <table:table-cell office:value-type="float" office:value="0.292836412349263" calcext:value-type="float">
            <text:p>0.292836412349263</text:p>
          </table:table-cell>
          <table:table-cell office:value-type="float" office:value="0.332947421014595" calcext:value-type="float">
            <text:p>0.332947421014595</text:p>
          </table:table-cell>
          <table:table-cell office:value-type="float" office:value="0.332334664884869" calcext:value-type="float">
            <text:p>0.332334664884869</text:p>
          </table:table-cell>
          <table:table-cell office:value-type="float" office:value="0.332068708707651" calcext:value-type="float">
            <text:p>0.332068708707651</text:p>
          </table:table-cell>
          <table:table-cell office:value-type="float" office:value="0.330116801544941" calcext:value-type="float">
            <text:p>0.330116801544941</text:p>
          </table:table-cell>
          <table:table-cell office:value-type="float" office:value="0.299424460674682" calcext:value-type="float">
            <text:p>0.299424460674682</text:p>
          </table:table-cell>
          <table:table-cell office:value-type="float" office:value="0.28902418105868" calcext:value-type="float">
            <text:p>0.28902418105868</text:p>
          </table:table-cell>
          <table:table-cell office:value-type="float" office:value="0.308116175717304" calcext:value-type="float">
            <text:p>0.308116175717304</text:p>
          </table:table-cell>
          <table:table-cell office:value-type="float" office:value="0.307355069136914" calcext:value-type="float">
            <text:p>0.307355069136914</text:p>
          </table:table-cell>
          <table:table-cell office:value-type="float" office:value="0.307317457913617" calcext:value-type="float">
            <text:p>0.307317457913617</text:p>
          </table:table-cell>
          <table:table-cell office:value-type="float" office:value="0.306993812063196" calcext:value-type="float">
            <text:p>0.306993812063196</text:p>
          </table:table-cell>
          <table:table-cell office:value-type="float" office:value="0.304823791447706" calcext:value-type="float">
            <text:p>0.304823791447706</text:p>
          </table:table-cell>
          <table:table-cell office:value-type="float" office:value="0.302848503155917" calcext:value-type="float">
            <text:p>0.302848503155917</text:p>
          </table:table-cell>
          <table:table-cell office:value-type="float" office:value="0.300184279554476" calcext:value-type="float">
            <text:p>0.300184279554476</text:p>
          </table:table-cell>
          <table:table-cell office:value-type="float" office:value="0.307862208892769" calcext:value-type="float">
            <text:p>0.307862208892769</text:p>
          </table:table-cell>
          <table:table-cell office:value-type="float" office:value="0.320568580143719" calcext:value-type="float">
            <text:p>0.320568580143719</text:p>
          </table:table-cell>
          <table:table-cell office:value-type="float" office:value="0.331333581613642" calcext:value-type="float">
            <text:p>0.331333581613642</text:p>
          </table:table-cell>
          <table:table-cell office:value-type="float" office:value="0.337192421192473" calcext:value-type="float">
            <text:p>0.337192421192473</text:p>
          </table:table-cell>
          <table:table-cell office:value-type="float" office:value="0.336782283722239" calcext:value-type="float">
            <text:p>0.336782283722239</text:p>
          </table:table-cell>
          <table:table-cell office:value-type="float" office:value="0.334725968670461" calcext:value-type="float">
            <text:p>0.334725968670461</text:p>
          </table:table-cell>
          <table:table-cell office:value-type="float" office:value="0.33423643372938" calcext:value-type="float">
            <text:p>0.33423643372938</text:p>
          </table:table-cell>
          <table:table-cell office:value-type="float" office:value="0.330034438541871" calcext:value-type="float">
            <text:p>0.330034438541871</text:p>
          </table:table-cell>
          <table:table-cell office:value-type="float" office:value="0.321787073985949" calcext:value-type="float">
            <text:p>0.321787073985949</text:p>
          </table:table-cell>
          <table:table-cell office:value-type="float" office:value="0.290401443059349" calcext:value-type="float">
            <text:p>0.290401443059349</text:p>
          </table:table-cell>
          <table:table-cell office:value-type="float" office:value="0.285116207852208" calcext:value-type="float">
            <text:p>0.285116207852208</text:p>
          </table:table-cell>
          <table:table-cell office:value-type="float" office:value="0.303488665556406" calcext:value-type="float">
            <text:p>0.303488665556406</text:p>
          </table:table-cell>
          <table:table-cell office:value-type="float" office:value="0.307465525108897" calcext:value-type="float">
            <text:p>0.307465525108897</text:p>
          </table:table-cell>
          <table:table-cell office:value-type="float" office:value="0.308363916649976" calcext:value-type="float">
            <text:p>0.308363916649976</text:p>
          </table:table-cell>
          <table:table-cell office:value-type="float" office:value="0.306725851920853" calcext:value-type="float">
            <text:p>0.306725851920853</text:p>
          </table:table-cell>
          <table:table-cell office:value-type="float" office:value="0.307441309665276" calcext:value-type="float">
            <text:p>0.307441309665276</text:p>
          </table:table-cell>
          <table:table-cell office:value-type="float" office:value="0.306324597156976" calcext:value-type="float">
            <text:p>0.306324597156976</text:p>
          </table:table-cell>
          <table:table-cell office:value-type="float" office:value="0.305181311963705" calcext:value-type="float">
            <text:p>0.305181311963705</text:p>
          </table:table-cell>
          <table:table-cell office:value-type="float" office:value="0.301087585624754" calcext:value-type="float">
            <text:p>0.301087585624754</text:p>
          </table:table-cell>
          <table:table-cell office:value-type="float" office:value="0.299836681541098" calcext:value-type="float">
            <text:p>0.299836681541098</text:p>
          </table:table-cell>
          <table:table-cell office:value-type="float" office:value="0.326395569187641" calcext:value-type="float">
            <text:p>0.326395569187641</text:p>
          </table:table-cell>
          <table:table-cell office:value-type="float" office:value="0.325832812329648" calcext:value-type="float">
            <text:p>0.325832812329648</text:p>
          </table:table-cell>
          <table:table-cell office:value-type="float" office:value="0.335742864021488" calcext:value-type="float">
            <text:p>0.335742864021488</text:p>
          </table:table-cell>
          <table:table-cell office:value-type="float" office:value="0.337924229111525" calcext:value-type="float">
            <text:p>0.337924229111525</text:p>
          </table:table-cell>
          <table:table-cell office:value-type="float" office:value="0.339143787448006" calcext:value-type="float">
            <text:p>0.339143787448006</text:p>
          </table:table-cell>
          <table:table-cell office:value-type="float" office:value="0.339744220812368" calcext:value-type="float">
            <text:p>0.339744220812368</text:p>
          </table:table-cell>
          <table:table-cell office:value-type="float" office:value="0.339079466103317" calcext:value-type="float">
            <text:p>0.339079466103317</text:p>
          </table:table-cell>
          <table:table-cell office:value-type="float" office:value="0.337356696285416" calcext:value-type="float">
            <text:p>0.337356696285416</text:p>
          </table:table-cell>
          <table:table-cell office:value-type="float" office:value="0.338283978063892" calcext:value-type="float">
            <text:p>0.338283978063892</text:p>
          </table:table-cell>
          <table:table-cell office:value-type="float" office:value="0.338336745233117" calcext:value-type="float">
            <text:p>0.338336745233117</text:p>
          </table:table-cell>
          <table:table-cell office:value-type="float" office:value="0.336703652275096" calcext:value-type="float">
            <text:p>0.336703652275096</text:p>
          </table:table-cell>
          <table:table-cell office:value-type="float" office:value="0.334738206963361" calcext:value-type="float">
            <text:p>0.334738206963361</text:p>
          </table:table-cell>
          <table:table-cell office:value-type="float" office:value="0.334958846106043" calcext:value-type="float">
            <text:p>0.334958846106043</text:p>
          </table:table-cell>
          <table:table-cell office:value-type="float" office:value="0.333740113768009" calcext:value-type="float">
            <text:p>0.333740113768009</text:p>
          </table:table-cell>
          <table:table-cell office:value-type="float" office:value="0.330769923399877" calcext:value-type="float">
            <text:p>0.330769923399877</text:p>
          </table:table-cell>
          <table:table-cell office:value-type="float" office:value="0.327735839484773" calcext:value-type="float">
            <text:p>0.327735839484773</text:p>
          </table:table-cell>
          <table:table-cell office:value-type="float" office:value="0.307661395251069" calcext:value-type="float">
            <text:p>0.307661395251069</text:p>
          </table:table-cell>
          <table:table-cell office:value-type="float" office:value="0.309124997103508" calcext:value-type="float">
            <text:p>0.309124997103508</text:p>
          </table:table-cell>
          <table:table-cell office:value-type="float" office:value="0.306263083588492" calcext:value-type="float">
            <text:p>0.306263083588492</text:p>
          </table:table-cell>
          <table:table-cell office:value-type="float" office:value="0.306875600506529" calcext:value-type="float">
            <text:p>0.306875600506529</text:p>
          </table:table-cell>
          <table:table-cell office:value-type="float" office:value="0.306712622569759" calcext:value-type="float">
            <text:p>0.306712622569759</text:p>
          </table:table-cell>
          <table:table-cell office:value-type="float" office:value="0.303613228573282" calcext:value-type="float">
            <text:p>0.303613228573282</text:p>
          </table:table-cell>
          <table:table-cell office:value-type="float" office:value="0.299314148040119" calcext:value-type="float">
            <text:p>0.299314148040119</text:p>
          </table:table-cell>
          <table:table-cell office:value-type="float" office:value="0.297872038145578" calcext:value-type="float">
            <text:p>0.297872038145578</text:p>
          </table:table-cell>
          <table:table-cell office:value-type="float" office:value="0.325572529362876" calcext:value-type="float">
            <text:p>0.325572529362876</text:p>
          </table:table-cell>
          <table:table-cell office:value-type="float" office:value="0.326330255939675" calcext:value-type="float">
            <text:p>0.326330255939675</text:p>
          </table:table-cell>
          <table:table-cell office:value-type="float" office:value="0.330369752249539" calcext:value-type="float">
            <text:p>0.330369752249539</text:p>
          </table:table-cell>
          <table:table-cell office:value-type="float" office:value="0.334230843041739" calcext:value-type="float">
            <text:p>0.334230843041739</text:p>
          </table:table-cell>
          <table:table-cell office:value-type="float" office:value="0.336709624331624" calcext:value-type="float">
            <text:p>0.336709624331624</text:p>
          </table:table-cell>
          <table:table-cell office:value-type="float" office:value="0.338489952675671" calcext:value-type="float">
            <text:p>0.338489952675671</text:p>
          </table:table-cell>
          <table:table-cell office:value-type="float" office:value="0.338095382262008" calcext:value-type="float">
            <text:p>0.338095382262008</text:p>
          </table:table-cell>
          <table:table-cell office:value-type="float" office:value="0.336860059001408" calcext:value-type="float">
            <text:p>0.336860059001408</text:p>
          </table:table-cell>
          <table:table-cell office:value-type="float" office:value="0.334515926291551" calcext:value-type="float">
            <text:p>0.334515926291551</text:p>
          </table:table-cell>
          <table:table-cell office:value-type="float" office:value="0.335051023918757" calcext:value-type="float">
            <text:p>0.335051023918757</text:p>
          </table:table-cell>
          <table:table-cell office:value-type="float" office:value="0.304492830411852" calcext:value-type="float">
            <text:p>0.304492830411852</text:p>
          </table:table-cell>
          <table:table-cell office:value-type="float" office:value="0.305099856515123" calcext:value-type="float">
            <text:p>0.305099856515123</text:p>
          </table:table-cell>
          <table:table-cell office:value-type="float" office:value="0.296768878638128" calcext:value-type="float">
            <text:p>0.296768878638128</text:p>
          </table:table-cell>
          <table:table-cell office:value-type="float" office:value="0.292710519857718" calcext:value-type="float">
            <text:p>0.292710519857718</text:p>
          </table:table-cell>
          <table:table-cell office:value-type="float" office:value="0.290517981518192" calcext:value-type="float">
            <text:p>0.290517981518192</text:p>
          </table:table-cell>
          <table:table-cell office:value-type="float" office:value="0.289328843044941" calcext:value-type="float">
            <text:p>0.289328843044941</text:p>
          </table:table-cell>
          <table:table-cell office:value-type="float" office:value="0.288728635878638" calcext:value-type="float">
            <text:p>0.288728635878638</text:p>
          </table:table-cell>
          <table:table-cell office:value-type="float" office:value="0.32754774474318" calcext:value-type="float">
            <text:p>0.32754774474318</text:p>
          </table:table-cell>
          <table:table-cell office:value-type="float" office:value="0.329503927190017" calcext:value-type="float">
            <text:p>0.329503927190017</text:p>
          </table:table-cell>
          <table:table-cell office:value-type="float" office:value="0.330509997206174" calcext:value-type="float">
            <text:p>0.330509997206174</text:p>
          </table:table-cell>
          <table:table-cell office:value-type="float" office:value="0.330260883246326" calcext:value-type="float">
            <text:p>0.330260883246326</text:p>
          </table:table-cell>
          <table:table-cell office:value-type="float" office:value="0.327731731536262" calcext:value-type="float">
            <text:p>0.327731731536262</text:p>
          </table:table-cell>
          <table:table-cell office:value-type="float" office:value="0.322226563258632" calcext:value-type="float">
            <text:p>0.322226563258632</text:p>
          </table:table-cell>
          <table:table-cell office:value-type="float" office:value="0.279815726699943" calcext:value-type="float">
            <text:p>0.279815726699943</text:p>
          </table:table-cell>
          <table:table-cell office:value-type="float" office:value="0.309657277477762" calcext:value-type="float">
            <text:p>0.309657277477762</text:p>
          </table:table-cell>
          <table:table-cell office:value-type="float" office:value="0.309207303172678" calcext:value-type="float">
            <text:p>0.309207303172678</text:p>
          </table:table-cell>
          <table:table-cell office:value-type="float" office:value="0.307257737383034" calcext:value-type="float">
            <text:p>0.307257737383034</text:p>
          </table:table-cell>
          <table:table-cell office:value-type="float" office:value="0.305407874341509" calcext:value-type="float">
            <text:p>0.305407874341509</text:p>
          </table:table-cell>
          <table:table-cell office:value-type="float" office:value="0.302744270698267" calcext:value-type="float">
            <text:p>0.302744270698267</text:p>
          </table:table-cell>
          <table:table-cell office:value-type="float" office:value="0.297828680547484" calcext:value-type="float">
            <text:p>0.297828680547484</text:p>
          </table:table-cell>
          <table:table-cell office:value-type="float" office:value="0.295262929280014" calcext:value-type="float">
            <text:p>0.295262929280014</text:p>
          </table:table-cell>
          <table:table-cell office:value-type="float" office:value="0.335428369234468" calcext:value-type="float">
            <text:p>0.335428369234468</text:p>
          </table:table-cell>
          <table:table-cell office:value-type="float" office:value="0.337792411082707" calcext:value-type="float">
            <text:p>0.337792411082707</text:p>
          </table:table-cell>
          <table:table-cell office:value-type="float" office:value="0.335212076428125" calcext:value-type="float">
            <text:p>0.335212076428125</text:p>
          </table:table-cell>
          <table:table-cell office:value-type="float" office:value="0.331915783271222" calcext:value-type="float">
            <text:p>0.331915783271222</text:p>
          </table:table-cell>
          <table:table-cell office:value-type="float" office:value="0.332866851840435" calcext:value-type="float">
            <text:p>0.332866851840435</text:p>
          </table:table-cell>
          <table:table-cell office:value-type="float" office:value="0.326144649358094" calcext:value-type="float">
            <text:p>0.326144649358094</text:p>
          </table:table-cell>
          <table:table-cell office:value-type="float" office:value="0.308085298968024" calcext:value-type="float">
            <text:p>0.308085298968024</text:p>
          </table:table-cell>
          <table:table-cell office:value-type="float" office:value="0.301903346052819" calcext:value-type="float">
            <text:p>0.301903346052819</text:p>
          </table:table-cell>
          <table:table-cell office:value-type="float" office:value="0.291848435905446" calcext:value-type="float">
            <text:p>0.291848435905446</text:p>
          </table:table-cell>
          <table:table-cell office:value-type="float" office:value="0.290423824402831" calcext:value-type="float">
            <text:p>0.290423824402831</text:p>
          </table:table-cell>
          <table:table-cell office:value-type="float" office:value="0.28911589361408" calcext:value-type="float">
            <text:p>0.28911589361408</text:p>
          </table:table-cell>
          <table:table-cell office:value-type="float" office:value="0.288114809427409" calcext:value-type="float">
            <text:p>0.288114809427409</text:p>
          </table:table-cell>
          <table:table-cell office:value-type="float" office:value="0.329822225473244" calcext:value-type="float">
            <text:p>0.329822225473244</text:p>
          </table:table-cell>
          <table:table-cell office:value-type="float" office:value="0.330595933714043" calcext:value-type="float">
            <text:p>0.330595933714043</text:p>
          </table:table-cell>
          <table:table-cell office:value-type="float" office:value="0.328629166326876" calcext:value-type="float">
            <text:p>0.328629166326876</text:p>
          </table:table-cell>
          <table:table-cell office:value-type="float" office:value="0.282602120023067" calcext:value-type="float">
            <text:p>0.282602120023067</text:p>
          </table:table-cell>
          <table:table-cell office:value-type="float" office:value="0.305523447339059" calcext:value-type="float">
            <text:p>0.305523447339059</text:p>
          </table:table-cell>
          <table:table-cell office:value-type="float" office:value="0.306447504787678" calcext:value-type="float">
            <text:p>0.306447504787678</text:p>
          </table:table-cell>
          <table:table-cell office:value-type="float" office:value="0.306689019786194" calcext:value-type="float">
            <text:p>0.306689019786194</text:p>
          </table:table-cell>
          <table:table-cell office:value-type="float" office:value="0.306140866299844" calcext:value-type="float">
            <text:p>0.306140866299844</text:p>
          </table:table-cell>
          <table:table-cell office:value-type="float" office:value="0.305427351128823" calcext:value-type="float">
            <text:p>0.305427351128823</text:p>
          </table:table-cell>
          <table:table-cell office:value-type="float" office:value="0.30459404503131" calcext:value-type="float">
            <text:p>0.30459404503131</text:p>
          </table:table-cell>
          <table:table-cell office:value-type="float" office:value="0.302688383304796" calcext:value-type="float">
            <text:p>0.302688383304796</text:p>
          </table:table-cell>
          <table:table-cell office:value-type="float" office:value="0.301354340076247" calcext:value-type="float">
            <text:p>0.301354340076247</text:p>
          </table:table-cell>
          <table:table-cell office:value-type="float" office:value="0.295224896529837" calcext:value-type="float">
            <text:p>0.295224896529837</text:p>
          </table:table-cell>
          <table:table-cell office:value-type="float" office:value="0.317546117960056" calcext:value-type="float">
            <text:p>0.317546117960056</text:p>
          </table:table-cell>
          <table:table-cell office:value-type="float" office:value="0.32195171470353" calcext:value-type="float">
            <text:p>0.32195171470353</text:p>
          </table:table-cell>
          <table:table-cell office:value-type="float" office:value="0.333657843313587" calcext:value-type="float">
            <text:p>0.333657843313587</text:p>
          </table:table-cell>
          <table:table-cell office:value-type="float" office:value="0.336351302091706" calcext:value-type="float">
            <text:p>0.336351302091706</text:p>
          </table:table-cell>
          <table:table-cell office:value-type="float" office:value="0.335029873682372" calcext:value-type="float">
            <text:p>0.335029873682372</text:p>
          </table:table-cell>
          <table:table-cell office:value-type="float" office:value="0.33282904700118" calcext:value-type="float">
            <text:p>0.33282904700118</text:p>
          </table:table-cell>
          <table:table-cell office:value-type="float" office:value="0.331799811872461" calcext:value-type="float">
            <text:p>0.331799811872461</text:p>
          </table:table-cell>
          <table:table-cell office:value-type="float" office:value="0.330787255220616" calcext:value-type="float">
            <text:p>0.330787255220616</text:p>
          </table:table-cell>
          <table:table-cell office:value-type="float" office:value="0.332131507396727" calcext:value-type="float">
            <text:p>0.332131507396727</text:p>
          </table:table-cell>
          <table:table-cell office:value-type="float" office:value="0.331393964072608" calcext:value-type="float">
            <text:p>0.331393964072608</text:p>
          </table:table-cell>
          <table:table-cell office:value-type="float" office:value="0.328697371764053" calcext:value-type="float">
            <text:p>0.328697371764053</text:p>
          </table:table-cell>
          <table:table-cell office:value-type="float" office:value="0.32379534096413" calcext:value-type="float">
            <text:p>0.32379534096413</text:p>
          </table:table-cell>
          <table:table-cell office:value-type="float" office:value="0.312836536923528" calcext:value-type="float">
            <text:p>0.312836536923528</text:p>
          </table:table-cell>
          <table:table-cell office:value-type="float" office:value="0.30953026463046" calcext:value-type="float">
            <text:p>0.30953026463046</text:p>
          </table:table-cell>
          <table:table-cell office:value-type="float" office:value="0.309740928326845" calcext:value-type="float">
            <text:p>0.309740928326845</text:p>
          </table:table-cell>
          <table:table-cell office:value-type="float" office:value="0.306286520954139" calcext:value-type="float">
            <text:p>0.306286520954139</text:p>
          </table:table-cell>
          <table:table-cell office:value-type="float" office:value="0.295551435243333" calcext:value-type="float">
            <text:p>0.295551435243333</text:p>
          </table:table-cell>
          <table:table-cell office:value-type="float" office:value="0.294865281037461" calcext:value-type="float">
            <text:p>0.294865281037461</text:p>
          </table:table-cell>
          <table:table-cell office:value-type="float" office:value="0.294133956387655" calcext:value-type="float">
            <text:p>0.294133956387655</text:p>
          </table:table-cell>
          <table:table-cell office:value-type="float" office:value="0.334564672319367" calcext:value-type="float">
            <text:p>0.334564672319367</text:p>
          </table:table-cell>
          <table:table-cell office:value-type="float" office:value="0.332867790890033" calcext:value-type="float">
            <text:p>0.332867790890033</text:p>
          </table:table-cell>
          <table:table-cell office:value-type="float" office:value="0.330787812060122" calcext:value-type="float">
            <text:p>0.330787812060122</text:p>
          </table:table-cell>
          <table:table-cell office:value-type="float" office:value="0.319913629697316" calcext:value-type="float">
            <text:p>0.319913629697316</text:p>
          </table:table-cell>
          <table:table-cell office:value-type="float" office:value="0.310731187274812" calcext:value-type="float">
            <text:p>0.310731187274812</text:p>
          </table:table-cell>
          <table:table-cell office:value-type="float" office:value="0.303130359243637" calcext:value-type="float">
            <text:p>0.303130359243637</text:p>
          </table:table-cell>
          <table:table-cell office:value-type="float" office:value="0.296556267948141" calcext:value-type="float">
            <text:p>0.296556267948141</text:p>
          </table:table-cell>
          <table:table-cell office:value-type="float" office:value="0.300015231162805" calcext:value-type="float">
            <text:p>0.300015231162805</text:p>
          </table:table-cell>
          <table:table-cell office:value-type="float" office:value="0.307655823992671" calcext:value-type="float">
            <text:p>0.307655823992671</text:p>
          </table:table-cell>
          <table:table-cell office:value-type="float" office:value="0.308661016907033" calcext:value-type="float">
            <text:p>0.308661016907033</text:p>
          </table:table-cell>
          <table:table-cell office:value-type="float" office:value="0.310585397215479" calcext:value-type="float">
            <text:p>0.310585397215479</text:p>
          </table:table-cell>
          <table:table-cell office:value-type="float" office:value="0.308518860198286" calcext:value-type="float">
            <text:p>0.308518860198286</text:p>
          </table:table-cell>
          <table:table-cell office:value-type="float" office:value="0.306700869770377" calcext:value-type="float">
            <text:p>0.306700869770377</text:p>
          </table:table-cell>
          <table:table-cell office:value-type="float" office:value="0.306750419151652" calcext:value-type="float">
            <text:p>0.306750419151652</text:p>
          </table:table-cell>
          <table:table-cell office:value-type="float" office:value="0.30765317611958" calcext:value-type="float">
            <text:p>0.30765317611958</text:p>
          </table:table-cell>
          <table:table-cell office:value-type="float" office:value="0.307004003844865" calcext:value-type="float">
            <text:p>0.307004003844865</text:p>
          </table:table-cell>
          <table:table-cell office:value-type="float" office:value="0.306631451261522" calcext:value-type="float">
            <text:p>0.306631451261522</text:p>
          </table:table-cell>
          <table:table-cell office:value-type="float" office:value="0.306976427442859" calcext:value-type="float">
            <text:p>0.306976427442859</text:p>
          </table:table-cell>
          <table:table-cell office:value-type="float" office:value="0.306786104249874" calcext:value-type="float">
            <text:p>0.306786104249874</text:p>
          </table:table-cell>
          <table:table-cell office:value-type="float" office:value="0.306815422199738" calcext:value-type="float">
            <text:p>0.306815422199738</text:p>
          </table:table-cell>
          <table:table-cell office:value-type="float" office:value="0.306985010471747" calcext:value-type="float">
            <text:p>0.306985010471747</text:p>
          </table:table-cell>
          <table:table-cell office:value-type="float" office:value="0.306969360941755" calcext:value-type="float">
            <text:p>0.306969360941755</text:p>
          </table:table-cell>
          <table:table-cell office:value-type="float" office:value="0.306939334586619" calcext:value-type="float">
            <text:p>0.306939334586619</text:p>
          </table:table-cell>
          <table:table-cell office:value-type="float" office:value="0.306949691597661" calcext:value-type="float">
            <text:p>0.306949691597661</text:p>
          </table:table-cell>
          <table:table-cell office:value-type="float" office:value="0.306903337787449" calcext:value-type="float">
            <text:p>0.306903337787449</text:p>
          </table:table-cell>
          <table:table-cell office:value-type="float" office:value="0.306944170834887" calcext:value-type="float">
            <text:p>0.306944170834887</text:p>
          </table:table-cell>
          <table:table-cell office:value-type="float" office:value="0.306964698440028" calcext:value-type="float">
            <text:p>0.306964698440028</text:p>
          </table:table-cell>
          <table:table-cell office:value-type="float" office:value="0.306959845767466" calcext:value-type="float">
            <text:p>0.306959845767466</text:p>
          </table:table-cell>
          <table:table-cell office:value-type="float" office:value="0.306953998019961" calcext:value-type="float">
            <text:p>0.306953998019961</text:p>
          </table:table-cell>
          <table:table-cell office:value-type="float" office:value="0.30697283967743" calcext:value-type="float">
            <text:p>0.30697283967743</text:p>
          </table:table-cell>
          <table:table-cell office:value-type="float" office:value="0.306945145072912" calcext:value-type="float">
            <text:p>0.306945145072912</text:p>
          </table:table-cell>
          <table:table-cell office:value-type="float" office:value="0.306939958476754" calcext:value-type="float">
            <text:p>0.306939958476754</text:p>
          </table:table-cell>
          <table:table-cell office:value-type="float" office:value="0.306961948359712" calcext:value-type="float">
            <text:p>0.306961948359712</text:p>
          </table:table-cell>
          <table:table-cell office:value-type="float" office:value="0.306999412145382" calcext:value-type="float">
            <text:p>0.306999412145382</text:p>
          </table:table-cell>
          <table:table-cell office:value-type="float" office:value="0.306990062085694" calcext:value-type="float">
            <text:p>0.306990062085694</text:p>
          </table:table-cell>
          <table:table-cell office:value-type="float" office:value="0.306980825941092" calcext:value-type="float">
            <text:p>0.306980825941092</text:p>
          </table:table-cell>
          <table:table-cell office:value-type="float" office:value="0.306975304493774" calcext:value-type="float">
            <text:p>0.306975304493774</text:p>
          </table:table-cell>
          <table:table-cell office:value-type="float" office:value="0.307020337626246" calcext:value-type="float">
            <text:p>0.307020337626246</text:p>
          </table:table-cell>
          <table:table-cell office:value-type="float" office:value="0.306986380033253" calcext:value-type="float">
            <text:p>0.306986380033253</text:p>
          </table:table-cell>
          <table:table-cell office:value-type="float" office:value="0.307063129335329" calcext:value-type="float">
            <text:p>0.307063129335329</text:p>
          </table:table-cell>
          <table:table-cell office:value-type="float" office:value="0.307019381449586" calcext:value-type="float">
            <text:p>0.307019381449586</text:p>
          </table:table-cell>
          <table:table-cell office:value-type="float" office:value="0.3070686332201" calcext:value-type="float">
            <text:p>0.3070686332201</text:p>
          </table:table-cell>
          <table:table-cell office:value-type="float" office:value="0.30703439157352" calcext:value-type="float">
            <text:p>0.30703439157352</text:p>
          </table:table-cell>
          <table:table-cell office:value-type="float" office:value="0.307057796574783" calcext:value-type="float">
            <text:p>0.307057796574783</text:p>
          </table:table-cell>
          <table:table-cell office:value-type="float" office:value="0.307057383032227" calcext:value-type="float">
            <text:p>0.307057383032227</text:p>
          </table:table-cell>
          <table:table-cell office:value-type="float" office:value="0.307054155440579" calcext:value-type="float">
            <text:p>0.307054155440579</text:p>
          </table:table-cell>
          <table:table-cell office:value-type="float" office:value="0.307032737135802" calcext:value-type="float">
            <text:p>0.307032737135802</text:p>
          </table:table-cell>
          <table:table-cell office:value-type="float" office:value="0.307034448764849" calcext:value-type="float">
            <text:p>0.307034448764849</text:p>
          </table:table-cell>
          <table:table-cell office:value-type="float" office:value="0.307036373368672" calcext:value-type="float">
            <text:p>0.307036373368672</text:p>
          </table:table-cell>
          <table:table-cell office:value-type="float" office:value="0.307067241707272" calcext:value-type="float">
            <text:p>0.307067241707272</text:p>
          </table:table-cell>
          <table:table-cell office:value-type="float" office:value="0.307039024532374" calcext:value-type="float">
            <text:p>0.307039024532374</text:p>
          </table:table-cell>
          <table:table-cell office:value-type="float" office:value="0.30707585854944" calcext:value-type="float">
            <text:p>0.30707585854944</text:p>
          </table:table-cell>
          <table:table-cell office:value-type="float" office:value="0.307048884751386" calcext:value-type="float">
            <text:p>0.307048884751386</text:p>
          </table:table-cell>
          <table:table-cell office:value-type="float" office:value="0.307035014827255" calcext:value-type="float">
            <text:p>0.307035014827255</text:p>
          </table:table-cell>
          <table:table-cell office:value-type="float" office:value="0.307050167613933" calcext:value-type="float">
            <text:p>0.307050167613933</text:p>
          </table:table-cell>
          <table:table-cell office:value-type="float" office:value="0.307046824305026" calcext:value-type="float">
            <text:p>0.307046824305026</text:p>
          </table:table-cell>
          <table:table-cell office:value-type="float" office:value="0.307043240945103" calcext:value-type="float">
            <text:p>0.307043240945103</text:p>
          </table:table-cell>
          <table:table-cell office:value-type="float" office:value="0.307064127425487" calcext:value-type="float">
            <text:p>0.307064127425487</text:p>
          </table:table-cell>
          <table:table-cell office:value-type="float" office:value="0.307050820950828" calcext:value-type="float">
            <text:p>0.307050820950828</text:p>
          </table:table-cell>
          <table:table-cell office:value-type="float" office:value="0.307049161342311" calcext:value-type="float">
            <text:p>0.307049161342311</text:p>
          </table:table-cell>
          <table:table-cell office:value-type="float" office:value="0.307053717040815" calcext:value-type="float">
            <text:p>0.307053717040815</text:p>
          </table:table-cell>
          <table:table-cell office:value-type="float" office:value="0.307078801646994" calcext:value-type="float">
            <text:p>0.307078801646994</text:p>
          </table:table-cell>
          <table:table-cell office:value-type="float" office:value="0.307052716224468" calcext:value-type="float">
            <text:p>0.307052716224468</text:p>
          </table:table-cell>
          <table:table-cell office:value-type="float" office:value="0.307064178004211" calcext:value-type="float">
            <text:p>0.307064178004211</text:p>
          </table:table-cell>
          <table:table-cell office:value-type="float" office:value="0.307044968243987" calcext:value-type="float">
            <text:p>0.307044968243987</text:p>
          </table:table-cell>
          <table:table-cell office:value-type="float" office:value="0.307063931612222" calcext:value-type="float">
            <text:p>0.307063931612222</text:p>
          </table:table-cell>
          <table:table-cell office:value-type="float" office:value="0.307067321333855" calcext:value-type="float">
            <text:p>0.307067321333855</text:p>
          </table:table-cell>
          <table:table-cell office:value-type="float" office:value="0.307071400528103" calcext:value-type="float">
            <text:p>0.307071400528103</text:p>
          </table:table-cell>
          <table:table-cell office:value-type="float" office:value="0.307058714836213" calcext:value-type="float">
            <text:p>0.307058714836213</text:p>
          </table:table-cell>
          <table:table-cell office:value-type="float" office:value="0.307062946272548" calcext:value-type="float">
            <text:p>0.307062946272548</text:p>
          </table:table-cell>
          <table:table-cell office:value-type="float" office:value="0.307042075512287" calcext:value-type="float">
            <text:p>0.307042075512287</text:p>
          </table:table-cell>
          <table:table-cell office:value-type="float" office:value="0.307080209823596" calcext:value-type="float">
            <text:p>0.307080209823596</text:p>
          </table:table-cell>
          <table:table-cell office:value-type="float" office:value="0.307052490677893" calcext:value-type="float">
            <text:p>0.307052490677893</text:p>
          </table:table-cell>
          <table:table-cell office:value-type="float" office:value="0.307033647592401" calcext:value-type="float">
            <text:p>0.307033647592401</text:p>
          </table:table-cell>
          <table:table-cell office:value-type="float" office:value="0.307056994318498" calcext:value-type="float">
            <text:p>0.307056994318498</text:p>
          </table:table-cell>
          <table:table-cell office:value-type="float" office:value="0.307047935632" calcext:value-type="float">
            <text:p>0.307047935632</text:p>
          </table:table-cell>
          <table:table-cell office:value-type="float" office:value="0.307054624777365" calcext:value-type="float">
            <text:p>0.307054624777365</text:p>
          </table:table-cell>
          <table:table-cell office:value-type="float" office:value="0.307058343484666" calcext:value-type="float">
            <text:p>0.307058343484666</text:p>
          </table:table-cell>
          <table:table-cell office:value-type="float" office:value="0.307061836636595" calcext:value-type="float">
            <text:p>0.307061836636595</text:p>
          </table:table-cell>
          <table:table-cell office:value-type="float" office:value="0.307055253774979" calcext:value-type="float">
            <text:p>0.307055253774979</text:p>
          </table:table-cell>
          <table:table-cell office:value-type="float" office:value="0.307094398850199" calcext:value-type="float">
            <text:p>0.307094398850199</text:p>
          </table:table-cell>
          <table:table-cell office:value-type="float" office:value="0.307045599708916" calcext:value-type="float">
            <text:p>0.307045599708916</text:p>
          </table:table-cell>
          <table:table-cell office:value-type="float" office:value="0.307063538231401" calcext:value-type="float">
            <text:p>0.307063538231401</text:p>
          </table:table-cell>
          <table:table-cell office:value-type="float" office:value="0.307098267368388" calcext:value-type="float">
            <text:p>0.307098267368388</text:p>
          </table:table-cell>
          <table:table-cell office:value-type="float" office:value="0.307041398724893" calcext:value-type="float">
            <text:p>0.307041398724893</text:p>
          </table:table-cell>
          <table:table-cell office:value-type="float" office:value="0.30705997737166" calcext:value-type="float">
            <text:p>0.30705997737166</text:p>
          </table:table-cell>
          <table:table-cell office:value-type="float" office:value="0.307105782755235" calcext:value-type="float">
            <text:p>0.307105782755235</text:p>
          </table:table-cell>
          <table:table-cell office:value-type="float" office:value="0.307052735075305" calcext:value-type="float">
            <text:p>0.307052735075305</text:p>
          </table:table-cell>
          <table:table-cell office:value-type="float" office:value="0.307045630081199" calcext:value-type="float">
            <text:p>0.307045630081199</text:p>
          </table:table-cell>
          <table:table-cell office:value-type="float" office:value="0.307046336082107" calcext:value-type="float">
            <text:p>0.307046336082107</text:p>
          </table:table-cell>
          <table:table-cell office:value-type="float" office:value="0.307073602920108" calcext:value-type="float">
            <text:p>0.307073602920108</text:p>
          </table:table-cell>
          <table:table-cell office:value-type="float" office:value="0.307071909086165" calcext:value-type="float">
            <text:p>0.307071909086165</text:p>
          </table:table-cell>
          <table:table-cell office:value-type="float" office:value="0.307051242034337" calcext:value-type="float">
            <text:p>0.307051242034337</text:p>
          </table:table-cell>
          <table:table-cell office:value-type="float" office:value="0.307060773949242" calcext:value-type="float">
            <text:p>0.307060773949242</text:p>
          </table:table-cell>
          <table:table-cell office:value-type="float" office:value="0.30706440520424" calcext:value-type="float">
            <text:p>0.30706440520424</text:p>
          </table:table-cell>
          <table:table-cell office:value-type="float" office:value="0.307075006327912" calcext:value-type="float">
            <text:p>0.307075006327912</text:p>
          </table:table-cell>
          <table:table-cell office:value-type="float" office:value="0.307079847725339" calcext:value-type="float">
            <text:p>0.307079847725339</text:p>
          </table:table-cell>
          <table:table-cell office:value-type="float" office:value="0.307060983398942" calcext:value-type="float">
            <text:p>0.307060983398942</text:p>
          </table:table-cell>
          <table:table-cell office:value-type="float" office:value="0.307064515209783" calcext:value-type="float">
            <text:p>0.307064515209783</text:p>
          </table:table-cell>
          <table:table-cell office:value-type="float" office:value="0.307075429239506" calcext:value-type="float">
            <text:p>0.307075429239506</text:p>
          </table:table-cell>
          <table:table-cell office:value-type="float" office:value="0.307047921895495" calcext:value-type="float">
            <text:p>0.307047921895495</text:p>
          </table:table-cell>
          <table:table-cell office:value-type="float" office:value="0.307075209163208" calcext:value-type="float">
            <text:p>0.307075209163208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1629082086878" calcext:value-type="float">
            <text:p>-0.41629082086878</text:p>
          </table:table-cell>
          <table:table-cell office:value-type="float" office:value="-0.415644775656727" calcext:value-type="float">
            <text:p>-0.415644775656727</text:p>
          </table:table-cell>
          <table:table-cell office:value-type="float" office:value="-0.41477335690908" calcext:value-type="float">
            <text:p>-0.41477335690908</text:p>
          </table:table-cell>
          <table:table-cell office:value-type="float" office:value="-0.416287680632729" calcext:value-type="float">
            <text:p>-0.416287680632729</text:p>
          </table:table-cell>
          <table:table-cell office:value-type="float" office:value="-0.416186059594838" calcext:value-type="float">
            <text:p>-0.416186059594838</text:p>
          </table:table-cell>
          <table:table-cell office:value-type="float" office:value="-0.415625806332447" calcext:value-type="float">
            <text:p>-0.415625806332447</text:p>
          </table:table-cell>
          <table:table-cell office:value-type="float" office:value="-0.415482609363985" calcext:value-type="float">
            <text:p>-0.415482609363985</text:p>
          </table:table-cell>
          <table:table-cell office:value-type="float" office:value="-0.41605359665773" calcext:value-type="float">
            <text:p>-0.41605359665773</text:p>
          </table:table-cell>
          <table:table-cell office:value-type="float" office:value="-0.416474134570522" calcext:value-type="float">
            <text:p>-0.416474134570522</text:p>
          </table:table-cell>
          <table:table-cell office:value-type="float" office:value="-0.415102412197815" calcext:value-type="float">
            <text:p>-0.415102412197815</text:p>
          </table:table-cell>
          <table:table-cell office:value-type="float" office:value="-0.414975099203559" calcext:value-type="float">
            <text:p>-0.414975099203559</text:p>
          </table:table-cell>
          <table:table-cell office:value-type="float" office:value="-0.415541781100217" calcext:value-type="float">
            <text:p>-0.415541781100217</text:p>
          </table:table-cell>
          <table:table-cell office:value-type="float" office:value="-0.416050257260086" calcext:value-type="float">
            <text:p>-0.416050257260086</text:p>
          </table:table-cell>
          <table:table-cell office:value-type="float" office:value="-0.415628369700065" calcext:value-type="float">
            <text:p>-0.415628369700065</text:p>
          </table:table-cell>
          <table:table-cell office:value-type="float" office:value="-0.41550617471274" calcext:value-type="float">
            <text:p>-0.41550617471274</text:p>
          </table:table-cell>
          <table:table-cell office:value-type="float" office:value="-0.415759593320426" calcext:value-type="float">
            <text:p>-0.415759593320426</text:p>
          </table:table-cell>
          <table:table-cell office:value-type="float" office:value="-0.416040492662751" calcext:value-type="float">
            <text:p>-0.416040492662751</text:p>
          </table:table-cell>
          <table:table-cell office:value-type="float" office:value="-0.416094290944039" calcext:value-type="float">
            <text:p>-0.416094290944039</text:p>
          </table:table-cell>
          <table:table-cell office:value-type="float" office:value="-0.416214229567399" calcext:value-type="float">
            <text:p>-0.416214229567399</text:p>
          </table:table-cell>
          <table:table-cell office:value-type="float" office:value="-0.415990368642808" calcext:value-type="float">
            <text:p>-0.415990368642808</text:p>
          </table:table-cell>
          <table:table-cell office:value-type="float" office:value="-0.41611961625638" calcext:value-type="float">
            <text:p>-0.41611961625638</text:p>
          </table:table-cell>
          <table:table-cell office:value-type="float" office:value="-0.415315617253082" calcext:value-type="float">
            <text:p>-0.415315617253082</text:p>
          </table:table-cell>
          <table:table-cell office:value-type="float" office:value="-0.415693233087474" calcext:value-type="float">
            <text:p>-0.415693233087474</text:p>
          </table:table-cell>
          <table:table-cell office:value-type="float" office:value="-0.415732142680104" calcext:value-type="float">
            <text:p>-0.415732142680104</text:p>
          </table:table-cell>
          <table:table-cell office:value-type="float" office:value="-0.41605707390138" calcext:value-type="float">
            <text:p>-0.41605707390138</text:p>
          </table:table-cell>
          <table:table-cell office:value-type="float" office:value="-0.416408525925958" calcext:value-type="float">
            <text:p>-0.416408525925958</text:p>
          </table:table-cell>
          <table:table-cell office:value-type="float" office:value="-0.416125994564607" calcext:value-type="float">
            <text:p>-0.416125994564607</text:p>
          </table:table-cell>
          <table:table-cell office:value-type="float" office:value="-0.415799625322691" calcext:value-type="float">
            <text:p>-0.415799625322691</text:p>
          </table:table-cell>
          <table:table-cell office:value-type="float" office:value="-0.416519185845476" calcext:value-type="float">
            <text:p>-0.416519185845476</text:p>
          </table:table-cell>
          <table:table-cell office:value-type="float" office:value="-0.416351993234064" calcext:value-type="float">
            <text:p>-0.416351993234064</text:p>
          </table:table-cell>
          <table:table-cell office:value-type="float" office:value="-0.41649524568257" calcext:value-type="float">
            <text:p>-0.41649524568257</text:p>
          </table:table-cell>
          <table:table-cell office:value-type="float" office:value="-0.415585206206788" calcext:value-type="float">
            <text:p>-0.415585206206788</text:p>
          </table:table-cell>
          <table:table-cell office:value-type="float" office:value="-0.417012391417471" calcext:value-type="float">
            <text:p>-0.417012391417471</text:p>
          </table:table-cell>
          <table:table-cell office:value-type="float" office:value="-0.417366210946773" calcext:value-type="float">
            <text:p>-0.417366210946773</text:p>
          </table:table-cell>
          <table:table-cell office:value-type="float" office:value="-0.416924806742536" calcext:value-type="float">
            <text:p>-0.416924806742536</text:p>
          </table:table-cell>
          <table:table-cell office:value-type="float" office:value="-0.418256748973393" calcext:value-type="float">
            <text:p>-0.418256748973393</text:p>
          </table:table-cell>
          <table:table-cell office:value-type="float" office:value="-0.420751949201004" calcext:value-type="float">
            <text:p>-0.420751949201004</text:p>
          </table:table-cell>
          <table:table-cell office:value-type="float" office:value="-0.422125955298433" calcext:value-type="float">
            <text:p>-0.422125955298433</text:p>
          </table:table-cell>
          <table:table-cell office:value-type="float" office:value="-0.42102166188304" calcext:value-type="float">
            <text:p>-0.42102166188304</text:p>
          </table:table-cell>
          <table:table-cell office:value-type="float" office:value="-0.417371984100962" calcext:value-type="float">
            <text:p>-0.417371984100962</text:p>
          </table:table-cell>
          <table:table-cell office:value-type="float" office:value="-0.401518819012149" calcext:value-type="float">
            <text:p>-0.401518819012149</text:p>
          </table:table-cell>
          <table:table-cell office:value-type="float" office:value="-0.429006785594022" calcext:value-type="float">
            <text:p>-0.429006785594022</text:p>
          </table:table-cell>
          <table:table-cell office:value-type="float" office:value="-0.423141902942051" calcext:value-type="float">
            <text:p>-0.423141902942051</text:p>
          </table:table-cell>
          <table:table-cell office:value-type="float" office:value="-0.443182456860939" calcext:value-type="float">
            <text:p>-0.443182456860939</text:p>
          </table:table-cell>
          <table:table-cell office:value-type="float" office:value="-0.432633002670097" calcext:value-type="float">
            <text:p>-0.432633002670097</text:p>
          </table:table-cell>
          <table:table-cell office:value-type="float" office:value="-0.426332555885352" calcext:value-type="float">
            <text:p>-0.426332555885352</text:p>
          </table:table-cell>
          <table:table-cell office:value-type="float" office:value="-0.428644151084142" calcext:value-type="float">
            <text:p>-0.428644151084142</text:p>
          </table:table-cell>
          <table:table-cell office:value-type="float" office:value="-0.418529873818817" calcext:value-type="float">
            <text:p>-0.418529873818817</text:p>
          </table:table-cell>
          <table:table-cell office:value-type="float" office:value="-0.429473503665388" calcext:value-type="float">
            <text:p>-0.429473503665388</text:p>
          </table:table-cell>
          <table:table-cell office:value-type="float" office:value="-0.417865783306078" calcext:value-type="float">
            <text:p>-0.417865783306078</text:p>
          </table:table-cell>
          <table:table-cell office:value-type="float" office:value="-0.413520060513688" calcext:value-type="float">
            <text:p>-0.413520060513688</text:p>
          </table:table-cell>
          <table:table-cell office:value-type="float" office:value="-0.41502664721244" calcext:value-type="float">
            <text:p>-0.41502664721244</text:p>
          </table:table-cell>
          <table:table-cell office:value-type="float" office:value="-0.384592607154966" calcext:value-type="float">
            <text:p>-0.384592607154966</text:p>
          </table:table-cell>
          <table:table-cell office:value-type="float" office:value="-0.375144867030268" calcext:value-type="float">
            <text:p>-0.375144867030268</text:p>
          </table:table-cell>
          <table:table-cell office:value-type="float" office:value="-0.3743002233863" calcext:value-type="float">
            <text:p>-0.3743002233863</text:p>
          </table:table-cell>
          <table:table-cell office:value-type="float" office:value="-0.375112662611566" calcext:value-type="float">
            <text:p>-0.375112662611566</text:p>
          </table:table-cell>
          <table:table-cell office:value-type="float" office:value="-0.419112664770938" calcext:value-type="float">
            <text:p>-0.419112664770938</text:p>
          </table:table-cell>
          <table:table-cell office:value-type="float" office:value="-0.435005310803334" calcext:value-type="float">
            <text:p>-0.435005310803334</text:p>
          </table:table-cell>
          <table:table-cell office:value-type="float" office:value="-0.423539734969962" calcext:value-type="float">
            <text:p>-0.423539734969962</text:p>
          </table:table-cell>
          <table:table-cell office:value-type="float" office:value="-0.424168184568883" calcext:value-type="float">
            <text:p>-0.424168184568883</text:p>
          </table:table-cell>
          <table:table-cell office:value-type="float" office:value="-0.412517071455692" calcext:value-type="float">
            <text:p>-0.412517071455692</text:p>
          </table:table-cell>
          <table:table-cell office:value-type="float" office:value="-0.36586026605541" calcext:value-type="float">
            <text:p>-0.36586026605541</text:p>
          </table:table-cell>
          <table:table-cell office:value-type="float" office:value="-0.341096878138353" calcext:value-type="float">
            <text:p>-0.341096878138353</text:p>
          </table:table-cell>
          <table:table-cell office:value-type="float" office:value="-0.360864952860395" calcext:value-type="float">
            <text:p>-0.360864952860395</text:p>
          </table:table-cell>
          <table:table-cell office:value-type="float" office:value="-0.386065193859456" calcext:value-type="float">
            <text:p>-0.386065193859456</text:p>
          </table:table-cell>
          <table:table-cell office:value-type="float" office:value="-0.387327108862186" calcext:value-type="float">
            <text:p>-0.387327108862186</text:p>
          </table:table-cell>
          <table:table-cell office:value-type="float" office:value="-0.388274545531758" calcext:value-type="float">
            <text:p>-0.388274545531758</text:p>
          </table:table-cell>
          <table:table-cell office:value-type="float" office:value="-0.377208213886111" calcext:value-type="float">
            <text:p>-0.377208213886111</text:p>
          </table:table-cell>
          <table:table-cell office:value-type="float" office:value="-0.357253582386539" calcext:value-type="float">
            <text:p>-0.357253582386539</text:p>
          </table:table-cell>
          <table:table-cell office:value-type="float" office:value="-0.344600368396778" calcext:value-type="float">
            <text:p>-0.344600368396778</text:p>
          </table:table-cell>
          <table:table-cell office:value-type="float" office:value="-0.326172134578448" calcext:value-type="float">
            <text:p>-0.326172134578448</text:p>
          </table:table-cell>
          <table:table-cell office:value-type="float" office:value="-0.340717689428447" calcext:value-type="float">
            <text:p>-0.340717689428447</text:p>
          </table:table-cell>
          <table:table-cell office:value-type="float" office:value="-0.3941711782326" calcext:value-type="float">
            <text:p>-0.3941711782326</text:p>
          </table:table-cell>
          <table:table-cell office:value-type="float" office:value="-0.42024620068464" calcext:value-type="float">
            <text:p>-0.42024620068464</text:p>
          </table:table-cell>
          <table:table-cell office:value-type="float" office:value="-0.431687234953146" calcext:value-type="float">
            <text:p>-0.431687234953146</text:p>
          </table:table-cell>
          <table:table-cell office:value-type="float" office:value="-0.422709708652659" calcext:value-type="float">
            <text:p>-0.422709708652659</text:p>
          </table:table-cell>
          <table:table-cell office:value-type="float" office:value="-0.415281184754167" calcext:value-type="float">
            <text:p>-0.415281184754167</text:p>
          </table:table-cell>
          <table:table-cell office:value-type="float" office:value="-0.410752974103677" calcext:value-type="float">
            <text:p>-0.410752974103677</text:p>
          </table:table-cell>
          <table:table-cell office:value-type="float" office:value="-0.411625518911498" calcext:value-type="float">
            <text:p>-0.411625518911498</text:p>
          </table:table-cell>
          <table:table-cell office:value-type="float" office:value="-0.354398524911281" calcext:value-type="float">
            <text:p>-0.354398524911281</text:p>
          </table:table-cell>
          <table:table-cell office:value-type="float" office:value="-0.336153668062206" calcext:value-type="float">
            <text:p>-0.336153668062206</text:p>
          </table:table-cell>
          <table:table-cell office:value-type="float" office:value="-0.340796870695314" calcext:value-type="float">
            <text:p>-0.340796870695314</text:p>
          </table:table-cell>
          <table:table-cell office:value-type="float" office:value="-0.345722915509355" calcext:value-type="float">
            <text:p>-0.345722915509355</text:p>
          </table:table-cell>
          <table:table-cell office:value-type="float" office:value="-0.370297227081256" calcext:value-type="float">
            <text:p>-0.370297227081256</text:p>
          </table:table-cell>
          <table:table-cell office:value-type="float" office:value="-0.382645405081741" calcext:value-type="float">
            <text:p>-0.382645405081741</text:p>
          </table:table-cell>
          <table:table-cell office:value-type="float" office:value="-0.395335903143256" calcext:value-type="float">
            <text:p>-0.395335903143256</text:p>
          </table:table-cell>
          <table:table-cell office:value-type="float" office:value="-0.392730186418451" calcext:value-type="float">
            <text:p>-0.392730186418451</text:p>
          </table:table-cell>
          <table:table-cell office:value-type="float" office:value="-0.389939058853884" calcext:value-type="float">
            <text:p>-0.389939058853884</text:p>
          </table:table-cell>
          <table:table-cell office:value-type="float" office:value="-0.369829427702648" calcext:value-type="float">
            <text:p>-0.369829427702648</text:p>
          </table:table-cell>
          <table:table-cell office:value-type="float" office:value="-0.374326632237955" calcext:value-type="float">
            <text:p>-0.374326632237955</text:p>
          </table:table-cell>
          <table:table-cell office:value-type="float" office:value="-0.36812445736928" calcext:value-type="float">
            <text:p>-0.36812445736928</text:p>
          </table:table-cell>
          <table:table-cell office:value-type="float" office:value="-0.385517307796948" calcext:value-type="float">
            <text:p>-0.385517307796948</text:p>
          </table:table-cell>
          <table:table-cell office:value-type="float" office:value="-0.416573827409338" calcext:value-type="float">
            <text:p>-0.416573827409338</text:p>
          </table:table-cell>
          <table:table-cell office:value-type="float" office:value="-0.427273272757055" calcext:value-type="float">
            <text:p>-0.427273272757055</text:p>
          </table:table-cell>
          <table:table-cell office:value-type="float" office:value="-0.433432342938428" calcext:value-type="float">
            <text:p>-0.433432342938428</text:p>
          </table:table-cell>
          <table:table-cell office:value-type="float" office:value="-0.439280502470669" calcext:value-type="float">
            <text:p>-0.439280502470669</text:p>
          </table:table-cell>
          <table:table-cell office:value-type="float" office:value="-0.44176265607659" calcext:value-type="float">
            <text:p>-0.44176265607659</text:p>
          </table:table-cell>
          <table:table-cell office:value-type="float" office:value="-0.43975373072091" calcext:value-type="float">
            <text:p>-0.43975373072091</text:p>
          </table:table-cell>
          <table:table-cell office:value-type="float" office:value="-0.435958714118736" calcext:value-type="float">
            <text:p>-0.435958714118736</text:p>
          </table:table-cell>
          <table:table-cell office:value-type="float" office:value="-0.426024255059268" calcext:value-type="float">
            <text:p>-0.426024255059268</text:p>
          </table:table-cell>
          <table:table-cell office:value-type="float" office:value="-0.41970817479262" calcext:value-type="float">
            <text:p>-0.41970817479262</text:p>
          </table:table-cell>
          <table:table-cell office:value-type="float" office:value="-0.427869062128177" calcext:value-type="float">
            <text:p>-0.427869062128177</text:p>
          </table:table-cell>
          <table:table-cell office:value-type="float" office:value="-0.423185350295204" calcext:value-type="float">
            <text:p>-0.423185350295204</text:p>
          </table:table-cell>
          <table:table-cell office:value-type="float" office:value="-0.431290457297161" calcext:value-type="float">
            <text:p>-0.431290457297161</text:p>
          </table:table-cell>
          <table:table-cell office:value-type="float" office:value="-0.429941700661178" calcext:value-type="float">
            <text:p>-0.429941700661178</text:p>
          </table:table-cell>
          <table:table-cell office:value-type="float" office:value="-0.441998687122382" calcext:value-type="float">
            <text:p>-0.441998687122382</text:p>
          </table:table-cell>
          <table:table-cell office:value-type="float" office:value="-0.368373147683508" calcext:value-type="float">
            <text:p>-0.368373147683508</text:p>
          </table:table-cell>
          <table:table-cell office:value-type="float" office:value="-0.394150809466684" calcext:value-type="float">
            <text:p>-0.394150809466684</text:p>
          </table:table-cell>
          <table:table-cell office:value-type="float" office:value="-0.420054380041762" calcext:value-type="float">
            <text:p>-0.420054380041762</text:p>
          </table:table-cell>
          <table:table-cell office:value-type="float" office:value="-0.413555936416995" calcext:value-type="float">
            <text:p>-0.413555936416995</text:p>
          </table:table-cell>
          <table:table-cell office:value-type="float" office:value="-0.409868339938255" calcext:value-type="float">
            <text:p>-0.409868339938255</text:p>
          </table:table-cell>
          <table:table-cell office:value-type="float" office:value="-0.400393593245276" calcext:value-type="float">
            <text:p>-0.400393593245276</text:p>
          </table:table-cell>
          <table:table-cell office:value-type="float" office:value="-0.382800357840599" calcext:value-type="float">
            <text:p>-0.382800357840599</text:p>
          </table:table-cell>
          <table:table-cell office:value-type="float" office:value="-0.369993330294472" calcext:value-type="float">
            <text:p>-0.369993330294472</text:p>
          </table:table-cell>
          <table:table-cell office:value-type="float" office:value="-0.402186770564953" calcext:value-type="float">
            <text:p>-0.402186770564953</text:p>
          </table:table-cell>
          <table:table-cell office:value-type="float" office:value="-0.399502873416625" calcext:value-type="float">
            <text:p>-0.399502873416625</text:p>
          </table:table-cell>
          <table:table-cell office:value-type="float" office:value="-0.436085740673667" calcext:value-type="float">
            <text:p>-0.436085740673667</text:p>
          </table:table-cell>
          <table:table-cell office:value-type="float" office:value="-0.434132524401891" calcext:value-type="float">
            <text:p>-0.434132524401891</text:p>
          </table:table-cell>
          <table:table-cell office:value-type="float" office:value="-0.439517264053823" calcext:value-type="float">
            <text:p>-0.439517264053823</text:p>
          </table:table-cell>
          <table:table-cell office:value-type="float" office:value="-0.447067485435813" calcext:value-type="float">
            <text:p>-0.447067485435813</text:p>
          </table:table-cell>
          <table:table-cell office:value-type="float" office:value="-0.44733989646092" calcext:value-type="float">
            <text:p>-0.44733989646092</text:p>
          </table:table-cell>
          <table:table-cell office:value-type="float" office:value="-0.450583065641491" calcext:value-type="float">
            <text:p>-0.450583065641491</text:p>
          </table:table-cell>
          <table:table-cell office:value-type="float" office:value="-0.446506647417286" calcext:value-type="float">
            <text:p>-0.446506647417286</text:p>
          </table:table-cell>
          <table:table-cell office:value-type="float" office:value="-0.441295693477279" calcext:value-type="float">
            <text:p>-0.441295693477279</text:p>
          </table:table-cell>
          <table:table-cell office:value-type="float" office:value="-0.427531512196143" calcext:value-type="float">
            <text:p>-0.427531512196143</text:p>
          </table:table-cell>
          <table:table-cell office:value-type="float" office:value="-0.42490345406776" calcext:value-type="float">
            <text:p>-0.42490345406776</text:p>
          </table:table-cell>
          <table:table-cell office:value-type="float" office:value="-0.403803949384281" calcext:value-type="float">
            <text:p>-0.403803949384281</text:p>
          </table:table-cell>
          <table:table-cell office:value-type="float" office:value="-0.413555536449194" calcext:value-type="float">
            <text:p>-0.413555536449194</text:p>
          </table:table-cell>
          <table:table-cell office:value-type="float" office:value="-0.414391741684707" calcext:value-type="float">
            <text:p>-0.414391741684707</text:p>
          </table:table-cell>
          <table:table-cell office:value-type="float" office:value="-0.416986924487758" calcext:value-type="float">
            <text:p>-0.416986924487758</text:p>
          </table:table-cell>
          <table:table-cell office:value-type="float" office:value="-0.422466503242507" calcext:value-type="float">
            <text:p>-0.422466503242507</text:p>
          </table:table-cell>
          <table:table-cell office:value-type="float" office:value="-0.480243874754323" calcext:value-type="float">
            <text:p>-0.480243874754323</text:p>
          </table:table-cell>
          <table:table-cell office:value-type="float" office:value="-0.472503735050418" calcext:value-type="float">
            <text:p>-0.472503735050418</text:p>
          </table:table-cell>
          <table:table-cell office:value-type="float" office:value="-0.465646423516392" calcext:value-type="float">
            <text:p>-0.465646423516392</text:p>
          </table:table-cell>
          <table:table-cell office:value-type="float" office:value="-0.460214991690133" calcext:value-type="float">
            <text:p>-0.460214991690133</text:p>
          </table:table-cell>
          <table:table-cell office:value-type="float" office:value="-0.464324007003302" calcext:value-type="float">
            <text:p>-0.464324007003302</text:p>
          </table:table-cell>
          <table:table-cell office:value-type="float" office:value="-0.458685253250174" calcext:value-type="float">
            <text:p>-0.458685253250174</text:p>
          </table:table-cell>
          <table:table-cell office:value-type="float" office:value="-0.389100421609555" calcext:value-type="float">
            <text:p>-0.389100421609555</text:p>
          </table:table-cell>
          <table:table-cell office:value-type="float" office:value="-0.412753941926953" calcext:value-type="float">
            <text:p>-0.412753941926953</text:p>
          </table:table-cell>
          <table:table-cell office:value-type="float" office:value="-0.439596407635019" calcext:value-type="float">
            <text:p>-0.439596407635019</text:p>
          </table:table-cell>
          <table:table-cell office:value-type="float" office:value="-0.441016643049838" calcext:value-type="float">
            <text:p>-0.441016643049838</text:p>
          </table:table-cell>
          <table:table-cell office:value-type="float" office:value="-0.433929506769131" calcext:value-type="float">
            <text:p>-0.433929506769131</text:p>
          </table:table-cell>
          <table:table-cell office:value-type="float" office:value="-0.424817044013034" calcext:value-type="float">
            <text:p>-0.424817044013034</text:p>
          </table:table-cell>
          <table:table-cell office:value-type="float" office:value="-0.407426947885935" calcext:value-type="float">
            <text:p>-0.407426947885935</text:p>
          </table:table-cell>
          <table:table-cell office:value-type="float" office:value="-0.396487943012401" calcext:value-type="float">
            <text:p>-0.396487943012401</text:p>
          </table:table-cell>
          <table:table-cell office:value-type="float" office:value="-0.455330812545122" calcext:value-type="float">
            <text:p>-0.455330812545122</text:p>
          </table:table-cell>
          <table:table-cell office:value-type="float" office:value="-0.470706935287606" calcext:value-type="float">
            <text:p>-0.470706935287606</text:p>
          </table:table-cell>
          <table:table-cell office:value-type="float" office:value="-0.472277106661547" calcext:value-type="float">
            <text:p>-0.472277106661547</text:p>
          </table:table-cell>
          <table:table-cell office:value-type="float" office:value="-0.467134040053982" calcext:value-type="float">
            <text:p>-0.467134040053982</text:p>
          </table:table-cell>
          <table:table-cell office:value-type="float" office:value="-0.461496395176993" calcext:value-type="float">
            <text:p>-0.461496395176993</text:p>
          </table:table-cell>
          <table:table-cell office:value-type="float" office:value="-0.451217110459547" calcext:value-type="float">
            <text:p>-0.451217110459547</text:p>
          </table:table-cell>
          <table:table-cell office:value-type="float" office:value="-0.445865489594068" calcext:value-type="float">
            <text:p>-0.445865489594068</text:p>
          </table:table-cell>
          <table:table-cell office:value-type="float" office:value="-0.451415565677271" calcext:value-type="float">
            <text:p>-0.451415565677271</text:p>
          </table:table-cell>
          <table:table-cell office:value-type="float" office:value="-0.416580218096887" calcext:value-type="float">
            <text:p>-0.416580218096887</text:p>
          </table:table-cell>
          <table:table-cell office:value-type="float" office:value="-0.413764807669869" calcext:value-type="float">
            <text:p>-0.413764807669869</text:p>
          </table:table-cell>
          <table:table-cell office:value-type="float" office:value="-0.419554201712903" calcext:value-type="float">
            <text:p>-0.419554201712903</text:p>
          </table:table-cell>
          <table:table-cell office:value-type="float" office:value="-0.425567991106006" calcext:value-type="float">
            <text:p>-0.425567991106006</text:p>
          </table:table-cell>
          <table:table-cell office:value-type="float" office:value="-0.490012365684293" calcext:value-type="float">
            <text:p>-0.490012365684293</text:p>
          </table:table-cell>
          <table:table-cell office:value-type="float" office:value="-0.475791621220273" calcext:value-type="float">
            <text:p>-0.475791621220273</text:p>
          </table:table-cell>
          <table:table-cell office:value-type="float" office:value="-0.471247900461889" calcext:value-type="float">
            <text:p>-0.471247900461889</text:p>
          </table:table-cell>
          <table:table-cell office:value-type="float" office:value="-0.415143603053966" calcext:value-type="float">
            <text:p>-0.415143603053966</text:p>
          </table:table-cell>
          <table:table-cell office:value-type="float" office:value="-0.424850268466896" calcext:value-type="float">
            <text:p>-0.424850268466896</text:p>
          </table:table-cell>
          <table:table-cell office:value-type="float" office:value="-0.433186259856333" calcext:value-type="float">
            <text:p>-0.433186259856333</text:p>
          </table:table-cell>
          <table:table-cell office:value-type="float" office:value="-0.44381517864106" calcext:value-type="float">
            <text:p>-0.44381517864106</text:p>
          </table:table-cell>
          <table:table-cell office:value-type="float" office:value="-0.444484225015231" calcext:value-type="float">
            <text:p>-0.444484225015231</text:p>
          </table:table-cell>
          <table:table-cell office:value-type="float" office:value="-0.449270647178911" calcext:value-type="float">
            <text:p>-0.449270647178911</text:p>
          </table:table-cell>
          <table:table-cell office:value-type="float" office:value="-0.456226347691779" calcext:value-type="float">
            <text:p>-0.456226347691779</text:p>
          </table:table-cell>
          <table:table-cell office:value-type="float" office:value="-0.443799658508822" calcext:value-type="float">
            <text:p>-0.443799658508822</text:p>
          </table:table-cell>
          <table:table-cell office:value-type="float" office:value="-0.428059836599182" calcext:value-type="float">
            <text:p>-0.428059836599182</text:p>
          </table:table-cell>
          <table:table-cell office:value-type="float" office:value="-0.405286131232359" calcext:value-type="float">
            <text:p>-0.405286131232359</text:p>
          </table:table-cell>
          <table:table-cell office:value-type="float" office:value="-0.434807427345973" calcext:value-type="float">
            <text:p>-0.434807427345973</text:p>
          </table:table-cell>
          <table:table-cell office:value-type="float" office:value="-0.453056339472938" calcext:value-type="float">
            <text:p>-0.453056339472938</text:p>
          </table:table-cell>
          <table:table-cell office:value-type="float" office:value="-0.463670760987532" calcext:value-type="float">
            <text:p>-0.463670760987532</text:p>
          </table:table-cell>
          <table:table-cell office:value-type="float" office:value="-0.465439485309399" calcext:value-type="float">
            <text:p>-0.465439485309399</text:p>
          </table:table-cell>
          <table:table-cell office:value-type="float" office:value="-0.466545491645411" calcext:value-type="float">
            <text:p>-0.466545491645411</text:p>
          </table:table-cell>
          <table:table-cell office:value-type="float" office:value="-0.463053991455158" calcext:value-type="float">
            <text:p>-0.463053991455158</text:p>
          </table:table-cell>
          <table:table-cell office:value-type="float" office:value="-0.463607798618819" calcext:value-type="float">
            <text:p>-0.463607798618819</text:p>
          </table:table-cell>
          <table:table-cell office:value-type="float" office:value="-0.463217557098907" calcext:value-type="float">
            <text:p>-0.463217557098907</text:p>
          </table:table-cell>
          <table:table-cell office:value-type="float" office:value="-0.461315751633333" calcext:value-type="float">
            <text:p>-0.461315751633333</text:p>
          </table:table-cell>
          <table:table-cell office:value-type="float" office:value="-0.453317467233383" calcext:value-type="float">
            <text:p>-0.453317467233383</text:p>
          </table:table-cell>
          <table:table-cell office:value-type="float" office:value="-0.452676131170189" calcext:value-type="float">
            <text:p>-0.452676131170189</text:p>
          </table:table-cell>
          <table:table-cell office:value-type="float" office:value="-0.444008791356592" calcext:value-type="float">
            <text:p>-0.444008791356592</text:p>
          </table:table-cell>
          <table:table-cell office:value-type="float" office:value="-0.431833187943434" calcext:value-type="float">
            <text:p>-0.431833187943434</text:p>
          </table:table-cell>
          <table:table-cell office:value-type="float" office:value="-0.426672006491329" calcext:value-type="float">
            <text:p>-0.426672006491329</text:p>
          </table:table-cell>
          <table:table-cell office:value-type="float" office:value="-0.426517888305615" calcext:value-type="float">
            <text:p>-0.426517888305615</text:p>
          </table:table-cell>
          <table:table-cell office:value-type="float" office:value="-0.444912230250116" calcext:value-type="float">
            <text:p>-0.444912230250116</text:p>
          </table:table-cell>
          <table:table-cell office:value-type="float" office:value="-0.401855655933501" calcext:value-type="float">
            <text:p>-0.401855655933501</text:p>
          </table:table-cell>
          <table:table-cell office:value-type="float" office:value="-0.40449438697385" calcext:value-type="float">
            <text:p>-0.40449438697385</text:p>
          </table:table-cell>
          <table:table-cell office:value-type="float" office:value="-0.407856166593441" calcext:value-type="float">
            <text:p>-0.407856166593441</text:p>
          </table:table-cell>
          <table:table-cell office:value-type="float" office:value="-0.452781331605446" calcext:value-type="float">
            <text:p>-0.452781331605446</text:p>
          </table:table-cell>
          <table:table-cell office:value-type="float" office:value="-0.437060968821305" calcext:value-type="float">
            <text:p>-0.437060968821305</text:p>
          </table:table-cell>
          <table:table-cell office:value-type="float" office:value="-0.436324655828905" calcext:value-type="float">
            <text:p>-0.436324655828905</text:p>
          </table:table-cell>
          <table:table-cell office:value-type="float" office:value="-0.412129544674831" calcext:value-type="float">
            <text:p>-0.412129544674831</text:p>
          </table:table-cell>
          <table:table-cell office:value-type="float" office:value="-0.381836535546735" calcext:value-type="float">
            <text:p>-0.381836535546735</text:p>
          </table:table-cell>
          <table:table-cell office:value-type="float" office:value="-0.387260603260097" calcext:value-type="float">
            <text:p>-0.387260603260097</text:p>
          </table:table-cell>
          <table:table-cell office:value-type="float" office:value="-0.378868989236074" calcext:value-type="float">
            <text:p>-0.378868989236074</text:p>
          </table:table-cell>
          <table:table-cell office:value-type="float" office:value="-0.348094125412305" calcext:value-type="float">
            <text:p>-0.348094125412305</text:p>
          </table:table-cell>
          <table:table-cell office:value-type="float" office:value="-0.357354931485015" calcext:value-type="float">
            <text:p>-0.357354931485015</text:p>
          </table:table-cell>
          <table:table-cell office:value-type="float" office:value="-0.382064344917432" calcext:value-type="float">
            <text:p>-0.382064344917432</text:p>
          </table:table-cell>
          <table:table-cell office:value-type="float" office:value="-0.380473343228467" calcext:value-type="float">
            <text:p>-0.380473343228467</text:p>
          </table:table-cell>
          <table:table-cell office:value-type="float" office:value="-0.370270218587168" calcext:value-type="float">
            <text:p>-0.370270218587168</text:p>
          </table:table-cell>
          <table:table-cell office:value-type="float" office:value="-0.354447417064059" calcext:value-type="float">
            <text:p>-0.354447417064059</text:p>
          </table:table-cell>
          <table:table-cell office:value-type="float" office:value="-0.365475417734768" calcext:value-type="float">
            <text:p>-0.365475417734768</text:p>
          </table:table-cell>
          <table:table-cell office:value-type="float" office:value="-0.373521696500482" calcext:value-type="float">
            <text:p>-0.373521696500482</text:p>
          </table:table-cell>
          <table:table-cell office:value-type="float" office:value="-0.366567262076138" calcext:value-type="float">
            <text:p>-0.366567262076138</text:p>
          </table:table-cell>
          <table:table-cell office:value-type="float" office:value="-0.363995098928371" calcext:value-type="float">
            <text:p>-0.363995098928371</text:p>
          </table:table-cell>
          <table:table-cell office:value-type="float" office:value="-0.363301142502927" calcext:value-type="float">
            <text:p>-0.363301142502927</text:p>
          </table:table-cell>
          <table:table-cell office:value-type="float" office:value="-0.36067152267474" calcext:value-type="float">
            <text:p>-0.36067152267474</text:p>
          </table:table-cell>
          <table:table-cell office:value-type="float" office:value="-0.359509920882154" calcext:value-type="float">
            <text:p>-0.359509920882154</text:p>
          </table:table-cell>
          <table:table-cell office:value-type="float" office:value="-0.35922521967358" calcext:value-type="float">
            <text:p>-0.35922521967358</text:p>
          </table:table-cell>
          <table:table-cell office:value-type="float" office:value="-0.358631003147712" calcext:value-type="float">
            <text:p>-0.358631003147712</text:p>
          </table:table-cell>
          <table:table-cell office:value-type="float" office:value="-0.358090669617295" calcext:value-type="float">
            <text:p>-0.358090669617295</text:p>
          </table:table-cell>
          <table:table-cell office:value-type="float" office:value="-0.358537670093994" calcext:value-type="float">
            <text:p>-0.358537670093994</text:p>
          </table:table-cell>
          <table:table-cell office:value-type="float" office:value="-0.358647920552163" calcext:value-type="float">
            <text:p>-0.358647920552163</text:p>
          </table:table-cell>
          <table:table-cell office:value-type="float" office:value="-0.358690389410743" calcext:value-type="float">
            <text:p>-0.358690389410743</text:p>
          </table:table-cell>
          <table:table-cell office:value-type="float" office:value="-0.35959432685561" calcext:value-type="float">
            <text:p>-0.35959432685561</text:p>
          </table:table-cell>
          <table:table-cell office:value-type="float" office:value="-0.35899353366393" calcext:value-type="float">
            <text:p>-0.35899353366393</text:p>
          </table:table-cell>
          <table:table-cell office:value-type="float" office:value="-0.358396510243593" calcext:value-type="float">
            <text:p>-0.358396510243593</text:p>
          </table:table-cell>
          <table:table-cell office:value-type="float" office:value="-0.359331541727972" calcext:value-type="float">
            <text:p>-0.359331541727972</text:p>
          </table:table-cell>
          <table:table-cell office:value-type="float" office:value="-0.358766339523312" calcext:value-type="float">
            <text:p>-0.358766339523312</text:p>
          </table:table-cell>
          <table:table-cell office:value-type="float" office:value="-0.359078534077487" calcext:value-type="float">
            <text:p>-0.359078534077487</text:p>
          </table:table-cell>
          <table:table-cell office:value-type="float" office:value="-0.359190598695966" calcext:value-type="float">
            <text:p>-0.359190598695966</text:p>
          </table:table-cell>
          <table:table-cell office:value-type="float" office:value="-0.359614088180251" calcext:value-type="float">
            <text:p>-0.359614088180251</text:p>
          </table:table-cell>
          <table:table-cell office:value-type="float" office:value="-0.358819250020895" calcext:value-type="float">
            <text:p>-0.358819250020895</text:p>
          </table:table-cell>
          <table:table-cell office:value-type="float" office:value="-0.358583811701429" calcext:value-type="float">
            <text:p>-0.358583811701429</text:p>
          </table:table-cell>
          <table:table-cell office:value-type="float" office:value="-0.358559490349959" calcext:value-type="float">
            <text:p>-0.358559490349959</text:p>
          </table:table-cell>
          <table:table-cell office:value-type="float" office:value="-0.35924889467756" calcext:value-type="float">
            <text:p>-0.35924889467756</text:p>
          </table:table-cell>
          <table:table-cell office:value-type="float" office:value="-0.358654319420674" calcext:value-type="float">
            <text:p>-0.358654319420674</text:p>
          </table:table-cell>
          <table:table-cell office:value-type="float" office:value="-0.359733078907877" calcext:value-type="float">
            <text:p>-0.359733078907877</text:p>
          </table:table-cell>
          <table:table-cell office:value-type="float" office:value="-0.358781468279842" calcext:value-type="float">
            <text:p>-0.358781468279842</text:p>
          </table:table-cell>
          <table:table-cell office:value-type="float" office:value="-0.359700020051519" calcext:value-type="float">
            <text:p>-0.359700020051519</text:p>
          </table:table-cell>
          <table:table-cell office:value-type="float" office:value="-0.359024123307001" calcext:value-type="float">
            <text:p>-0.359024123307001</text:p>
          </table:table-cell>
          <table:table-cell office:value-type="float" office:value="-0.35987047145259" calcext:value-type="float">
            <text:p>-0.35987047145259</text:p>
          </table:table-cell>
          <table:table-cell office:value-type="float" office:value="-0.359929797402093" calcext:value-type="float">
            <text:p>-0.359929797402093</text:p>
          </table:table-cell>
          <table:table-cell office:value-type="float" office:value="-0.359737304271554" calcext:value-type="float">
            <text:p>-0.359737304271554</text:p>
          </table:table-cell>
          <table:table-cell office:value-type="float" office:value="-0.35892203113892" calcext:value-type="float">
            <text:p>-0.35892203113892</text:p>
          </table:table-cell>
          <table:table-cell office:value-type="float" office:value="-0.359263586323901" calcext:value-type="float">
            <text:p>-0.359263586323901</text:p>
          </table:table-cell>
          <table:table-cell office:value-type="float" office:value="-0.359391977615291" calcext:value-type="float">
            <text:p>-0.359391977615291</text:p>
          </table:table-cell>
          <table:table-cell office:value-type="float" office:value="-0.35974870850262" calcext:value-type="float">
            <text:p>-0.35974870850262</text:p>
          </table:table-cell>
          <table:table-cell office:value-type="float" office:value="-0.359262672665153" calcext:value-type="float">
            <text:p>-0.359262672665153</text:p>
          </table:table-cell>
          <table:table-cell office:value-type="float" office:value="-0.359468141075527" calcext:value-type="float">
            <text:p>-0.359468141075527</text:p>
          </table:table-cell>
          <table:table-cell office:value-type="float" office:value="-0.359497893942665" calcext:value-type="float">
            <text:p>-0.359497893942665</text:p>
          </table:table-cell>
          <table:table-cell office:value-type="float" office:value="-0.35887220478558" calcext:value-type="float">
            <text:p>-0.35887220478558</text:p>
          </table:table-cell>
          <table:table-cell office:value-type="float" office:value="-0.35934160307727" calcext:value-type="float">
            <text:p>-0.35934160307727</text:p>
          </table:table-cell>
          <table:table-cell office:value-type="float" office:value="-0.359505801569971" calcext:value-type="float">
            <text:p>-0.359505801569971</text:p>
          </table:table-cell>
          <table:table-cell office:value-type="float" office:value="-0.359371589597384" calcext:value-type="float">
            <text:p>-0.359371589597384</text:p>
          </table:table-cell>
          <table:table-cell office:value-type="float" office:value="-0.359448450746018" calcext:value-type="float">
            <text:p>-0.359448450746018</text:p>
          </table:table-cell>
          <table:table-cell office:value-type="float" office:value="-0.359495720224907" calcext:value-type="float">
            <text:p>-0.359495720224907</text:p>
          </table:table-cell>
          <table:table-cell office:value-type="float" office:value="-0.359899299966946" calcext:value-type="float">
            <text:p>-0.359899299966946</text:p>
          </table:table-cell>
          <table:table-cell office:value-type="float" office:value="-0.359281447132073" calcext:value-type="float">
            <text:p>-0.359281447132073</text:p>
          </table:table-cell>
          <table:table-cell office:value-type="float" office:value="-0.359737147066872" calcext:value-type="float">
            <text:p>-0.359737147066872</text:p>
          </table:table-cell>
          <table:table-cell office:value-type="float" office:value="-0.35935025639074" calcext:value-type="float">
            <text:p>-0.35935025639074</text:p>
          </table:table-cell>
          <table:table-cell office:value-type="float" office:value="-0.359697286578968" calcext:value-type="float">
            <text:p>-0.359697286578968</text:p>
          </table:table-cell>
          <table:table-cell office:value-type="float" office:value="-0.359431793915712" calcext:value-type="float">
            <text:p>-0.359431793915712</text:p>
          </table:table-cell>
          <table:table-cell office:value-type="float" office:value="-0.359478057803638" calcext:value-type="float">
            <text:p>-0.359478057803638</text:p>
          </table:table-cell>
          <table:table-cell office:value-type="float" office:value="-0.359633853816743" calcext:value-type="float">
            <text:p>-0.359633853816743</text:p>
          </table:table-cell>
          <table:table-cell office:value-type="float" office:value="-0.359407095983809" calcext:value-type="float">
            <text:p>-0.359407095983809</text:p>
          </table:table-cell>
          <table:table-cell office:value-type="float" office:value="-0.359921359220007" calcext:value-type="float">
            <text:p>-0.359921359220007</text:p>
          </table:table-cell>
          <table:table-cell office:value-type="float" office:value="-0.359680673612158" calcext:value-type="float">
            <text:p>-0.359680673612158</text:p>
          </table:table-cell>
          <table:table-cell office:value-type="float" office:value="-0.359117857715625" calcext:value-type="float">
            <text:p>-0.359117857715625</text:p>
          </table:table-cell>
          <table:table-cell office:value-type="float" office:value="-0.359876696039939" calcext:value-type="float">
            <text:p>-0.359876696039939</text:p>
          </table:table-cell>
          <table:table-cell office:value-type="float" office:value="-0.359749268422298" calcext:value-type="float">
            <text:p>-0.359749268422298</text:p>
          </table:table-cell>
          <table:table-cell office:value-type="float" office:value="-0.359087323195449" calcext:value-type="float">
            <text:p>-0.359087323195449</text:p>
          </table:table-cell>
          <table:table-cell office:value-type="float" office:value="-0.359521926572234" calcext:value-type="float">
            <text:p>-0.359521926572234</text:p>
          </table:table-cell>
          <table:table-cell office:value-type="float" office:value="-0.359515306080077" calcext:value-type="float">
            <text:p>-0.359515306080077</text:p>
          </table:table-cell>
          <table:table-cell office:value-type="float" office:value="-0.359768151673788" calcext:value-type="float">
            <text:p>-0.359768151673788</text:p>
          </table:table-cell>
          <table:table-cell office:value-type="float" office:value="-0.359653156812585" calcext:value-type="float">
            <text:p>-0.359653156812585</text:p>
          </table:table-cell>
          <table:table-cell office:value-type="float" office:value="-0.359787258746058" calcext:value-type="float">
            <text:p>-0.359787258746058</text:p>
          </table:table-cell>
          <table:table-cell office:value-type="float" office:value="-0.359970962588586" calcext:value-type="float">
            <text:p>-0.359970962588586</text:p>
          </table:table-cell>
          <table:table-cell office:value-type="float" office:value="-0.360188329363509" calcext:value-type="float">
            <text:p>-0.360188329363509</text:p>
          </table:table-cell>
          <table:table-cell office:value-type="float" office:value="-0.359533832558192" calcext:value-type="float">
            <text:p>-0.359533832558192</text:p>
          </table:table-cell>
          <table:table-cell office:value-type="float" office:value="-0.3595927995259" calcext:value-type="float">
            <text:p>-0.3595927995259</text:p>
          </table:table-cell>
          <table:table-cell office:value-type="float" office:value="-0.360138293165328" calcext:value-type="float">
            <text:p>-0.360138293165328</text:p>
          </table:table-cell>
          <table:table-cell office:value-type="float" office:value="-0.359161849442642" calcext:value-type="float">
            <text:p>-0.359161849442642</text:p>
          </table:table-cell>
          <table:table-cell office:value-type="float" office:value="-0.359702080285683" calcext:value-type="float">
            <text:p>-0.359702080285683</text:p>
          </table:table-cell>
          <table:table-cell office:value-type="float" office:value="-0.36071670981489" calcext:value-type="float">
            <text:p>-0.36071670981489</text:p>
          </table:table-cell>
          <table:table-cell office:value-type="float" office:value="-0.359537293853528" calcext:value-type="float">
            <text:p>-0.359537293853528</text:p>
          </table:table-cell>
          <table:table-cell office:value-type="float" office:value="-0.359435204532703" calcext:value-type="float">
            <text:p>-0.359435204532703</text:p>
          </table:table-cell>
          <table:table-cell office:value-type="float" office:value="-0.359113808080222" calcext:value-type="float">
            <text:p>-0.359113808080222</text:p>
          </table:table-cell>
          <table:table-cell office:value-type="float" office:value="-0.359979687752862" calcext:value-type="float">
            <text:p>-0.359979687752862</text:p>
          </table:table-cell>
          <table:table-cell office:value-type="float" office:value="-0.359918334820305" calcext:value-type="float">
            <text:p>-0.359918334820305</text:p>
          </table:table-cell>
          <table:table-cell office:value-type="float" office:value="-0.359850653386453" calcext:value-type="float">
            <text:p>-0.359850653386453</text:p>
          </table:table-cell>
          <table:table-cell office:value-type="float" office:value="-0.360020971965669" calcext:value-type="float">
            <text:p>-0.360020971965669</text:p>
          </table:table-cell>
          <table:table-cell office:value-type="float" office:value="-0.35993253758108" calcext:value-type="float">
            <text:p>-0.35993253758108</text:p>
          </table:table-cell>
          <table:table-cell office:value-type="float" office:value="-0.359832618002747" calcext:value-type="float">
            <text:p>-0.359832618002747</text:p>
          </table:table-cell>
          <table:table-cell office:value-type="float" office:value="-0.360072261120064" calcext:value-type="float">
            <text:p>-0.360072261120064</text:p>
          </table:table-cell>
          <table:table-cell office:value-type="float" office:value="-0.359198416332335" calcext:value-type="float">
            <text:p>-0.359198416332335</text:p>
          </table:table-cell>
          <table:table-cell office:value-type="float" office:value="-0.359519397216007" calcext:value-type="float">
            <text:p>-0.359519397216007</text:p>
          </table:table-cell>
          <table:table-cell office:value-type="float" office:value="-0.360105883759062" calcext:value-type="float">
            <text:p>-0.360105883759062</text:p>
          </table:table-cell>
          <table:table-cell office:value-type="float" office:value="-0.35922321780873" calcext:value-type="float">
            <text:p>-0.35922321780873</text:p>
          </table:table-cell>
          <table:table-cell office:value-type="float" office:value="-0.359828961625144" calcext:value-type="float">
            <text:p>-0.359828961625144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0680821745352445" calcext:value-type="float">
            <text:p>6.80821745352445E-06</text:p>
          </table:table-cell>
          <table:table-cell office:value-type="float" office:value="0.00000749540869376952" calcext:value-type="float">
            <text:p>7.49540869376952E-06</text:p>
          </table:table-cell>
          <table:table-cell office:value-type="float" office:value="-0.0000159944946795942" calcext:value-type="float">
            <text:p>-1.59944946795942E-05</text:p>
          </table:table-cell>
          <table:table-cell office:value-type="float" office:value="0.0000133694370003101" calcext:value-type="float">
            <text:p>1.33694370003101E-05</text:p>
          </table:table-cell>
          <table:table-cell office:value-type="float" office:value="-0.00000209239854925825" calcext:value-type="float">
            <text:p>-2.09239854925825E-06</text:p>
          </table:table-cell>
          <table:table-cell office:value-type="float" office:value="-0.00000309145712423797" calcext:value-type="float">
            <text:p>-3.09145712423797E-06</text:p>
          </table:table-cell>
          <table:table-cell office:value-type="float" office:value="-0.00000638481321729723" calcext:value-type="float">
            <text:p>-6.38481321729723E-06</text:p>
          </table:table-cell>
          <table:table-cell office:value-type="float" office:value="0.0000194297697024282" calcext:value-type="float">
            <text:p>1.94297697024282E-05</text:p>
          </table:table-cell>
          <table:table-cell office:value-type="float" office:value="-0.0000346538978082123" calcext:value-type="float">
            <text:p>-3.46538978082123E-05</text:p>
          </table:table-cell>
          <table:table-cell office:value-type="float" office:value="0.0000328912624212307" calcext:value-type="float">
            <text:p>3.28912624212307E-05</text:p>
          </table:table-cell>
          <table:table-cell office:value-type="float" office:value="-0.0000320566762827545" calcext:value-type="float">
            <text:p>-3.20566762827545E-05</text:p>
          </table:table-cell>
          <table:table-cell office:value-type="float" office:value="0.0000264770401430803" calcext:value-type="float">
            <text:p>2.64770401430803E-05</text:p>
          </table:table-cell>
          <table:table-cell office:value-type="float" office:value="0.0000123781459670513" calcext:value-type="float">
            <text:p>1.23781459670513E-05</text:p>
          </table:table-cell>
          <table:table-cell office:value-type="float" office:value="-0.0000213045468692163" calcext:value-type="float">
            <text:p>-2.13045468692163E-05</text:p>
          </table:table-cell>
          <table:table-cell office:value-type="float" office:value="0.0000226567710847059" calcext:value-type="float">
            <text:p>2.26567710847059E-05</text:p>
          </table:table-cell>
          <table:table-cell office:value-type="float" office:value="-0.0000110146357992225" calcext:value-type="float">
            <text:p>-1.10146357992225E-05</text:p>
          </table:table-cell>
          <table:table-cell office:value-type="float" office:value="0.0000175797029424718" calcext:value-type="float">
            <text:p>1.75797029424718E-05</text:p>
          </table:table-cell>
          <table:table-cell office:value-type="float" office:value="-0.0000259096094366584" calcext:value-type="float">
            <text:p>-2.59096094366584E-05</text:p>
          </table:table-cell>
          <table:table-cell office:value-type="float" office:value="0.0000305582738301946" calcext:value-type="float">
            <text:p>3.05582738301946E-05</text:p>
          </table:table-cell>
          <table:table-cell office:value-type="float" office:value="-0.0000117070123274443" calcext:value-type="float">
            <text:p>-1.17070123274443E-05</text:p>
          </table:table-cell>
          <table:table-cell office:value-type="float" office:value="0.0000142553813609059" calcext:value-type="float">
            <text:p>1.42553813609059E-05</text:p>
          </table:table-cell>
          <table:table-cell office:value-type="float" office:value="-0.0000131673865947923" calcext:value-type="float">
            <text:p>-1.31673865947923E-05</text:p>
          </table:table-cell>
          <table:table-cell office:value-type="float" office:value="0.00000836488919275791" calcext:value-type="float">
            <text:p>8.36488919275791E-06</text:p>
          </table:table-cell>
          <table:table-cell office:value-type="float" office:value="-0.0000261343448927365" calcext:value-type="float">
            <text:p>-2.61343448927365E-05</text:p>
          </table:table-cell>
          <table:table-cell office:value-type="float" office:value="-0.0000149848763518756" calcext:value-type="float">
            <text:p>-1.49848763518756E-05</text:p>
          </table:table-cell>
          <table:table-cell office:value-type="float" office:value="0.000018471378863627" calcext:value-type="float">
            <text:p>1.8471378863627E-05</text:p>
          </table:table-cell>
          <table:table-cell office:value-type="float" office:value="0.000000158965223429064" calcext:value-type="float">
            <text:p>1.58965223429064E-07</text:p>
          </table:table-cell>
          <table:table-cell office:value-type="float" office:value="0.0000404933105918603" calcext:value-type="float">
            <text:p>4.04933105918603E-05</text:p>
          </table:table-cell>
          <table:table-cell office:value-type="float" office:value="0.0000519371587002215" calcext:value-type="float">
            <text:p>5.19371587002215E-05</text:p>
          </table:table-cell>
          <table:table-cell office:value-type="float" office:value="-0.00000122911022237826" calcext:value-type="float">
            <text:p>-1.22911022237826E-06</text:p>
          </table:table-cell>
          <table:table-cell office:value-type="float" office:value="0.0000077021734777305" calcext:value-type="float">
            <text:p>7.7021734777305E-06</text:p>
          </table:table-cell>
          <table:table-cell office:value-type="float" office:value="-0.000285328164738696" calcext:value-type="float">
            <text:p>-0.000285328164739</text:p>
          </table:table-cell>
          <table:table-cell office:value-type="float" office:value="-0.000282595426804422" calcext:value-type="float">
            <text:p>-0.000282595426804</text:p>
          </table:table-cell>
          <table:table-cell office:value-type="float" office:value="-0.000224819233898665" calcext:value-type="float">
            <text:p>-0.000224819233899</text:p>
          </table:table-cell>
          <table:table-cell office:value-type="float" office:value="0.0000406424524341809" calcext:value-type="float">
            <text:p>4.06424524341809E-05</text:p>
          </table:table-cell>
          <table:table-cell office:value-type="float" office:value="0.000378832780342675" calcext:value-type="float">
            <text:p>0.000378832780343</text:p>
          </table:table-cell>
          <table:table-cell office:value-type="float" office:value="0.00046577679291987" calcext:value-type="float">
            <text:p>0.00046577679292</text:p>
          </table:table-cell>
          <table:table-cell office:value-type="float" office:value="0.00071592693540018" calcext:value-type="float">
            <text:p>0.0007159269354</text:p>
          </table:table-cell>
          <table:table-cell office:value-type="float" office:value="0.0000878369120964062" calcext:value-type="float">
            <text:p>8.78369120964062E-05</text:p>
          </table:table-cell>
          <table:table-cell office:value-type="float" office:value="-0.0000133901260146452" calcext:value-type="float">
            <text:p>-1.33901260146452E-05</text:p>
          </table:table-cell>
          <table:table-cell office:value-type="float" office:value="-0.00158999059215281" calcext:value-type="float">
            <text:p>-0.001589990592153</text:p>
          </table:table-cell>
          <table:table-cell office:value-type="float" office:value="0.00372016911467638" calcext:value-type="float">
            <text:p>0.003720169114676</text:p>
          </table:table-cell>
          <table:table-cell office:value-type="float" office:value="0.0188989608373999" calcext:value-type="float">
            <text:p>0.0188989608374</text:p>
          </table:table-cell>
          <table:table-cell office:value-type="float" office:value="0.0180700624259422" calcext:value-type="float">
            <text:p>0.018070062425942</text:p>
          </table:table-cell>
          <table:table-cell office:value-type="float" office:value="0.00144713694609327" calcext:value-type="float">
            <text:p>0.001447136946093</text:p>
          </table:table-cell>
          <table:table-cell office:value-type="float" office:value="-0.00076416154779041" calcext:value-type="float">
            <text:p>-0.00076416154779</text:p>
          </table:table-cell>
          <table:table-cell office:value-type="float" office:value="-0.00422905045924971" calcext:value-type="float">
            <text:p>-0.00422905045925</text:p>
          </table:table-cell>
          <table:table-cell office:value-type="float" office:value="-0.00612068298304602" calcext:value-type="float">
            <text:p>-0.006120682983046</text:p>
          </table:table-cell>
          <table:table-cell office:value-type="float" office:value="-0.0215574210893106" calcext:value-type="float">
            <text:p>-0.021557421089311</text:p>
          </table:table-cell>
          <table:table-cell office:value-type="float" office:value="0.000786497712329526" calcext:value-type="float">
            <text:p>0.00078649771233</text:p>
          </table:table-cell>
          <table:table-cell office:value-type="float" office:value="-0.000218737884034648" calcext:value-type="float">
            <text:p>-0.000218737884035</text:p>
          </table:table-cell>
          <table:table-cell office:value-type="float" office:value="-0.00158280340684558" calcext:value-type="float">
            <text:p>-0.001582803406846</text:p>
          </table:table-cell>
          <table:table-cell office:value-type="float" office:value="-0.00812912865636817" calcext:value-type="float">
            <text:p>-0.008129128656368</text:p>
          </table:table-cell>
          <table:table-cell office:value-type="float" office:value="-0.00247540455558637" calcext:value-type="float">
            <text:p>-0.002475404555586</text:p>
          </table:table-cell>
          <table:table-cell office:value-type="float" office:value="-0.00143965274828833" calcext:value-type="float">
            <text:p>-0.001439652748288</text:p>
          </table:table-cell>
          <table:table-cell office:value-type="float" office:value="-0.000300326302918708" calcext:value-type="float">
            <text:p>-0.000300326302919</text:p>
          </table:table-cell>
          <table:table-cell office:value-type="float" office:value="0.00218051027634508" calcext:value-type="float">
            <text:p>0.002180510276345</text:p>
          </table:table-cell>
          <table:table-cell office:value-type="float" office:value="0.0401110086653323" calcext:value-type="float">
            <text:p>0.040111008665332</text:p>
          </table:table-cell>
          <table:table-cell office:value-type="float" office:value="-0.000612756129726388" calcext:value-type="float">
            <text:p>-0.000612756129726</text:p>
          </table:table-cell>
          <table:table-cell office:value-type="float" office:value="-0.000265956177217586" calcext:value-type="float">
            <text:p>-0.000265956177218</text:p>
          </table:table-cell>
          <table:table-cell office:value-type="float" office:value="-0.00195190716271032" calcext:value-type="float">
            <text:p>-0.00195190716271</text:p>
          </table:table-cell>
          <table:table-cell office:value-type="float" office:value="-0.0306923408702592" calcext:value-type="float">
            <text:p>-0.030692340870259</text:p>
          </table:table-cell>
          <table:table-cell office:value-type="float" office:value="-0.0104002796160014" calcext:value-type="float">
            <text:p>-0.010400279616001</text:p>
          </table:table-cell>
          <table:table-cell office:value-type="float" office:value="0.0190919946586238" calcext:value-type="float">
            <text:p>0.019091994658624</text:p>
          </table:table-cell>
          <table:table-cell office:value-type="float" office:value="-0.000761106580390636" calcext:value-type="float">
            <text:p>-0.000761106580391</text:p>
          </table:table-cell>
          <table:table-cell office:value-type="float" office:value="-0.0000376112232968739" calcext:value-type="float">
            <text:p>-3.76112232968739E-05</text:p>
          </table:table-cell>
          <table:table-cell office:value-type="float" office:value="-0.000323645850420329" calcext:value-type="float">
            <text:p>-0.00032364585042</text:p>
          </table:table-cell>
          <table:table-cell office:value-type="float" office:value="-0.00217002061549076" calcext:value-type="float">
            <text:p>-0.002170020615491</text:p>
          </table:table-cell>
          <table:table-cell office:value-type="float" office:value="-0.00197528829178839" calcext:value-type="float">
            <text:p>-0.001975288291788</text:p>
          </table:table-cell>
          <table:table-cell office:value-type="float" office:value="-0.00266422360144142" calcext:value-type="float">
            <text:p>-0.002664223601441</text:p>
          </table:table-cell>
          <table:table-cell office:value-type="float" office:value="0.00767792933829298" calcext:value-type="float">
            <text:p>0.007677929338293</text:p>
          </table:table-cell>
          <table:table-cell office:value-type="float" office:value="0.0127063712509503" calcext:value-type="float">
            <text:p>0.01270637125095</text:p>
          </table:table-cell>
          <table:table-cell office:value-type="float" office:value="0.0107650014699225" calcext:value-type="float">
            <text:p>0.010765001469923</text:p>
          </table:table-cell>
          <table:table-cell office:value-type="float" office:value="0.00585883957883127" calcext:value-type="float">
            <text:p>0.005858839578831</text:p>
          </table:table-cell>
          <table:table-cell office:value-type="float" office:value="-0.000410137470233996" calcext:value-type="float">
            <text:p>-0.000410137470234</text:p>
          </table:table-cell>
          <table:table-cell office:value-type="float" office:value="-0.00205631505177761" calcext:value-type="float">
            <text:p>-0.002056315051778</text:p>
          </table:table-cell>
          <table:table-cell office:value-type="float" office:value="-0.000489534941081615" calcext:value-type="float">
            <text:p>-0.000489534941082</text:p>
          </table:table-cell>
          <table:table-cell office:value-type="float" office:value="-0.00420199518750897" calcext:value-type="float">
            <text:p>-0.004201995187509</text:p>
          </table:table-cell>
          <table:table-cell office:value-type="float" office:value="-0.00824736455592201" calcext:value-type="float">
            <text:p>-0.008247364555922</text:p>
          </table:table-cell>
          <table:table-cell office:value-type="float" office:value="-0.0313856309265999" calcext:value-type="float">
            <text:p>-0.0313856309266</text:p>
          </table:table-cell>
          <table:table-cell office:value-type="float" office:value="-0.00528523520714114" calcext:value-type="float">
            <text:p>-0.005285235207141</text:p>
          </table:table-cell>
          <table:table-cell office:value-type="float" office:value="0.0183724577041987" calcext:value-type="float">
            <text:p>0.018372457704199</text:p>
          </table:table-cell>
          <table:table-cell office:value-type="float" office:value="0.00397685955249061" calcext:value-type="float">
            <text:p>0.003976859552491</text:p>
          </table:table-cell>
          <table:table-cell office:value-type="float" office:value="0.000898391541079124" calcext:value-type="float">
            <text:p>0.000898391541079</text:p>
          </table:table-cell>
          <table:table-cell office:value-type="float" office:value="-0.00163806472912342" calcext:value-type="float">
            <text:p>-0.001638064729123</text:p>
          </table:table-cell>
          <table:table-cell office:value-type="float" office:value="0.00071545774442322" calcext:value-type="float">
            <text:p>0.000715457744423</text:p>
          </table:table-cell>
          <table:table-cell office:value-type="float" office:value="-0.00111671250830003" calcext:value-type="float">
            <text:p>-0.0011167125083</text:p>
          </table:table-cell>
          <table:table-cell office:value-type="float" office:value="-0.00114328519327084" calcext:value-type="float">
            <text:p>-0.001143285193271</text:p>
          </table:table-cell>
          <table:table-cell office:value-type="float" office:value="-0.00409372633895044" calcext:value-type="float">
            <text:p>-0.00409372633895</text:p>
          </table:table-cell>
          <table:table-cell office:value-type="float" office:value="-0.00125090408365597" calcext:value-type="float">
            <text:p>-0.001250904083656</text:p>
          </table:table-cell>
          <table:table-cell office:value-type="float" office:value="0.0265588876465422" calcext:value-type="float">
            <text:p>0.026558887646542</text:p>
          </table:table-cell>
          <table:table-cell office:value-type="float" office:value="-0.000562756857992341" calcext:value-type="float">
            <text:p>-0.000562756857992</text:p>
          </table:table-cell>
          <table:table-cell office:value-type="float" office:value="0.00991005169183979" calcext:value-type="float">
            <text:p>0.00991005169184</text:p>
          </table:table-cell>
          <table:table-cell office:value-type="float" office:value="0.00218136509003736" calcext:value-type="float">
            <text:p>0.002181365090037</text:p>
          </table:table-cell>
          <table:table-cell office:value-type="float" office:value="0.00121955833648008" calcext:value-type="float">
            <text:p>0.00121955833648</text:p>
          </table:table-cell>
          <table:table-cell office:value-type="float" office:value="0.000600433364362274" calcext:value-type="float">
            <text:p>0.000600433364362</text:p>
          </table:table-cell>
          <table:table-cell office:value-type="float" office:value="-0.000664754709050974" calcext:value-type="float">
            <text:p>-0.000664754709051</text:p>
          </table:table-cell>
          <table:table-cell office:value-type="float" office:value="-0.00172276981790054" calcext:value-type="float">
            <text:p>-0.001722769817901</text:p>
          </table:table-cell>
          <table:table-cell office:value-type="float" office:value="0.00092728177847573" calcext:value-type="float">
            <text:p>0.000927281778476</text:p>
          </table:table-cell>
          <table:table-cell office:value-type="float" office:value="0.0000527671692246989" calcext:value-type="float">
            <text:p>5.27671692246989E-05</text:p>
          </table:table-cell>
          <table:table-cell office:value-type="float" office:value="-0.001633092958021" calcext:value-type="float">
            <text:p>-0.001633092958021</text:p>
          </table:table-cell>
          <table:table-cell office:value-type="float" office:value="-0.00196544531173432" calcext:value-type="float">
            <text:p>-0.001965445311734</text:p>
          </table:table-cell>
          <table:table-cell office:value-type="float" office:value="0.000220639142681445" calcext:value-type="float">
            <text:p>0.000220639142681</text:p>
          </table:table-cell>
          <table:table-cell office:value-type="float" office:value="-0.00121873233803343" calcext:value-type="float">
            <text:p>-0.001218732338033</text:p>
          </table:table-cell>
          <table:table-cell office:value-type="float" office:value="-0.0029701903681329" calcext:value-type="float">
            <text:p>-0.002970190368133</text:p>
          </table:table-cell>
          <table:table-cell office:value-type="float" office:value="-0.00303408391510362" calcext:value-type="float">
            <text:p>-0.003034083915104</text:p>
          </table:table-cell>
          <table:table-cell office:value-type="float" office:value="-0.0200744442337038" calcext:value-type="float">
            <text:p>-0.020074444233704</text:p>
          </table:table-cell>
          <table:table-cell office:value-type="float" office:value="0.00146360185243893" calcext:value-type="float">
            <text:p>0.001463601852439</text:p>
          </table:table-cell>
          <table:table-cell office:value-type="float" office:value="-0.00286191351501569" calcext:value-type="float">
            <text:p>-0.002861913515016</text:p>
          </table:table-cell>
          <table:table-cell office:value-type="float" office:value="0.000612516918036099" calcext:value-type="float">
            <text:p>0.000612516918036</text:p>
          </table:table-cell>
          <table:table-cell office:value-type="float" office:value="-0.000162977936769448" calcext:value-type="float">
            <text:p>-0.000162977936769</text:p>
          </table:table-cell>
          <table:table-cell office:value-type="float" office:value="-0.00309939399647707" calcext:value-type="float">
            <text:p>-0.003099393996477</text:p>
          </table:table-cell>
          <table:table-cell office:value-type="float" office:value="-0.00429908053316314" calcext:value-type="float">
            <text:p>-0.004299080533163</text:p>
          </table:table-cell>
          <table:table-cell office:value-type="float" office:value="-0.00144210989454058" calcext:value-type="float">
            <text:p>-0.001442109894541</text:p>
          </table:table-cell>
          <table:table-cell office:value-type="float" office:value="0.0277004912172979" calcext:value-type="float">
            <text:p>0.027700491217298</text:p>
          </table:table-cell>
          <table:table-cell office:value-type="float" office:value="0.000757726576798401" calcext:value-type="float">
            <text:p>0.000757726576798</text:p>
          </table:table-cell>
          <table:table-cell office:value-type="float" office:value="0.00403949630986433" calcext:value-type="float">
            <text:p>0.004039496309864</text:p>
          </table:table-cell>
          <table:table-cell office:value-type="float" office:value="0.00386109079220026" calcext:value-type="float">
            <text:p>0.0038610907922</text:p>
          </table:table-cell>
          <table:table-cell office:value-type="float" office:value="0.00247878128988532" calcext:value-type="float">
            <text:p>0.002478781289885</text:p>
          </table:table-cell>
          <table:table-cell office:value-type="float" office:value="0.00178032834404618" calcext:value-type="float">
            <text:p>0.001780328344046</text:p>
          </table:table-cell>
          <table:table-cell office:value-type="float" office:value="-0.00039457041366292" calcext:value-type="float">
            <text:p>-0.000394570413663</text:p>
          </table:table-cell>
          <table:table-cell office:value-type="float" office:value="-0.00123532326059966" calcext:value-type="float">
            <text:p>-0.0012353232606</text:p>
          </table:table-cell>
          <table:table-cell office:value-type="float" office:value="-0.00234413270985706" calcext:value-type="float">
            <text:p>-0.002344132709857</text:p>
          </table:table-cell>
          <table:table-cell office:value-type="float" office:value="0.000535097627205716" calcext:value-type="float">
            <text:p>0.000535097627206</text:p>
          </table:table-cell>
          <table:table-cell office:value-type="float" office:value="-0.0305581935069049" calcext:value-type="float">
            <text:p>-0.030558193506905</text:p>
          </table:table-cell>
          <table:table-cell office:value-type="float" office:value="0.000607026103271291" calcext:value-type="float">
            <text:p>0.000607026103271</text:p>
          </table:table-cell>
          <table:table-cell office:value-type="float" office:value="-0.00833097787699505" calcext:value-type="float">
            <text:p>-0.008330977876995</text:p>
          </table:table-cell>
          <table:table-cell office:value-type="float" office:value="-0.00405835878040978" calcext:value-type="float">
            <text:p>-0.00405835878041</text:p>
          </table:table-cell>
          <table:table-cell office:value-type="float" office:value="-0.00219253833952621" calcext:value-type="float">
            <text:p>-0.002192538339526</text:p>
          </table:table-cell>
          <table:table-cell office:value-type="float" office:value="-0.00118913847325097" calcext:value-type="float">
            <text:p>-0.001189138473251</text:p>
          </table:table-cell>
          <table:table-cell office:value-type="float" office:value="-0.000600207166302769" calcext:value-type="float">
            <text:p>-0.000600207166303</text:p>
          </table:table-cell>
          <table:table-cell office:value-type="float" office:value="0.0388191088645418" calcext:value-type="float">
            <text:p>0.038819108864542</text:p>
          </table:table-cell>
          <table:table-cell office:value-type="float" office:value="0.00195618244683665" calcext:value-type="float">
            <text:p>0.001956182446837</text:p>
          </table:table-cell>
          <table:table-cell office:value-type="float" office:value="0.00100607001615693" calcext:value-type="float">
            <text:p>0.001006070016157</text:p>
          </table:table-cell>
          <table:table-cell office:value-type="float" office:value="-0.000249113959848168" calcext:value-type="float">
            <text:p>-0.000249113959848</text:p>
          </table:table-cell>
          <table:table-cell office:value-type="float" office:value="-0.00252915171006407" calcext:value-type="float">
            <text:p>-0.002529151710064</text:p>
          </table:table-cell>
          <table:table-cell office:value-type="float" office:value="-0.00550516827762942" calcext:value-type="float">
            <text:p>-0.005505168277629</text:p>
          </table:table-cell>
          <table:table-cell office:value-type="float" office:value="-0.0424108365586891" calcext:value-type="float">
            <text:p>-0.042410836558689</text:p>
          </table:table-cell>
          <table:table-cell office:value-type="float" office:value="0.0298415507778185" calcext:value-type="float">
            <text:p>0.029841550777819</text:p>
          </table:table-cell>
          <table:table-cell office:value-type="float" office:value="-0.000449974305083589" calcext:value-type="float">
            <text:p>-0.000449974305084</text:p>
          </table:table-cell>
          <table:table-cell office:value-type="float" office:value="-0.00194956578964356" calcext:value-type="float">
            <text:p>-0.001949565789644</text:p>
          </table:table-cell>
          <table:table-cell office:value-type="float" office:value="-0.00184986304152535" calcext:value-type="float">
            <text:p>-0.001849863041525</text:p>
          </table:table-cell>
          <table:table-cell office:value-type="float" office:value="-0.00266360364324192" calcext:value-type="float">
            <text:p>-0.002663603643242</text:p>
          </table:table-cell>
          <table:table-cell office:value-type="float" office:value="-0.00491559015078358" calcext:value-type="float">
            <text:p>-0.004915590150784</text:p>
          </table:table-cell>
          <table:table-cell office:value-type="float" office:value="-0.00256575126746933" calcext:value-type="float">
            <text:p>-0.002565751267469</text:p>
          </table:table-cell>
          <table:table-cell office:value-type="float" office:value="0.0401654399544537" calcext:value-type="float">
            <text:p>0.040165439954454</text:p>
          </table:table-cell>
          <table:table-cell office:value-type="float" office:value="0.0023640418482393" calcext:value-type="float">
            <text:p>0.002364041848239</text:p>
          </table:table-cell>
          <table:table-cell office:value-type="float" office:value="-0.00258033465458229" calcext:value-type="float">
            <text:p>-0.002580334654582</text:p>
          </table:table-cell>
          <table:table-cell office:value-type="float" office:value="-0.00329629315690261" calcext:value-type="float">
            <text:p>-0.003296293156903</text:p>
          </table:table-cell>
          <table:table-cell office:value-type="float" office:value="0.000951068569212954" calcext:value-type="float">
            <text:p>0.000951068569213</text:p>
          </table:table-cell>
          <table:table-cell office:value-type="float" office:value="-0.00672220248234157" calcext:value-type="float">
            <text:p>-0.006722202482342</text:p>
          </table:table-cell>
          <table:table-cell office:value-type="float" office:value="-0.0180593503900696" calcext:value-type="float">
            <text:p>-0.01805935039007</text:p>
          </table:table-cell>
          <table:table-cell office:value-type="float" office:value="-0.00618195291520557" calcext:value-type="float">
            <text:p>-0.006181952915206</text:p>
          </table:table-cell>
          <table:table-cell office:value-type="float" office:value="-0.0100549101473724" calcext:value-type="float">
            <text:p>-0.010054910147372</text:p>
          </table:table-cell>
          <table:table-cell office:value-type="float" office:value="-0.00142461150261475" calcext:value-type="float">
            <text:p>-0.001424611502615</text:p>
          </table:table-cell>
          <table:table-cell office:value-type="float" office:value="-0.0013079307887518" calcext:value-type="float">
            <text:p>-0.001307930788752</text:p>
          </table:table-cell>
          <table:table-cell office:value-type="float" office:value="-0.00100108418667028" calcext:value-type="float">
            <text:p>-0.00100108418667</text:p>
          </table:table-cell>
          <table:table-cell office:value-type="float" office:value="0.0417074160458351" calcext:value-type="float">
            <text:p>0.041707416045835</text:p>
          </table:table-cell>
          <table:table-cell office:value-type="float" office:value="0.000773708240799031" calcext:value-type="float">
            <text:p>0.000773708240799</text:p>
          </table:table-cell>
          <table:table-cell office:value-type="float" office:value="-0.001966767387167" calcext:value-type="float">
            <text:p>-0.001966767387167</text:p>
          </table:table-cell>
          <table:table-cell office:value-type="float" office:value="-0.0460270463038097" calcext:value-type="float">
            <text:p>-0.04602704630381</text:p>
          </table:table-cell>
          <table:table-cell office:value-type="float" office:value="0.0229213273159921" calcext:value-type="float">
            <text:p>0.022921327315992</text:p>
          </table:table-cell>
          <table:table-cell office:value-type="float" office:value="0.000924057448619286" calcext:value-type="float">
            <text:p>0.000924057448619</text:p>
          </table:table-cell>
          <table:table-cell office:value-type="float" office:value="0.00024151499851599" calcext:value-type="float">
            <text:p>0.000241514998516</text:p>
          </table:table-cell>
          <table:table-cell office:value-type="float" office:value="-0.000548153486349845" calcext:value-type="float">
            <text:p>-0.00054815348635</text:p>
          </table:table-cell>
          <table:table-cell office:value-type="float" office:value="-0.000713515171021528" calcext:value-type="float">
            <text:p>-0.000713515171022</text:p>
          </table:table-cell>
          <table:table-cell office:value-type="float" office:value="-0.00083330609751292" calcext:value-type="float">
            <text:p>-0.000833306097513</text:p>
          </table:table-cell>
          <table:table-cell office:value-type="float" office:value="-0.00190566172651346" calcext:value-type="float">
            <text:p>-0.001905661726513</text:p>
          </table:table-cell>
          <table:table-cell office:value-type="float" office:value="-0.00133404322854885" calcext:value-type="float">
            <text:p>-0.001334043228549</text:p>
          </table:table-cell>
          <table:table-cell office:value-type="float" office:value="-0.00612944354641071" calcext:value-type="float">
            <text:p>-0.006129443546411</text:p>
          </table:table-cell>
          <table:table-cell office:value-type="float" office:value="0.0223212214302197" calcext:value-type="float">
            <text:p>0.02232122143022</text:p>
          </table:table-cell>
          <table:table-cell office:value-type="float" office:value="0.00440559674347391" calcext:value-type="float">
            <text:p>0.004405596743474</text:p>
          </table:table-cell>
          <table:table-cell office:value-type="float" office:value="0.0117061286100566" calcext:value-type="float">
            <text:p>0.011706128610057</text:p>
          </table:table-cell>
          <table:table-cell office:value-type="float" office:value="0.00269345877811944" calcext:value-type="float">
            <text:p>0.002693458778119</text:p>
          </table:table-cell>
          <table:table-cell office:value-type="float" office:value="-0.00132142840933414" calcext:value-type="float">
            <text:p>-0.001321428409334</text:p>
          </table:table-cell>
          <table:table-cell office:value-type="float" office:value="-0.00220082668119204" calcext:value-type="float">
            <text:p>-0.002200826681192</text:p>
          </table:table-cell>
          <table:table-cell office:value-type="float" office:value="-0.00102923512871933" calcext:value-type="float">
            <text:p>-0.001029235128719</text:p>
          </table:table-cell>
          <table:table-cell office:value-type="float" office:value="-0.00101255665184452" calcext:value-type="float">
            <text:p>-0.001012556651845</text:p>
          </table:table-cell>
          <table:table-cell office:value-type="float" office:value="0.00134425217611067" calcext:value-type="float">
            <text:p>0.001344252176111</text:p>
          </table:table-cell>
          <table:table-cell office:value-type="float" office:value="-0.000737543324118961" calcext:value-type="float">
            <text:p>-0.000737543324119</text:p>
          </table:table-cell>
          <table:table-cell office:value-type="float" office:value="-0.0026965923085554" calcext:value-type="float">
            <text:p>-0.002696592308555</text:p>
          </table:table-cell>
          <table:table-cell office:value-type="float" office:value="-0.00490203079992291" calcext:value-type="float">
            <text:p>-0.004902030799923</text:p>
          </table:table-cell>
          <table:table-cell office:value-type="float" office:value="-0.0109588040406021" calcext:value-type="float">
            <text:p>-0.010958804040602</text:p>
          </table:table-cell>
          <table:table-cell office:value-type="float" office:value="-0.00330627229306801" calcext:value-type="float">
            <text:p>-0.003306272293068</text:p>
          </table:table-cell>
          <table:table-cell office:value-type="float" office:value="0.000210663696385616" calcext:value-type="float">
            <text:p>0.000210663696386</text:p>
          </table:table-cell>
          <table:table-cell office:value-type="float" office:value="-0.00345440737270597" calcext:value-type="float">
            <text:p>-0.003454407372706</text:p>
          </table:table-cell>
          <table:table-cell office:value-type="float" office:value="-0.0107350857108058" calcext:value-type="float">
            <text:p>-0.010735085710806</text:p>
          </table:table-cell>
          <table:table-cell office:value-type="float" office:value="-0.000686154205872869" calcext:value-type="float">
            <text:p>-0.000686154205873</text:p>
          </table:table-cell>
          <table:table-cell office:value-type="float" office:value="-0.000731324649805354" calcext:value-type="float">
            <text:p>-0.000731324649805</text:p>
          </table:table-cell>
          <table:table-cell office:value-type="float" office:value="0.0404307159317118" calcext:value-type="float">
            <text:p>0.040430715931712</text:p>
          </table:table-cell>
          <table:table-cell office:value-type="float" office:value="-0.00169688142933411" calcext:value-type="float">
            <text:p>-0.001696881429334</text:p>
          </table:table-cell>
          <table:table-cell office:value-type="float" office:value="-0.00207997882991073" calcext:value-type="float">
            <text:p>-0.002079978829911</text:p>
          </table:table-cell>
          <table:table-cell office:value-type="float" office:value="-0.0108741823628061" calcext:value-type="float">
            <text:p>-0.010874182362806</text:p>
          </table:table-cell>
          <table:table-cell office:value-type="float" office:value="-0.00918244242250366" calcext:value-type="float">
            <text:p>-0.009182442422504</text:p>
          </table:table-cell>
          <table:table-cell office:value-type="float" office:value="-0.00760082803117496" calcext:value-type="float">
            <text:p>-0.007600828031175</text:p>
          </table:table-cell>
          <table:table-cell office:value-type="float" office:value="-0.00657409129549669" calcext:value-type="float">
            <text:p>-0.006574091295497</text:p>
          </table:table-cell>
          <table:table-cell office:value-type="float" office:value="0.00345896321466416" calcext:value-type="float">
            <text:p>0.003458963214664</text:p>
          </table:table-cell>
          <table:table-cell office:value-type="float" office:value="0.0076405928298664" calcext:value-type="float">
            <text:p>0.007640592829866</text:p>
          </table:table-cell>
          <table:table-cell office:value-type="float" office:value="0.00100519291436146" calcext:value-type="float">
            <text:p>0.001005192914361</text:p>
          </table:table-cell>
          <table:table-cell office:value-type="float" office:value="0.00192438030844666" calcext:value-type="float">
            <text:p>0.001924380308447</text:p>
          </table:table-cell>
          <table:table-cell office:value-type="float" office:value="-0.00206653701719317" calcext:value-type="float">
            <text:p>-0.002066537017193</text:p>
          </table:table-cell>
          <table:table-cell office:value-type="float" office:value="-0.00181799042790903" calcext:value-type="float">
            <text:p>-0.001817990427909</text:p>
          </table:table-cell>
          <table:table-cell office:value-type="float" office:value="0.0000495493812744385" calcext:value-type="float">
            <text:p>4.95493812744385E-05</text:p>
          </table:table-cell>
          <table:table-cell office:value-type="float" office:value="0.00090275696792802" calcext:value-type="float">
            <text:p>0.000902756967928</text:p>
          </table:table-cell>
          <table:table-cell office:value-type="float" office:value="-0.000649172274715004" calcext:value-type="float">
            <text:p>-0.000649172274715</text:p>
          </table:table-cell>
          <table:table-cell office:value-type="float" office:value="-0.000372552583342844" calcext:value-type="float">
            <text:p>-0.000372552583343</text:p>
          </table:table-cell>
          <table:table-cell office:value-type="float" office:value="0.000344976181337497" calcext:value-type="float">
            <text:p>0.000344976181337</text:p>
          </table:table-cell>
          <table:table-cell office:value-type="float" office:value="-0.00019032319298512" calcext:value-type="float">
            <text:p>-0.000190323192985</text:p>
          </table:table-cell>
          <table:table-cell office:value-type="float" office:value="0.0000293179498636609" calcext:value-type="float">
            <text:p>2.93179498636609E-05</text:p>
          </table:table-cell>
          <table:table-cell office:value-type="float" office:value="0.000169588272008803" calcext:value-type="float">
            <text:p>0.000169588272009</text:p>
          </table:table-cell>
          <table:table-cell office:value-type="float" office:value="-0.0000156495299917236" calcext:value-type="float">
            <text:p>-1.56495299917236E-05</text:p>
          </table:table-cell>
          <table:table-cell office:value-type="float" office:value="-0.0000300263551359925" calcext:value-type="float">
            <text:p>-3.00263551359925E-05</text:p>
          </table:table-cell>
          <table:table-cell office:value-type="float" office:value="0.000010357011041906" calcext:value-type="float">
            <text:p>1.0357011041906E-05</text:p>
          </table:table-cell>
          <table:table-cell office:value-type="float" office:value="-0.0000463538102118966" calcext:value-type="float">
            <text:p>-4.63538102118966E-05</text:p>
          </table:table-cell>
          <table:table-cell office:value-type="float" office:value="0.0000408330474385155" calcext:value-type="float">
            <text:p>4.08330474385155E-05</text:p>
          </table:table-cell>
          <table:table-cell office:value-type="float" office:value="0.0000205276051400971" calcext:value-type="float">
            <text:p>2.05276051400971E-05</text:p>
          </table:table-cell>
          <table:table-cell office:value-type="float" office:value="-0.00000485267256178368" calcext:value-type="float">
            <text:p>-4.85267256178368E-06</text:p>
          </table:table-cell>
          <table:table-cell office:value-type="float" office:value="-0.00000584774750506112" calcext:value-type="float">
            <text:p>-5.84774750506112E-06</text:p>
          </table:table-cell>
          <table:table-cell office:value-type="float" office:value="0.0000188416574694039" calcext:value-type="float">
            <text:p>1.88416574694039E-05</text:p>
          </table:table-cell>
          <table:table-cell office:value-type="float" office:value="-0.0000276946045181803" calcext:value-type="float">
            <text:p>-2.76946045181803E-05</text:p>
          </table:table-cell>
          <table:table-cell office:value-type="float" office:value="-0.00000518659615827977" calcext:value-type="float">
            <text:p>-5.18659615827977E-06</text:p>
          </table:table-cell>
          <table:table-cell office:value-type="float" office:value="0.0000219898829583731" calcext:value-type="float">
            <text:p>2.19898829583731E-05</text:p>
          </table:table-cell>
          <table:table-cell office:value-type="float" office:value="0.0000374637856700999" calcext:value-type="float">
            <text:p>3.74637856700999E-05</text:p>
          </table:table-cell>
          <table:table-cell office:value-type="float" office:value="-0.00000935005968799585" calcext:value-type="float">
            <text:p>-9.35005968799585E-06</text:p>
          </table:table-cell>
          <table:table-cell office:value-type="float" office:value="-0.00000923614460168754" calcext:value-type="float">
            <text:p>-9.23614460168754E-06</text:p>
          </table:table-cell>
          <table:table-cell office:value-type="float" office:value="-0.00000552144731880144" calcext:value-type="float">
            <text:p>-5.52144731880144E-06</text:p>
          </table:table-cell>
          <table:table-cell office:value-type="float" office:value="0.0000450331324718944" calcext:value-type="float">
            <text:p>4.50331324718944E-05</text:p>
          </table:table-cell>
          <table:table-cell office:value-type="float" office:value="-0.0000339575929924063" calcext:value-type="float">
            <text:p>-3.39575929924063E-05</text:p>
          </table:table-cell>
          <table:table-cell office:value-type="float" office:value="0.000076749302076129" calcext:value-type="float">
            <text:p>7.6749302076129E-05</text:p>
          </table:table-cell>
          <table:table-cell office:value-type="float" office:value="-0.000043747885743517" calcext:value-type="float">
            <text:p>-4.3747885743517E-05</text:p>
          </table:table-cell>
          <table:table-cell office:value-type="float" office:value="0.0000492517705142359" calcext:value-type="float">
            <text:p>4.92517705142359E-05</text:p>
          </table:table-cell>
          <table:table-cell office:value-type="float" office:value="-0.0000342416465796691" calcext:value-type="float">
            <text:p>-3.42416465796691E-05</text:p>
          </table:table-cell>
          <table:table-cell office:value-type="float" office:value="0.0000234050012622999" calcext:value-type="float">
            <text:p>2.34050012622999E-05</text:p>
          </table:table-cell>
          <table:table-cell office:value-type="float" office:value="-0.000000413542555532942" calcext:value-type="float">
            <text:p>-4.13542555532942E-07</text:p>
          </table:table-cell>
          <table:table-cell office:value-type="float" office:value="-0.0000032275916480029" calcext:value-type="float">
            <text:p>-3.2275916480029E-06</text:p>
          </table:table-cell>
          <table:table-cell office:value-type="float" office:value="-0.0000214183047771987" calcext:value-type="float">
            <text:p>-2.14183047771987E-05</text:p>
          </table:table-cell>
          <table:table-cell office:value-type="float" office:value="0.00000171162904738509" calcext:value-type="float">
            <text:p>1.71162904738509E-06</text:p>
          </table:table-cell>
          <table:table-cell office:value-type="float" office:value="0.00000192460382320014" calcext:value-type="float">
            <text:p>1.92460382320014E-06</text:p>
          </table:table-cell>
          <table:table-cell office:value-type="float" office:value="0.000030868338599388" calcext:value-type="float">
            <text:p>3.0868338599388E-05</text:p>
          </table:table-cell>
          <table:table-cell office:value-type="float" office:value="-0.0000282171748975379" calcext:value-type="float">
            <text:p>-2.82171748975379E-05</text:p>
          </table:table-cell>
          <table:table-cell office:value-type="float" office:value="0.0000368340170655013" calcext:value-type="float">
            <text:p>3.68340170655013E-05</text:p>
          </table:table-cell>
          <table:table-cell office:value-type="float" office:value="-0.0000269737980534424" calcext:value-type="float">
            <text:p>-2.69737980534424E-05</text:p>
          </table:table-cell>
          <table:table-cell office:value-type="float" office:value="-0.0000138699241316043" calcext:value-type="float">
            <text:p>-1.38699241316043E-05</text:p>
          </table:table-cell>
          <table:table-cell office:value-type="float" office:value="0.0000151527866784074" calcext:value-type="float">
            <text:p>1.51527866784074E-05</text:p>
          </table:table-cell>
          <table:table-cell office:value-type="float" office:value="-0.00000334330890694456" calcext:value-type="float">
            <text:p>-3.34330890694456E-06</text:p>
          </table:table-cell>
          <table:table-cell office:value-type="float" office:value="-0.00000358335992362013" calcext:value-type="float">
            <text:p>-3.58335992362013E-06</text:p>
          </table:table-cell>
          <table:table-cell office:value-type="float" office:value="0.0000208864803842856" calcext:value-type="float">
            <text:p>2.08864803842856E-05</text:p>
          </table:table-cell>
          <table:table-cell office:value-type="float" office:value="-0.0000133064746585254" calcext:value-type="float">
            <text:p>-1.33064746585254E-05</text:p>
          </table:table-cell>
          <table:table-cell office:value-type="float" office:value="-0.00000165960851788993" calcext:value-type="float">
            <text:p>-1.65960851788993E-06</text:p>
          </table:table-cell>
          <table:table-cell office:value-type="float" office:value="0.00000455569850477122" calcext:value-type="float">
            <text:p>4.55569850477122E-06</text:p>
          </table:table-cell>
          <table:table-cell office:value-type="float" office:value="0.0000250846061783938" calcext:value-type="float">
            <text:p>2.50846061783938E-05</text:p>
          </table:table-cell>
          <table:table-cell office:value-type="float" office:value="-0.0000260854225255791" calcext:value-type="float">
            <text:p>-2.60854225255791E-05</text:p>
          </table:table-cell>
          <table:table-cell office:value-type="float" office:value="0.0000114617797432603" calcext:value-type="float">
            <text:p>1.14617797432603E-05</text:p>
          </table:table-cell>
          <table:table-cell office:value-type="float" office:value="-0.0000192097602246255" calcext:value-type="float">
            <text:p>-1.92097602246255E-05</text:p>
          </table:table-cell>
          <table:table-cell office:value-type="float" office:value="0.0000189633682352586" calcext:value-type="float">
            <text:p>1.89633682352586E-05</text:p>
          </table:table-cell>
          <table:table-cell office:value-type="float" office:value="0.0000033897216330514" calcext:value-type="float">
            <text:p>3.3897216330514E-06</text:p>
          </table:table-cell>
          <table:table-cell office:value-type="float" office:value="0.00000407919424838532" calcext:value-type="float">
            <text:p>4.07919424838532E-06</text:p>
          </table:table-cell>
          <table:table-cell office:value-type="float" office:value="-0.0000126856918905016" calcext:value-type="float">
            <text:p>-1.26856918905016E-05</text:p>
          </table:table-cell>
          <table:table-cell office:value-type="float" office:value="0.00000423143633493384" calcext:value-type="float">
            <text:p>4.23143633493384E-06</text:p>
          </table:table-cell>
          <table:table-cell office:value-type="float" office:value="-0.0000208707602606384" calcext:value-type="float">
            <text:p>-2.08707602606384E-05</text:p>
          </table:table-cell>
          <table:table-cell office:value-type="float" office:value="0.000038134311308835" calcext:value-type="float">
            <text:p>3.8134311308835E-05</text:p>
          </table:table-cell>
          <table:table-cell office:value-type="float" office:value="-0.0000277191457026538" calcext:value-type="float">
            <text:p>-2.77191457026538E-05</text:p>
          </table:table-cell>
          <table:table-cell office:value-type="float" office:value="-0.000018843085492215" calcext:value-type="float">
            <text:p>-1.8843085492215E-05</text:p>
          </table:table-cell>
          <table:table-cell office:value-type="float" office:value="0.0000233467260968845" calcext:value-type="float">
            <text:p>2.33467260968845E-05</text:p>
          </table:table-cell>
          <table:table-cell office:value-type="float" office:value="-0.00000905868649769825" calcext:value-type="float">
            <text:p>-9.05868649769825E-06</text:p>
          </table:table-cell>
          <table:table-cell office:value-type="float" office:value="0.00000668914536428034" calcext:value-type="float">
            <text:p>6.68914536428034E-06</text:p>
          </table:table-cell>
          <table:table-cell office:value-type="float" office:value="0.00000371870730109247" calcext:value-type="float">
            <text:p>3.71870730109247E-06</text:p>
          </table:table-cell>
          <table:table-cell office:value-type="float" office:value="0.00000349315192937905" calcext:value-type="float">
            <text:p>3.49315192937905E-06</text:p>
          </table:table-cell>
          <table:table-cell office:value-type="float" office:value="-0.00000658286161658861" calcext:value-type="float">
            <text:p>-6.58286161658861E-06</text:p>
          </table:table-cell>
          <table:table-cell office:value-type="float" office:value="0.0000391450752208478" calcext:value-type="float">
            <text:p>3.91450752208478E-05</text:p>
          </table:table-cell>
          <table:table-cell office:value-type="float" office:value="-0.0000487991412834732" calcext:value-type="float">
            <text:p>-4.87991412834732E-05</text:p>
          </table:table-cell>
          <table:table-cell office:value-type="float" office:value="0.0000179385224855499" calcext:value-type="float">
            <text:p>1.79385224855499E-05</text:p>
          </table:table-cell>
          <table:table-cell office:value-type="float" office:value="0.0000347291369870439" calcext:value-type="float">
            <text:p>3.47291369870439E-05</text:p>
          </table:table-cell>
          <table:table-cell office:value-type="float" office:value="-0.0000568686434954113" calcext:value-type="float">
            <text:p>-5.68686434954113E-05</text:p>
          </table:table-cell>
          <table:table-cell office:value-type="float" office:value="0.0000185786467672422" calcext:value-type="float">
            <text:p>1.85786467672422E-05</text:p>
          </table:table-cell>
          <table:table-cell office:value-type="float" office:value="0.0000458053835748484" calcext:value-type="float">
            <text:p>4.58053835748484E-05</text:p>
          </table:table-cell>
          <table:table-cell office:value-type="float" office:value="-0.0000530476799299184" calcext:value-type="float">
            <text:p>-5.30476799299184E-05</text:p>
          </table:table-cell>
          <table:table-cell office:value-type="float" office:value="-0.00000710499410661036" calcext:value-type="float">
            <text:p>-7.10499410661036E-06</text:p>
          </table:table-cell>
          <table:table-cell office:value-type="float" office:value="0.00000070600090840145" calcext:value-type="float">
            <text:p>7.0600090840145E-07</text:p>
          </table:table-cell>
          <table:table-cell office:value-type="float" office:value="0.0000272668380011387" calcext:value-type="float">
            <text:p>2.72668380011387E-05</text:p>
          </table:table-cell>
          <table:table-cell office:value-type="float" office:value="-0.00000169383394310607" calcext:value-type="float">
            <text:p>-1.69383394310607E-06</text:p>
          </table:table-cell>
          <table:table-cell office:value-type="float" office:value="-0.0000206670518277385" calcext:value-type="float">
            <text:p>-2.06670518277385E-05</text:p>
          </table:table-cell>
          <table:table-cell office:value-type="float" office:value="0.00000953191490477012" calcext:value-type="float">
            <text:p>9.53191490477012E-06</text:p>
          </table:table-cell>
          <table:table-cell office:value-type="float" office:value="0.00000363125499763806" calcext:value-type="float">
            <text:p>3.63125499763806E-06</text:p>
          </table:table-cell>
          <table:table-cell office:value-type="float" office:value="0.0000106011236717385" calcext:value-type="float">
            <text:p>1.06011236717385E-05</text:p>
          </table:table-cell>
          <table:table-cell office:value-type="float" office:value="0.00000484139742740197" calcext:value-type="float">
            <text:p>4.84139742740197E-06</text:p>
          </table:table-cell>
          <table:table-cell office:value-type="float" office:value="-0.0000188643263964727" calcext:value-type="float">
            <text:p>-1.88643263964727E-05</text:p>
          </table:table-cell>
          <table:table-cell office:value-type="float" office:value="0.00000353181084028487" calcext:value-type="float">
            <text:p>3.53181084028487E-06</text:p>
          </table:table-cell>
          <table:table-cell office:value-type="float" office:value="0.0000109140297230304" calcext:value-type="float">
            <text:p>1.09140297230304E-05</text:p>
          </table:table-cell>
          <table:table-cell office:value-type="float" office:value="-0.0000275073440105245" calcext:value-type="float">
            <text:p>-2.75073440105245E-05</text:p>
          </table:table-cell>
          <table:table-cell office:value-type="float" office:value="0.0000272872677123392" calcext:value-type="float">
            <text:p>2.72872677123392E-05</text:p>
          </table:table-cell>
          <table:table-cell table:number-columns-repeated="140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05600536403474" calcext:value-type="float">
            <text:p>1.05600536403474</text:p>
          </table:table-cell>
          <table:table-cell table:formula="of:=9.8*[.B9]" office:value-type="float" office:value="10.3488525675405" calcext:value-type="float">
            <text:p>10.3488525675405</text:p>
          </table:table-cell>
          <table:table-cell table:number-columns-repeated="429"/>
        </table:table-row>
        <table:table-row table:style-name="ro1">
          <table:table-cell office:value-type="string" calcext:value-type="string">
            <text:p>Walk time</text:p>
          </table:table-cell>
          <table:table-cell office:value-type="float" office:value="1.93472790718079" calcext:value-type="float">
            <text:p>1.93472790718079</text:p>
          </table:table-cell>
          <table:table-cell office:value-type="float" office:value="17.8796274662018" calcext:value-type="float">
            <text:p>17.8796274662018</text:p>
          </table:table-cell>
          <table:table-cell table:formula="of:=[.C10]-[.B10]" office:value-type="float" office:value="15.944899559021" calcext:value-type="float">
            <text:p>15.944899559021</text:p>
          </table:table-cell>
          <table:table-cell table:number-columns-repeated="428"/>
        </table:table-row>
        <table:table-row table:style-name="ro1">
          <table:table-cell/>
          <table:table-cell office:value-type="float" office:value="1.83465719223022" calcext:value-type="float">
            <text:p>1.83465719223022</text:p>
          </table:table-cell>
          <table:table-cell office:value-type="float" office:value="18.3799781799316" calcext:value-type="float">
            <text:p>18.3799781799316</text:p>
          </table:table-cell>
          <table:table-cell table:formula="of:=[.C11]-[.B11]" office:value-type="float" office:value="16.5453209877014" calcext:value-type="float">
            <text:p>16.5453209877014</text:p>
          </table:table-cell>
          <table:table-cell office:value-type="float" office:value="10" calcext:value-type="float">
            <text:p>10</text:p>
          </table:table-cell>
          <table:table-cell table:formula="of:=[.D11]/[.E11]" office:value-type="float" office:value="1.65453209877014" calcext:value-type="float">
            <text:p>1.65453209877014</text:p>
          </table:table-cell>
          <table:table-cell table:number-columns-repeated="426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431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467982658446387" calcext:value-type="float">
            <text:p>4.67982658446387E-05</text:p>
          </table:table-cell>
          <table:table-cell table:formula="of:=0.5*[.D12]*(([.D5]-[.C5])/([.D1]-[.C1]))^2" office:value-type="float" office:value="0.000101982544051619" calcext:value-type="float">
            <text:p>0.000101982544052</text:p>
          </table:table-cell>
          <table:table-cell table:formula="of:=0.5*[.E12]*(([.E5]-[.D5])/([.E1]-[.D1]))^2" office:value-type="float" office:value="0.0000565331678938746" calcext:value-type="float">
            <text:p>5.65331678938746E-05</text:p>
          </table:table-cell>
          <table:table-cell table:formula="of:=0.5*[.F12]*(([.F5]-[.E5])/([.F1]-[.E1]))^2" office:value-type="float" office:value="0.00000507761667739724" calcext:value-type="float">
            <text:p>5.07761667739724E-06</text:p>
          </table:table-cell>
          <table:table-cell table:formula="of:=0.5*[.G12]*(([.G5]-[.F5])/([.G1]-[.F1]))^2" office:value-type="float" office:value="0.00000690310296451854" calcext:value-type="float">
            <text:p>6.90310296451854E-06</text:p>
          </table:table-cell>
          <table:table-cell table:formula="of:=0.5*[.H12]*(([.H5]-[.G5])/([.H1]-[.G1]))^2" office:value-type="float" office:value="0.000000876364631783251" calcext:value-type="float">
            <text:p>8.76364631783251E-07</text:p>
          </table:table-cell>
          <table:table-cell table:formula="of:=0.5*[.I12]*(([.I5]-[.H5])/([.I1]-[.H1]))^2" office:value-type="float" office:value="0.00000743383976652142" calcext:value-type="float">
            <text:p>7.43383976652142E-06</text:p>
          </table:table-cell>
          <table:table-cell table:formula="of:=0.5*[.J12]*(([.J5]-[.I5])/([.J1]-[.I1]))^2" office:value-type="float" office:value="0.00000825009726861131" calcext:value-type="float">
            <text:p>8.25009726861131E-06</text:p>
          </table:table-cell>
          <table:table-cell table:formula="of:=0.5*[.K12]*(([.K5]-[.J5])/([.K1]-[.J1]))^2" office:value-type="float" office:value="0.000168243329844761" calcext:value-type="float">
            <text:p>0.000168243329845</text:p>
          </table:table-cell>
          <table:table-cell table:formula="of:=0.5*[.L12]*(([.L5]-[.K5])/([.L1]-[.K1]))^2" office:value-type="float" office:value="0.000000949779019882602" calcext:value-type="float">
            <text:p>9.49779019882602E-07</text:p>
          </table:table-cell>
          <table:table-cell table:formula="of:=0.5*[.M12]*(([.M5]-[.L5])/([.M1]-[.L1]))^2" office:value-type="float" office:value="0.00000707559373201943" calcext:value-type="float">
            <text:p>7.07559373201943E-06</text:p>
          </table:table-cell>
          <table:table-cell table:formula="of:=0.5*[.N12]*(([.N5]-[.M5])/([.N1]-[.M1]))^2" office:value-type="float" office:value="0.0000513576694750873" calcext:value-type="float">
            <text:p>5.13576694750873E-05</text:p>
          </table:table-cell>
          <table:table-cell table:formula="of:=0.5*[.O12]*(([.O5]-[.N5])/([.O1]-[.N1]))^2" office:value-type="float" office:value="0.00000862500456424232" calcext:value-type="float">
            <text:p>8.62500456424232E-06</text:p>
          </table:table-cell>
          <table:table-cell table:formula="of:=0.5*[.P12]*(([.P5]-[.O5])/([.P1]-[.O1]))^2" office:value-type="float" office:value="0.000000314173862509304" calcext:value-type="float">
            <text:p>3.14173862509304E-07</text:p>
          </table:table-cell>
          <table:table-cell table:formula="of:=0.5*[.Q12]*(([.Q5]-[.P5])/([.Q1]-[.P1]))^2" office:value-type="float" office:value="0.0000135030875047882" calcext:value-type="float">
            <text:p>1.35030875047882E-05</text:p>
          </table:table-cell>
          <table:table-cell table:formula="of:=0.5*[.R12]*(([.R5]-[.Q5])/([.R1]-[.Q1]))^2" office:value-type="float" office:value="0.000000771400665600324" calcext:value-type="float">
            <text:p>7.71400665600324E-07</text:p>
          </table:table-cell>
          <table:table-cell table:formula="of:=0.5*[.S12]*(([.S5]-[.R5])/([.S1]-[.R1]))^2" office:value-type="float" office:value="0.00000208855695726233" calcext:value-type="float">
            <text:p>2.08855695726233E-06</text:p>
          </table:table-cell>
          <table:table-cell table:formula="of:=0.5*[.T12]*(([.T5]-[.S5])/([.T1]-[.S1]))^2" office:value-type="float" office:value="0.0000000161136460828038" calcext:value-type="float">
            <text:p>1.61136460828038E-08</text:p>
          </table:table-cell>
          <table:table-cell table:formula="of:=0.5*[.U12]*(([.U5]-[.T5])/([.U1]-[.T1]))^2" office:value-type="float" office:value="0.0000125338931319277" calcext:value-type="float">
            <text:p>1.25338931319277E-05</text:p>
          </table:table-cell>
          <table:table-cell table:formula="of:=0.5*[.V12]*(([.V5]-[.U5])/([.V1]-[.U1]))^2" office:value-type="float" office:value="0.00000148653056150324" calcext:value-type="float">
            <text:p>1.48653056150324E-06</text:p>
          </table:table-cell>
          <table:table-cell table:formula="of:=0.5*[.W12]*(([.W5]-[.V5])/([.W1]-[.V1]))^2" office:value-type="float" office:value="0.000089748954611568" calcext:value-type="float">
            <text:p>8.9748954611568E-05</text:p>
          </table:table-cell>
          <table:table-cell table:formula="of:=0.5*[.X12]*(([.X5]-[.W5])/([.X1]-[.W1]))^2" office:value-type="float" office:value="0.000014979923166685" calcext:value-type="float">
            <text:p>1.4979923166685E-05</text:p>
          </table:table-cell>
          <table:table-cell table:formula="of:=0.5*[.Y12]*(([.Y5]-[.X5])/([.Y1]-[.X1]))^2" office:value-type="float" office:value="0.000000582423880048491" calcext:value-type="float">
            <text:p>5.82423880048491E-07</text:p>
          </table:table-cell>
          <table:table-cell table:formula="of:=0.5*[.Z12]*(([.Z5]-[.Y5])/([.Z1]-[.Y1]))^2" office:value-type="float" office:value="0.00000226587335693079" calcext:value-type="float">
            <text:p>2.26587335693079E-06</text:p>
          </table:table-cell>
          <table:table-cell table:formula="of:=0.5*[.AA12]*(([.AA5]-[.Z5])/([.AA1]-[.Z1]))^2" office:value-type="float" office:value="0.00000184734616076853" calcext:value-type="float">
            <text:p>1.84734616076853E-06</text:p>
          </table:table-cell>
          <table:table-cell table:formula="of:=0.5*[.AB12]*(([.AB5]-[.AA5])/([.AB1]-[.AA1]))^2" office:value-type="float" office:value="0.000000274585190253851" calcext:value-type="float">
            <text:p>2.74585190253851E-07</text:p>
          </table:table-cell>
          <table:table-cell table:formula="of:=0.5*[.AC12]*(([.AC5]-[.AB5])/([.AC1]-[.AB1]))^2" office:value-type="float" office:value="0.00000167681431584185" calcext:value-type="float">
            <text:p>1.67681431584185E-06</text:p>
          </table:table-cell>
          <table:table-cell table:formula="of:=0.5*[.AD12]*(([.AD5]-[.AC5])/([.AD1]-[.AC1]))^2" office:value-type="float" office:value="0.0000118289921674468" calcext:value-type="float">
            <text:p>1.18289921674468E-05</text:p>
          </table:table-cell>
          <table:table-cell table:formula="of:=0.5*[.AE12]*(([.AE5]-[.AD5])/([.AE1]-[.AD1]))^2" office:value-type="float" office:value="0.0000000528211645983721" calcext:value-type="float">
            <text:p>5.28211645983721E-08</text:p>
          </table:table-cell>
          <table:table-cell table:formula="of:=0.5*[.AF12]*(([.AF5]-[.AE5])/([.AF1]-[.AE1]))^2" office:value-type="float" office:value="0.00000162190521037308" calcext:value-type="float">
            <text:p>1.62190521037308E-06</text:p>
          </table:table-cell>
          <table:table-cell table:formula="of:=0.5*[.AG12]*(([.AG5]-[.AF5])/([.AG1]-[.AF1]))^2" office:value-type="float" office:value="0.0000370732053888857" calcext:value-type="float">
            <text:p>3.70732053888857E-05</text:p>
          </table:table-cell>
          <table:table-cell table:formula="of:=0.5*[.AH12]*(([.AH5]-[.AG5])/([.AH1]-[.AG1]))^2" office:value-type="float" office:value="0.000115767832319127" calcext:value-type="float">
            <text:p>0.000115767832319</text:p>
          </table:table-cell>
          <table:table-cell table:formula="of:=0.5*[.AI12]*(([.AI5]-[.AH5])/([.AI1]-[.AH1]))^2" office:value-type="float" office:value="0.00000140487640050993" calcext:value-type="float">
            <text:p>1.40487640050993E-06</text:p>
          </table:table-cell>
          <table:table-cell table:formula="of:=0.5*[.AJ12]*(([.AJ5]-[.AI5])/([.AJ1]-[.AI1]))^2" office:value-type="float" office:value="0.0000131969256122519" calcext:value-type="float">
            <text:p>1.31969256122519E-05</text:p>
          </table:table-cell>
          <table:table-cell table:formula="of:=0.5*[.AK12]*(([.AK5]-[.AJ5])/([.AK1]-[.AJ1]))^2" office:value-type="float" office:value="0.000334340354207849" calcext:value-type="float">
            <text:p>0.000334340354208</text:p>
          </table:table-cell>
          <table:table-cell table:formula="of:=0.5*[.AL12]*(([.AL5]-[.AK5])/([.AL1]-[.AK1]))^2" office:value-type="float" office:value="0.000342680517373209" calcext:value-type="float">
            <text:p>0.000342680517373</text:p>
          </table:table-cell>
          <table:table-cell table:formula="of:=0.5*[.AM12]*(([.AM5]-[.AL5])/([.AM1]-[.AL1]))^2" office:value-type="float" office:value="0.0000131383422224071" calcext:value-type="float">
            <text:p>1.31383422224071E-05</text:p>
          </table:table-cell>
          <table:table-cell table:formula="of:=0.5*[.AN12]*(([.AN5]-[.AM5])/([.AN1]-[.AM1]))^2" office:value-type="float" office:value="0.0000110728567403681" calcext:value-type="float">
            <text:p>1.10728567403681E-05</text:p>
          </table:table-cell>
          <table:table-cell table:formula="of:=0.5*[.AO12]*(([.AO5]-[.AN5])/([.AO1]-[.AN1]))^2" office:value-type="float" office:value="0.0000276868568440415" calcext:value-type="float">
            <text:p>2.76868568440415E-05</text:p>
          </table:table-cell>
          <table:table-cell table:formula="of:=0.5*[.AP12]*(([.AP5]-[.AO5])/([.AP1]-[.AO1]))^2" office:value-type="float" office:value="0.000663153506471662" calcext:value-type="float">
            <text:p>0.000663153506472</text:p>
          </table:table-cell>
          <table:table-cell table:formula="of:=0.5*[.AQ12]*(([.AQ5]-[.AP5])/([.AQ1]-[.AP1]))^2" office:value-type="float" office:value="0.034379277284635" calcext:value-type="float">
            <text:p>0.034379277284635</text:p>
          </table:table-cell>
          <table:table-cell table:formula="of:=0.5*[.AR12]*(([.AR5]-[.AQ5])/([.AR1]-[.AQ1]))^2" office:value-type="float" office:value="0.0538718848087453" calcext:value-type="float">
            <text:p>0.053871884808745</text:p>
          </table:table-cell>
          <table:table-cell table:formula="of:=0.5*[.AS12]*(([.AS5]-[.AR5])/([.AS1]-[.AR1]))^2" office:value-type="float" office:value="0.000117701446393074" calcext:value-type="float">
            <text:p>0.000117701446393</text:p>
          </table:table-cell>
          <table:table-cell table:formula="of:=0.5*[.AT12]*(([.AT5]-[.AS5])/([.AT1]-[.AS1]))^2" office:value-type="float" office:value="0.0154983266102889" calcext:value-type="float">
            <text:p>0.015498326610289</text:p>
          </table:table-cell>
          <table:table-cell table:formula="of:=0.5*[.AU12]*(([.AU5]-[.AT5])/([.AU1]-[.AT1]))^2" office:value-type="float" office:value="0.000246220522163705" calcext:value-type="float">
            <text:p>0.000246220522164</text:p>
          </table:table-cell>
          <table:table-cell table:formula="of:=0.5*[.AV12]*(([.AV5]-[.AU5])/([.AV1]-[.AU1]))^2" office:value-type="float" office:value="0.0107875018128637" calcext:value-type="float">
            <text:p>0.010787501812864</text:p>
          </table:table-cell>
          <table:table-cell table:formula="of:=0.5*[.AW12]*(([.AW5]-[.AV5])/([.AW1]-[.AV1]))^2" office:value-type="float" office:value="0.00962946403853936" calcext:value-type="float">
            <text:p>0.009629464038539</text:p>
          </table:table-cell>
          <table:table-cell table:formula="of:=0.5*[.AX12]*(([.AX5]-[.AW5])/([.AX1]-[.AW1]))^2" office:value-type="float" office:value="0.0249341040673841" calcext:value-type="float">
            <text:p>0.024934104067384</text:p>
          </table:table-cell>
          <table:table-cell table:formula="of:=0.5*[.AY12]*(([.AY5]-[.AX5])/([.AY1]-[.AX1]))^2" office:value-type="float" office:value="0.0268496508284291" calcext:value-type="float">
            <text:p>0.026849650828429</text:p>
          </table:table-cell>
          <table:table-cell table:formula="of:=0.5*[.AZ12]*(([.AZ5]-[.AY5])/([.AZ1]-[.AY1]))^2" office:value-type="float" office:value="0.00133288199160117" calcext:value-type="float">
            <text:p>0.001332881991601</text:p>
          </table:table-cell>
          <table:table-cell table:formula="of:=0.5*[.BA12]*(([.BA5]-[.AZ5])/([.BA1]-[.AZ1]))^2" office:value-type="float" office:value="0.018264308430261" calcext:value-type="float">
            <text:p>0.018264308430261</text:p>
          </table:table-cell>
          <table:table-cell table:formula="of:=0.5*[.BB12]*(([.BB5]-[.BA5])/([.BB1]-[.BA1]))^2" office:value-type="float" office:value="0.010312991215487" calcext:value-type="float">
            <text:p>0.010312991215487</text:p>
          </table:table-cell>
          <table:table-cell table:formula="of:=0.5*[.BC12]*(([.BC5]-[.BB5])/([.BC1]-[.BB1]))^2" office:value-type="float" office:value="0.000377145715227202" calcext:value-type="float">
            <text:p>0.000377145715227</text:p>
          </table:table-cell>
          <table:table-cell table:formula="of:=0.5*[.BD12]*(([.BD5]-[.BC5])/([.BD1]-[.BC1]))^2" office:value-type="float" office:value="0.0037373560079457" calcext:value-type="float">
            <text:p>0.003737356007946</text:p>
          </table:table-cell>
          <table:table-cell table:formula="of:=0.5*[.BE12]*(([.BE5]-[.BD5])/([.BE1]-[.BD1]))^2" office:value-type="float" office:value="0.00701256243622091" calcext:value-type="float">
            <text:p>0.007012562436221</text:p>
          </table:table-cell>
          <table:table-cell table:formula="of:=0.5*[.BF12]*(([.BF5]-[.BE5])/([.BF1]-[.BE1]))^2" office:value-type="float" office:value="0.0360636517652216" calcext:value-type="float">
            <text:p>0.036063651765222</text:p>
          </table:table-cell>
          <table:table-cell table:formula="of:=0.5*[.BG12]*(([.BG5]-[.BF5])/([.BG1]-[.BF1]))^2" office:value-type="float" office:value="0.0798589311233754" calcext:value-type="float">
            <text:p>0.079858931123375</text:p>
          </table:table-cell>
          <table:table-cell table:formula="of:=0.5*[.BH12]*(([.BH5]-[.BG5])/([.BH1]-[.BG1]))^2" office:value-type="float" office:value="0.0184170857415229" calcext:value-type="float">
            <text:p>0.018417085741523</text:p>
          </table:table-cell>
          <table:table-cell table:formula="of:=0.5*[.BI12]*(([.BI5]-[.BH5])/([.BI1]-[.BH1]))^2" office:value-type="float" office:value="0.00911106794594673" calcext:value-type="float">
            <text:p>0.009111067945947</text:p>
          </table:table-cell>
          <table:table-cell table:formula="of:=0.5*[.BJ12]*(([.BJ5]-[.BI5])/([.BJ1]-[.BI1]))^2" office:value-type="float" office:value="0.000441085724339224" calcext:value-type="float">
            <text:p>0.000441085724339</text:p>
          </table:table-cell>
          <table:table-cell table:formula="of:=0.5*[.BK12]*(([.BK5]-[.BJ5])/([.BK1]-[.BJ1]))^2" office:value-type="float" office:value="0.000726953065778741" calcext:value-type="float">
            <text:p>0.000726953065779</text:p>
          </table:table-cell>
          <table:table-cell table:formula="of:=0.5*[.BL12]*(([.BL5]-[.BK5])/([.BL1]-[.BK1]))^2" office:value-type="float" office:value="0.00222991429986646" calcext:value-type="float">
            <text:p>0.002229914299866</text:p>
          </table:table-cell>
          <table:table-cell table:formula="of:=0.5*[.BM12]*(([.BM5]-[.BL5])/([.BM1]-[.BL1]))^2" office:value-type="float" office:value="0.00459085973695316" calcext:value-type="float">
            <text:p>0.004590859736953</text:p>
          </table:table-cell>
          <table:table-cell table:formula="of:=0.5*[.BN12]*(([.BN5]-[.BM5])/([.BN1]-[.BM1]))^2" office:value-type="float" office:value="0.0401482929461428" calcext:value-type="float">
            <text:p>0.040148292946143</text:p>
          </table:table-cell>
          <table:table-cell table:formula="of:=0.5*[.BO12]*(([.BO5]-[.BN5])/([.BO1]-[.BN1]))^2" office:value-type="float" office:value="0.00229634597951206" calcext:value-type="float">
            <text:p>0.002296345979512</text:p>
          </table:table-cell>
          <table:table-cell table:formula="of:=0.5*[.BP12]*(([.BP5]-[.BO5])/([.BP1]-[.BO1]))^2" office:value-type="float" office:value="0.00149634975083287" calcext:value-type="float">
            <text:p>0.001496349750833</text:p>
          </table:table-cell>
          <table:table-cell table:formula="of:=0.5*[.BQ12]*(([.BQ5]-[.BP5])/([.BQ1]-[.BP1]))^2" office:value-type="float" office:value="0.0191081872028684" calcext:value-type="float">
            <text:p>0.019108187202868</text:p>
          </table:table-cell>
          <table:table-cell table:formula="of:=0.5*[.BR12]*(([.BR5]-[.BQ5])/([.BR1]-[.BQ1]))^2" office:value-type="float" office:value="0.0289630203911671" calcext:value-type="float">
            <text:p>0.028963020391167</text:p>
          </table:table-cell>
          <table:table-cell table:formula="of:=0.5*[.BS12]*(([.BS5]-[.BR5])/([.BS1]-[.BR1]))^2" office:value-type="float" office:value="0.0365433029278786" calcext:value-type="float">
            <text:p>0.036543302927879</text:p>
          </table:table-cell>
          <table:table-cell table:formula="of:=0.5*[.BT12]*(([.BT5]-[.BS5])/([.BT1]-[.BS1]))^2" office:value-type="float" office:value="0.0197982346431597" calcext:value-type="float">
            <text:p>0.01979823464316</text:p>
          </table:table-cell>
          <table:table-cell table:formula="of:=0.5*[.BU12]*(([.BU5]-[.BT5])/([.BU1]-[.BT1]))^2" office:value-type="float" office:value="0.0275952391803917" calcext:value-type="float">
            <text:p>0.027595239180392</text:p>
          </table:table-cell>
          <table:table-cell table:formula="of:=0.5*[.BV12]*(([.BV5]-[.BU5])/([.BV1]-[.BU1]))^2" office:value-type="float" office:value="0.104691218038939" calcext:value-type="float">
            <text:p>0.104691218038939</text:p>
          </table:table-cell>
          <table:table-cell table:formula="of:=0.5*[.BW12]*(([.BW5]-[.BV5])/([.BW1]-[.BV1]))^2" office:value-type="float" office:value="0.0089683564234946" calcext:value-type="float">
            <text:p>0.008968356423495</text:p>
          </table:table-cell>
          <table:table-cell table:formula="of:=0.5*[.BX12]*(([.BX5]-[.BW5])/([.BX1]-[.BW1]))^2" office:value-type="float" office:value="0.00449852179777951" calcext:value-type="float">
            <text:p>0.00449852179778</text:p>
          </table:table-cell>
          <table:table-cell table:formula="of:=0.5*[.BY12]*(([.BY5]-[.BX5])/([.BY1]-[.BX1]))^2" office:value-type="float" office:value="0.00174669636061025" calcext:value-type="float">
            <text:p>0.00174669636061</text:p>
          </table:table-cell>
          <table:table-cell table:formula="of:=0.5*[.BZ12]*(([.BZ5]-[.BY5])/([.BZ1]-[.BY1]))^2" office:value-type="float" office:value="0.0372998976971936" calcext:value-type="float">
            <text:p>0.037299897697194</text:p>
          </table:table-cell>
          <table:table-cell table:formula="of:=0.5*[.CA12]*(([.CA5]-[.BZ5])/([.CA1]-[.BZ1]))^2" office:value-type="float" office:value="0.000142810963393486" calcext:value-type="float">
            <text:p>0.000142810963393</text:p>
          </table:table-cell>
          <table:table-cell table:formula="of:=0.5*[.CB12]*(([.CB5]-[.CA5])/([.CB1]-[.CA1]))^2" office:value-type="float" office:value="0.00104454735138988" calcext:value-type="float">
            <text:p>0.00104454735139</text:p>
          </table:table-cell>
          <table:table-cell table:formula="of:=0.5*[.CC12]*(([.CC5]-[.CB5])/([.CC1]-[.CB1]))^2" office:value-type="float" office:value="0.000757262883124756" calcext:value-type="float">
            <text:p>0.000757262883125</text:p>
          </table:table-cell>
          <table:table-cell table:formula="of:=0.5*[.CD12]*(([.CD5]-[.CC5])/([.CD1]-[.CC1]))^2" office:value-type="float" office:value="0.129558213641664" calcext:value-type="float">
            <text:p>0.129558213641664</text:p>
          </table:table-cell>
          <table:table-cell table:formula="of:=0.5*[.CE12]*(([.CE5]-[.CD5])/([.CE1]-[.CD1]))^2" office:value-type="float" office:value="0.00722761035390305" calcext:value-type="float">
            <text:p>0.007227610353903</text:p>
          </table:table-cell>
          <table:table-cell table:formula="of:=0.5*[.CF12]*(([.CF5]-[.CE5])/([.CF1]-[.CE1]))^2" office:value-type="float" office:value="0.000970276832404618" calcext:value-type="float">
            <text:p>0.000970276832405</text:p>
          </table:table-cell>
          <table:table-cell table:formula="of:=0.5*[.CG12]*(([.CG5]-[.CF5])/([.CG1]-[.CF1]))^2" office:value-type="float" office:value="0.0194807279619686" calcext:value-type="float">
            <text:p>0.019480727961969</text:p>
          </table:table-cell>
          <table:table-cell table:formula="of:=0.5*[.CH12]*(([.CH5]-[.CG5])/([.CH1]-[.CG1]))^2" office:value-type="float" office:value="0.0404698947467934" calcext:value-type="float">
            <text:p>0.040469894746794</text:p>
          </table:table-cell>
          <table:table-cell table:formula="of:=0.5*[.CI12]*(([.CI5]-[.CH5])/([.CI1]-[.CH1]))^2" office:value-type="float" office:value="0.0106342625322209" calcext:value-type="float">
            <text:p>0.010634262532221</text:p>
          </table:table-cell>
          <table:table-cell table:formula="of:=0.5*[.CJ12]*(([.CJ5]-[.CI5])/([.CJ1]-[.CI1]))^2" office:value-type="float" office:value="0.000504659468466442" calcext:value-type="float">
            <text:p>0.000504659468466</text:p>
          </table:table-cell>
          <table:table-cell table:formula="of:=0.5*[.CK12]*(([.CK5]-[.CJ5])/([.CK1]-[.CJ1]))^2" office:value-type="float" office:value="0.00315256975964602" calcext:value-type="float">
            <text:p>0.003152569759646</text:p>
          </table:table-cell>
          <table:table-cell table:formula="of:=0.5*[.CL12]*(([.CL5]-[.CK5])/([.CL1]-[.CK1]))^2" office:value-type="float" office:value="0.0153488721790277" calcext:value-type="float">
            <text:p>0.015348872179028</text:p>
          </table:table-cell>
          <table:table-cell table:formula="of:=0.5*[.CM12]*(([.CM5]-[.CL5])/([.CM1]-[.CL1]))^2" office:value-type="float" office:value="0.0146583237895672" calcext:value-type="float">
            <text:p>0.014658323789567</text:p>
          </table:table-cell>
          <table:table-cell table:formula="of:=0.5*[.CN12]*(([.CN5]-[.CM5])/([.CN1]-[.CM1]))^2" office:value-type="float" office:value="0.00027253422404227" calcext:value-type="float">
            <text:p>0.000272534224042</text:p>
          </table:table-cell>
          <table:table-cell table:formula="of:=0.5*[.CO12]*(([.CO5]-[.CN5])/([.CO1]-[.CN1]))^2" office:value-type="float" office:value="0.0653249939561812" calcext:value-type="float">
            <text:p>0.065324993956181</text:p>
          </table:table-cell>
          <table:table-cell table:formula="of:=0.5*[.CP12]*(([.CP5]-[.CO5])/([.CP1]-[.CO1]))^2" office:value-type="float" office:value="0.102309911061249" calcext:value-type="float">
            <text:p>0.102309911061249</text:p>
          </table:table-cell>
          <table:table-cell table:formula="of:=0.5*[.CQ12]*(([.CQ5]-[.CP5])/([.CQ1]-[.CP1]))^2" office:value-type="float" office:value="0.0594570938083667" calcext:value-type="float">
            <text:p>0.059457093808367</text:p>
          </table:table-cell>
          <table:table-cell table:formula="of:=0.5*[.CR12]*(([.CR5]-[.CQ5])/([.CR1]-[.CQ1]))^2" office:value-type="float" office:value="0.00774944380644973" calcext:value-type="float">
            <text:p>0.00774944380645</text:p>
          </table:table-cell>
          <table:table-cell table:formula="of:=0.5*[.CS12]*(([.CS5]-[.CR5])/([.CS1]-[.CR1]))^2" office:value-type="float" office:value="0.000735376833984741" calcext:value-type="float">
            <text:p>0.000735376833985</text:p>
          </table:table-cell>
          <table:table-cell table:formula="of:=0.5*[.CT12]*(([.CT5]-[.CS5])/([.CT1]-[.CS1]))^2" office:value-type="float" office:value="0.00154950134448779" calcext:value-type="float">
            <text:p>0.001549501344488</text:p>
          </table:table-cell>
          <table:table-cell table:formula="of:=0.5*[.CU12]*(([.CU5]-[.CT5])/([.CU1]-[.CT1]))^2" office:value-type="float" office:value="0.000874757046929946" calcext:value-type="float">
            <text:p>0.00087475704693</text:p>
          </table:table-cell>
          <table:table-cell table:formula="of:=0.5*[.CV12]*(([.CV5]-[.CU5])/([.CV1]-[.CU1]))^2" office:value-type="float" office:value="0.00247798494636582" calcext:value-type="float">
            <text:p>0.002477984946366</text:p>
          </table:table-cell>
          <table:table-cell table:formula="of:=0.5*[.CW12]*(([.CW5]-[.CV5])/([.CW1]-[.CV1]))^2" office:value-type="float" office:value="0.00946623531419976" calcext:value-type="float">
            <text:p>0.0094662353142</text:p>
          </table:table-cell>
          <table:table-cell table:formula="of:=0.5*[.CX12]*(([.CX5]-[.CW5])/([.CX1]-[.CW1]))^2" office:value-type="float" office:value="0.00080657283370792" calcext:value-type="float">
            <text:p>0.000806572833708</text:p>
          </table:table-cell>
          <table:table-cell table:formula="of:=0.5*[.CY12]*(([.CY5]-[.CX5])/([.CY1]-[.CX1]))^2" office:value-type="float" office:value="0.00158867218967331" calcext:value-type="float">
            <text:p>0.001588672189673</text:p>
          </table:table-cell>
          <table:table-cell table:formula="of:=0.5*[.CZ12]*(([.CZ5]-[.CY5])/([.CZ1]-[.CY1]))^2" office:value-type="float" office:value="0.0204663327495099" calcext:value-type="float">
            <text:p>0.02046633274951</text:p>
          </table:table-cell>
          <table:table-cell table:formula="of:=0.5*[.DA12]*(([.DA5]-[.CZ5])/([.DA1]-[.CZ1]))^2" office:value-type="float" office:value="0.00971074706087902" calcext:value-type="float">
            <text:p>0.009710747060879</text:p>
          </table:table-cell>
          <table:table-cell table:formula="of:=0.5*[.DB12]*(([.DB5]-[.DA5])/([.DB1]-[.DA1]))^2" office:value-type="float" office:value="0.00000307644285817711" calcext:value-type="float">
            <text:p>3.07644285817711E-06</text:p>
          </table:table-cell>
          <table:table-cell table:formula="of:=0.5*[.DC12]*(([.DC5]-[.DB5])/([.DC1]-[.DB1]))^2" office:value-type="float" office:value="0.0159656736540926" calcext:value-type="float">
            <text:p>0.015965673654093</text:p>
          </table:table-cell>
          <table:table-cell table:formula="of:=0.5*[.DD12]*(([.DD5]-[.DC5])/([.DD1]-[.DC1]))^2" office:value-type="float" office:value="0.019511363487741" calcext:value-type="float">
            <text:p>0.019511363487741</text:p>
          </table:table-cell>
          <table:table-cell table:formula="of:=0.5*[.DE12]*(([.DE5]-[.DD5])/([.DE1]-[.DD1]))^2" office:value-type="float" office:value="0.0276604251364405" calcext:value-type="float">
            <text:p>0.027660425136441</text:p>
          </table:table-cell>
          <table:table-cell table:formula="of:=0.5*[.DF12]*(([.DF5]-[.DE5])/([.DF1]-[.DE1]))^2" office:value-type="float" office:value="0.0583201534487998" calcext:value-type="float">
            <text:p>0.0583201534488</text:p>
          </table:table-cell>
          <table:table-cell table:formula="of:=0.5*[.DG12]*(([.DG5]-[.DF5])/([.DG1]-[.DF1]))^2" office:value-type="float" office:value="0.00204259846849271" calcext:value-type="float">
            <text:p>0.002042598468493</text:p>
          </table:table-cell>
          <table:table-cell table:formula="of:=0.5*[.DH12]*(([.DH5]-[.DG5])/([.DH1]-[.DG1]))^2" office:value-type="float" office:value="0.00311902757987844" calcext:value-type="float">
            <text:p>0.003119027579878</text:p>
          </table:table-cell>
          <table:table-cell table:formula="of:=0.5*[.DI12]*(([.DI5]-[.DH5])/([.DI1]-[.DH1]))^2" office:value-type="float" office:value="0.00268198283299315" calcext:value-type="float">
            <text:p>0.002681982832993</text:p>
          </table:table-cell>
          <table:table-cell table:formula="of:=0.5*[.DJ12]*(([.DJ5]-[.DI5])/([.DJ1]-[.DI1]))^2" office:value-type="float" office:value="0.0145823240932344" calcext:value-type="float">
            <text:p>0.014582324093235</text:p>
          </table:table-cell>
          <table:table-cell table:formula="of:=0.5*[.DK12]*(([.DK5]-[.DJ5])/([.DK1]-[.DJ1]))^2" office:value-type="float" office:value="0.0193256682697958" calcext:value-type="float">
            <text:p>0.019325668269796</text:p>
          </table:table-cell>
          <table:table-cell table:formula="of:=0.5*[.DL12]*(([.DL5]-[.DK5])/([.DL1]-[.DK1]))^2" office:value-type="float" office:value="0.0116062865930051" calcext:value-type="float">
            <text:p>0.011606286593005</text:p>
          </table:table-cell>
          <table:table-cell table:formula="of:=0.5*[.DM12]*(([.DM5]-[.DL5])/([.DM1]-[.DL1]))^2" office:value-type="float" office:value="0.0289680582382256" calcext:value-type="float">
            <text:p>0.028968058238226</text:p>
          </table:table-cell>
          <table:table-cell table:formula="of:=0.5*[.DN12]*(([.DN5]-[.DM5])/([.DN1]-[.DM1]))^2" office:value-type="float" office:value="0.137675002072299" calcext:value-type="float">
            <text:p>0.137675002072299</text:p>
          </table:table-cell>
          <table:table-cell table:formula="of:=0.5*[.DO12]*(([.DO5]-[.DN5])/([.DO1]-[.DN1]))^2" office:value-type="float" office:value="0.0241824703159318" calcext:value-type="float">
            <text:p>0.024182470315932</text:p>
          </table:table-cell>
          <table:table-cell table:formula="of:=0.5*[.DP12]*(([.DP5]-[.DO5])/([.DP1]-[.DO1]))^2" office:value-type="float" office:value="0.0123172964582088" calcext:value-type="float">
            <text:p>0.012317296458209</text:p>
          </table:table-cell>
          <table:table-cell table:formula="of:=0.5*[.DQ12]*(([.DQ5]-[.DP5])/([.DQ1]-[.DP1]))^2" office:value-type="float" office:value="0.000139879840262818" calcext:value-type="float">
            <text:p>0.000139879840263</text:p>
          </table:table-cell>
          <table:table-cell table:formula="of:=0.5*[.DR12]*(([.DR5]-[.DQ5])/([.DR1]-[.DQ1]))^2" office:value-type="float" office:value="0.00201769391326241" calcext:value-type="float">
            <text:p>0.002017693913262</text:p>
          </table:table-cell>
          <table:table-cell table:formula="of:=0.5*[.DS12]*(([.DS5]-[.DR5])/([.DS1]-[.DR1]))^2" office:value-type="float" office:value="0.00109193922936685" calcext:value-type="float">
            <text:p>0.001091939229367</text:p>
          </table:table-cell>
          <table:table-cell table:formula="of:=0.5*[.DT12]*(([.DT5]-[.DS5])/([.DT1]-[.DS1]))^2" office:value-type="float" office:value="0.00259709722474113" calcext:value-type="float">
            <text:p>0.002597097224741</text:p>
          </table:table-cell>
          <table:table-cell table:formula="of:=0.5*[.DU12]*(([.DU5]-[.DT5])/([.DU1]-[.DT1]))^2" office:value-type="float" office:value="0.00186677054441787" calcext:value-type="float">
            <text:p>0.001866770544418</text:p>
          </table:table-cell>
          <table:table-cell table:formula="of:=0.5*[.DV12]*(([.DV5]-[.DU5])/([.DV1]-[.DU1]))^2" office:value-type="float" office:value="0.00365804151615213" calcext:value-type="float">
            <text:p>0.003658041516152</text:p>
          </table:table-cell>
          <table:table-cell table:formula="of:=0.5*[.DW12]*(([.DW5]-[.DV5])/([.DW1]-[.DV1]))^2" office:value-type="float" office:value="0.00395237997455363" calcext:value-type="float">
            <text:p>0.003952379974554</text:p>
          </table:table-cell>
          <table:table-cell table:formula="of:=0.5*[.DX12]*(([.DX5]-[.DW5])/([.DX1]-[.DW1]))^2" office:value-type="float" office:value="0.0222543575861042" calcext:value-type="float">
            <text:p>0.022254357586104</text:p>
          </table:table-cell>
          <table:table-cell table:formula="of:=0.5*[.DY12]*(([.DY5]-[.DX5])/([.DY1]-[.DX1]))^2" office:value-type="float" office:value="0.000562999379050947" calcext:value-type="float">
            <text:p>0.000562999379051</text:p>
          </table:table-cell>
          <table:table-cell table:formula="of:=0.5*[.DZ12]*(([.DZ5]-[.DY5])/([.DZ1]-[.DY1]))^2" office:value-type="float" office:value="0.0270595736150427" calcext:value-type="float">
            <text:p>0.027059573615043</text:p>
          </table:table-cell>
          <table:table-cell table:formula="of:=0.5*[.EA12]*(([.EA5]-[.DZ5])/([.EA1]-[.DZ1]))^2" office:value-type="float" office:value="0.0246134819330433" calcext:value-type="float">
            <text:p>0.024613481933043</text:p>
          </table:table-cell>
          <table:table-cell table:formula="of:=0.5*[.EB12]*(([.EB5]-[.EA5])/([.EB1]-[.EA1]))^2" office:value-type="float" office:value="0.00379279549111918" calcext:value-type="float">
            <text:p>0.003792795491119</text:p>
          </table:table-cell>
          <table:table-cell table:formula="of:=0.5*[.EC12]*(([.EC5]-[.EB5])/([.EC1]-[.EB1]))^2" office:value-type="float" office:value="0.0225418730239271" calcext:value-type="float">
            <text:p>0.022541873023927</text:p>
          </table:table-cell>
          <table:table-cell table:formula="of:=0.5*[.ED12]*(([.ED5]-[.EC5])/([.ED1]-[.EC1]))^2" office:value-type="float" office:value="0.0184782618457981" calcext:value-type="float">
            <text:p>0.018478261845798</text:p>
          </table:table-cell>
          <table:table-cell table:formula="of:=0.5*[.EE12]*(([.EE5]-[.ED5])/([.EE1]-[.ED1]))^2" office:value-type="float" office:value="0.00443687221998793" calcext:value-type="float">
            <text:p>0.004436872219988</text:p>
          </table:table-cell>
          <table:table-cell table:formula="of:=0.5*[.EF12]*(([.EF5]-[.EE5])/([.EF1]-[.EE1]))^2" office:value-type="float" office:value="0.000201729921312306" calcext:value-type="float">
            <text:p>0.000201729921312</text:p>
          </table:table-cell>
          <table:table-cell table:formula="of:=0.5*[.EG12]*(([.EG5]-[.EF5])/([.EG1]-[.EF1]))^2" office:value-type="float" office:value="0.00769300495983539" calcext:value-type="float">
            <text:p>0.007693004959835</text:p>
          </table:table-cell>
          <table:table-cell table:formula="of:=0.5*[.EH12]*(([.EH5]-[.EG5])/([.EH1]-[.EG1]))^2" office:value-type="float" office:value="0.00314740000534649" calcext:value-type="float">
            <text:p>0.003147400005347</text:p>
          </table:table-cell>
          <table:table-cell table:formula="of:=0.5*[.EI12]*(([.EI5]-[.EH5])/([.EI1]-[.EH1]))^2" office:value-type="float" office:value="0.00139579442969571" calcext:value-type="float">
            <text:p>0.001395794429696</text:p>
          </table:table-cell>
          <table:table-cell table:formula="of:=0.5*[.EJ12]*(([.EJ5]-[.EI5])/([.EJ1]-[.EI1]))^2" office:value-type="float" office:value="0.00197081988780151" calcext:value-type="float">
            <text:p>0.001970819887802</text:p>
          </table:table-cell>
          <table:table-cell table:formula="of:=0.5*[.EK12]*(([.EK5]-[.EJ5])/([.EK1]-[.EJ1]))^2" office:value-type="float" office:value="0.0253373483187482" calcext:value-type="float">
            <text:p>0.025337348318748</text:p>
          </table:table-cell>
          <table:table-cell table:formula="of:=0.5*[.EL12]*(([.EL5]-[.EK5])/([.EL1]-[.EK1]))^2" office:value-type="float" office:value="0.00337406893755756" calcext:value-type="float">
            <text:p>0.003374068937558</text:p>
          </table:table-cell>
          <table:table-cell table:formula="of:=0.5*[.EM12]*(([.EM5]-[.EL5])/([.EM1]-[.EL1]))^2" office:value-type="float" office:value="0.0010892822598525" calcext:value-type="float">
            <text:p>0.001089282259853</text:p>
          </table:table-cell>
          <table:table-cell table:formula="of:=0.5*[.EN12]*(([.EN5]-[.EM5])/([.EN1]-[.EM1]))^2" office:value-type="float" office:value="0.00137615636118572" calcext:value-type="float">
            <text:p>0.001376156361186</text:p>
          </table:table-cell>
          <table:table-cell table:formula="of:=0.5*[.EO12]*(([.EO5]-[.EN5])/([.EO1]-[.EN1]))^2" office:value-type="float" office:value="0.0128097826763944" calcext:value-type="float">
            <text:p>0.012809782676395</text:p>
          </table:table-cell>
          <table:table-cell table:formula="of:=0.5*[.EP12]*(([.EP5]-[.EO5])/([.EP1]-[.EO1]))^2" office:value-type="float" office:value="0.0306253753414301" calcext:value-type="float">
            <text:p>0.03062537534143</text:p>
          </table:table-cell>
          <table:table-cell table:formula="of:=0.5*[.EQ12]*(([.EQ5]-[.EP5])/([.EQ1]-[.EP1]))^2" office:value-type="float" office:value="0.022535184180733" calcext:value-type="float">
            <text:p>0.022535184180733</text:p>
          </table:table-cell>
          <table:table-cell table:formula="of:=0.5*[.ER12]*(([.ER5]-[.EQ5])/([.ER1]-[.EQ1]))^2" office:value-type="float" office:value="0.00555023080887762" calcext:value-type="float">
            <text:p>0.005550230808878</text:p>
          </table:table-cell>
          <table:table-cell table:formula="of:=0.5*[.ES12]*(([.ES5]-[.ER5])/([.ES1]-[.ER1]))^2" office:value-type="float" office:value="0.00338630896109184" calcext:value-type="float">
            <text:p>0.003386308961092</text:p>
          </table:table-cell>
          <table:table-cell table:formula="of:=0.5*[.ET12]*(([.ET5]-[.ES5])/([.ET1]-[.ES1]))^2" office:value-type="float" office:value="0.00326950947650342" calcext:value-type="float">
            <text:p>0.003269509476503</text:p>
          </table:table-cell>
          <table:table-cell table:formula="of:=0.5*[.EU12]*(([.EU5]-[.ET5])/([.EU1]-[.ET1]))^2" office:value-type="float" office:value="0.000585370384617805" calcext:value-type="float">
            <text:p>0.000585370384618</text:p>
          </table:table-cell>
          <table:table-cell table:formula="of:=0.5*[.EV12]*(([.EV5]-[.EU5])/([.EV1]-[.EU1]))^2" office:value-type="float" office:value="0.000229291946521953" calcext:value-type="float">
            <text:p>0.000229291946522</text:p>
          </table:table-cell>
          <table:table-cell table:formula="of:=0.5*[.EW12]*(([.EW5]-[.EV5])/([.EW1]-[.EV1]))^2" office:value-type="float" office:value="0.0253834959217026" calcext:value-type="float">
            <text:p>0.025383495921703</text:p>
          </table:table-cell>
          <table:table-cell table:formula="of:=0.5*[.EX12]*(([.EX5]-[.EW5])/([.EX1]-[.EW1]))^2" office:value-type="float" office:value="0.0677423258718642" calcext:value-type="float">
            <text:p>0.067742325871864</text:p>
          </table:table-cell>
          <table:table-cell table:formula="of:=0.5*[.EY12]*(([.EY5]-[.EX5])/([.EY1]-[.EX1]))^2" office:value-type="float" office:value="0.0201997351746818" calcext:value-type="float">
            <text:p>0.020199735174682</text:p>
          </table:table-cell>
          <table:table-cell table:formula="of:=0.5*[.EZ12]*(([.EZ5]-[.EY5])/([.EZ1]-[.EY1]))^2" office:value-type="float" office:value="0.00527472307126519" calcext:value-type="float">
            <text:p>0.005274723071265</text:p>
          </table:table-cell>
          <table:table-cell table:formula="of:=0.5*[.FA12]*(([.FA5]-[.EZ5])/([.FA1]-[.EZ1]))^2" office:value-type="float" office:value="0.00473972662842362" calcext:value-type="float">
            <text:p>0.004739726628424</text:p>
          </table:table-cell>
          <table:table-cell table:formula="of:=0.5*[.FB12]*(([.FB5]-[.FA5])/([.FB1]-[.FA1]))^2" office:value-type="float" office:value="0.00000721737932501027" calcext:value-type="float">
            <text:p>7.21737932501027E-06</text:p>
          </table:table-cell>
          <table:table-cell table:formula="of:=0.5*[.FC12]*(([.FC5]-[.FB5])/([.FC1]-[.FB1]))^2" office:value-type="float" office:value="0.0302939487304872" calcext:value-type="float">
            <text:p>0.030293948730487</text:p>
          </table:table-cell>
          <table:table-cell table:formula="of:=0.5*[.FD12]*(([.FD5]-[.FC5])/([.FD1]-[.FC1]))^2" office:value-type="float" office:value="0.0206804076936921" calcext:value-type="float">
            <text:p>0.020680407693692</text:p>
          </table:table-cell>
          <table:table-cell table:formula="of:=0.5*[.FE12]*(([.FE5]-[.FD5])/([.FE1]-[.FD1]))^2" office:value-type="float" office:value="0.00614800273761777" calcext:value-type="float">
            <text:p>0.006148002737618</text:p>
          </table:table-cell>
          <table:table-cell table:formula="of:=0.5*[.FF12]*(([.FF5]-[.FE5])/([.FF1]-[.FE1]))^2" office:value-type="float" office:value="0.000123761980828576" calcext:value-type="float">
            <text:p>0.000123761980829</text:p>
          </table:table-cell>
          <table:table-cell table:formula="of:=0.5*[.FG12]*(([.FG5]-[.FF5])/([.FG1]-[.FF1]))^2" office:value-type="float" office:value="0.000387738750873764" calcext:value-type="float">
            <text:p>0.000387738750874</text:p>
          </table:table-cell>
          <table:table-cell table:formula="of:=0.5*[.FH12]*(([.FH5]-[.FG5])/([.FH1]-[.FG1]))^2" office:value-type="float" office:value="0.0541915733586949" calcext:value-type="float">
            <text:p>0.054191573358695</text:p>
          </table:table-cell>
          <table:table-cell table:formula="of:=0.5*[.FI12]*(([.FI5]-[.FH5])/([.FI1]-[.FH1]))^2" office:value-type="float" office:value="0.0832274962106873" calcext:value-type="float">
            <text:p>0.083227496210687</text:p>
          </table:table-cell>
          <table:table-cell table:formula="of:=0.5*[.FJ12]*(([.FJ5]-[.FI5])/([.FJ1]-[.FI1]))^2" office:value-type="float" office:value="0.00875289516258501" calcext:value-type="float">
            <text:p>0.008752895162585</text:p>
          </table:table-cell>
          <table:table-cell table:formula="of:=0.5*[.FK12]*(([.FK5]-[.FJ5])/([.FK1]-[.FJ1]))^2" office:value-type="float" office:value="0.00550854839583491" calcext:value-type="float">
            <text:p>0.005508548395835</text:p>
          </table:table-cell>
          <table:table-cell table:formula="of:=0.5*[.FL12]*(([.FL5]-[.FK5])/([.FL1]-[.FK1]))^2" office:value-type="float" office:value="0.000154149991625097" calcext:value-type="float">
            <text:p>0.000154149991625</text:p>
          </table:table-cell>
          <table:table-cell table:formula="of:=0.5*[.FM12]*(([.FM5]-[.FL5])/([.FM1]-[.FL1]))^2" office:value-type="float" office:value="0.00293782388203954" calcext:value-type="float">
            <text:p>0.00293782388204</text:p>
          </table:table-cell>
          <table:table-cell table:formula="of:=0.5*[.FN12]*(([.FN5]-[.FM5])/([.FN1]-[.FM1]))^2" office:value-type="float" office:value="0.0101025683665638" calcext:value-type="float">
            <text:p>0.010102568366564</text:p>
          </table:table-cell>
          <table:table-cell table:formula="of:=0.5*[.FO12]*(([.FO5]-[.FN5])/([.FO1]-[.FN1]))^2" office:value-type="float" office:value="0.0244781243526294" calcext:value-type="float">
            <text:p>0.024478124352629</text:p>
          </table:table-cell>
          <table:table-cell table:formula="of:=0.5*[.FP12]*(([.FP5]-[.FO5])/([.FP1]-[.FO1]))^2" office:value-type="float" office:value="0.0521415008754298" calcext:value-type="float">
            <text:p>0.05214150087543</text:p>
          </table:table-cell>
          <table:table-cell table:formula="of:=0.5*[.FQ12]*(([.FQ5]-[.FP5])/([.FQ1]-[.FP1]))^2" office:value-type="float" office:value="0.090586027411198" calcext:value-type="float">
            <text:p>0.090586027411198</text:p>
          </table:table-cell>
          <table:table-cell table:formula="of:=0.5*[.FR12]*(([.FR5]-[.FQ5])/([.FR1]-[.FQ1]))^2" office:value-type="float" office:value="0.00164563974460932" calcext:value-type="float">
            <text:p>0.001645639744609</text:p>
          </table:table-cell>
          <table:table-cell table:formula="of:=0.5*[.FS12]*(([.FS5]-[.FR5])/([.FS1]-[.FR1]))^2" office:value-type="float" office:value="0.00759791753933199" calcext:value-type="float">
            <text:p>0.007597917539332</text:p>
          </table:table-cell>
          <table:table-cell table:formula="of:=0.5*[.FT12]*(([.FT5]-[.FS5])/([.FT1]-[.FS1]))^2" office:value-type="float" office:value="0.00102986498274281" calcext:value-type="float">
            <text:p>0.001029864982743</text:p>
          </table:table-cell>
          <table:table-cell table:formula="of:=0.5*[.FU12]*(([.FU5]-[.FT5])/([.FU1]-[.FT1]))^2" office:value-type="float" office:value="0.00178693626937752" calcext:value-type="float">
            <text:p>0.001786936269378</text:p>
          </table:table-cell>
          <table:table-cell table:formula="of:=0.5*[.FV12]*(([.FV5]-[.FU5])/([.FV1]-[.FU1]))^2" office:value-type="float" office:value="0.0100866108193567" calcext:value-type="float">
            <text:p>0.010086610819357</text:p>
          </table:table-cell>
          <table:table-cell table:formula="of:=0.5*[.FW12]*(([.FW5]-[.FV5])/([.FW1]-[.FV1]))^2" office:value-type="float" office:value="0.0150413148947658" calcext:value-type="float">
            <text:p>0.015041314894766</text:p>
          </table:table-cell>
          <table:table-cell table:formula="of:=0.5*[.FX12]*(([.FX5]-[.FW5])/([.FX1]-[.FW1]))^2" office:value-type="float" office:value="0.00123381802748732" calcext:value-type="float">
            <text:p>0.001233818027487</text:p>
          </table:table-cell>
          <table:table-cell table:formula="of:=0.5*[.FY12]*(([.FY5]-[.FX5])/([.FY1]-[.FX1]))^2" office:value-type="float" office:value="0.00388157874915827" calcext:value-type="float">
            <text:p>0.003881578749158</text:p>
          </table:table-cell>
          <table:table-cell table:formula="of:=0.5*[.FZ12]*(([.FZ5]-[.FY5])/([.FZ1]-[.FY1]))^2" office:value-type="float" office:value="0.0123946567110156" calcext:value-type="float">
            <text:p>0.012394656711016</text:p>
          </table:table-cell>
          <table:table-cell table:formula="of:=0.5*[.GA12]*(([.GA5]-[.FZ5])/([.GA1]-[.FZ1]))^2" office:value-type="float" office:value="0.0000421469802330045" calcext:value-type="float">
            <text:p>4.21469802330045E-05</text:p>
          </table:table-cell>
          <table:table-cell table:formula="of:=0.5*[.GB12]*(([.GB5]-[.GA5])/([.GB1]-[.GA1]))^2" office:value-type="float" office:value="0.0118457833227647" calcext:value-type="float">
            <text:p>0.011845783322765</text:p>
          </table:table-cell>
          <table:table-cell table:formula="of:=0.5*[.GC12]*(([.GC5]-[.GB5])/([.GC1]-[.GB1]))^2" office:value-type="float" office:value="0.00031739272118396" calcext:value-type="float">
            <text:p>0.000317392721184</text:p>
          </table:table-cell>
          <table:table-cell table:formula="of:=0.5*[.GD12]*(([.GD5]-[.GC5])/([.GD1]-[.GC1]))^2" office:value-type="float" office:value="0.021623542023828" calcext:value-type="float">
            <text:p>0.021623542023828</text:p>
          </table:table-cell>
          <table:table-cell table:formula="of:=0.5*[.GE12]*(([.GE5]-[.GD5])/([.GE1]-[.GD1]))^2" office:value-type="float" office:value="0.0240268229779089" calcext:value-type="float">
            <text:p>0.024026822977909</text:p>
          </table:table-cell>
          <table:table-cell table:formula="of:=0.5*[.GF12]*(([.GF5]-[.GE5])/([.GF1]-[.GE1]))^2" office:value-type="float" office:value="0.005692214811187" calcext:value-type="float">
            <text:p>0.005692214811187</text:p>
          </table:table-cell>
          <table:table-cell table:formula="of:=0.5*[.GG12]*(([.GG5]-[.GF5])/([.GG1]-[.GF1]))^2" office:value-type="float" office:value="0.00052814336239692" calcext:value-type="float">
            <text:p>0.000528143362397</text:p>
          </table:table-cell>
          <table:table-cell table:formula="of:=0.5*[.GH12]*(([.GH5]-[.GG5])/([.GH1]-[.GG1]))^2" office:value-type="float" office:value="0.000778588102453644" calcext:value-type="float">
            <text:p>0.000778588102454</text:p>
          </table:table-cell>
          <table:table-cell table:formula="of:=0.5*[.GI12]*(([.GI5]-[.GH5])/([.GI1]-[.GH1]))^2" office:value-type="float" office:value="0.0514971077692307" calcext:value-type="float">
            <text:p>0.051497107769231</text:p>
          </table:table-cell>
          <table:table-cell table:formula="of:=0.5*[.GJ12]*(([.GJ5]-[.GI5])/([.GJ1]-[.GI1]))^2" office:value-type="float" office:value="0.00123719127730285" calcext:value-type="float">
            <text:p>0.001237191277303</text:p>
          </table:table-cell>
          <table:table-cell table:formula="of:=0.5*[.GK12]*(([.GK5]-[.GJ5])/([.GK1]-[.GJ1]))^2" office:value-type="float" office:value="0.002010849113047" calcext:value-type="float">
            <text:p>0.002010849113047</text:p>
          </table:table-cell>
          <table:table-cell table:formula="of:=0.5*[.GL12]*(([.GL5]-[.GK5])/([.GL1]-[.GK1]))^2" office:value-type="float" office:value="0.00201015739553583" calcext:value-type="float">
            <text:p>0.002010157395536</text:p>
          </table:table-cell>
          <table:table-cell table:formula="of:=0.5*[.GM12]*(([.GM5]-[.GL5])/([.GM1]-[.GL1]))^2" office:value-type="float" office:value="0.000566786317800899" calcext:value-type="float">
            <text:p>0.000566786317801</text:p>
          </table:table-cell>
          <table:table-cell table:formula="of:=0.5*[.GN12]*(([.GN5]-[.GM5])/([.GN1]-[.GM1]))^2" office:value-type="float" office:value="0.000566211613290564" calcext:value-type="float">
            <text:p>0.000566211613291</text:p>
          </table:table-cell>
          <table:table-cell table:formula="of:=0.5*[.GO12]*(([.GO5]-[.GN5])/([.GO1]-[.GN1]))^2" office:value-type="float" office:value="0.0629375370875142" calcext:value-type="float">
            <text:p>0.062937537087514</text:p>
          </table:table-cell>
          <table:table-cell table:formula="of:=0.5*[.GP12]*(([.GP5]-[.GO5])/([.GP1]-[.GO1]))^2" office:value-type="float" office:value="0.0405680355645356" calcext:value-type="float">
            <text:p>0.040568035564536</text:p>
          </table:table-cell>
          <table:table-cell table:formula="of:=0.5*[.GQ12]*(([.GQ5]-[.GP5])/([.GQ1]-[.GP1]))^2" office:value-type="float" office:value="0.00629276127537191" calcext:value-type="float">
            <text:p>0.006292761275372</text:p>
          </table:table-cell>
          <table:table-cell table:formula="of:=0.5*[.GR12]*(([.GR5]-[.GQ5])/([.GR1]-[.GQ1]))^2" office:value-type="float" office:value="0.065228013806153" calcext:value-type="float">
            <text:p>0.065228013806153</text:p>
          </table:table-cell>
          <table:table-cell table:formula="of:=0.5*[.GS12]*(([.GS5]-[.GR5])/([.GS1]-[.GR1]))^2" office:value-type="float" office:value="0.0336174082485122" calcext:value-type="float">
            <text:p>0.033617408248512</text:p>
          </table:table-cell>
          <table:table-cell table:formula="of:=0.5*[.GT12]*(([.GT5]-[.GS5])/([.GT1]-[.GS1]))^2" office:value-type="float" office:value="0.0144581665914403" calcext:value-type="float">
            <text:p>0.01445816659144</text:p>
          </table:table-cell>
          <table:table-cell table:formula="of:=0.5*[.GU12]*(([.GU5]-[.GT5])/([.GU1]-[.GT1]))^2" office:value-type="float" office:value="0.000155687946780006" calcext:value-type="float">
            <text:p>0.00015568794678</text:p>
          </table:table-cell>
          <table:table-cell table:formula="of:=0.5*[.GV12]*(([.GV5]-[.GU5])/([.GV1]-[.GU1]))^2" office:value-type="float" office:value="0.000488535981210412" calcext:value-type="float">
            <text:p>0.00048853598121</text:p>
          </table:table-cell>
          <table:table-cell table:formula="of:=0.5*[.GW12]*(([.GW5]-[.GV5])/([.GW1]-[.GV1]))^2" office:value-type="float" office:value="0.00257741019794217" calcext:value-type="float">
            <text:p>0.002577410197942</text:p>
          </table:table-cell>
          <table:table-cell table:formula="of:=0.5*[.GX12]*(([.GX5]-[.GW5])/([.GX1]-[.GW1]))^2" office:value-type="float" office:value="0.0119442768875584" calcext:value-type="float">
            <text:p>0.011944276887559</text:p>
          </table:table-cell>
          <table:table-cell table:formula="of:=0.5*[.GY12]*(([.GY5]-[.GX5])/([.GY1]-[.GX1]))^2" office:value-type="float" office:value="0.000391952902818395" calcext:value-type="float">
            <text:p>0.000391952902818</text:p>
          </table:table-cell>
          <table:table-cell table:formula="of:=0.5*[.GZ12]*(([.GZ5]-[.GY5])/([.GZ1]-[.GY1]))^2" office:value-type="float" office:value="0.000989157917212022" calcext:value-type="float">
            <text:p>0.000989157917212</text:p>
          </table:table-cell>
          <table:table-cell table:formula="of:=0.5*[.HA12]*(([.HA5]-[.GZ5])/([.HA1]-[.GZ1]))^2" office:value-type="float" office:value="0.000159148320522608" calcext:value-type="float">
            <text:p>0.000159148320523</text:p>
          </table:table-cell>
          <table:table-cell table:formula="of:=0.5*[.HB12]*(([.HB5]-[.HA5])/([.HB1]-[.HA1]))^2" office:value-type="float" office:value="0.00000730573876797484" calcext:value-type="float">
            <text:p>7.30573876797484E-06</text:p>
          </table:table-cell>
          <table:table-cell table:formula="of:=0.5*[.HC12]*(([.HC5]-[.HB5])/([.HC1]-[.HB1]))^2" office:value-type="float" office:value="0.00000921475535584431" calcext:value-type="float">
            <text:p>9.21475535584431E-06</text:p>
          </table:table-cell>
          <table:table-cell table:formula="of:=0.5*[.HD12]*(([.HD5]-[.HC5])/([.HD1]-[.HC1]))^2" office:value-type="float" office:value="0.0000117022549266263" calcext:value-type="float">
            <text:p>1.17022549266263E-05</text:p>
          </table:table-cell>
          <table:table-cell table:formula="of:=0.5*[.HE12]*(([.HE5]-[.HD5])/([.HE1]-[.HD1]))^2" office:value-type="float" office:value="0.00000378309047334459" calcext:value-type="float">
            <text:p>3.78309047334459E-06</text:p>
          </table:table-cell>
          <table:table-cell table:formula="of:=0.5*[.HF12]*(([.HF5]-[.HE5])/([.HF1]-[.HE1]))^2" office:value-type="float" office:value="0.0000091216220959495" calcext:value-type="float">
            <text:p>9.1216220959495E-06</text:p>
          </table:table-cell>
          <table:table-cell table:formula="of:=0.5*[.HG12]*(([.HG5]-[.HF5])/([.HG1]-[.HF1]))^2" office:value-type="float" office:value="0.000000128108762804106" calcext:value-type="float">
            <text:p>1.28108762804106E-07</text:p>
          </table:table-cell>
          <table:table-cell table:formula="of:=0.5*[.HH12]*(([.HH5]-[.HG5])/([.HH1]-[.HG1]))^2" office:value-type="float" office:value="0.000000490043712967509" calcext:value-type="float">
            <text:p>4.90043712967509E-07</text:p>
          </table:table-cell>
          <table:table-cell table:formula="of:=0.5*[.HI12]*(([.HI5]-[.HH5])/([.HI1]-[.HH1]))^2" office:value-type="float" office:value="0.0000166590909025489" calcext:value-type="float">
            <text:p>1.66590909025489E-05</text:p>
          </table:table-cell>
          <table:table-cell table:formula="of:=0.5*[.HJ12]*(([.HJ5]-[.HI5])/([.HJ1]-[.HI1]))^2" office:value-type="float" office:value="0.0000071751106520908" calcext:value-type="float">
            <text:p>7.1751106520908E-06</text:p>
          </table:table-cell>
          <table:table-cell table:formula="of:=0.5*[.HK12]*(([.HK5]-[.HJ5])/([.HK1]-[.HJ1]))^2" office:value-type="float" office:value="0.0000478784371548575" calcext:value-type="float">
            <text:p>4.78784371548575E-05</text:p>
          </table:table-cell>
          <table:table-cell table:formula="of:=0.5*[.HL12]*(([.HL5]-[.HK5])/([.HL1]-[.HK1]))^2" office:value-type="float" office:value="0.0000918750172578506" calcext:value-type="float">
            <text:p>9.18750172578506E-05</text:p>
          </table:table-cell>
          <table:table-cell table:formula="of:=0.5*[.HM12]*(([.HM5]-[.HL5])/([.HM1]-[.HL1]))^2" office:value-type="float" office:value="0.00000498507889223879" calcext:value-type="float">
            <text:p>4.98507889223879E-06</text:p>
          </table:table-cell>
          <table:table-cell table:formula="of:=0.5*[.HN12]*(([.HN5]-[.HM5])/([.HN1]-[.HM1]))^2" office:value-type="float" office:value="0.000000368701011024837" calcext:value-type="float">
            <text:p>3.68701011024837E-07</text:p>
          </table:table-cell>
          <table:table-cell table:formula="of:=0.5*[.HO12]*(([.HO5]-[.HN5])/([.HO1]-[.HN1]))^2" office:value-type="float" office:value="0.0000041485701467062" calcext:value-type="float">
            <text:p>4.1485701467062E-06</text:p>
          </table:table-cell>
          <table:table-cell table:formula="of:=0.5*[.HP12]*(([.HP5]-[.HO5])/([.HP1]-[.HO1]))^2" office:value-type="float" office:value="0.00000637943042663272" calcext:value-type="float">
            <text:p>6.37943042663272E-06</text:p>
          </table:table-cell>
          <table:table-cell table:formula="of:=0.5*[.HQ12]*(([.HQ5]-[.HP5])/([.HQ1]-[.HP1]))^2" office:value-type="float" office:value="0.0000115809704838016" calcext:value-type="float">
            <text:p>1.15809704838016E-05</text:p>
          </table:table-cell>
          <table:table-cell table:formula="of:=0.5*[.HR12]*(([.HR5]-[.HQ5])/([.HR1]-[.HQ1]))^2" office:value-type="float" office:value="0.00000223773517550864" calcext:value-type="float">
            <text:p>2.23773517550864E-06</text:p>
          </table:table-cell>
          <table:table-cell table:formula="of:=0.5*[.HS12]*(([.HS5]-[.HR5])/([.HS1]-[.HR1]))^2" office:value-type="float" office:value="0.00000030916940225274" calcext:value-type="float">
            <text:p>3.0916940225274E-07</text:p>
          </table:table-cell>
          <table:table-cell table:formula="of:=0.5*[.HT12]*(([.HT5]-[.HS5])/([.HT1]-[.HS1]))^2" office:value-type="float" office:value="0.0000190497535767261" calcext:value-type="float">
            <text:p>1.90497535767261E-05</text:p>
          </table:table-cell>
          <table:table-cell table:formula="of:=0.5*[.HU12]*(([.HU5]-[.HT5])/([.HU1]-[.HT1]))^2" office:value-type="float" office:value="0.00000849412473988025" calcext:value-type="float">
            <text:p>8.49412473988025E-06</text:p>
          </table:table-cell>
          <table:table-cell table:formula="of:=0.5*[.HV12]*(([.HV5]-[.HU5])/([.HV1]-[.HU1]))^2" office:value-type="float" office:value="0.000152396909739739" calcext:value-type="float">
            <text:p>0.00015239690974</text:p>
          </table:table-cell>
          <table:table-cell table:formula="of:=0.5*[.HW12]*(([.HW5]-[.HV5])/([.HW1]-[.HV1]))^2" office:value-type="float" office:value="0.0000265351671184669" calcext:value-type="float">
            <text:p>2.65351671184669E-05</text:p>
          </table:table-cell>
          <table:table-cell table:formula="of:=0.5*[.HX12]*(([.HX5]-[.HW5])/([.HX1]-[.HW1]))^2" office:value-type="float" office:value="0.0000292563004075934" calcext:value-type="float">
            <text:p>2.92563004075934E-05</text:p>
          </table:table-cell>
          <table:table-cell table:formula="of:=0.5*[.HY12]*(([.HY5]-[.HX5])/([.HY1]-[.HX1]))^2" office:value-type="float" office:value="0.0000494545837700668" calcext:value-type="float">
            <text:p>4.94545837700668E-05</text:p>
          </table:table-cell>
          <table:table-cell table:formula="of:=0.5*[.HZ12]*(([.HZ5]-[.HY5])/([.HZ1]-[.HY1]))^2" office:value-type="float" office:value="0.0000495064328744318" calcext:value-type="float">
            <text:p>4.95064328744318E-05</text:p>
          </table:table-cell>
          <table:table-cell table:formula="of:=0.5*[.IA12]*(([.IA5]-[.HZ5])/([.IA1]-[.HZ1]))^2" office:value-type="float" office:value="0.00000000818876111687717" calcext:value-type="float">
            <text:p>8.18876111687717E-09</text:p>
          </table:table-cell>
          <table:table-cell table:formula="of:=0.5*[.IB12]*(([.IB5]-[.IA5])/([.IB1]-[.IA1]))^2" office:value-type="float" office:value="0.0000000252862067718523" calcext:value-type="float">
            <text:p>2.52862067718523E-08</text:p>
          </table:table-cell>
          <table:table-cell table:formula="of:=0.5*[.IC12]*(([.IC5]-[.IB5])/([.IC1]-[.IB1]))^2" office:value-type="float" office:value="0.0000742432811084224" calcext:value-type="float">
            <text:p>7.42432811084224E-05</text:p>
          </table:table-cell>
          <table:table-cell table:formula="of:=0.5*[.ID12]*(([.ID5]-[.IC5])/([.ID1]-[.IC1]))^2" office:value-type="float" office:value="0.00000346932476482843" calcext:value-type="float">
            <text:p>3.46932476482843E-06</text:p>
          </table:table-cell>
          <table:table-cell table:formula="of:=0.5*[.IE12]*(([.IE5]-[.ID5])/([.IE1]-[.ID1]))^2" office:value-type="float" office:value="0.0000000139064525702076" calcext:value-type="float">
            <text:p>1.39064525702076E-08</text:p>
          </table:table-cell>
          <table:table-cell table:formula="of:=0.5*[.IF12]*(([.IF5]-[.IE5])/([.IF1]-[.IE1]))^2" office:value-type="float" office:value="0.00000542603349658156" calcext:value-type="float">
            <text:p>5.42603349658156E-06</text:p>
          </table:table-cell>
          <table:table-cell table:formula="of:=0.5*[.IG12]*(([.IG5]-[.IF5])/([.IG1]-[.IF1]))^2" office:value-type="float" office:value="0.00000603314940223211" calcext:value-type="float">
            <text:p>6.03314940223211E-06</text:p>
          </table:table-cell>
          <table:table-cell table:formula="of:=0.5*[.IH12]*(([.IH5]-[.IG5])/([.IH1]-[.IG1]))^2" office:value-type="float" office:value="0.00000226206469344607" calcext:value-type="float">
            <text:p>2.26206469344607E-06</text:p>
          </table:table-cell>
          <table:table-cell table:formula="of:=0.5*[.II12]*(([.II5]-[.IH5])/([.II1]-[.IH1]))^2" office:value-type="float" office:value="0.0000000801407040743352" calcext:value-type="float">
            <text:p>8.01407040743352E-08</text:p>
          </table:table-cell>
          <table:table-cell table:formula="of:=0.5*[.IJ12]*(([.IJ5]-[.II5])/([.IJ1]-[.II1]))^2" office:value-type="float" office:value="0.000005757843820234" calcext:value-type="float">
            <text:p>5.757843820234E-06</text:p>
          </table:table-cell>
          <table:table-cell table:formula="of:=0.5*[.IK12]*(([.IK5]-[.IJ5])/([.IK1]-[.IJ1]))^2" office:value-type="float" office:value="0.00000122627644288255" calcext:value-type="float">
            <text:p>1.22627644288255E-06</text:p>
          </table:table-cell>
          <table:table-cell table:formula="of:=0.5*[.IL12]*(([.IL5]-[.IK5])/([.IL1]-[.IK1]))^2" office:value-type="float" office:value="0.00000100335273658799" calcext:value-type="float">
            <text:p>1.00335273658799E-06</text:p>
          </table:table-cell>
          <table:table-cell table:formula="of:=0.5*[.IM12]*(([.IM5]-[.IL5])/([.IM1]-[.IL1]))^2" office:value-type="float" office:value="0.00000201034555294517" calcext:value-type="float">
            <text:p>2.01034555294517E-06</text:p>
          </table:table-cell>
          <table:table-cell table:formula="of:=0.5*[.IN12]*(([.IN5]-[.IM5])/([.IN1]-[.IM1]))^2" office:value-type="float" office:value="0.000000270706823660287" calcext:value-type="float">
            <text:p>2.70706823660287E-07</text:p>
          </table:table-cell>
          <table:table-cell table:formula="of:=0.5*[.IO12]*(([.IO5]-[.IN5])/([.IO1]-[.IN1]))^2" office:value-type="float" office:value="0.0000000453623625710131" calcext:value-type="float">
            <text:p>4.53623625710131E-08</text:p>
          </table:table-cell>
          <table:table-cell table:formula="of:=0.5*[.IP12]*(([.IP5]-[.IO5])/([.IP1]-[.IO1]))^2" office:value-type="float" office:value="0.0000189386600049181" calcext:value-type="float">
            <text:p>1.89386600049181E-05</text:p>
          </table:table-cell>
          <table:table-cell table:formula="of:=0.5*[.IQ12]*(([.IQ5]-[.IP5])/([.IQ1]-[.IP1]))^2" office:value-type="float" office:value="0.0000394153050181374" calcext:value-type="float">
            <text:p>3.94153050181374E-05</text:p>
          </table:table-cell>
          <table:table-cell table:formula="of:=0.5*[.IR12]*(([.IR5]-[.IQ5])/([.IR1]-[.IQ1]))^2" office:value-type="float" office:value="0.0000091049372517335" calcext:value-type="float">
            <text:p>9.1049372517335E-06</text:p>
          </table:table-cell>
          <table:table-cell table:formula="of:=0.5*[.IS12]*(([.IS5]-[.IR5])/([.IS1]-[.IR1]))^2" office:value-type="float" office:value="0.00000712938747492206" calcext:value-type="float">
            <text:p>7.12938747492206E-06</text:p>
          </table:table-cell>
          <table:table-cell table:formula="of:=0.5*[.IT12]*(([.IT5]-[.IS5])/([.IT1]-[.IS1]))^2" office:value-type="float" office:value="0.00001359867782364" calcext:value-type="float">
            <text:p>1.359867782364E-05</text:p>
          </table:table-cell>
          <table:table-cell table:formula="of:=0.5*[.IU12]*(([.IU5]-[.IT5])/([.IU1]-[.IT1]))^2" office:value-type="float" office:value="0.00000495070270718874" calcext:value-type="float">
            <text:p>4.95070270718874E-06</text:p>
          </table:table-cell>
          <table:table-cell table:formula="of:=0.5*[.IV12]*(([.IV5]-[.IU5])/([.IV1]-[.IU1]))^2" office:value-type="float" office:value="0.0000000992532608547416" calcext:value-type="float">
            <text:p>9.92532608547416E-08</text:p>
          </table:table-cell>
          <table:table-cell table:formula="of:=0.5*[.IW12]*(([.IW5]-[.IV5])/([.IW1]-[.IV1]))^2" office:value-type="float" office:value="0.000000877700992473603" calcext:value-type="float">
            <text:p>8.77700992473603E-07</text:p>
          </table:table-cell>
          <table:table-cell table:formula="of:=0.5*[.IX12]*(([.IX5]-[.IW5])/([.IX1]-[.IW1]))^2" office:value-type="float" office:value="0.00000149623814986151" calcext:value-type="float">
            <text:p>1.49623814986151E-06</text:p>
          </table:table-cell>
          <table:table-cell table:formula="of:=0.5*[.IY12]*(([.IY5]-[.IX5])/([.IY1]-[.IX1]))^2" office:value-type="float" office:value="0.0000162364187514478" calcext:value-type="float">
            <text:p>1.62364187514478E-05</text:p>
          </table:table-cell>
          <table:table-cell table:formula="of:=0.5*[.IZ12]*(([.IZ5]-[.IY5])/([.IZ1]-[.IY1]))^2" office:value-type="float" office:value="0.0000053955320132682" calcext:value-type="float">
            <text:p>5.3955320132682E-06</text:p>
          </table:table-cell>
          <table:table-cell table:formula="of:=0.5*[.JA12]*(([.JA5]-[.IZ5])/([.JA1]-[.IZ1]))^2" office:value-type="float" office:value="0.0000328102969175707" calcext:value-type="float">
            <text:p>3.28102969175707E-05</text:p>
          </table:table-cell>
          <table:table-cell table:formula="of:=0.5*[.JB12]*(([.JB5]-[.JA5])/([.JB1]-[.JA1]))^2" office:value-type="float" office:value="0.0000766121424590462" calcext:value-type="float">
            <text:p>7.66121424590462E-05</text:p>
          </table:table-cell>
          <table:table-cell table:formula="of:=0.5*[.JC12]*(([.JC5]-[.JB5])/([.JC1]-[.JB1]))^2" office:value-type="float" office:value="0.000000744151475586938" calcext:value-type="float">
            <text:p>7.44151475586938E-07</text:p>
          </table:table-cell>
          <table:table-cell table:formula="of:=0.5*[.JD12]*(([.JD5]-[.JC5])/([.JD1]-[.JC1]))^2" office:value-type="float" office:value="0.0000142409228267742" calcext:value-type="float">
            <text:p>1.42409228267742E-05</text:p>
          </table:table-cell>
          <table:table-cell table:formula="of:=0.5*[.JE12]*(([.JE5]-[.JD5])/([.JE1]-[.JD1]))^2" office:value-type="float" office:value="0.0000052289528097337" calcext:value-type="float">
            <text:p>5.2289528097337E-06</text:p>
          </table:table-cell>
          <table:table-cell table:formula="of:=0.5*[.JF12]*(([.JF5]-[.JE5])/([.JF1]-[.JE1]))^2" office:value-type="float" office:value="0.0000000261388396458363" calcext:value-type="float">
            <text:p>2.61388396458363E-08</text:p>
          </table:table-cell>
          <table:table-cell table:formula="of:=0.5*[.JG12]*(([.JG5]-[.JF5])/([.JG1]-[.JF1]))^2" office:value-type="float" office:value="0.00000103048923576659" calcext:value-type="float">
            <text:p>1.03048923576659E-06</text:p>
          </table:table-cell>
          <table:table-cell table:formula="of:=0.5*[.JH12]*(([.JH5]-[.JG5])/([.JH1]-[.JG1]))^2" office:value-type="float" office:value="0.0000000229449302441628" calcext:value-type="float">
            <text:p>2.29449302441628E-08</text:p>
          </table:table-cell>
          <table:table-cell table:formula="of:=0.5*[.JI12]*(([.JI5]-[.JH5])/([.JI1]-[.JH1]))^2" office:value-type="float" office:value="0.0000000144891826296" calcext:value-type="float">
            <text:p>1.44891826296E-08</text:p>
          </table:table-cell>
          <table:table-cell table:formula="of:=0.5*[.JJ12]*(([.JJ5]-[.JI5])/([.JJ1]-[.JI1]))^2" office:value-type="float" office:value="0.00000197256606730874" calcext:value-type="float">
            <text:p>1.97256606730874E-06</text:p>
          </table:table-cell>
          <table:table-cell table:formula="of:=0.5*[.JK12]*(([.JK5]-[.JJ5])/([.JK1]-[.JJ1]))^2" office:value-type="float" office:value="0.00000188894943334247" calcext:value-type="float">
            <text:p>1.88894943334247E-06</text:p>
          </table:table-cell>
          <table:table-cell table:formula="of:=0.5*[.JL12]*(([.JL5]-[.JK5])/([.JL1]-[.JK1]))^2" office:value-type="float" office:value="0.0000475892718619501" calcext:value-type="float">
            <text:p>4.75892718619501E-05</text:p>
          </table:table-cell>
          <table:table-cell table:formula="of:=0.5*[.JM12]*(([.JM5]-[.JL5])/([.JM1]-[.JL1]))^2" office:value-type="float" office:value="0.00000012995808259554" calcext:value-type="float">
            <text:p>1.2995808259554E-07</text:p>
          </table:table-cell>
          <table:table-cell table:formula="of:=0.5*[.JN12]*(([.JN5]-[.JM5])/([.JN1]-[.JM1]))^2" office:value-type="float" office:value="0.0000299900143691803" calcext:value-type="float">
            <text:p>2.99900143691803E-05</text:p>
          </table:table-cell>
          <table:table-cell table:formula="of:=0.5*[.JO12]*(([.JO5]-[.JN5])/([.JO1]-[.JN1]))^2" office:value-type="float" office:value="0.000121392440391698" calcext:value-type="float">
            <text:p>0.000121392440392</text:p>
          </table:table-cell>
          <table:table-cell table:formula="of:=0.5*[.JP12]*(([.JP5]-[.JO5])/([.JP1]-[.JO1]))^2" office:value-type="float" office:value="0.0000108682579129342" calcext:value-type="float">
            <text:p>1.08682579129342E-05</text:p>
          </table:table-cell>
          <table:table-cell table:formula="of:=0.5*[.JQ12]*(([.JQ5]-[.JP5])/([.JQ1]-[.JP1]))^2" office:value-type="float" office:value="0.0000844938756873971" calcext:value-type="float">
            <text:p>8.44938756873971E-05</text:p>
          </table:table-cell>
          <table:table-cell table:formula="of:=0.5*[.JR12]*(([.JR5]-[.JQ5])/([.JR1]-[.JQ1]))^2" office:value-type="float" office:value="0.000035788582145327" calcext:value-type="float">
            <text:p>3.5788582145327E-05</text:p>
          </table:table-cell>
          <table:table-cell table:formula="of:=0.5*[.JS12]*(([.JS5]-[.JR5])/([.JS1]-[.JR1]))^2" office:value-type="float" office:value="0.0000000128993893697277" calcext:value-type="float">
            <text:p>1.28993893697277E-08</text:p>
          </table:table-cell>
          <table:table-cell table:formula="of:=0.5*[.JT12]*(([.JT5]-[.JS5])/([.JT1]-[.JS1]))^2" office:value-type="float" office:value="0.00000352626480041819" calcext:value-type="float">
            <text:p>3.52626480041819E-06</text:p>
          </table:table-cell>
          <table:table-cell table:formula="of:=0.5*[.JU12]*(([.JU5]-[.JT5])/([.JU1]-[.JT1]))^2" office:value-type="float" office:value="0.0000217937222889313" calcext:value-type="float">
            <text:p>2.17937222889313E-05</text:p>
          </table:table-cell>
          <table:table-cell table:formula="of:=0.5*[.JV12]*(([.JV5]-[.JU5])/([.JV1]-[.JU1]))^2" office:value-type="float" office:value="0.0000000945130655176623" calcext:value-type="float">
            <text:p>9.45130655176623E-08</text:p>
          </table:table-cell>
          <table:table-cell table:formula="of:=0.5*[.JW12]*(([.JW5]-[.JV5])/([.JW1]-[.JV1]))^2" office:value-type="float" office:value="0.000000822570910092725" calcext:value-type="float">
            <text:p>8.22570910092725E-07</text:p>
          </table:table-cell>
          <table:table-cell table:formula="of:=0.5*[.JX12]*(([.JX5]-[.JW5])/([.JX1]-[.JW1]))^2" office:value-type="float" office:value="0.00000123220565681039" calcext:value-type="float">
            <text:p>1.23220565681039E-06</text:p>
          </table:table-cell>
          <table:table-cell table:formula="of:=0.5*[.JY12]*(([.JY5]-[.JX5])/([.JY1]-[.JX1]))^2" office:value-type="float" office:value="0.0000000698165327082441" calcext:value-type="float">
            <text:p>6.98165327082441E-08</text:p>
          </table:table-cell>
          <table:table-cell table:formula="of:=0.5*[.JZ12]*(([.JZ5]-[.JY5])/([.JZ1]-[.JY1]))^2" office:value-type="float" office:value="0.000000682758072927822" calcext:value-type="float">
            <text:p>6.82758072927822E-07</text:p>
          </table:table-cell>
          <table:table-cell table:formula="of:=0.5*[.KA12]*(([.KA5]-[.JZ5])/([.KA1]-[.JZ1]))^2" office:value-type="float" office:value="0.0000107869946413051" calcext:value-type="float">
            <text:p>1.07869946413051E-05</text:p>
          </table:table-cell>
          <table:table-cell table:formula="of:=0.5*[.KB12]*(([.KB5]-[.KA5])/([.KB1]-[.KA1]))^2" office:value-type="float" office:value="0.000076185469026753" calcext:value-type="float">
            <text:p>7.6185469026753E-05</text:p>
          </table:table-cell>
          <table:table-cell table:formula="of:=0.5*[.KC12]*(([.KC5]-[.KB5])/([.KC1]-[.KB1]))^2" office:value-type="float" office:value="0.00000725815178481074" calcext:value-type="float">
            <text:p>7.25815178481074E-06</text:p>
          </table:table-cell>
          <table:table-cell table:formula="of:=0.5*[.KD12]*(([.KD5]-[.KC5])/([.KD1]-[.KC1]))^2" office:value-type="float" office:value="0.0000430646306466617" calcext:value-type="float">
            <text:p>4.30646306466617E-05</text:p>
          </table:table-cell>
          <table:table-cell table:formula="of:=0.5*[.KE12]*(([.KE5]-[.KD5])/([.KE1]-[.KD1]))^2" office:value-type="float" office:value="0.0000970688315126441" calcext:value-type="float">
            <text:p>9.70688315126441E-05</text:p>
          </table:table-cell>
          <table:table-cell table:formula="of:=0.5*[.KF12]*(([.KF5]-[.KE5])/([.KF1]-[.KE1]))^2" office:value-type="float" office:value="0.0000347263730297084" calcext:value-type="float">
            <text:p>3.47263730297084E-05</text:p>
          </table:table-cell>
          <table:table-cell table:formula="of:=0.5*[.KG12]*(([.KG5]-[.KF5])/([.KG1]-[.KF1]))^2" office:value-type="float" office:value="0.0001642715929838" calcext:value-type="float">
            <text:p>0.000164271592984</text:p>
          </table:table-cell>
          <table:table-cell table:formula="of:=0.5*[.KH12]*(([.KH5]-[.KG5])/([.KH1]-[.KG1]))^2" office:value-type="string" office:string-value="" calcext:value-type="error">
            <text:p>#DIV/0!</text:p>
          </table:table-cell>
          <table:table-cell table:formula="of:=0.5*[.KI12]*(([.KI5]-[.KH5])/([.KI1]-[.KH1]))^2" office:value-type="string" office:string-value="" calcext:value-type="error">
            <text:p>#DIV/0!</text:p>
          </table:table-cell>
          <table:table-cell table:formula="of:=0.5*[.KJ12]*(([.KJ5]-[.KI5])/([.KJ1]-[.KI1]))^2" office:value-type="string" office:string-value="" calcext:value-type="error">
            <text:p>#DIV/0!</text:p>
          </table:table-cell>
          <table:table-cell table:formula="of:=0.5*[.KK12]*(([.KK5]-[.KJ5])/([.KK1]-[.KJ1]))^2" office:value-type="string" office:string-value="" calcext:value-type="error">
            <text:p>#DIV/0!</text:p>
          </table:table-cell>
          <table:table-cell table:formula="of:=0.5*[.KL12]*(([.KL5]-[.KK5])/([.KL1]-[.KK1]))^2" office:value-type="string" office:string-value="" calcext:value-type="error">
            <text:p>#DIV/0!</text:p>
          </table:table-cell>
          <table:table-cell table:formula="of:=0.5*[.KM12]*(([.KM5]-[.KL5])/([.KM1]-[.KL1]))^2" office:value-type="string" office:string-value="" calcext:value-type="error">
            <text:p>#DIV/0!</text:p>
          </table:table-cell>
          <table:table-cell table:formula="of:=0.5*[.KN12]*(([.KN5]-[.KM5])/([.KN1]-[.KM1]))^2" office:value-type="string" office:string-value="" calcext:value-type="error">
            <text:p>#DIV/0!</text:p>
          </table:table-cell>
          <table:table-cell table:formula="of:=0.5*[.KO12]*(([.KO5]-[.KN5])/([.KO1]-[.KN1]))^2" office:value-type="string" office:string-value="" calcext:value-type="error">
            <text:p>#DIV/0!</text:p>
          </table:table-cell>
          <table:table-cell table:formula="of:=0.5*[.KP12]*(([.KP5]-[.KO5])/([.KP1]-[.KO1]))^2" office:value-type="string" office:string-value="" calcext:value-type="error">
            <text:p>#DIV/0!</text:p>
          </table:table-cell>
          <table:table-cell table:formula="of:=0.5*[.KQ12]*(([.KQ5]-[.KP5])/([.KQ1]-[.KP1]))^2" office:value-type="string" office:string-value="" calcext:value-type="error">
            <text:p>#DIV/0!</text:p>
          </table:table-cell>
          <table:table-cell table:formula="of:=0.5*[.KR12]*(([.KR5]-[.KQ5])/([.KR1]-[.KQ1]))^2" office:value-type="string" office:string-value="" calcext:value-type="error">
            <text:p>#DIV/0!</text:p>
          </table:table-cell>
          <table:table-cell table:formula="of:=0.5*[.KS12]*(([.KS5]-[.KR5])/([.KS1]-[.KR1]))^2" office:value-type="string" office:string-value="" calcext:value-type="error">
            <text:p>#DIV/0!</text:p>
          </table:table-cell>
          <table:table-cell table:formula="of:=0.5*[.KT12]*(([.KT5]-[.KS5])/([.KT1]-[.KS1]))^2" office:value-type="string" office:string-value="" calcext:value-type="error">
            <text:p>#DIV/0!</text:p>
          </table:table-cell>
          <table:table-cell table:formula="of:=0.5*[.KU12]*(([.KU5]-[.KT5])/([.KU1]-[.KT1]))^2" office:value-type="string" office:string-value="" calcext:value-type="error">
            <text:p>#DIV/0!</text:p>
          </table:table-cell>
          <table:table-cell table:formula="of:=0.5*[.KV12]*(([.KV5]-[.KU5])/([.KV1]-[.KU1]))^2" office:value-type="string" office:string-value="" calcext:value-type="error">
            <text:p>#DIV/0!</text:p>
          </table:table-cell>
          <table:table-cell table:formula="of:=0.5*[.KW12]*(([.KW5]-[.KV5])/([.KW1]-[.KV1]))^2" office:value-type="string" office:string-value="" calcext:value-type="error">
            <text:p>#DIV/0!</text:p>
          </table:table-cell>
          <table:table-cell table:formula="of:=0.5*[.KX12]*(([.KX5]-[.KW5])/([.KX1]-[.KW1]))^2" office:value-type="string" office:string-value="" calcext:value-type="error">
            <text:p>#DIV/0!</text:p>
          </table:table-cell>
          <table:table-cell table:formula="of:=0.5*[.KY12]*(([.KY5]-[.KX5])/([.KY1]-[.KX1]))^2" office:value-type="string" office:string-value="" calcext:value-type="error">
            <text:p>#DIV/0!</text:p>
          </table:table-cell>
          <table:table-cell table:formula="of:=0.5*[.KZ12]*(([.KZ5]-[.KY5])/([.KZ1]-[.KY1]))^2" office:value-type="string" office:string-value="" calcext:value-type="error">
            <text:p>#DIV/0!</text:p>
          </table:table-cell>
          <table:table-cell table:formula="of:=0.5*[.LA12]*(([.LA5]-[.KZ5])/([.LA1]-[.KZ1]))^2" office:value-type="string" office:string-value="" calcext:value-type="error">
            <text:p>#DIV/0!</text:p>
          </table:table-cell>
          <table:table-cell table:formula="of:=0.5*[.LB12]*(([.LB5]-[.LA5])/([.LB1]-[.LA1]))^2" office:value-type="string" office:string-value="" calcext:value-type="error">
            <text:p>#DIV/0!</text:p>
          </table:table-cell>
          <table:table-cell table:formula="of:=0.5*[.LC12]*(([.LC5]-[.LB5])/([.LC1]-[.LB1]))^2" office:value-type="string" office:string-value="" calcext:value-type="error">
            <text:p>#DIV/0!</text:p>
          </table:table-cell>
          <table:table-cell table:formula="of:=0.5*[.LD12]*(([.LD5]-[.LC5])/([.LD1]-[.LC1]))^2" office:value-type="string" office:string-value="" calcext:value-type="error">
            <text:p>#DIV/0!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883552492966167" calcext:value-type="float">
            <text:p>8.83552492966167E-08</text:p>
          </table:table-cell>
          <table:table-cell table:formula="of:=0.5*[.D12]*(([.D6]-[.C6])/([.D1]-[.C1]))^2" office:value-type="float" office:value="0.000000402336076113746" calcext:value-type="float">
            <text:p>4.02336076113746E-07</text:p>
          </table:table-cell>
          <table:table-cell table:formula="of:=0.5*[.E12]*(([.E6]-[.D6])/([.E1]-[.D1]))^2" office:value-type="float" office:value="0.0000000702766532728681" calcext:value-type="float">
            <text:p>7.02766532728681E-08</text:p>
          </table:table-cell>
          <table:table-cell table:formula="of:=0.5*[.F12]*(([.F6]-[.E6])/([.F1]-[.E1]))^2" office:value-type="float" office:value="0.00000000688542165543652" calcext:value-type="float">
            <text:p>6.88542165543652E-09</text:p>
          </table:table-cell>
          <table:table-cell table:formula="of:=0.5*[.G12]*(([.G6]-[.F6])/([.G1]-[.F1]))^2" office:value-type="float" office:value="0.00000000375763326821644" calcext:value-type="float">
            <text:p>3.75763326821644E-09</text:p>
          </table:table-cell>
          <table:table-cell table:formula="of:=0.5*[.H12]*(([.H6]-[.G6])/([.H1]-[.G1]))^2" office:value-type="float" office:value="0.0000000641118212109312" calcext:value-type="float">
            <text:p>6.41118212109312E-08</text:p>
          </table:table-cell>
          <table:table-cell table:formula="of:=0.5*[.I12]*(([.I6]-[.H6])/([.I1]-[.H1]))^2" office:value-type="float" office:value="0.000000148429470800129" calcext:value-type="float">
            <text:p>1.48429470800129E-07</text:p>
          </table:table-cell>
          <table:table-cell table:formula="of:=0.5*[.J12]*(([.J6]-[.I6])/([.J1]-[.I1]))^2" office:value-type="float" office:value="0.00000188862572551229" calcext:value-type="float">
            <text:p>1.88862572551229E-06</text:p>
          </table:table-cell>
          <table:table-cell table:formula="of:=0.5*[.K12]*(([.K6]-[.J6])/([.K1]-[.J1]))^2" office:value-type="float" office:value="0.00000170141012875608" calcext:value-type="float">
            <text:p>1.70141012875608E-06</text:p>
          </table:table-cell>
          <table:table-cell table:formula="of:=0.5*[.L12]*(([.L6]-[.K6])/([.L1]-[.K1]))^2" office:value-type="float" office:value="0.00000161616207599337" calcext:value-type="float">
            <text:p>1.61616207599337E-06</text:p>
          </table:table-cell>
          <table:table-cell table:formula="of:=0.5*[.M12]*(([.M6]-[.L6])/([.M1]-[.L1]))^2" office:value-type="float" office:value="0.000000275626262951103" calcext:value-type="float">
            <text:p>2.75626262951103E-07</text:p>
          </table:table-cell>
          <table:table-cell table:formula="of:=0.5*[.N12]*(([.N6]-[.M6])/([.N1]-[.M1]))^2" office:value-type="float" office:value="0.000000240964419412016" calcext:value-type="float">
            <text:p>2.40964419412016E-07</text:p>
          </table:table-cell>
          <table:table-cell table:formula="of:=0.5*[.O12]*(([.O6]-[.N6])/([.O1]-[.N1]))^2" office:value-type="float" office:value="0.000000178456569490035" calcext:value-type="float">
            <text:p>1.78456569490035E-07</text:p>
          </table:table-cell>
          <table:table-cell table:formula="of:=0.5*[.P12]*(([.P6]-[.O6])/([.P1]-[.O1]))^2" office:value-type="float" office:value="0.000000807293667361081" calcext:value-type="float">
            <text:p>8.07293667361081E-07</text:p>
          </table:table-cell>
          <table:table-cell table:formula="of:=0.5*[.Q12]*(([.Q6]-[.P6])/([.Q1]-[.P1]))^2" office:value-type="float" office:value="0.000000190804323719189" calcext:value-type="float">
            <text:p>1.90804323719189E-07</text:p>
          </table:table-cell>
          <table:table-cell table:formula="of:=0.5*[.R12]*(([.R6]-[.Q6])/([.R1]-[.Q1]))^2" office:value-type="float" office:value="0.000000121508846314987" calcext:value-type="float">
            <text:p>1.21508846314987E-07</text:p>
          </table:table-cell>
          <table:table-cell table:formula="of:=0.5*[.S12]*(([.S6]-[.R6])/([.S1]-[.R1]))^2" office:value-type="float" office:value="0.000000263938936153397" calcext:value-type="float">
            <text:p>2.63938936153397E-07</text:p>
          </table:table-cell>
          <table:table-cell table:formula="of:=0.5*[.T12]*(([.T6]-[.S6])/([.T1]-[.S1]))^2" office:value-type="float" office:value="0.000000367149101343351" calcext:value-type="float">
            <text:p>3.67149101343351E-07</text:p>
          </table:table-cell>
          <table:table-cell table:formula="of:=0.5*[.U12]*(([.U6]-[.T6])/([.U1]-[.T1]))^2" office:value-type="float" office:value="0.000000215546055560432" calcext:value-type="float">
            <text:p>2.15546055560432E-07</text:p>
          </table:table-cell>
          <table:table-cell table:formula="of:=0.5*[.V12]*(([.V6]-[.U6])/([.V1]-[.U1]))^2" office:value-type="float" office:value="0.0000000799020705417819" calcext:value-type="float">
            <text:p>7.99020705417819E-08</text:p>
          </table:table-cell>
          <table:table-cell table:formula="of:=0.5*[.W12]*(([.W6]-[.V6])/([.W1]-[.V1]))^2" office:value-type="float" office:value="0.000000272683913306287" calcext:value-type="float">
            <text:p>2.72683913306287E-07</text:p>
          </table:table-cell>
          <table:table-cell table:formula="of:=0.5*[.X12]*(([.X6]-[.W6])/([.X1]-[.W1]))^2" office:value-type="float" office:value="0.000000110049212107612" calcext:value-type="float">
            <text:p>1.10049212107612E-07</text:p>
          </table:table-cell>
          <table:table-cell table:formula="of:=0.5*[.Y12]*(([.Y6]-[.X6])/([.Y1]-[.X1]))^2" office:value-type="float" office:value="0.00000107419612402303" calcext:value-type="float">
            <text:p>1.07419612402303E-06</text:p>
          </table:table-cell>
          <table:table-cell table:formula="of:=0.5*[.Z12]*(([.Z6]-[.Y6])/([.Z1]-[.Y1]))^2" office:value-type="float" office:value="0.0000000882896479118381" calcext:value-type="float">
            <text:p>8.82896479118381E-08</text:p>
          </table:table-cell>
          <table:table-cell table:formula="of:=0.5*[.AA12]*(([.AA6]-[.Z6])/([.AA1]-[.Z1]))^2" office:value-type="float" office:value="0.000000134152566499412" calcext:value-type="float">
            <text:p>1.34152566499412E-07</text:p>
          </table:table-cell>
          <table:table-cell table:formula="of:=0.5*[.AB12]*(([.AB6]-[.AA6])/([.AB1]-[.AA1]))^2" office:value-type="float" office:value="0.00000000000993591140546661" calcext:value-type="float">
            <text:p>9.93591140546661E-12</text:p>
          </table:table-cell>
          <table:table-cell table:formula="of:=0.5*[.AC12]*(([.AC6]-[.AB6])/([.AC1]-[.AB1]))^2" office:value-type="float" office:value="0.000000286540803204794" calcext:value-type="float">
            <text:p>2.86540803204794E-07</text:p>
          </table:table-cell>
          <table:table-cell table:formula="of:=0.5*[.AD12]*(([.AD6]-[.AC6])/([.AD1]-[.AC1]))^2" office:value-type="float" office:value="0.00000106062004791214" calcext:value-type="float">
            <text:p>1.06062004791214E-06</text:p>
          </table:table-cell>
          <table:table-cell table:formula="of:=0.5*[.AE12]*(([.AE6]-[.AD6])/([.AE1]-[.AD1]))^2" office:value-type="float" office:value="0.000000000593993941208476" calcext:value-type="float">
            <text:p>5.93993941208476E-10</text:p>
          </table:table-cell>
          <table:table-cell table:formula="of:=0.5*[.AF12]*(([.AF6]-[.AE6])/([.AF1]-[.AE1]))^2" office:value-type="float" office:value="0.0000000233254510060166" calcext:value-type="float">
            <text:p>2.33254510060166E-08</text:p>
          </table:table-cell>
          <table:table-cell table:formula="of:=0.5*[.AG12]*(([.AG6]-[.AF6])/([.AG1]-[.AF1]))^2" office:value-type="float" office:value="0.0000320105210524933" calcext:value-type="float">
            <text:p>3.20105210524933E-05</text:p>
          </table:table-cell>
          <table:table-cell table:formula="of:=0.5*[.AH12]*(([.AH6]-[.AG6])/([.AH1]-[.AG1]))^2" office:value-type="float" office:value="0.000125600278858386" calcext:value-type="float">
            <text:p>0.000125600278858</text:p>
          </table:table-cell>
          <table:table-cell table:formula="of:=0.5*[.AI12]*(([.AI6]-[.AH6])/([.AI1]-[.AH1]))^2" office:value-type="float" office:value="0.000019873176081618" calcext:value-type="float">
            <text:p>1.9873176081618E-05</text:p>
          </table:table-cell>
          <table:table-cell table:formula="of:=0.5*[.AJ12]*(([.AJ6]-[.AI6])/([.AJ1]-[.AI1]))^2" office:value-type="float" office:value="0.000000649476243003295" calcext:value-type="float">
            <text:p>6.49476243003295E-07</text:p>
          </table:table-cell>
          <table:table-cell table:formula="of:=0.5*[.AK12]*(([.AK6]-[.AJ6])/([.AK1]-[.AJ1]))^2" office:value-type="float" office:value="0.000225715641571965" calcext:value-type="float">
            <text:p>0.000225715641572</text:p>
          </table:table-cell>
          <table:table-cell table:formula="of:=0.5*[.AL12]*(([.AL6]-[.AK6])/([.AL1]-[.AK1]))^2" office:value-type="float" office:value="0.000341205511102556" calcext:value-type="float">
            <text:p>0.000341205511103</text:p>
          </table:table-cell>
          <table:table-cell table:formula="of:=0.5*[.AM12]*(([.AM6]-[.AL6])/([.AM1]-[.AL1]))^2" office:value-type="float" office:value="0.0002015334178309" calcext:value-type="float">
            <text:p>0.000201533417831</text:p>
          </table:table-cell>
          <table:table-cell table:formula="of:=0.5*[.AN12]*(([.AN6]-[.AM6])/([.AN1]-[.AM1]))^2" office:value-type="float" office:value="0.00000303363820621227" calcext:value-type="float">
            <text:p>3.03363820621227E-06</text:p>
          </table:table-cell>
          <table:table-cell table:formula="of:=0.5*[.AO12]*(([.AO6]-[.AN6])/([.AO1]-[.AN1]))^2" office:value-type="float" office:value="0.0000000704988606437827" calcext:value-type="float">
            <text:p>7.04988606437827E-08</text:p>
          </table:table-cell>
          <table:table-cell table:formula="of:=0.5*[.AP12]*(([.AP6]-[.AO6])/([.AP1]-[.AO1]))^2" office:value-type="float" office:value="0.000441795644982065" calcext:value-type="float">
            <text:p>0.000441795644982</text:p>
          </table:table-cell>
          <table:table-cell table:formula="of:=0.5*[.AQ12]*(([.AQ6]-[.AP6])/([.AQ1]-[.AP1]))^2" office:value-type="float" office:value="0.00544178325276065" calcext:value-type="float">
            <text:p>0.005441783252761</text:p>
          </table:table-cell>
          <table:table-cell table:formula="of:=0.5*[.AR12]*(([.AR6]-[.AQ6])/([.AR1]-[.AQ1]))^2" office:value-type="float" office:value="0.0114644551124405" calcext:value-type="float">
            <text:p>0.011464455112441</text:p>
          </table:table-cell>
          <table:table-cell table:formula="of:=0.5*[.AS12]*(([.AS6]-[.AR6])/([.AS1]-[.AR1]))^2" office:value-type="float" office:value="0.0570628812412117" calcext:value-type="float">
            <text:p>0.057062881241212</text:p>
          </table:table-cell>
          <table:table-cell table:formula="of:=0.5*[.AT12]*(([.AT6]-[.AS6])/([.AT1]-[.AS1]))^2" office:value-type="float" office:value="0.00329380763824651" calcext:value-type="float">
            <text:p>0.003293807638247</text:p>
          </table:table-cell>
          <table:table-cell table:formula="of:=0.5*[.AU12]*(([.AU6]-[.AT6])/([.AU1]-[.AT1]))^2" office:value-type="float" office:value="0.000229607587204545" calcext:value-type="float">
            <text:p>0.000229607587205</text:p>
          </table:table-cell>
          <table:table-cell table:formula="of:=0.5*[.AV12]*(([.AV6]-[.AU6])/([.AV1]-[.AU1]))^2" office:value-type="float" office:value="0.00703236830708278" calcext:value-type="float">
            <text:p>0.007032368307083</text:p>
          </table:table-cell>
          <table:table-cell table:formula="of:=0.5*[.AW12]*(([.AW6]-[.AV6])/([.AW1]-[.AV1]))^2" office:value-type="float" office:value="0.00368260937846552" calcext:value-type="float">
            <text:p>0.003682609378466</text:p>
          </table:table-cell>
          <table:table-cell table:formula="of:=0.5*[.AX12]*(([.AX6]-[.AW6])/([.AX1]-[.AW1]))^2" office:value-type="float" office:value="0.00507544809030451" calcext:value-type="float">
            <text:p>0.005075448090305</text:p>
          </table:table-cell>
          <table:table-cell table:formula="of:=0.5*[.AY12]*(([.AY6]-[.AX6])/([.AY1]-[.AX1]))^2" office:value-type="float" office:value="0.000972829312204905" calcext:value-type="float">
            <text:p>0.000972829312205</text:p>
          </table:table-cell>
          <table:table-cell table:formula="of:=0.5*[.AZ12]*(([.AZ6]-[.AY6])/([.AZ1]-[.AY1]))^2" office:value-type="float" office:value="0.0000752460185975512" calcext:value-type="float">
            <text:p>7.52460185975512E-05</text:p>
          </table:table-cell>
          <table:table-cell table:formula="of:=0.5*[.BA12]*(([.BA6]-[.AZ6])/([.BA1]-[.AZ1]))^2" office:value-type="float" office:value="0.00393999502166506" calcext:value-type="float">
            <text:p>0.003939995021665</text:p>
          </table:table-cell>
          <table:table-cell table:formula="of:=0.5*[.BB12]*(([.BB6]-[.BA6])/([.BB1]-[.BA1]))^2" office:value-type="float" office:value="0.0115473695887161" calcext:value-type="float">
            <text:p>0.011547369588716</text:p>
          </table:table-cell>
          <table:table-cell table:formula="of:=0.5*[.BC12]*(([.BC6]-[.BB6])/([.BC1]-[.BB1]))^2" office:value-type="float" office:value="0.00240920691322893" calcext:value-type="float">
            <text:p>0.002409206913229</text:p>
          </table:table-cell>
          <table:table-cell table:formula="of:=0.5*[.BD12]*(([.BD6]-[.BC6])/([.BD1]-[.BC1]))^2" office:value-type="float" office:value="0.00325950021162484" calcext:value-type="float">
            <text:p>0.003259500211625</text:p>
          </table:table-cell>
          <table:table-cell table:formula="of:=0.5*[.BE12]*(([.BE6]-[.BD6])/([.BE1]-[.BD1]))^2" office:value-type="float" office:value="0.000141849712551288" calcext:value-type="float">
            <text:p>0.000141849712551</text:p>
          </table:table-cell>
          <table:table-cell table:formula="of:=0.5*[.BF12]*(([.BF6]-[.BE6])/([.BF1]-[.BE1]))^2" office:value-type="float" office:value="0.00186936841482602" calcext:value-type="float">
            <text:p>0.001869368414826</text:p>
          </table:table-cell>
          <table:table-cell table:formula="of:=0.5*[.BG12]*(([.BG6]-[.BF6])/([.BG1]-[.BF1]))^2" office:value-type="float" office:value="0.0516380871574106" calcext:value-type="float">
            <text:p>0.051638087157411</text:p>
          </table:table-cell>
          <table:table-cell table:formula="of:=0.5*[.BH12]*(([.BH6]-[.BG6])/([.BH1]-[.BG1]))^2" office:value-type="float" office:value="0.000590521444691316" calcext:value-type="float">
            <text:p>0.000590521444691</text:p>
          </table:table-cell>
          <table:table-cell table:formula="of:=0.5*[.BI12]*(([.BI6]-[.BH6])/([.BI1]-[.BH1]))^2" office:value-type="float" office:value="0.000111248182627828" calcext:value-type="float">
            <text:p>0.000111248182628</text:p>
          </table:table-cell>
          <table:table-cell table:formula="of:=0.5*[.BJ12]*(([.BJ6]-[.BI6])/([.BJ1]-[.BI1]))^2" office:value-type="float" office:value="0.00599226590376645" calcext:value-type="float">
            <text:p>0.005992265903766</text:p>
          </table:table-cell>
          <table:table-cell table:formula="of:=0.5*[.BK12]*(([.BK6]-[.BJ6])/([.BK1]-[.BJ1]))^2" office:value-type="float" office:value="0.0592640785879153" calcext:value-type="float">
            <text:p>0.059264078587915</text:p>
          </table:table-cell>
          <table:table-cell table:formula="of:=0.5*[.BL12]*(([.BL6]-[.BK6])/([.BL1]-[.BK1]))^2" office:value-type="float" office:value="0.042530422499434" calcext:value-type="float">
            <text:p>0.042530422499434</text:p>
          </table:table-cell>
          <table:table-cell table:formula="of:=0.5*[.BM12]*(([.BM6]-[.BL6])/([.BM1]-[.BL1]))^2" office:value-type="float" office:value="0.0229315874102686" calcext:value-type="float">
            <text:p>0.022931587410269</text:p>
          </table:table-cell>
          <table:table-cell table:formula="of:=0.5*[.BN12]*(([.BN6]-[.BM6])/([.BN1]-[.BM1]))^2" office:value-type="float" office:value="0.000101232789783328" calcext:value-type="float">
            <text:p>0.000101232789783</text:p>
          </table:table-cell>
          <table:table-cell table:formula="of:=0.5*[.BO12]*(([.BO6]-[.BN6])/([.BO1]-[.BN1]))^2" office:value-type="float" office:value="0.00000055622139232085" calcext:value-type="float">
            <text:p>5.5622139232085E-07</text:p>
          </table:table-cell>
          <table:table-cell table:formula="of:=0.5*[.BP12]*(([.BP6]-[.BO6])/([.BP1]-[.BO1]))^2" office:value-type="float" office:value="0.000164742874413417" calcext:value-type="float">
            <text:p>0.000164742874413</text:p>
          </table:table-cell>
          <table:table-cell table:formula="of:=0.5*[.BQ12]*(([.BQ6]-[.BP6])/([.BQ1]-[.BP1]))^2" office:value-type="float" office:value="0.00185158474266875" calcext:value-type="float">
            <text:p>0.001851584742669</text:p>
          </table:table-cell>
          <table:table-cell table:formula="of:=0.5*[.BR12]*(([.BR6]-[.BQ6])/([.BR1]-[.BQ1]))^2" office:value-type="float" office:value="0.00153417092862518" calcext:value-type="float">
            <text:p>0.001534170928625</text:p>
          </table:table-cell>
          <table:table-cell table:formula="of:=0.5*[.BS12]*(([.BS6]-[.BR6])/([.BS1]-[.BR1]))^2" office:value-type="float" office:value="0.0111638528564923" calcext:value-type="float">
            <text:p>0.011163852856492</text:p>
          </table:table-cell>
          <table:table-cell table:formula="of:=0.5*[.BT12]*(([.BT6]-[.BS6])/([.BT1]-[.BS1]))^2" office:value-type="float" office:value="0.0231795017159481" calcext:value-type="float">
            <text:p>0.023179501715948</text:p>
          </table:table-cell>
          <table:table-cell table:formula="of:=0.5*[.BU12]*(([.BU6]-[.BT6])/([.BU1]-[.BT1]))^2" office:value-type="float" office:value="0.0634827673638726" calcext:value-type="float">
            <text:p>0.063482767363873</text:p>
          </table:table-cell>
          <table:table-cell table:formula="of:=0.5*[.BV12]*(([.BV6]-[.BU6])/([.BV1]-[.BU1]))^2" office:value-type="float" office:value="0.00506269648986584" calcext:value-type="float">
            <text:p>0.005062696489866</text:p>
          </table:table-cell>
          <table:table-cell table:formula="of:=0.5*[.BW12]*(([.BW6]-[.BV6])/([.BW1]-[.BV1]))^2" office:value-type="float" office:value="0.0134963818976484" calcext:value-type="float">
            <text:p>0.013496381897648</text:p>
          </table:table-cell>
          <table:table-cell table:formula="of:=0.5*[.BX12]*(([.BX6]-[.BW6])/([.BX1]-[.BW1]))^2" office:value-type="float" office:value="0.0000165346937175725" calcext:value-type="float">
            <text:p>1.65346937175725E-05</text:p>
          </table:table-cell>
          <table:table-cell table:formula="of:=0.5*[.BY12]*(([.BY6]-[.BX6])/([.BY1]-[.BX1]))^2" office:value-type="float" office:value="0.0000054287521882273" calcext:value-type="float">
            <text:p>5.4287521882273E-06</text:p>
          </table:table-cell>
          <table:table-cell table:formula="of:=0.5*[.BZ12]*(([.BZ6]-[.BY6])/([.BZ1]-[.BY1]))^2" office:value-type="float" office:value="0.000376895999305853" calcext:value-type="float">
            <text:p>0.000376895999306</text:p>
          </table:table-cell>
          <table:table-cell table:formula="of:=0.5*[.CA12]*(([.CA6]-[.BZ6])/([.CA1]-[.BZ1]))^2" office:value-type="float" office:value="0.00694242912500507" calcext:value-type="float">
            <text:p>0.006942429125005</text:p>
          </table:table-cell>
          <table:table-cell table:formula="of:=0.5*[.CB12]*(([.CB6]-[.CA6])/([.CB1]-[.CA1]))^2" office:value-type="float" office:value="0.0267440781875307" calcext:value-type="float">
            <text:p>0.026744078187531</text:p>
          </table:table-cell>
          <table:table-cell table:formula="of:=0.5*[.CC12]*(([.CC6]-[.CB6])/([.CC1]-[.CB1]))^2" office:value-type="float" office:value="0.0968275592933989" calcext:value-type="float">
            <text:p>0.096827559293399</text:p>
          </table:table-cell>
          <table:table-cell table:formula="of:=0.5*[.CD12]*(([.CD6]-[.CC6])/([.CD1]-[.CC1]))^2" office:value-type="float" office:value="0.0439321821137134" calcext:value-type="float">
            <text:p>0.043932182113713</text:p>
          </table:table-cell>
          <table:table-cell table:formula="of:=0.5*[.CE12]*(([.CE6]-[.CD6])/([.CE1]-[.CD1]))^2" office:value-type="float" office:value="0.0589858998335539" calcext:value-type="float">
            <text:p>0.058985899833554</text:p>
          </table:table-cell>
          <table:table-cell table:formula="of:=0.5*[.CF12]*(([.CF6]-[.CE6])/([.CF1]-[.CE1]))^2" office:value-type="float" office:value="0.0248740819148749" calcext:value-type="float">
            <text:p>0.024874081914875</text:p>
          </table:table-cell>
          <table:table-cell table:formula="of:=0.5*[.CG12]*(([.CG6]-[.CF6])/([.CG1]-[.CF1]))^2" office:value-type="float" office:value="0.000317347269350367" calcext:value-type="float">
            <text:p>0.00031734726935</text:p>
          </table:table-cell>
          <table:table-cell table:formula="of:=0.5*[.CH12]*(([.CH6]-[.CG6])/([.CH1]-[.CG1]))^2" office:value-type="float" office:value="0.00422009728784828" calcext:value-type="float">
            <text:p>0.004220097287848</text:p>
          </table:table-cell>
          <table:table-cell table:formula="of:=0.5*[.CI12]*(([.CI6]-[.CH6])/([.CI1]-[.CH1]))^2" office:value-type="float" office:value="0.000201266472762217" calcext:value-type="float">
            <text:p>0.000201266472762</text:p>
          </table:table-cell>
          <table:table-cell table:formula="of:=0.5*[.CJ12]*(([.CJ6]-[.CI6])/([.CJ1]-[.CI1]))^2" office:value-type="float" office:value="0.000490323958806375" calcext:value-type="float">
            <text:p>0.000490323958806</text:p>
          </table:table-cell>
          <table:table-cell table:formula="of:=0.5*[.CK12]*(([.CK6]-[.CJ6])/([.CK1]-[.CJ1]))^2" office:value-type="float" office:value="0.00205577561778008" calcext:value-type="float">
            <text:p>0.00205577561778</text:p>
          </table:table-cell>
          <table:table-cell table:formula="of:=0.5*[.CL12]*(([.CL6]-[.CK6])/([.CL1]-[.CK1]))^2" office:value-type="float" office:value="0.00292859683357771" calcext:value-type="float">
            <text:p>0.002928596833578</text:p>
          </table:table-cell>
          <table:table-cell table:formula="of:=0.5*[.CM12]*(([.CM6]-[.CL6])/([.CM1]-[.CL1]))^2" office:value-type="float" office:value="0.000615249795618306" calcext:value-type="float">
            <text:p>0.000615249795618</text:p>
          </table:table-cell>
          <table:table-cell table:formula="of:=0.5*[.CN12]*(([.CN6]-[.CM6])/([.CN1]-[.CM1]))^2" office:value-type="float" office:value="0.0693367098264969" calcext:value-type="float">
            <text:p>0.069336709826497</text:p>
          </table:table-cell>
          <table:table-cell table:formula="of:=0.5*[.CO12]*(([.CO6]-[.CN6])/([.CO1]-[.CN1]))^2" office:value-type="float" office:value="0.000124521702510503" calcext:value-type="float">
            <text:p>0.000124521702511</text:p>
          </table:table-cell>
          <table:table-cell table:formula="of:=0.5*[.CP12]*(([.CP6]-[.CO6])/([.CP1]-[.CO1]))^2" office:value-type="float" office:value="0.00965373350537274" calcext:value-type="float">
            <text:p>0.009653733505373</text:p>
          </table:table-cell>
          <table:table-cell table:formula="of:=0.5*[.CQ12]*(([.CQ6]-[.CP6])/([.CQ1]-[.CP1]))^2" office:value-type="float" office:value="0.00748371192811748" calcext:value-type="float">
            <text:p>0.007483711928117</text:p>
          </table:table-cell>
          <table:table-cell table:formula="of:=0.5*[.CR12]*(([.CR6]-[.CQ6])/([.CR1]-[.CQ1]))^2" office:value-type="float" office:value="0.00233922346314251" calcext:value-type="float">
            <text:p>0.002339223463143</text:p>
          </table:table-cell>
          <table:table-cell table:formula="of:=0.5*[.CS12]*(([.CS6]-[.CR6])/([.CS1]-[.CR1]))^2" office:value-type="float" office:value="0.000567017139114528" calcext:value-type="float">
            <text:p>0.000567017139115</text:p>
          </table:table-cell>
          <table:table-cell table:formula="of:=0.5*[.CT12]*(([.CT6]-[.CS6])/([.CT1]-[.CS1]))^2" office:value-type="float" office:value="0.000695007350794034" calcext:value-type="float">
            <text:p>0.000695007350794</text:p>
          </table:table-cell>
          <table:table-cell table:formula="of:=0.5*[.CU12]*(([.CU6]-[.CT6])/([.CU1]-[.CT1]))^2" office:value-type="float" office:value="0.001166965364935" calcext:value-type="float">
            <text:p>0.001166965364935</text:p>
          </table:table-cell>
          <table:table-cell table:formula="of:=0.5*[.CV12]*(([.CV6]-[.CU6])/([.CV1]-[.CU1]))^2" office:value-type="float" office:value="0.000338090616451089" calcext:value-type="float">
            <text:p>0.000338090616451</text:p>
          </table:table-cell>
          <table:table-cell table:formula="of:=0.5*[.CW12]*(([.CW6]-[.CV6])/([.CW1]-[.CV1]))^2" office:value-type="float" office:value="0.00000437931880796479" calcext:value-type="float">
            <text:p>4.37931880796479E-06</text:p>
          </table:table-cell>
          <table:table-cell table:formula="of:=0.5*[.CX12]*(([.CX6]-[.CW6])/([.CX1]-[.CW1]))^2" office:value-type="float" office:value="0.00419463883589644" calcext:value-type="float">
            <text:p>0.004194638835896</text:p>
          </table:table-cell>
          <table:table-cell table:formula="of:=0.5*[.CY12]*(([.CY6]-[.CX6])/([.CY1]-[.CX1]))^2" office:value-type="float" office:value="0.00000675059479010286" calcext:value-type="float">
            <text:p>6.75059479010286E-06</text:p>
          </table:table-cell>
          <table:table-cell table:formula="of:=0.5*[.CZ12]*(([.CZ6]-[.CY6])/([.CZ1]-[.CY1]))^2" office:value-type="float" office:value="0.0000765499241248268" calcext:value-type="float">
            <text:p>7.65499241248268E-05</text:p>
          </table:table-cell>
          <table:table-cell table:formula="of:=0.5*[.DA12]*(([.DA6]-[.CZ6])/([.DA1]-[.CZ1]))^2" office:value-type="float" office:value="0.00233555502793543" calcext:value-type="float">
            <text:p>0.002335555027935</text:p>
          </table:table-cell>
          <table:table-cell table:formula="of:=0.5*[.DB12]*(([.DB6]-[.DA6])/([.DB1]-[.DA1]))^2" office:value-type="float" office:value="0.0138724899976137" calcext:value-type="float">
            <text:p>0.013872489997614</text:p>
          </table:table-cell>
          <table:table-cell table:formula="of:=0.5*[.DC12]*(([.DC6]-[.DB6])/([.DC1]-[.DB1]))^2" office:value-type="float" office:value="0.0144753345733105" calcext:value-type="float">
            <text:p>0.014475334573311</text:p>
          </table:table-cell>
          <table:table-cell table:formula="of:=0.5*[.DD12]*(([.DD6]-[.DC6])/([.DD1]-[.DC1]))^2" office:value-type="float" office:value="0.00633668848780134" calcext:value-type="float">
            <text:p>0.006336688487801</text:p>
          </table:table-cell>
          <table:table-cell table:formula="of:=0.5*[.DE12]*(([.DE6]-[.DD6])/([.DE1]-[.DD1]))^2" office:value-type="float" office:value="0.000842091616928626" calcext:value-type="float">
            <text:p>0.000842091616929</text:p>
          </table:table-cell>
          <table:table-cell table:formula="of:=0.5*[.DF12]*(([.DF6]-[.DE6])/([.DF1]-[.DE1]))^2" office:value-type="float" office:value="0.00321975888481212" calcext:value-type="float">
            <text:p>0.003219758884812</text:p>
          </table:table-cell>
          <table:table-cell table:formula="of:=0.5*[.DG12]*(([.DG6]-[.DF6])/([.DG1]-[.DF1]))^2" office:value-type="float" office:value="0.000589933969027406" calcext:value-type="float">
            <text:p>0.000589933969027</text:p>
          </table:table-cell>
          <table:table-cell table:formula="of:=0.5*[.DH12]*(([.DH6]-[.DG6])/([.DH1]-[.DG1]))^2" office:value-type="float" office:value="0.0000104415474513683" calcext:value-type="float">
            <text:p>1.04415474513683E-05</text:p>
          </table:table-cell>
          <table:table-cell table:formula="of:=0.5*[.DI12]*(([.DI6]-[.DH6])/([.DI1]-[.DH1]))^2" office:value-type="float" office:value="0.00377627761460645" calcext:value-type="float">
            <text:p>0.003776277614606</text:p>
          </table:table-cell>
          <table:table-cell table:formula="of:=0.5*[.DJ12]*(([.DJ6]-[.DI6])/([.DJ1]-[.DI1]))^2" office:value-type="float" office:value="0.00726538104910939" calcext:value-type="float">
            <text:p>0.007265381049109</text:p>
          </table:table-cell>
          <table:table-cell table:formula="of:=0.5*[.DK12]*(([.DK6]-[.DJ6])/([.DK1]-[.DJ1]))^2" office:value-type="float" office:value="0.000817612274000276" calcext:value-type="float">
            <text:p>0.000817612274</text:p>
          </table:table-cell>
          <table:table-cell table:formula="of:=0.5*[.DL12]*(([.DL6]-[.DK6])/([.DL1]-[.DK1]))^2" office:value-type="float" office:value="0.0754231104728206" calcext:value-type="float">
            <text:p>0.075423110472821</text:p>
          </table:table-cell>
          <table:table-cell table:formula="of:=0.5*[.DM12]*(([.DM6]-[.DL6])/([.DM1]-[.DL1]))^2" office:value-type="float" office:value="0.000902982173852463" calcext:value-type="float">
            <text:p>0.000902982173852</text:p>
          </table:table-cell>
          <table:table-cell table:formula="of:=0.5*[.DN12]*(([.DN6]-[.DM6])/([.DN1]-[.DM1]))^2" office:value-type="float" office:value="0.00160392452936406" calcext:value-type="float">
            <text:p>0.001603924529364</text:p>
          </table:table-cell>
          <table:table-cell table:formula="of:=0.5*[.DO12]*(([.DO6]-[.DN6])/([.DO1]-[.DN1]))^2" office:value-type="float" office:value="0.0234459565851891" calcext:value-type="float">
            <text:p>0.023445956585189</text:p>
          </table:table-cell>
          <table:table-cell table:formula="of:=0.5*[.DP12]*(([.DP6]-[.DO6])/([.DP1]-[.DO1]))^2" office:value-type="float" office:value="0.00966341331769676" calcext:value-type="float">
            <text:p>0.009663413317697</text:p>
          </table:table-cell>
          <table:table-cell table:formula="of:=0.5*[.DQ12]*(([.DQ6]-[.DP6])/([.DQ1]-[.DP1]))^2" office:value-type="float" office:value="0.00124620115493692" calcext:value-type="float">
            <text:p>0.001246201154937</text:p>
          </table:table-cell>
          <table:table-cell table:formula="of:=0.5*[.DR12]*(([.DR6]-[.DQ6])/([.DR1]-[.DQ1]))^2" office:value-type="float" office:value="0.000244848226524201" calcext:value-type="float">
            <text:p>0.000244848226524</text:p>
          </table:table-cell>
          <table:table-cell table:formula="of:=0.5*[.DS12]*(([.DS6]-[.DR6])/([.DS1]-[.DR1]))^2" office:value-type="float" office:value="0.00240002283979188" calcext:value-type="float">
            <text:p>0.002400022839792</text:p>
          </table:table-cell>
          <table:table-cell table:formula="of:=0.5*[.DT12]*(([.DT6]-[.DS6])/([.DT1]-[.DS1]))^2" office:value-type="float" office:value="0.00216050577346273" calcext:value-type="float">
            <text:p>0.002160505773463</text:p>
          </table:table-cell>
          <table:table-cell table:formula="of:=0.5*[.DU12]*(([.DU6]-[.DT6])/([.DU1]-[.DT1]))^2" office:value-type="float" office:value="0.000112578118850071" calcext:value-type="float">
            <text:p>0.00011257811885</text:p>
          </table:table-cell>
          <table:table-cell table:formula="of:=0.5*[.DV12]*(([.DV6]-[.DU6])/([.DV1]-[.DU1]))^2" office:value-type="float" office:value="0.00869007931745613" calcext:value-type="float">
            <text:p>0.008690079317456</text:p>
          </table:table-cell>
          <table:table-cell table:formula="of:=0.5*[.DW12]*(([.DW6]-[.DV6])/([.DW1]-[.DV1]))^2" office:value-type="float" office:value="0.000144886360693672" calcext:value-type="float">
            <text:p>0.000144886360694</text:p>
          </table:table-cell>
          <table:table-cell table:formula="of:=0.5*[.DX12]*(([.DX6]-[.DW6])/([.DX1]-[.DW1]))^2" office:value-type="float" office:value="0.00682251879791928" calcext:value-type="float">
            <text:p>0.006822518797919</text:p>
          </table:table-cell>
          <table:table-cell table:formula="of:=0.5*[.DY12]*(([.DY6]-[.DX6])/([.DY1]-[.DX1]))^2" office:value-type="float" office:value="0.00647610149543941" calcext:value-type="float">
            <text:p>0.006476101495439</text:p>
          </table:table-cell>
          <table:table-cell table:formula="of:=0.5*[.DZ12]*(([.DZ6]-[.DY6])/([.DZ1]-[.DY1]))^2" office:value-type="float" office:value="0.00756078961910832" calcext:value-type="float">
            <text:p>0.007560789619108</text:p>
          </table:table-cell>
          <table:table-cell table:formula="of:=0.5*[.EA12]*(([.EA6]-[.DZ6])/([.EA1]-[.DZ1]))^2" office:value-type="float" office:value="0.00222401453945825" calcext:value-type="float">
            <text:p>0.002224014539458</text:p>
          </table:table-cell>
          <table:table-cell table:formula="of:=0.5*[.EB12]*(([.EB6]-[.EA6])/([.EB1]-[.EA1]))^2" office:value-type="float" office:value="0.000566598100396735" calcext:value-type="float">
            <text:p>0.000566598100397</text:p>
          </table:table-cell>
          <table:table-cell table:formula="of:=0.5*[.EC12]*(([.EC6]-[.EB6])/([.EC1]-[.EB1]))^2" office:value-type="float" office:value="0.0658358456037268" calcext:value-type="float">
            <text:p>0.065835845603727</text:p>
          </table:table-cell>
          <table:table-cell table:formula="of:=0.5*[.ED12]*(([.ED6]-[.EC6])/([.ED1]-[.EC1]))^2" office:value-type="float" office:value="0.00601863054238701" calcext:value-type="float">
            <text:p>0.006018630542387</text:p>
          </table:table-cell>
          <table:table-cell table:formula="of:=0.5*[.EE12]*(([.EE6]-[.ED6])/([.EE1]-[.ED1]))^2" office:value-type="float" office:value="0.00159194908287723" calcext:value-type="float">
            <text:p>0.001591949082877</text:p>
          </table:table-cell>
          <table:table-cell table:formula="of:=0.5*[.EF12]*(([.EF6]-[.EE6])/([.EF1]-[.EE1]))^2" office:value-type="float" office:value="0.0000976028913810621" calcext:value-type="float">
            <text:p>9.76028913810621E-05</text:p>
          </table:table-cell>
          <table:table-cell table:formula="of:=0.5*[.EG12]*(([.EG6]-[.EF6])/([.EG1]-[.EF1]))^2" office:value-type="float" office:value="0.0100607123409914" calcext:value-type="float">
            <text:p>0.010060712340991</text:p>
          </table:table-cell>
          <table:table-cell table:formula="of:=0.5*[.EH12]*(([.EH6]-[.EG6])/([.EH1]-[.EG1]))^2" office:value-type="float" office:value="0.0476665762078529" calcext:value-type="float">
            <text:p>0.047666576207853</text:p>
          </table:table-cell>
          <table:table-cell table:formula="of:=0.5*[.EI12]*(([.EI6]-[.EH6])/([.EI1]-[.EH1]))^2" office:value-type="float" office:value="0.113158951293712" calcext:value-type="float">
            <text:p>0.113158951293712</text:p>
          </table:table-cell>
          <table:table-cell table:formula="of:=0.5*[.EJ12]*(([.EJ6]-[.EI6])/([.EJ1]-[.EI1]))^2" office:value-type="float" office:value="0.0388964147116256" calcext:value-type="float">
            <text:p>0.038896414711626</text:p>
          </table:table-cell>
          <table:table-cell table:formula="of:=0.5*[.EK12]*(([.EK6]-[.EJ6])/([.EK1]-[.EJ1]))^2" office:value-type="float" office:value="0.0000353753012700869" calcext:value-type="float">
            <text:p>3.53753012700869E-05</text:p>
          </table:table-cell>
          <table:table-cell table:formula="of:=0.5*[.EL12]*(([.EL6]-[.EK6])/([.EL1]-[.EK1]))^2" office:value-type="float" office:value="0.00149410088302657" calcext:value-type="float">
            <text:p>0.001494100883027</text:p>
          </table:table-cell>
          <table:table-cell table:formula="of:=0.5*[.EM12]*(([.EM6]-[.EL6])/([.EM1]-[.EL1]))^2" office:value-type="float" office:value="0.00134520815227231" calcext:value-type="float">
            <text:p>0.001345208152272</text:p>
          </table:table-cell>
          <table:table-cell table:formula="of:=0.5*[.EN12]*(([.EN6]-[.EM6])/([.EN1]-[.EM1]))^2" office:value-type="float" office:value="0.00278894678937527" calcext:value-type="float">
            <text:p>0.002788946789375</text:p>
          </table:table-cell>
          <table:table-cell table:formula="of:=0.5*[.EO12]*(([.EO6]-[.EN6])/([.EO1]-[.EN1]))^2" office:value-type="float" office:value="0.00949844163903489" calcext:value-type="float">
            <text:p>0.009498441639035</text:p>
          </table:table-cell>
          <table:table-cell table:formula="of:=0.5*[.EP12]*(([.EP6]-[.EO6])/([.EP1]-[.EO1]))^2" office:value-type="float" office:value="0.0103513342158775" calcext:value-type="float">
            <text:p>0.010351334215878</text:p>
          </table:table-cell>
          <table:table-cell table:formula="of:=0.5*[.EQ12]*(([.EQ6]-[.EP6])/([.EQ1]-[.EP1]))^2" office:value-type="float" office:value="0.0209642346836576" calcext:value-type="float">
            <text:p>0.020964234683658</text:p>
          </table:table-cell>
          <table:table-cell table:formula="of:=0.5*[.ER12]*(([.ER6]-[.EQ6])/([.ER1]-[.EQ1]))^2" office:value-type="float" office:value="0.00219720369830786" calcext:value-type="float">
            <text:p>0.002197203698308</text:p>
          </table:table-cell>
          <table:table-cell table:formula="of:=0.5*[.ES12]*(([.ES6]-[.ER6])/([.ES1]-[.ER1]))^2" office:value-type="float" office:value="0.00261802718943123" calcext:value-type="float">
            <text:p>0.002618027189431</text:p>
          </table:table-cell>
          <table:table-cell table:formula="of:=0.5*[.ET12]*(([.ET6]-[.ES6])/([.ET1]-[.ES1]))^2" office:value-type="float" office:value="0.00427235696440107" calcext:value-type="float">
            <text:p>0.004272356964401</text:p>
          </table:table-cell>
          <table:table-cell table:formula="of:=0.5*[.EU12]*(([.EU6]-[.ET6])/([.EU1]-[.ET1]))^2" office:value-type="float" office:value="0.00035566877667407" calcext:value-type="float">
            <text:p>0.000355668776674</text:p>
          </table:table-cell>
          <table:table-cell table:formula="of:=0.5*[.EV12]*(([.EV6]-[.EU6])/([.EV1]-[.EU1]))^2" office:value-type="float" office:value="0.0177682747946384" calcext:value-type="float">
            <text:p>0.017768274794638</text:p>
          </table:table-cell>
          <table:table-cell table:formula="of:=0.5*[.EW12]*(([.EW6]-[.EV6])/([.EW1]-[.EV1]))^2" office:value-type="float" office:value="0.03206009372086" calcext:value-type="float">
            <text:p>0.03206009372086</text:p>
          </table:table-cell>
          <table:table-cell table:formula="of:=0.5*[.EX12]*(([.EX6]-[.EW6])/([.EX1]-[.EW1]))^2" office:value-type="float" office:value="0.000939190055772884" calcext:value-type="float">
            <text:p>0.000939190055773</text:p>
          </table:table-cell>
          <table:table-cell table:formula="of:=0.5*[.EY12]*(([.EY6]-[.EX6])/([.EY1]-[.EX1]))^2" office:value-type="float" office:value="0.00441710812545918" calcext:value-type="float">
            <text:p>0.004417108125459</text:p>
          </table:table-cell>
          <table:table-cell table:formula="of:=0.5*[.EZ12]*(([.EZ6]-[.EY6])/([.EZ1]-[.EY1]))^2" office:value-type="float" office:value="0.00319211163448965" calcext:value-type="float">
            <text:p>0.00319211163449</text:p>
          </table:table-cell>
          <table:table-cell table:formula="of:=0.5*[.FA12]*(([.FA6]-[.EZ6])/([.FA1]-[.EZ1]))^2" office:value-type="float" office:value="0.00067265862152531" calcext:value-type="float">
            <text:p>0.000672658621525</text:p>
          </table:table-cell>
          <table:table-cell table:formula="of:=0.5*[.FB12]*(([.FB6]-[.FA6])/([.FB1]-[.FA1]))^2" office:value-type="float" office:value="0.00157600681401464" calcext:value-type="float">
            <text:p>0.001576006814015</text:p>
          </table:table-cell>
          <table:table-cell table:formula="of:=0.5*[.FC12]*(([.FC6]-[.FB6])/([.FC1]-[.FB1]))^2" office:value-type="float" office:value="0.0558271687352254" calcext:value-type="float">
            <text:p>0.055827168735226</text:p>
          </table:table-cell>
          <table:table-cell table:formula="of:=0.5*[.FD12]*(([.FD6]-[.FC6])/([.FD1]-[.FC1]))^2" office:value-type="float" office:value="0.000941407256254132" calcext:value-type="float">
            <text:p>0.000941407256254</text:p>
          </table:table-cell>
          <table:table-cell table:formula="of:=0.5*[.FE12]*(([.FE6]-[.FD6])/([.FE1]-[.FD1]))^2" office:value-type="float" office:value="0.00152076774796435" calcext:value-type="float">
            <text:p>0.001520767747964</text:p>
          </table:table-cell>
          <table:table-cell table:formula="of:=0.5*[.FF12]*(([.FF6]-[.FE6])/([.FF1]-[.FE1]))^2" office:value-type="float" office:value="0.0679897544367187" calcext:value-type="float">
            <text:p>0.067989754436719</text:p>
          </table:table-cell>
          <table:table-cell table:formula="of:=0.5*[.FG12]*(([.FG6]-[.FF6])/([.FG1]-[.FF1]))^2" office:value-type="float" office:value="0.0330486651195689" calcext:value-type="float">
            <text:p>0.033048665119569</text:p>
          </table:table-cell>
          <table:table-cell table:formula="of:=0.5*[.FH12]*(([.FH6]-[.FG6])/([.FH1]-[.FG1]))^2" office:value-type="float" office:value="0.00134279162789195" calcext:value-type="float">
            <text:p>0.001342791627892</text:p>
          </table:table-cell>
          <table:table-cell table:formula="of:=0.5*[.FI12]*(([.FI6]-[.FH6])/([.FI1]-[.FH1]))^2" office:value-type="float" office:value="0.0000917286709746303" calcext:value-type="float">
            <text:p>9.17286709746303E-05</text:p>
          </table:table-cell>
          <table:table-cell table:formula="of:=0.5*[.FJ12]*(([.FJ6]-[.FI6])/([.FJ1]-[.FI1]))^2" office:value-type="float" office:value="0.000472514392987078" calcext:value-type="float">
            <text:p>0.000472514392987</text:p>
          </table:table-cell>
          <table:table-cell table:formula="of:=0.5*[.FK12]*(([.FK6]-[.FJ6])/([.FK1]-[.FJ1]))^2" office:value-type="float" office:value="0.000800602798626072" calcext:value-type="float">
            <text:p>0.000800602798626</text:p>
          </table:table-cell>
          <table:table-cell table:formula="of:=0.5*[.FL12]*(([.FL6]-[.FK6])/([.FL1]-[.FK1]))^2" office:value-type="float" office:value="0.00109200847216413" calcext:value-type="float">
            <text:p>0.001092008472164</text:p>
          </table:table-cell>
          <table:table-cell table:formula="of:=0.5*[.FM12]*(([.FM6]-[.FL6])/([.FM1]-[.FL1]))^2" office:value-type="float" office:value="0.00063456231878789" calcext:value-type="float">
            <text:p>0.000634562318788</text:p>
          </table:table-cell>
          <table:table-cell table:formula="of:=0.5*[.FN12]*(([.FN6]-[.FM6])/([.FN1]-[.FM1]))^2" office:value-type="float" office:value="0.000699735569277291" calcext:value-type="float">
            <text:p>0.000699735569277</text:p>
          </table:table-cell>
          <table:table-cell table:formula="of:=0.5*[.FO12]*(([.FO6]-[.FN6])/([.FO1]-[.FN1]))^2" office:value-type="float" office:value="0.0147717905125924" calcext:value-type="float">
            <text:p>0.014771790512593</text:p>
          </table:table-cell>
          <table:table-cell table:formula="of:=0.5*[.FP12]*(([.FP6]-[.FO6])/([.FP1]-[.FO1]))^2" office:value-type="float" office:value="0.0122435827845704" calcext:value-type="float">
            <text:p>0.012243582784571</text:p>
          </table:table-cell>
          <table:table-cell table:formula="of:=0.5*[.FQ12]*(([.FQ6]-[.FP6])/([.FQ1]-[.FP1]))^2" office:value-type="float" office:value="0.0305251223477315" calcext:value-type="float">
            <text:p>0.030525122347732</text:p>
          </table:table-cell>
          <table:table-cell table:formula="of:=0.5*[.FR12]*(([.FR6]-[.FQ6])/([.FR1]-[.FQ1]))^2" office:value-type="float" office:value="0.0538791490042992" calcext:value-type="float">
            <text:p>0.053879149004299</text:p>
          </table:table-cell>
          <table:table-cell table:formula="of:=0.5*[.FS12]*(([.FS6]-[.FR6])/([.FS1]-[.FR1]))^2" office:value-type="float" office:value="0.00285240840669315" calcext:value-type="float">
            <text:p>0.002852408406693</text:p>
          </table:table-cell>
          <table:table-cell table:formula="of:=0.5*[.FT12]*(([.FT6]-[.FS6])/([.FT1]-[.FS1]))^2" office:value-type="float" office:value="0.000686559719966821" calcext:value-type="float">
            <text:p>0.000686559719967</text:p>
          </table:table-cell>
          <table:table-cell table:formula="of:=0.5*[.FU12]*(([.FU6]-[.FT6])/([.FU1]-[.FT1]))^2" office:value-type="float" office:value="0.00761773431276952" calcext:value-type="float">
            <text:p>0.00761773431277</text:p>
          </table:table-cell>
          <table:table-cell table:formula="of:=0.5*[.FV12]*(([.FV6]-[.FU6])/([.FV1]-[.FU1]))^2" office:value-type="float" office:value="0.00166603199641845" calcext:value-type="float">
            <text:p>0.001666031996418</text:p>
          </table:table-cell>
          <table:table-cell table:formula="of:=0.5*[.FW12]*(([.FW6]-[.FV6])/([.FW1]-[.FV1]))^2" office:value-type="float" office:value="0.0016124742894503" calcext:value-type="float">
            <text:p>0.00161247428945</text:p>
          </table:table-cell>
          <table:table-cell table:formula="of:=0.5*[.FX12]*(([.FX6]-[.FW6])/([.FX1]-[.FW1]))^2" office:value-type="float" office:value="0.00284186351701312" calcext:value-type="float">
            <text:p>0.002841863517013</text:p>
          </table:table-cell>
          <table:table-cell table:formula="of:=0.5*[.FY12]*(([.FY6]-[.FX6])/([.FY1]-[.FX1]))^2" office:value-type="float" office:value="0.00085551811376277" calcext:value-type="float">
            <text:p>0.000855518113763</text:p>
          </table:table-cell>
          <table:table-cell table:formula="of:=0.5*[.FZ12]*(([.FZ6]-[.FY6])/([.FZ1]-[.FY1]))^2" office:value-type="float" office:value="0.0114362784094414" calcext:value-type="float">
            <text:p>0.011436278409441</text:p>
          </table:table-cell>
          <table:table-cell table:formula="of:=0.5*[.GA12]*(([.GA6]-[.FZ6])/([.GA1]-[.FZ1]))^2" office:value-type="float" office:value="0.0377925510003275" calcext:value-type="float">
            <text:p>0.037792551000328</text:p>
          </table:table-cell>
          <table:table-cell table:formula="of:=0.5*[.GB12]*(([.GB6]-[.GA6])/([.GB1]-[.GA1]))^2" office:value-type="float" office:value="0.0472190628568478" calcext:value-type="float">
            <text:p>0.047219062856848</text:p>
          </table:table-cell>
          <table:table-cell table:formula="of:=0.5*[.GC12]*(([.GC6]-[.GB6])/([.GC1]-[.GB1]))^2" office:value-type="float" office:value="0.00429807990043136" calcext:value-type="float">
            <text:p>0.004298079900431</text:p>
          </table:table-cell>
          <table:table-cell table:formula="of:=0.5*[.GD12]*(([.GD6]-[.GC6])/([.GD1]-[.GC1]))^2" office:value-type="float" office:value="0.0000697974803539789" calcext:value-type="float">
            <text:p>6.97974803539789E-05</text:p>
          </table:table-cell>
          <table:table-cell table:formula="of:=0.5*[.GE12]*(([.GE6]-[.GD6])/([.GE1]-[.GD1]))^2" office:value-type="float" office:value="0.000383011107148721" calcext:value-type="float">
            <text:p>0.000383011107149</text:p>
          </table:table-cell>
          <table:table-cell table:formula="of:=0.5*[.GF12]*(([.GF6]-[.GE6])/([.GF1]-[.GE1]))^2" office:value-type="float" office:value="0.00503463327454234" calcext:value-type="float">
            <text:p>0.005034633274542</text:p>
          </table:table-cell>
          <table:table-cell table:formula="of:=0.5*[.GG12]*(([.GG6]-[.GF6])/([.GG1]-[.GF1]))^2" office:value-type="float" office:value="0.000185115938385787" calcext:value-type="float">
            <text:p>0.000185115938386</text:p>
          </table:table-cell>
          <table:table-cell table:formula="of:=0.5*[.GH12]*(([.GH6]-[.GG6])/([.GH1]-[.GG1]))^2" office:value-type="float" office:value="0.000841164176079149" calcext:value-type="float">
            <text:p>0.000841164176079</text:p>
          </table:table-cell>
          <table:table-cell table:formula="of:=0.5*[.GI12]*(([.GI6]-[.GH6])/([.GI1]-[.GH1]))^2" office:value-type="float" office:value="0.0401701297196708" calcext:value-type="float">
            <text:p>0.040170129719671</text:p>
          </table:table-cell>
          <table:table-cell table:formula="of:=0.5*[.GJ12]*(([.GJ6]-[.GI6])/([.GJ1]-[.GI1]))^2" office:value-type="float" office:value="0.000503177054861841" calcext:value-type="float">
            <text:p>0.000503177054862</text:p>
          </table:table-cell>
          <table:table-cell table:formula="of:=0.5*[.GK12]*(([.GK6]-[.GJ6])/([.GK1]-[.GJ1]))^2" office:value-type="float" office:value="0.00680470364392334" calcext:value-type="float">
            <text:p>0.006804703643923</text:p>
          </table:table-cell>
          <table:table-cell table:formula="of:=0.5*[.GL12]*(([.GL6]-[.GK6])/([.GL1]-[.GK1]))^2" office:value-type="float" office:value="0.0464969663672345" calcext:value-type="float">
            <text:p>0.046496966367235</text:p>
          </table:table-cell>
          <table:table-cell table:formula="of:=0.5*[.GM12]*(([.GM6]-[.GL6])/([.GM1]-[.GL1]))^2" office:value-type="float" office:value="0.0331551446355385" calcext:value-type="float">
            <text:p>0.033155144635539</text:p>
          </table:table-cell>
          <table:table-cell table:formula="of:=0.5*[.GN12]*(([.GN6]-[.GM6])/([.GN1]-[.GM1]))^2" office:value-type="float" office:value="0.0227172790415665" calcext:value-type="float">
            <text:p>0.022717279041567</text:p>
          </table:table-cell>
          <table:table-cell table:formula="of:=0.5*[.GO12]*(([.GO6]-[.GN6])/([.GO1]-[.GN1]))^2" office:value-type="float" office:value="0.067978105433362" calcext:value-type="float">
            <text:p>0.067978105433362</text:p>
          </table:table-cell>
          <table:table-cell table:formula="of:=0.5*[.GP12]*(([.GP6]-[.GO6])/([.GP1]-[.GO1]))^2" office:value-type="float" office:value="0.0047046398834198" calcext:value-type="float">
            <text:p>0.00470463988342</text:p>
          </table:table-cell>
          <table:table-cell table:formula="of:=0.5*[.GQ12]*(([.GQ6]-[.GP6])/([.GQ1]-[.GP1]))^2" office:value-type="float" office:value="0.0229555980826449" calcext:value-type="float">
            <text:p>0.022955598082645</text:p>
          </table:table-cell>
          <table:table-cell table:formula="of:=0.5*[.GR12]*(([.GR6]-[.GQ6])/([.GR1]-[.GQ1]))^2" office:value-type="float" office:value="0.00039731635312509" calcext:value-type="float">
            <text:p>0.000397316353125</text:p>
          </table:table-cell>
          <table:table-cell table:formula="of:=0.5*[.GS12]*(([.GS6]-[.GR6])/([.GS1]-[.GR1]))^2" office:value-type="float" office:value="0.00145619458549028" calcext:value-type="float">
            <text:p>0.00145619458549</text:p>
          </table:table-cell>
          <table:table-cell table:formula="of:=0.5*[.GT12]*(([.GT6]-[.GS6])/([.GT1]-[.GS1]))^2" office:value-type="float" office:value="0.00167928334806985" calcext:value-type="float">
            <text:p>0.00167928334807</text:p>
          </table:table-cell>
          <table:table-cell table:formula="of:=0.5*[.GU12]*(([.GU6]-[.GT6])/([.GU1]-[.GT1]))^2" office:value-type="float" office:value="0.0012996331721858" calcext:value-type="float">
            <text:p>0.001299633172186</text:p>
          </table:table-cell>
          <table:table-cell table:formula="of:=0.5*[.GV12]*(([.GV6]-[.GU6])/([.GV1]-[.GU1]))^2" office:value-type="float" office:value="0.000000965421973195816" calcext:value-type="float">
            <text:p>9.65421973195816E-07</text:p>
          </table:table-cell>
          <table:table-cell table:formula="of:=0.5*[.GW12]*(([.GW6]-[.GV6])/([.GW1]-[.GV1]))^2" office:value-type="float" office:value="0.000320464038810444" calcext:value-type="float">
            <text:p>0.00032046403881</text:p>
          </table:table-cell>
          <table:table-cell table:formula="of:=0.5*[.GX12]*(([.GX6]-[.GW6])/([.GX1]-[.GW1]))^2" office:value-type="float" office:value="0.000165714547176473" calcext:value-type="float">
            <text:p>0.000165714547176</text:p>
          </table:table-cell>
          <table:table-cell table:formula="of:=0.5*[.GY12]*(([.GY6]-[.GX6])/([.GY1]-[.GX1]))^2" office:value-type="float" office:value="0.0000545777799586027" calcext:value-type="float">
            <text:p>5.45777799586027E-05</text:p>
          </table:table-cell>
          <table:table-cell table:formula="of:=0.5*[.GZ12]*(([.GZ6]-[.GY6])/([.GZ1]-[.GY1]))^2" office:value-type="float" office:value="0.0000467970986880654" calcext:value-type="float">
            <text:p>4.67970986880654E-05</text:p>
          </table:table-cell>
          <table:table-cell table:formula="of:=0.5*[.HA12]*(([.HA6]-[.GZ6])/([.HA1]-[.GZ1]))^2" office:value-type="float" office:value="0.000014242827029187" calcext:value-type="float">
            <text:p>1.4242827029187E-05</text:p>
          </table:table-cell>
          <table:table-cell table:formula="of:=0.5*[.HB12]*(([.HB6]-[.HA6])/([.HB1]-[.HA1]))^2" office:value-type="float" office:value="0.000000337968995866425" calcext:value-type="float">
            <text:p>3.37968995866425E-07</text:p>
          </table:table-cell>
          <table:table-cell table:formula="of:=0.5*[.HC12]*(([.HC6]-[.HB6])/([.HC1]-[.HB1]))^2" office:value-type="float" office:value="0.0000113084843135515" calcext:value-type="float">
            <text:p>1.13084843135515E-05</text:p>
          </table:table-cell>
          <table:table-cell table:formula="of:=0.5*[.HD12]*(([.HD6]-[.HC6])/([.HD1]-[.HC1]))^2" office:value-type="float" office:value="0.0000000962962021296008" calcext:value-type="float">
            <text:p>9.62962021296008E-08</text:p>
          </table:table-cell>
          <table:table-cell table:formula="of:=0.5*[.HE12]*(([.HE6]-[.HD6])/([.HE1]-[.HD1]))^2" office:value-type="float" office:value="0.000000354501440028237" calcext:value-type="float">
            <text:p>3.54501440028237E-07</text:p>
          </table:table-cell>
          <table:table-cell table:formula="of:=0.5*[.HF12]*(([.HF6]-[.HE6])/([.HF1]-[.HE1]))^2" office:value-type="float" office:value="0.0000000421775790834176" calcext:value-type="float">
            <text:p>4.21775790834176E-08</text:p>
          </table:table-cell>
          <table:table-cell table:formula="of:=0.5*[.HG12]*(([.HG6]-[.HF6])/([.HG1]-[.HF1]))^2" office:value-type="float" office:value="0.00000337943142155296" calcext:value-type="float">
            <text:p>3.37943142155296E-06</text:p>
          </table:table-cell>
          <table:table-cell table:formula="of:=0.5*[.HH12]*(([.HH6]-[.HG6])/([.HH1]-[.HG1]))^2" office:value-type="float" office:value="0.00000065559609244344" calcext:value-type="float">
            <text:p>6.5559609244344E-07</text:p>
          </table:table-cell>
          <table:table-cell table:formula="of:=0.5*[.HI12]*(([.HI6]-[.HH6])/([.HI1]-[.HH1]))^2" office:value-type="float" office:value="0.000000165687345591713" calcext:value-type="float">
            <text:p>1.65687345591713E-07</text:p>
          </table:table-cell>
          <table:table-cell table:formula="of:=0.5*[.HJ12]*(([.HJ6]-[.HI6])/([.HJ1]-[.HI1]))^2" office:value-type="float" office:value="0.000000009259161124725" calcext:value-type="float">
            <text:p>9.259161124725E-09</text:p>
          </table:table-cell>
          <table:table-cell table:formula="of:=0.5*[.HK12]*(([.HK6]-[.HJ6])/([.HK1]-[.HJ1]))^2" office:value-type="float" office:value="0.0000000537836145539114" calcext:value-type="float">
            <text:p>5.37836145539114E-08</text:p>
          </table:table-cell>
          <table:table-cell table:formula="of:=0.5*[.HL12]*(([.HL6]-[.HK6])/([.HL1]-[.HK1]))^2" office:value-type="float" office:value="0.000000558355720285327" calcext:value-type="float">
            <text:p>5.58355720285327E-07</text:p>
          </table:table-cell>
          <table:table-cell table:formula="of:=0.5*[.HM12]*(([.HM6]-[.HL6])/([.HM1]-[.HL1]))^2" office:value-type="float" office:value="0.000000301582550354836" calcext:value-type="float">
            <text:p>3.01582550354836E-07</text:p>
          </table:table-cell>
          <table:table-cell table:formula="of:=0.5*[.HN12]*(([.HN6]-[.HM6])/([.HN1]-[.HM1]))^2" office:value-type="float" office:value="0.0000000105773685750006" calcext:value-type="float">
            <text:p>1.05773685750006E-08</text:p>
          </table:table-cell>
          <table:table-cell table:formula="of:=0.5*[.HO12]*(([.HO6]-[.HN6])/([.HO1]-[.HN1]))^2" office:value-type="float" office:value="0.000000190134842664602" calcext:value-type="float">
            <text:p>1.90134842664602E-07</text:p>
          </table:table-cell>
          <table:table-cell table:formula="of:=0.5*[.HP12]*(([.HP6]-[.HO6])/([.HP1]-[.HO1]))^2" office:value-type="float" office:value="0.00000055186911565553" calcext:value-type="float">
            <text:p>5.5186911565553E-07</text:p>
          </table:table-cell>
          <table:table-cell table:formula="of:=0.5*[.HQ12]*(([.HQ6]-[.HP6])/([.HQ1]-[.HP1]))^2" office:value-type="float" office:value="0.0000000343749073625014" calcext:value-type="float">
            <text:p>3.43749073625014E-08</text:p>
          </table:table-cell>
          <table:table-cell table:formula="of:=0.5*[.HR12]*(([.HR6]-[.HQ6])/([.HR1]-[.HQ1]))^2" office:value-type="float" office:value="0.0000000335419269617482" calcext:value-type="float">
            <text:p>3.35419269617482E-08</text:p>
          </table:table-cell>
          <table:table-cell table:formula="of:=0.5*[.HS12]*(([.HS6]-[.HR6])/([.HS1]-[.HR1]))^2" office:value-type="float" office:value="0.0000000119871387227119" calcext:value-type="float">
            <text:p>1.19871387227119E-08</text:p>
          </table:table-cell>
          <table:table-cell table:formula="of:=0.5*[.HT12]*(([.HT6]-[.HS6])/([.HT1]-[.HS1]))^2" office:value-type="float" office:value="0.000000797395866729702" calcext:value-type="float">
            <text:p>7.97395866729702E-07</text:p>
          </table:table-cell>
          <table:table-cell table:formula="of:=0.5*[.HU12]*(([.HU6]-[.HT6])/([.HU1]-[.HT1]))^2" office:value-type="float" office:value="0.000000453398792300108" calcext:value-type="float">
            <text:p>4.53398792300108E-07</text:p>
          </table:table-cell>
          <table:table-cell table:formula="of:=0.5*[.HV12]*(([.HV6]-[.HU6])/([.HV1]-[.HU1]))^2" office:value-type="float" office:value="0.00000926435999845171" calcext:value-type="float">
            <text:p>9.26435999845171E-06</text:p>
          </table:table-cell>
          <table:table-cell table:formula="of:=0.5*[.HW12]*(([.HW6]-[.HV6])/([.HW1]-[.HV1]))^2" office:value-type="float" office:value="0.000000752529975975398" calcext:value-type="float">
            <text:p>7.52529975975398E-07</text:p>
          </table:table-cell>
          <table:table-cell table:formula="of:=0.5*[.HX12]*(([.HX6]-[.HW6])/([.HX1]-[.HW1]))^2" office:value-type="float" office:value="0.000000953791307690122" calcext:value-type="float">
            <text:p>9.53791307690122E-07</text:p>
          </table:table-cell>
          <table:table-cell table:formula="of:=0.5*[.HY12]*(([.HY6]-[.HX6])/([.HY1]-[.HX1]))^2" office:value-type="float" office:value="0.00000184406333870558" calcext:value-type="float">
            <text:p>1.84406333870558E-06</text:p>
          </table:table-cell>
          <table:table-cell table:formula="of:=0.5*[.HZ12]*(([.HZ6]-[.HY6])/([.HZ1]-[.HY1]))^2" office:value-type="float" office:value="0.000000861569068891228" calcext:value-type="float">
            <text:p>8.61569068891228E-07</text:p>
          </table:table-cell>
          <table:table-cell table:formula="of:=0.5*[.IA12]*(([.IA6]-[.HZ6])/([.IA1]-[.HZ1]))^2" office:value-type="float" office:value="0.000000000268968090739551" calcext:value-type="float">
            <text:p>2.68968090739551E-10</text:p>
          </table:table-cell>
          <table:table-cell table:formula="of:=0.5*[.IB12]*(([.IB6]-[.IA6])/([.IB1]-[.IA1]))^2" office:value-type="float" office:value="0.00000000409606492361254" calcext:value-type="float">
            <text:p>4.09606492361254E-09</text:p>
          </table:table-cell>
          <table:table-cell table:formula="of:=0.5*[.IC12]*(([.IC6]-[.IB6])/([.IC1]-[.IB1]))^2" office:value-type="float" office:value="0.000000721510988227934" calcext:value-type="float">
            <text:p>7.21510988227934E-07</text:p>
          </table:table-cell>
          <table:table-cell table:formula="of:=0.5*[.ID12]*(([.ID6]-[.IC6])/([.ID1]-[.IC1]))^2" office:value-type="float" office:value="0.00000000115193762017773" calcext:value-type="float">
            <text:p>1.15193762017773E-09</text:p>
          </table:table-cell>
          <table:table-cell table:formula="of:=0.5*[.IE12]*(([.IE6]-[.ID6])/([.IE1]-[.ID1]))^2" office:value-type="float" office:value="0.0000000014564391817563" calcext:value-type="float">
            <text:p>1.4564391817563E-09</text:p>
          </table:table-cell>
          <table:table-cell table:formula="of:=0.5*[.IF12]*(([.IF6]-[.IE6])/([.IF1]-[.IE1]))^2" office:value-type="float" office:value="0.000000374659006067091" calcext:value-type="float">
            <text:p>3.74659006067091E-07</text:p>
          </table:table-cell>
          <table:table-cell table:formula="of:=0.5*[.IG12]*(([.IG6]-[.IF6])/([.IG1]-[.IF1]))^2" office:value-type="float" office:value="0.000000313064354535445" calcext:value-type="float">
            <text:p>3.13064354535445E-07</text:p>
          </table:table-cell>
          <table:table-cell table:formula="of:=0.5*[.IH12]*(([.IH6]-[.IG6])/([.IH1]-[.IG1]))^2" office:value-type="float" office:value="0.000000533467339454726" calcext:value-type="float">
            <text:p>5.33467339454726E-07</text:p>
          </table:table-cell>
          <table:table-cell table:formula="of:=0.5*[.II12]*(([.II6]-[.IH6])/([.II1]-[.IH1]))^2" office:value-type="float" office:value="0.000000286092376822612" calcext:value-type="float">
            <text:p>2.86092376822612E-07</text:p>
          </table:table-cell>
          <table:table-cell table:formula="of:=0.5*[.IJ12]*(([.IJ6]-[.II6])/([.IJ1]-[.II1]))^2" office:value-type="float" office:value="0.0000000756438034464625" calcext:value-type="float">
            <text:p>7.56438034464625E-08</text:p>
          </table:table-cell>
          <table:table-cell table:formula="of:=0.5*[.IK12]*(([.IK6]-[.IJ6])/([.IK1]-[.IJ1]))^2" office:value-type="float" office:value="0.0000000902832326429659" calcext:value-type="float">
            <text:p>9.02832326429659E-08</text:p>
          </table:table-cell>
          <table:table-cell table:formula="of:=0.5*[.IL12]*(([.IL6]-[.IK6])/([.IL1]-[.IK1]))^2" office:value-type="float" office:value="0.00000000195342022130422" calcext:value-type="float">
            <text:p>1.95342022130422E-09</text:p>
          </table:table-cell>
          <table:table-cell table:formula="of:=0.5*[.IM12]*(([.IM6]-[.IL6])/([.IM1]-[.IL1]))^2" office:value-type="float" office:value="0.0000000201957429223729" calcext:value-type="float">
            <text:p>2.01957429223729E-08</text:p>
          </table:table-cell>
          <table:table-cell table:formula="of:=0.5*[.IN12]*(([.IN6]-[.IM6])/([.IN1]-[.IM1]))^2" office:value-type="float" office:value="0.000000171534944859388" calcext:value-type="float">
            <text:p>1.71534944859388E-07</text:p>
          </table:table-cell>
          <table:table-cell table:formula="of:=0.5*[.IO12]*(([.IO6]-[.IN6])/([.IO1]-[.IN1]))^2" office:value-type="float" office:value="0.000000278491022883907" calcext:value-type="float">
            <text:p>2.78491022883907E-07</text:p>
          </table:table-cell>
          <table:table-cell table:formula="of:=0.5*[.IP12]*(([.IP6]-[.IO6])/([.IP1]-[.IO1]))^2" office:value-type="float" office:value="0.00000000433214212503716" calcext:value-type="float">
            <text:p>4.33214212503716E-09</text:p>
          </table:table-cell>
          <table:table-cell table:formula="of:=0.5*[.IQ12]*(([.IQ6]-[.IP6])/([.IQ1]-[.IP1]))^2" office:value-type="float" office:value="0.0000000326433805064522" calcext:value-type="float">
            <text:p>3.26433805064522E-08</text:p>
          </table:table-cell>
          <table:table-cell table:formula="of:=0.5*[.IR12]*(([.IR6]-[.IQ6])/([.IR1]-[.IQ1]))^2" office:value-type="float" office:value="0.000000247422824740018" calcext:value-type="float">
            <text:p>2.47422824740018E-07</text:p>
          </table:table-cell>
          <table:table-cell table:formula="of:=0.5*[.IS12]*(([.IS6]-[.IR6])/([.IS1]-[.IR1]))^2" office:value-type="float" office:value="0.000000267561758850381" calcext:value-type="float">
            <text:p>2.67561758850381E-07</text:p>
          </table:table-cell>
          <table:table-cell table:formula="of:=0.5*[.IT12]*(([.IT6]-[.IS6])/([.IT1]-[.IS1]))^2" office:value-type="float" office:value="0.000000206628058438264" calcext:value-type="float">
            <text:p>2.06628058438264E-07</text:p>
          </table:table-cell>
          <table:table-cell table:formula="of:=0.5*[.IU12]*(([.IU6]-[.IT6])/([.IU1]-[.IT1]))^2" office:value-type="float" office:value="0.000000580402221369114" calcext:value-type="float">
            <text:p>5.80402221369114E-07</text:p>
          </table:table-cell>
          <table:table-cell table:formula="of:=0.5*[.IV12]*(([.IV6]-[.IU6])/([.IV1]-[.IU1]))^2" office:value-type="float" office:value="0.000000141403203142513" calcext:value-type="float">
            <text:p>1.41403203142513E-07</text:p>
          </table:table-cell>
          <table:table-cell table:formula="of:=0.5*[.IW12]*(([.IW6]-[.IV6])/([.IW1]-[.IV1]))^2" office:value-type="float" office:value="0.00000000451810542782307" calcext:value-type="float">
            <text:p>4.51810542782307E-09</text:p>
          </table:table-cell>
          <table:table-cell table:formula="of:=0.5*[.IX12]*(([.IX6]-[.IW6])/([.IX1]-[.IW1]))^2" office:value-type="float" office:value="0.00000000654300216300844" calcext:value-type="float">
            <text:p>6.54300216300844E-09</text:p>
          </table:table-cell>
          <table:table-cell table:formula="of:=0.5*[.IY12]*(([.IY6]-[.IX6])/([.IY1]-[.IX1]))^2" office:value-type="float" office:value="0.000000253116061579784" calcext:value-type="float">
            <text:p>2.53116061579784E-07</text:p>
          </table:table-cell>
          <table:table-cell table:formula="of:=0.5*[.IZ12]*(([.IZ6]-[.IY6])/([.IZ1]-[.IY1]))^2" office:value-type="float" office:value="0.0000000281622278738694" calcext:value-type="float">
            <text:p>2.81622278738694E-08</text:p>
          </table:table-cell>
          <table:table-cell table:formula="of:=0.5*[.JA12]*(([.JA6]-[.IZ6])/([.JA1]-[.IZ1]))^2" office:value-type="float" office:value="0.000000685112224513434" calcext:value-type="float">
            <text:p>6.85112224513434E-07</text:p>
          </table:table-cell>
          <table:table-cell table:formula="of:=0.5*[.JB12]*(([.JB6]-[.JA6])/([.JB1]-[.JA1]))^2" office:value-type="float" office:value="0.00000228730037655192" calcext:value-type="float">
            <text:p>2.28730037655192E-06</text:p>
          </table:table-cell>
          <table:table-cell table:formula="of:=0.5*[.JC12]*(([.JC6]-[.JB6])/([.JC1]-[.JB1]))^2" office:value-type="float" office:value="0.00000030212591126981" calcext:value-type="float">
            <text:p>3.0212591126981E-07</text:p>
          </table:table-cell>
          <table:table-cell table:formula="of:=0.5*[.JD12]*(([.JD6]-[.JC6])/([.JD1]-[.JC1]))^2" office:value-type="float" office:value="0.0000001396150794554" calcext:value-type="float">
            <text:p>1.396150794554E-07</text:p>
          </table:table-cell>
          <table:table-cell table:formula="of:=0.5*[.JE12]*(([.JE6]-[.JD6])/([.JE1]-[.JD1]))^2" office:value-type="float" office:value="0.000000214328669096376" calcext:value-type="float">
            <text:p>2.14328669096376E-07</text:p>
          </table:table-cell>
          <table:table-cell table:formula="of:=0.5*[.JF12]*(([.JF6]-[.JE6])/([.JF1]-[.JE1]))^2" office:value-type="float" office:value="0.0000000322670119964156" calcext:value-type="float">
            <text:p>3.22670119964156E-08</text:p>
          </table:table-cell>
          <table:table-cell table:formula="of:=0.5*[.JG12]*(([.JG6]-[.JF6])/([.JG1]-[.JF1]))^2" office:value-type="float" office:value="0.0000000175942013817994" calcext:value-type="float">
            <text:p>1.75942013817994E-08</text:p>
          </table:table-cell>
          <table:table-cell table:formula="of:=0.5*[.JH12]*(([.JH6]-[.JG6])/([.JH1]-[.JG1]))^2" office:value-type="float" office:value="0.00000000543770180427843" calcext:value-type="float">
            <text:p>5.43770180427843E-09</text:p>
          </table:table-cell>
          <table:table-cell table:formula="of:=0.5*[.JI12]*(([.JI6]-[.JH6])/([.JI1]-[.JH1]))^2" office:value-type="float" office:value="0.0000000047980674061372" calcext:value-type="float">
            <text:p>4.7980674061372E-09</text:p>
          </table:table-cell>
          <table:table-cell table:formula="of:=0.5*[.JJ12]*(([.JJ6]-[.JI6])/([.JJ1]-[.JI1]))^2" office:value-type="float" office:value="0.0000000170396569049989" calcext:value-type="float">
            <text:p>1.70396569049989E-08</text:p>
          </table:table-cell>
          <table:table-cell table:formula="of:=0.5*[.JK12]*(([.JK6]-[.JJ6])/([.JK1]-[.JJ1]))^2" office:value-type="float" office:value="0.000000602539688771056" calcext:value-type="float">
            <text:p>6.02539688771056E-07</text:p>
          </table:table-cell>
          <table:table-cell table:formula="of:=0.5*[.JL12]*(([.JL6]-[.JK6])/([.JL1]-[.JK1]))^2" office:value-type="float" office:value="0.00000374560481216724" calcext:value-type="float">
            <text:p>3.74560481216724E-06</text:p>
          </table:table-cell>
          <table:table-cell table:formula="of:=0.5*[.JM12]*(([.JM6]-[.JL6])/([.JM1]-[.JL1]))^2" office:value-type="float" office:value="0.000000126533270551493" calcext:value-type="float">
            <text:p>1.26533270551493E-07</text:p>
          </table:table-cell>
          <table:table-cell table:formula="of:=0.5*[.JN12]*(([.JN6]-[.JM6])/([.JN1]-[.JM1]))^2" office:value-type="float" office:value="0.00000189705258267655" calcext:value-type="float">
            <text:p>1.89705258267655E-06</text:p>
          </table:table-cell>
          <table:table-cell table:formula="of:=0.5*[.JO12]*(([.JO6]-[.JN6])/([.JO1]-[.JN1]))^2" office:value-type="float" office:value="0.00000508678442350013" calcext:value-type="float">
            <text:p>5.08678442350013E-06</text:p>
          </table:table-cell>
          <table:table-cell table:formula="of:=0.5*[.JP12]*(([.JP6]-[.JO6])/([.JP1]-[.JO1]))^2" office:value-type="float" office:value="0.000000135725876332148" calcext:value-type="float">
            <text:p>1.35725876332148E-07</text:p>
          </table:table-cell>
          <table:table-cell table:formula="of:=0.5*[.JQ12]*(([.JQ6]-[.JP6])/([.JQ1]-[.JP1]))^2" office:value-type="float" office:value="0.00000330007974716254" calcext:value-type="float">
            <text:p>3.30007974716254E-06</text:p>
          </table:table-cell>
          <table:table-cell table:formula="of:=0.5*[.JR12]*(([.JR6]-[.JQ6])/([.JR1]-[.JQ1]))^2" office:value-type="float" office:value="0.00000110654043441336" calcext:value-type="float">
            <text:p>1.10654043441336E-06</text:p>
          </table:table-cell>
          <table:table-cell table:formula="of:=0.5*[.JS12]*(([.JS6]-[.JR6])/([.JS1]-[.JR1]))^2" office:value-type="float" office:value="0.0000000198496398111028" calcext:value-type="float">
            <text:p>1.98496398111028E-08</text:p>
          </table:table-cell>
          <table:table-cell table:formula="of:=0.5*[.JT12]*(([.JT6]-[.JS6])/([.JT1]-[.JS1]))^2" office:value-type="float" office:value="0.000000000195986606531466" calcext:value-type="float">
            <text:p>1.95986606531466E-10</text:p>
          </table:table-cell>
          <table:table-cell table:formula="of:=0.5*[.JU12]*(([.JU6]-[.JT6])/([.JU1]-[.JT1]))^2" office:value-type="float" office:value="0.000000292340196125578" calcext:value-type="float">
            <text:p>2.92340196125578E-07</text:p>
          </table:table-cell>
          <table:table-cell table:formula="of:=0.5*[.JV12]*(([.JV6]-[.JU6])/([.JV1]-[.JU1]))^2" office:value-type="float" office:value="0.00000000451253551066186" calcext:value-type="float">
            <text:p>4.51253551066186E-09</text:p>
          </table:table-cell>
          <table:table-cell table:formula="of:=0.5*[.JW12]*(([.JW6]-[.JV6])/([.JW1]-[.JV1]))^2" office:value-type="float" office:value="0.000000167946062803568" calcext:value-type="float">
            <text:p>1.67946062803568E-07</text:p>
          </table:table-cell>
          <table:table-cell table:formula="of:=0.5*[.JX12]*(([.JX6]-[.JW6])/([.JX1]-[.JW1]))^2" office:value-type="float" office:value="0.0000000357255802562042" calcext:value-type="float">
            <text:p>3.57255802562042E-08</text:p>
          </table:table-cell>
          <table:table-cell table:formula="of:=0.5*[.JY12]*(([.JY6]-[.JX6])/([.JY1]-[.JX1]))^2" office:value-type="float" office:value="0.00000000518480554796479" calcext:value-type="float">
            <text:p>5.18480554796479E-09</text:p>
          </table:table-cell>
          <table:table-cell table:formula="of:=0.5*[.JZ12]*(([.JZ6]-[.JY6])/([.JZ1]-[.JY1]))^2" office:value-type="float" office:value="0.00000017675950288724" calcext:value-type="float">
            <text:p>1.7675950288724E-07</text:p>
          </table:table-cell>
          <table:table-cell table:formula="of:=0.5*[.KA12]*(([.KA6]-[.JZ6])/([.KA1]-[.JZ1]))^2" office:value-type="float" office:value="0.000000036865526404777" calcext:value-type="float">
            <text:p>3.6865526404777E-08</text:p>
          </table:table-cell>
          <table:table-cell table:formula="of:=0.5*[.KB12]*(([.KB6]-[.KA6])/([.KB1]-[.KA1]))^2" office:value-type="float" office:value="0.000000559708076518886" calcext:value-type="float">
            <text:p>5.59708076518886E-07</text:p>
          </table:table-cell>
          <table:table-cell table:formula="of:=0.5*[.KC12]*(([.KC6]-[.KB6])/([.KC1]-[.KB1]))^2" office:value-type="float" office:value="0.0000000196188632548653" calcext:value-type="float">
            <text:p>1.96188632548653E-08</text:p>
          </table:table-cell>
          <table:table-cell table:formula="of:=0.5*[.KD12]*(([.KD6]-[.KC6])/([.KD1]-[.KC1]))^2" office:value-type="float" office:value="0.000000187348074493595" calcext:value-type="float">
            <text:p>1.87348074493595E-07</text:p>
          </table:table-cell>
          <table:table-cell table:formula="of:=0.5*[.KE12]*(([.KE6]-[.KD6])/([.KE1]-[.KD1]))^2" office:value-type="float" office:value="0.00000119008035762692" calcext:value-type="float">
            <text:p>1.19008035762692E-06</text:p>
          </table:table-cell>
          <table:table-cell table:formula="of:=0.5*[.KF12]*(([.KF6]-[.KE6])/([.KF1]-[.KE1]))^2" office:value-type="float" office:value="0.00000117111373096964" calcext:value-type="float">
            <text:p>1.17111373096964E-06</text:p>
          </table:table-cell>
          <table:table-cell table:formula="of:=0.5*[.KG12]*(([.KG6]-[.KF6])/([.KG1]-[.KF1]))^2" office:value-type="float" office:value="0.000325490681202476" calcext:value-type="float">
            <text:p>0.000325490681202</text:p>
          </table:table-cell>
          <table:table-cell table:formula="of:=0.5*[.KH12]*(([.KH6]-[.KG6])/([.KH1]-[.KG1]))^2" office:value-type="string" office:string-value="" calcext:value-type="error">
            <text:p>#DIV/0!</text:p>
          </table:table-cell>
          <table:table-cell table:formula="of:=0.5*[.KI12]*(([.KI6]-[.KH6])/([.KI1]-[.KH1]))^2" office:value-type="string" office:string-value="" calcext:value-type="error">
            <text:p>#DIV/0!</text:p>
          </table:table-cell>
          <table:table-cell table:formula="of:=0.5*[.KJ12]*(([.KJ6]-[.KI6])/([.KJ1]-[.KI1]))^2" office:value-type="string" office:string-value="" calcext:value-type="error">
            <text:p>#DIV/0!</text:p>
          </table:table-cell>
          <table:table-cell table:formula="of:=0.5*[.KK12]*(([.KK6]-[.KJ6])/([.KK1]-[.KJ1]))^2" office:value-type="string" office:string-value="" calcext:value-type="error">
            <text:p>#DIV/0!</text:p>
          </table:table-cell>
          <table:table-cell table:formula="of:=0.5*[.KL12]*(([.KL6]-[.KK6])/([.KL1]-[.KK1]))^2" office:value-type="string" office:string-value="" calcext:value-type="error">
            <text:p>#DIV/0!</text:p>
          </table:table-cell>
          <table:table-cell table:formula="of:=0.5*[.KM12]*(([.KM6]-[.KL6])/([.KM1]-[.KL1]))^2" office:value-type="string" office:string-value="" calcext:value-type="error">
            <text:p>#DIV/0!</text:p>
          </table:table-cell>
          <table:table-cell table:formula="of:=0.5*[.KN12]*(([.KN6]-[.KM6])/([.KN1]-[.KM1]))^2" office:value-type="string" office:string-value="" calcext:value-type="error">
            <text:p>#DIV/0!</text:p>
          </table:table-cell>
          <table:table-cell table:formula="of:=0.5*[.KO12]*(([.KO6]-[.KN6])/([.KO1]-[.KN1]))^2" office:value-type="string" office:string-value="" calcext:value-type="error">
            <text:p>#DIV/0!</text:p>
          </table:table-cell>
          <table:table-cell table:formula="of:=0.5*[.KP12]*(([.KP6]-[.KO6])/([.KP1]-[.KO1]))^2" office:value-type="string" office:string-value="" calcext:value-type="error">
            <text:p>#DIV/0!</text:p>
          </table:table-cell>
          <table:table-cell table:formula="of:=0.5*[.KQ12]*(([.KQ6]-[.KP6])/([.KQ1]-[.KP1]))^2" office:value-type="string" office:string-value="" calcext:value-type="error">
            <text:p>#DIV/0!</text:p>
          </table:table-cell>
          <table:table-cell table:formula="of:=0.5*[.KR12]*(([.KR6]-[.KQ6])/([.KR1]-[.KQ1]))^2" office:value-type="string" office:string-value="" calcext:value-type="error">
            <text:p>#DIV/0!</text:p>
          </table:table-cell>
          <table:table-cell table:formula="of:=0.5*[.KS12]*(([.KS6]-[.KR6])/([.KS1]-[.KR1]))^2" office:value-type="string" office:string-value="" calcext:value-type="error">
            <text:p>#DIV/0!</text:p>
          </table:table-cell>
          <table:table-cell table:formula="of:=0.5*[.KT12]*(([.KT6]-[.KS6])/([.KT1]-[.KS1]))^2" office:value-type="string" office:string-value="" calcext:value-type="error">
            <text:p>#DIV/0!</text:p>
          </table:table-cell>
          <table:table-cell table:formula="of:=0.5*[.KU12]*(([.KU6]-[.KT6])/([.KU1]-[.KT1]))^2" office:value-type="string" office:string-value="" calcext:value-type="error">
            <text:p>#DIV/0!</text:p>
          </table:table-cell>
          <table:table-cell table:formula="of:=0.5*[.KV12]*(([.KV6]-[.KU6])/([.KV1]-[.KU1]))^2" office:value-type="string" office:string-value="" calcext:value-type="error">
            <text:p>#DIV/0!</text:p>
          </table:table-cell>
          <table:table-cell table:formula="of:=0.5*[.KW12]*(([.KW6]-[.KV6])/([.KW1]-[.KV1]))^2" office:value-type="string" office:string-value="" calcext:value-type="error">
            <text:p>#DIV/0!</text:p>
          </table:table-cell>
          <table:table-cell table:formula="of:=0.5*[.KX12]*(([.KX6]-[.KW6])/([.KX1]-[.KW1]))^2" office:value-type="string" office:string-value="" calcext:value-type="error">
            <text:p>#DIV/0!</text:p>
          </table:table-cell>
          <table:table-cell table:formula="of:=0.5*[.KY12]*(([.KY6]-[.KX6])/([.KY1]-[.KX1]))^2" office:value-type="string" office:string-value="" calcext:value-type="error">
            <text:p>#DIV/0!</text:p>
          </table:table-cell>
          <table:table-cell table:formula="of:=0.5*[.KZ12]*(([.KZ6]-[.KY6])/([.KZ1]-[.KY1]))^2" office:value-type="string" office:string-value="" calcext:value-type="error">
            <text:p>#DIV/0!</text:p>
          </table:table-cell>
          <table:table-cell table:formula="of:=0.5*[.LA12]*(([.LA6]-[.KZ6])/([.LA1]-[.KZ1]))^2" office:value-type="string" office:string-value="" calcext:value-type="error">
            <text:p>#DIV/0!</text:p>
          </table:table-cell>
          <table:table-cell table:formula="of:=0.5*[.LB12]*(([.LB6]-[.LA6])/([.LB1]-[.LA1]))^2" office:value-type="string" office:string-value="" calcext:value-type="error">
            <text:p>#DIV/0!</text:p>
          </table:table-cell>
          <table:table-cell table:formula="of:=0.5*[.LC12]*(([.LC6]-[.LB6])/([.LC1]-[.LB1]))^2" office:value-type="string" office:string-value="" calcext:value-type="error">
            <text:p>#DIV/0!</text:p>
          </table:table-cell>
          <table:table-cell table:formula="of:=0.5*[.LD12]*(([.LD6]-[.LC6])/([.LD1]-[.LC1]))^2" office:value-type="string" office:string-value="" calcext:value-type="error">
            <text:p>#DIV/0!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KF13])" office:value-type="float" office:value="2.80433456205218" calcext:value-type="float">
            <text:p>2.80433456205218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KF14])" office:value-type="float" office:value="2.04287727497412" calcext:value-type="float">
            <text:p>2.04287727497412</text:p>
          </table:table-cell>
          <table:table-cell table:number-columns-repeated="430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4.8472118370263" calcext:value-type="float">
            <text:p>4.8472118370263</text:p>
          </table:table-cell>
          <table:table-cell table:formula="of:=[.B17]+[.C9]" office:value-type="float" office:value="15.1960644045668" calcext:value-type="float">
            <text:p>15.1960644045668</text:p>
          </table:table-cell>
          <table:table-cell table:number-columns-repeated="429"/>
        </table:table-row>
        <table:table-row table:style-name="ro1" table:number-rows-repeated="18">
          <table:table-cell table:number-columns-repeated="432"/>
        </table:table-row>
        <table:table-row table:style-name="ro1">
          <table:table-cell table:number-columns-repeated="2"/>
          <table:table-cell office:value-type="string" calcext:value-type="string">
            <text:p>Cadence was off</text:p>
          </table:table-cell>
          <table:table-cell table:number-columns-repeated="4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 style:data-style-name="N2" text:time-value="13:50:13.474718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6:04:50.405336900</dc:date>
    <meta:editing-duration>PT2H22M19S</meta:editing-duration>
    <meta:editing-cycles>5</meta:editing-cycles>
    <meta:generator>LibreOffice/6.4.7.2$Linux_X86_64 LibreOffice_project/40$Build-2</meta:generator>
    <meta:document-statistic meta:table-count="1" meta:cell-count="365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7.81cm" svg:height="15.658cm" xlink:href=".." xlink:type="simple" chart:class="chart:scatter" chart:row-mapping="0 1" chart:style-name="ch1">
        <chart:legend chart:legend-position="end" svg:x="24.535cm" svg:y="7.281cm" style:legend-expansion="high" chart:style-name="ch2"/>
        <chart:plot-area chart:style-name="ch3" table:cell-range-address="tfoot2.B1:tfoot2.KF1 tfoot2.A6:tfoot2.KF6 tfoot2.A8:tfoot2.KF8" chart:data-source-has-labels="both" svg:x="0.556cm" svg:y="0.313cm" svg:width="23.423cm" svg:height="15.032cm">
          <chartooo:coordinate-region svg:x="1.574cm" svg:y="0.513cm" svg:width="22.218cm" svg:height="14.633cm"/>
          <chart:axis chart:dimension="x" chart:name="primary-x" chart:style-name="ch4" chartooo:axis-type="auto">
            <chart:categories table:cell-range-address="tfoot2.B1:tfoot2.KF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2.B6:tfoot2.KF6" chart:label-cell-address="tfoot2.A6:tfoot2.A6" chart:class="chart:scatter">
            <chart:domain table:cell-range-address="tfoot2.B1:tfoot2.KF1"/>
            <chart:data-point chart:repeated="291"/>
          </chart:series>
          <chart:series chart:style-name="ch7" chart:values-cell-range-address="tfoot2.B8:tfoot2.KF8" chart:label-cell-address="tfoot2.A8:tfoot2.A8" chart:class="chart:scatter">
            <chart:data-point chart:repeated="2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2.B1:tfoot2.KF1</svg:desc>
                </draw:g>
              </table:table-cell>
              <table:table-cell office:value-type="float" office:value="0.0333578586578369">
                <text:p>0.0333578586578369</text:p>
              </table:table-cell>
              <table:table-cell office:value-type="float" office:value="0.0667154788970947">
                <text:p>0.0667154788970947</text:p>
              </table:table-cell>
              <table:table-cell office:value-type="float" office:value="0.133430957794189">
                <text:p>0.133430957794189</text:p>
              </table:table-cell>
              <table:table-cell office:value-type="float" office:value="0.166788816452026">
                <text:p>0.166788816452026</text:p>
              </table:table-cell>
              <table:table-cell office:value-type="float" office:value="0.233504056930542">
                <text:p>0.233504056930542</text:p>
              </table:table-cell>
              <table:table-cell office:value-type="float" office:value="0.266861915588379">
                <text:p>0.266861915588379</text:p>
              </table:table-cell>
              <table:table-cell office:value-type="float" office:value="0.333577394485474">
                <text:p>0.333577394485474</text:p>
              </table:table-cell>
              <table:table-cell office:value-type="float" office:value="0.366935253143311">
                <text:p>0.366935253143311</text:p>
              </table:table-cell>
              <table:table-cell office:value-type="float" office:value="0.400292873382568">
                <text:p>0.400292873382568</text:p>
              </table:table-cell>
              <table:table-cell office:value-type="float" office:value="0.433650493621826">
                <text:p>0.433650493621826</text:p>
              </table:table-cell>
              <table:table-cell office:value-type="float" office:value="0.5003662109375">
                <text:p>0.5003662109375</text:p>
              </table:table-cell>
              <table:table-cell office:value-type="float" office:value="0.533724069595337">
                <text:p>0.533724069595337</text:p>
              </table:table-cell>
              <table:table-cell office:value-type="float" office:value="0.600439310073853">
                <text:p>0.600439310073853</text:p>
              </table:table-cell>
              <table:table-cell office:value-type="float" office:value="0.633797407150269">
                <text:p>0.633797407150269</text:p>
              </table:table-cell>
              <table:table-cell office:value-type="float" office:value="0.667155027389526">
                <text:p>0.667155027389526</text:p>
              </table:table-cell>
              <table:table-cell office:value-type="float" office:value="0.733870506286621">
                <text:p>0.733870506286621</text:p>
              </table:table-cell>
              <table:table-cell office:value-type="float" office:value="0.800586223602295">
                <text:p>0.800586223602295</text:p>
              </table:table-cell>
              <table:table-cell office:value-type="float" office:value="0.86730170249939">
                <text:p>0.86730170249939</text:p>
              </table:table-cell>
              <table:table-cell office:value-type="float" office:value="0.900659322738647">
                <text:p>0.900659322738647</text:p>
              </table:table-cell>
              <table:table-cell office:value-type="float" office:value="0.967373609542847">
                <text:p>0.967373609542847</text:p>
              </table:table-cell>
              <table:table-cell office:value-type="float" office:value="1.00073075294495">
                <text:p>1.00073075294495</text:p>
              </table:table-cell>
              <table:table-cell office:value-type="float" office:value="1.03408765792847">
                <text:p>1.03408765792847</text:p>
              </table:table-cell>
              <table:table-cell office:value-type="float" office:value="1.06744480133057">
                <text:p>1.06744480133057</text:p>
              </table:table-cell>
              <table:table-cell office:value-type="float" office:value="1.13415884971619">
                <text:p>1.13415884971619</text:p>
              </table:table-cell>
              <table:table-cell office:value-type="float" office:value="1.20087313652039">
                <text:p>1.20087313652039</text:p>
              </table:table-cell>
              <table:table-cell office:value-type="float" office:value="1.26758718490601">
                <text:p>1.26758718490601</text:p>
              </table:table-cell>
              <table:table-cell office:value-type="float" office:value="1.36765837669373">
                <text:p>1.36765837669373</text:p>
              </table:table-cell>
              <table:table-cell office:value-type="float" office:value="1.43437242507935">
                <text:p>1.43437242507935</text:p>
              </table:table-cell>
              <table:table-cell office:value-type="float" office:value="1.50108671188355">
                <text:p>1.50108671188355</text:p>
              </table:table-cell>
              <table:table-cell office:value-type="float" office:value="1.56780076026917">
                <text:p>1.56780076026917</text:p>
              </table:table-cell>
              <table:table-cell office:value-type="float" office:value="1.63451480865479">
                <text:p>1.63451480865479</text:p>
              </table:table-cell>
              <table:table-cell office:value-type="float" office:value="1.66787195205688">
                <text:p>1.66787195205688</text:p>
              </table:table-cell>
              <table:table-cell office:value-type="float" office:value="1.73458623886108">
                <text:p>1.73458623886108</text:p>
              </table:table-cell>
              <table:table-cell office:value-type="float" office:value="1.8013002872467">
                <text:p>1.8013002872467</text:p>
              </table:table-cell>
              <table:table-cell office:value-type="float" office:value="1.83465719223022">
                <text:p>1.83465719223022</text:p>
              </table:table-cell>
              <table:table-cell office:value-type="float" office:value="1.86801433563232">
                <text:p>1.86801433563232</text:p>
              </table:table-cell>
              <table:table-cell office:value-type="float" office:value="1.93472790718079">
                <text:p>1.93472790718079</text:p>
              </table:table-cell>
              <table:table-cell office:value-type="float" office:value="2.00144147872925">
                <text:p>2.00144147872925</text:p>
              </table:table-cell>
              <table:table-cell office:value-type="float" office:value="2.06815481185913">
                <text:p>2.06815481185913</text:p>
              </table:table-cell>
              <table:table-cell office:value-type="float" office:value="2.16822457313538">
                <text:p>2.16822457313538</text:p>
              </table:table-cell>
              <table:table-cell office:value-type="float" office:value="2.23493766784668">
                <text:p>2.23493766784668</text:p>
              </table:table-cell>
              <table:table-cell office:value-type="float" office:value="2.46843409538269">
                <text:p>2.46843409538269</text:p>
              </table:table-cell>
              <table:table-cell office:value-type="float" office:value="2.56850361824036">
                <text:p>2.56850361824036</text:p>
              </table:table-cell>
              <table:table-cell office:value-type="float" office:value="2.60186004638672">
                <text:p>2.60186004638672</text:p>
              </table:table-cell>
              <table:table-cell office:value-type="float" office:value="2.66857314109802">
                <text:p>2.66857314109802</text:p>
              </table:table-cell>
              <table:table-cell office:value-type="float" office:value="2.73528623580933">
                <text:p>2.73528623580933</text:p>
              </table:table-cell>
              <table:table-cell office:value-type="float" office:value="2.86871242523193">
                <text:p>2.86871242523193</text:p>
              </table:table-cell>
              <table:table-cell office:value-type="float" office:value="3.26900601387024">
                <text:p>3.26900601387024</text:p>
              </table:table-cell>
              <table:table-cell office:value-type="float" office:value="3.30236387252808">
                <text:p>3.30236387252808</text:p>
              </table:table-cell>
              <table:table-cell office:value-type="float" office:value="3.33572196960449">
                <text:p>3.33572196960449</text:p>
              </table:table-cell>
              <table:table-cell office:value-type="float" office:value="3.36907982826233">
                <text:p>3.36907982826233</text:p>
              </table:table-cell>
              <table:table-cell office:value-type="float" office:value="3.469153881073">
                <text:p>3.469153881073</text:p>
              </table:table-cell>
              <table:table-cell office:value-type="float" office:value="3.53586959838867">
                <text:p>3.53586959838867</text:p>
              </table:table-cell>
              <table:table-cell office:value-type="float" office:value="3.56922769546509">
                <text:p>3.56922769546509</text:p>
              </table:table-cell>
              <table:table-cell office:value-type="float" office:value="3.60258555412292">
                <text:p>3.60258555412292</text:p>
              </table:table-cell>
              <table:table-cell office:value-type="float" office:value="3.66930150985718">
                <text:p>3.66930150985718</text:p>
              </table:table-cell>
              <table:table-cell office:value-type="float" office:value="3.90280723571777">
                <text:p>3.90280723571777</text:p>
              </table:table-cell>
              <table:table-cell office:value-type="float" office:value="3.93616437911987">
                <text:p>3.93616437911987</text:p>
              </table:table-cell>
              <table:table-cell office:value-type="float" office:value="3.96952104568481">
                <text:p>3.96952104568481</text:p>
              </table:table-cell>
              <table:table-cell office:value-type="float" office:value="4.00287771224976">
                <text:p>4.00287771224976</text:p>
              </table:table-cell>
              <table:table-cell office:value-type="float" office:value="4.16966128349304">
                <text:p>4.16966128349304</text:p>
              </table:table-cell>
              <table:table-cell office:value-type="float" office:value="4.2363748550415">
                <text:p>4.2363748550415</text:p>
              </table:table-cell>
              <table:table-cell office:value-type="float" office:value="4.40315842628479">
                <text:p>4.40315842628479</text:p>
              </table:table-cell>
              <table:table-cell office:value-type="float" office:value="4.50322842597961">
                <text:p>4.50322842597961</text:p>
              </table:table-cell>
              <table:table-cell office:value-type="float" office:value="4.5699417591095">
                <text:p>4.5699417591095</text:p>
              </table:table-cell>
              <table:table-cell office:value-type="float" office:value="4.60329866409302">
                <text:p>4.60329866409302</text:p>
              </table:table-cell>
              <table:table-cell office:value-type="float" office:value="4.67001175880432">
                <text:p>4.67001175880432</text:p>
              </table:table-cell>
              <table:table-cell office:value-type="float" office:value="4.7367250919342">
                <text:p>4.7367250919342</text:p>
              </table:table-cell>
              <table:table-cell office:value-type="float" office:value="4.77008175849915">
                <text:p>4.77008175849915</text:p>
              </table:table-cell>
              <table:table-cell office:value-type="float" office:value="4.83679485321045">
                <text:p>4.83679485321045</text:p>
              </table:table-cell>
              <table:table-cell office:value-type="float" office:value="4.90350818634033">
                <text:p>4.90350818634033</text:p>
              </table:table-cell>
              <table:table-cell office:value-type="float" office:value="5.10365200042725">
                <text:p>5.10365200042725</text:p>
              </table:table-cell>
              <table:table-cell office:value-type="float" office:value="5.1703667640686">
                <text:p>5.1703667640686</text:p>
              </table:table-cell>
              <table:table-cell office:value-type="float" office:value="5.30379581451416">
                <text:p>5.30379581451416</text:p>
              </table:table-cell>
              <table:table-cell office:value-type="float" office:value="6.47130060195923">
                <text:p>6.47130060195923</text:p>
              </table:table-cell>
              <table:table-cell office:value-type="float" office:value="6.50465798377991">
                <text:p>6.50465798377991</text:p>
              </table:table-cell>
              <table:table-cell office:value-type="float" office:value="6.57137227058411">
                <text:p>6.57137227058411</text:p>
              </table:table-cell>
              <table:table-cell office:value-type="float" office:value="6.63808679580689">
                <text:p>6.63808679580689</text:p>
              </table:table-cell>
              <table:table-cell office:value-type="float" office:value="6.77151584625244">
                <text:p>6.77151584625244</text:p>
              </table:table-cell>
              <table:table-cell office:value-type="float" office:value="6.80487322807312">
                <text:p>6.80487322807312</text:p>
              </table:table-cell>
              <table:table-cell office:value-type="float" office:value="6.90494513511658">
                <text:p>6.90494513511658</text:p>
              </table:table-cell>
              <table:table-cell office:value-type="float" office:value="6.9383020401001">
                <text:p>6.9383020401001</text:p>
              </table:table-cell>
              <table:table-cell office:value-type="float" office:value="7.00501608848572">
                <text:p>7.00501608848572</text:p>
              </table:table-cell>
              <table:table-cell office:value-type="float" office:value="7.03837323188782">
                <text:p>7.03837323188782</text:p>
              </table:table-cell>
              <table:table-cell office:value-type="float" office:value="7.10508728027344">
                <text:p>7.10508728027344</text:p>
              </table:table-cell>
              <table:table-cell office:value-type="float" office:value="7.17180156707764">
                <text:p>7.17180156707764</text:p>
              </table:table-cell>
              <table:table-cell office:value-type="float" office:value="7.20515847206116">
                <text:p>7.20515847206116</text:p>
              </table:table-cell>
              <table:table-cell office:value-type="float" office:value="7.3052294254303">
                <text:p>7.3052294254303</text:p>
              </table:table-cell>
              <table:table-cell office:value-type="float" office:value="7.37194347381592">
                <text:p>7.37194347381592</text:p>
              </table:table-cell>
              <table:table-cell office:value-type="float" office:value="7.50537157058716">
                <text:p>7.50537157058716</text:p>
              </table:table-cell>
              <table:table-cell office:value-type="float" office:value="7.57208561897278">
                <text:p>7.57208561897278</text:p>
              </table:table-cell>
              <table:table-cell office:value-type="float" office:value="7.70551371574402">
                <text:p>7.70551371574402</text:p>
              </table:table-cell>
              <table:table-cell office:value-type="float" office:value="7.73887085914612">
                <text:p>7.73887085914612</text:p>
              </table:table-cell>
              <table:table-cell office:value-type="float" office:value="7.77222776412964">
                <text:p>7.77222776412964</text:p>
              </table:table-cell>
              <table:table-cell office:value-type="float" office:value="7.80558466911316">
                <text:p>7.80558466911316</text:p>
              </table:table-cell>
              <table:table-cell office:value-type="float" office:value="7.83894157409668">
                <text:p>7.83894157409668</text:p>
              </table:table-cell>
              <table:table-cell office:value-type="float" office:value="7.9056556224823">
                <text:p>7.9056556224823</text:p>
              </table:table-cell>
              <table:table-cell office:value-type="float" office:value="7.97236919403076">
                <text:p>7.97236919403076</text:p>
              </table:table-cell>
              <table:table-cell office:value-type="float" office:value="8.00572562217712">
                <text:p>8.00572562217712</text:p>
              </table:table-cell>
              <table:table-cell office:value-type="float" office:value="8.03908228874207">
                <text:p>8.03908228874207</text:p>
              </table:table-cell>
              <table:table-cell office:value-type="float" office:value="9.03979396820068">
                <text:p>9.03979396820068</text:p>
              </table:table-cell>
              <table:table-cell office:value-type="float" office:value="9.07315421104431">
                <text:p>9.07315421104431</text:p>
              </table:table-cell>
              <table:table-cell office:value-type="float" office:value="9.10651469230652">
                <text:p>9.10651469230652</text:p>
              </table:table-cell>
              <table:table-cell office:value-type="float" office:value="9.13987469673157">
                <text:p>9.13987469673157</text:p>
              </table:table-cell>
              <table:table-cell office:value-type="float" office:value="9.17323517799377">
                <text:p>9.17323517799377</text:p>
              </table:table-cell>
              <table:table-cell office:value-type="float" office:value="9.50683927536011">
                <text:p>9.50683927536011</text:p>
              </table:table-cell>
              <table:table-cell office:value-type="float" office:value="9.57356023788452">
                <text:p>9.57356023788452</text:p>
              </table:table-cell>
              <table:table-cell office:value-type="float" office:value="9.64028143882751">
                <text:p>9.64028143882751</text:p>
              </table:table-cell>
              <table:table-cell office:value-type="float" office:value="9.6736421585083">
                <text:p>9.6736421585083</text:p>
              </table:table-cell>
              <table:table-cell office:value-type="float" office:value="9.74036359786987">
                <text:p>9.74036359786987</text:p>
              </table:table-cell>
              <table:table-cell office:value-type="float" office:value="9.80708479881287">
                <text:p>9.80708479881287</text:p>
              </table:table-cell>
              <table:table-cell office:value-type="float" office:value="9.87380623817444">
                <text:p>9.87380623817444</text:p>
              </table:table-cell>
              <table:table-cell office:value-type="float" office:value="9.9405243396759">
                <text:p>9.9405243396759</text:p>
              </table:table-cell>
              <table:table-cell office:value-type="float" office:value="10.0739545822144">
                <text:p>10.0739545822144</text:p>
              </table:table-cell>
              <table:table-cell office:value-type="float" office:value="10.107311964035">
                <text:p>10.107311964035</text:p>
              </table:table-cell>
              <table:table-cell office:value-type="float" office:value="10.2407422065735">
                <text:p>10.2407422065735</text:p>
              </table:table-cell>
              <table:table-cell office:value-type="float" office:value="10.2740998268127">
                <text:p>10.2740998268127</text:p>
              </table:table-cell>
              <table:table-cell office:value-type="float" office:value="10.3074572086334">
                <text:p>10.3074572086334</text:p>
              </table:table-cell>
              <table:table-cell office:value-type="float" office:value="10.3741724491119">
                <text:p>10.3741724491119</text:p>
              </table:table-cell>
              <table:table-cell office:value-type="float" office:value="10.4075300693512">
                <text:p>10.4075300693512</text:p>
              </table:table-cell>
              <table:table-cell office:value-type="float" office:value="10.4408874511719">
                <text:p>10.4408874511719</text:p>
              </table:table-cell>
              <table:table-cell office:value-type="float" office:value="10.5076024532318">
                <text:p>10.5076024532318</text:p>
              </table:table-cell>
              <table:table-cell office:value-type="float" office:value="10.5743176937103">
                <text:p>10.5743176937103</text:p>
              </table:table-cell>
              <table:table-cell office:value-type="float" office:value="11.007963180542">
                <text:p>11.007963180542</text:p>
              </table:table-cell>
              <table:table-cell office:value-type="float" office:value="11.0746765136719">
                <text:p>11.0746765136719</text:p>
              </table:table-cell>
              <table:table-cell office:value-type="float" office:value="11.2081031799316">
                <text:p>11.2081031799316</text:p>
              </table:table-cell>
              <table:table-cell office:value-type="float" office:value="11.2748165130615">
                <text:p>11.2748165130615</text:p>
              </table:table-cell>
              <table:table-cell office:value-type="float" office:value="11.3081731796265">
                <text:p>11.3081731796265</text:p>
              </table:table-cell>
              <table:table-cell office:value-type="float" office:value="11.3415298461914">
                <text:p>11.3415298461914</text:p>
              </table:table-cell>
              <table:table-cell office:value-type="float" office:value="11.3748865127563">
                <text:p>11.3748865127563</text:p>
              </table:table-cell>
              <table:table-cell office:value-type="float" office:value="11.5750262737274">
                <text:p>11.5750262737274</text:p>
              </table:table-cell>
              <table:table-cell office:value-type="float" office:value="11.6083827018738">
                <text:p>11.6083827018738</text:p>
              </table:table-cell>
              <table:table-cell office:value-type="float" office:value="11.6417393684387">
                <text:p>11.6417393684387</text:p>
              </table:table-cell>
              <table:table-cell office:value-type="float" office:value="11.6750962734222">
                <text:p>11.6750962734222</text:p>
              </table:table-cell>
              <table:table-cell office:value-type="float" office:value="11.7084527015686">
                <text:p>11.7084527015686</text:p>
              </table:table-cell>
              <table:table-cell office:value-type="float" office:value="11.7418093681335">
                <text:p>11.7418093681335</text:p>
              </table:table-cell>
              <table:table-cell office:value-type="float" office:value="11.9085922241211">
                <text:p>11.9085922241211</text:p>
              </table:table-cell>
              <table:table-cell office:value-type="float" office:value="12.1087560653687">
                <text:p>12.1087560653687</text:p>
              </table:table-cell>
              <table:table-cell office:value-type="float" office:value="12.208838224411">
                <text:p>12.208838224411</text:p>
              </table:table-cell>
              <table:table-cell office:value-type="float" office:value="12.2755599021912">
                <text:p>12.2755599021912</text:p>
              </table:table-cell>
              <table:table-cell office:value-type="float" office:value="12.3422811031342">
                <text:p>12.3422811031342</text:p>
              </table:table-cell>
              <table:table-cell office:value-type="float" office:value="12.4090030193329">
                <text:p>12.4090030193329</text:p>
              </table:table-cell>
              <table:table-cell office:value-type="float" office:value="12.4757249355316">
                <text:p>12.4757249355316</text:p>
              </table:table-cell>
              <table:table-cell office:value-type="float" office:value="12.5090856552124">
                <text:p>12.5090856552124</text:p>
              </table:table-cell>
              <table:table-cell office:value-type="float" office:value="12.8760569095612">
                <text:p>12.8760569095612</text:p>
              </table:table-cell>
              <table:table-cell office:value-type="float" office:value="12.9427742958069">
                <text:p>12.9427742958069</text:p>
              </table:table-cell>
              <table:table-cell office:value-type="float" office:value="13.009486913681">
                <text:p>13.009486913681</text:p>
              </table:table-cell>
              <table:table-cell office:value-type="float" office:value="13.0762000083923">
                <text:p>13.0762000083923</text:p>
              </table:table-cell>
              <table:table-cell office:value-type="float" office:value="13.1429126262665">
                <text:p>13.1429126262665</text:p>
              </table:table-cell>
              <table:table-cell office:value-type="float" office:value="13.2096252441406">
                <text:p>13.2096252441406</text:p>
              </table:table-cell>
              <table:table-cell office:value-type="float" office:value="13.3430507183075">
                <text:p>13.3430507183075</text:p>
              </table:table-cell>
              <table:table-cell office:value-type="float" office:value="13.6099011898041">
                <text:p>13.6099011898041</text:p>
              </table:table-cell>
              <table:table-cell office:value-type="float" office:value="13.8100385665894">
                <text:p>13.8100385665894</text:p>
              </table:table-cell>
              <table:table-cell office:value-type="float" office:value="13.8433947563171">
                <text:p>13.8433947563171</text:p>
              </table:table-cell>
              <table:table-cell office:value-type="float" office:value="13.9101071357727">
                <text:p>13.9101071357727</text:p>
              </table:table-cell>
              <table:table-cell office:value-type="float" office:value="13.9434659481049">
                <text:p>13.9434659481049</text:p>
              </table:table-cell>
              <table:table-cell office:value-type="float" office:value="14.1769781112671">
                <text:p>14.1769781112671</text:p>
              </table:table-cell>
              <table:table-cell office:value-type="float" office:value="14.2103366851807">
                <text:p>14.2103366851807</text:p>
              </table:table-cell>
              <table:table-cell office:value-type="float" office:value="14.277054309845">
                <text:p>14.277054309845</text:p>
              </table:table-cell>
              <table:table-cell office:value-type="float" office:value="14.5105669498444">
                <text:p>14.5105669498444</text:p>
              </table:table-cell>
              <table:table-cell office:value-type="float" office:value="14.6773614883423">
                <text:p>14.6773614883423</text:p>
              </table:table-cell>
              <table:table-cell office:value-type="float" office:value="14.710720539093">
                <text:p>14.710720539093</text:p>
              </table:table-cell>
              <table:table-cell office:value-type="float" office:value="14.7440793514252">
                <text:p>14.7440793514252</text:p>
              </table:table-cell>
              <table:table-cell office:value-type="float" office:value="14.7774384021759">
                <text:p>14.7774384021759</text:p>
              </table:table-cell>
              <table:table-cell office:value-type="float" office:value="14.8107974529266">
                <text:p>14.8107974529266</text:p>
              </table:table-cell>
              <table:table-cell office:value-type="float" office:value="14.8441562652588">
                <text:p>14.8441562652588</text:p>
              </table:table-cell>
              <table:table-cell office:value-type="float" office:value="14.9442317485809">
                <text:p>14.9442317485809</text:p>
              </table:table-cell>
              <table:table-cell office:value-type="float" office:value="15.0109465122223">
                <text:p>15.0109465122223</text:p>
              </table:table-cell>
              <table:table-cell office:value-type="float" office:value="15.0776615142822">
                <text:p>15.0776615142822</text:p>
              </table:table-cell>
              <table:table-cell office:value-type="float" office:value="15.3445210456848">
                <text:p>15.3445210456848</text:p>
              </table:table-cell>
              <table:table-cell office:value-type="float" office:value="15.3778786659241">
                <text:p>15.3778786659241</text:p>
              </table:table-cell>
              <table:table-cell office:value-type="float" office:value="15.4445934295654">
                <text:p>15.4445934295654</text:p>
              </table:table-cell>
              <table:table-cell office:value-type="float" office:value="15.5113084316254">
                <text:p>15.5113084316254</text:p>
              </table:table-cell>
              <table:table-cell office:value-type="float" office:value="15.5780234336853">
                <text:p>15.5780234336853</text:p>
              </table:table-cell>
              <table:table-cell office:value-type="float" office:value="15.611380815506">
                <text:p>15.611380815506</text:p>
              </table:table-cell>
              <table:table-cell office:value-type="float" office:value="15.6447381973267">
                <text:p>15.6447381973267</text:p>
              </table:table-cell>
              <table:table-cell office:value-type="float" office:value="15.6780955791473">
                <text:p>15.6780955791473</text:p>
              </table:table-cell>
              <table:table-cell office:value-type="float" office:value="15.7114534378052">
                <text:p>15.7114534378052</text:p>
              </table:table-cell>
              <table:table-cell office:value-type="float" office:value="15.7448108196259">
                <text:p>15.7448108196259</text:p>
              </table:table-cell>
              <table:table-cell office:value-type="float" office:value="15.7781682014465">
                <text:p>15.7781682014465</text:p>
              </table:table-cell>
              <table:table-cell office:value-type="float" office:value="15.8115255832672">
                <text:p>15.8115255832672</text:p>
              </table:table-cell>
              <table:table-cell office:value-type="float" office:value="15.8782405853271">
                <text:p>15.8782405853271</text:p>
              </table:table-cell>
              <table:table-cell office:value-type="float" office:value="15.9449551105499">
                <text:p>15.9449551105499</text:p>
              </table:table-cell>
              <table:table-cell office:value-type="float" office:value="15.978312253952">
                <text:p>15.978312253952</text:p>
              </table:table-cell>
              <table:table-cell office:value-type="float" office:value="16.2118122577667">
                <text:p>16.2118122577667</text:p>
              </table:table-cell>
              <table:table-cell office:value-type="float" office:value="16.4119553565979">
                <text:p>16.4119553565979</text:p>
              </table:table-cell>
              <table:table-cell office:value-type="float" office:value="16.4786696434021">
                <text:p>16.4786696434021</text:p>
              </table:table-cell>
              <table:table-cell office:value-type="float" office:value="16.5120267868042">
                <text:p>16.5120267868042</text:p>
              </table:table-cell>
              <table:table-cell office:value-type="float" office:value="16.778883934021">
                <text:p>16.778883934021</text:p>
              </table:table-cell>
              <table:table-cell office:value-type="float" office:value="16.8789553642273">
                <text:p>16.8789553642273</text:p>
              </table:table-cell>
              <table:table-cell office:value-type="float" office:value="16.9123113155365">
                <text:p>16.9123113155365</text:p>
              </table:table-cell>
              <table:table-cell office:value-type="float" office:value="16.9790232181549">
                <text:p>16.9790232181549</text:p>
              </table:table-cell>
              <table:table-cell office:value-type="float" office:value="17.0457348823547">
                <text:p>17.0457348823547</text:p>
              </table:table-cell>
              <table:table-cell office:value-type="float" office:value="17.1124465465546">
                <text:p>17.1124465465546</text:p>
              </table:table-cell>
              <table:table-cell office:value-type="float" office:value="17.1458022594452">
                <text:p>17.1458022594452</text:p>
              </table:table-cell>
              <table:table-cell office:value-type="float" office:value="17.212513923645">
                <text:p>17.212513923645</text:p>
              </table:table-cell>
              <table:table-cell office:value-type="float" office:value="17.2792255878449">
                <text:p>17.2792255878449</text:p>
              </table:table-cell>
              <table:table-cell office:value-type="float" office:value="17.3459370136261">
                <text:p>17.3459370136261</text:p>
              </table:table-cell>
              <table:table-cell office:value-type="float" office:value="17.4126484394073">
                <text:p>17.4126484394073</text:p>
              </table:table-cell>
              <table:table-cell office:value-type="float" office:value="17.4793598651886">
                <text:p>17.4793598651886</text:p>
              </table:table-cell>
              <table:table-cell office:value-type="float" office:value="17.5460712909699">
                <text:p>17.5460712909699</text:p>
              </table:table-cell>
              <table:table-cell office:value-type="float" office:value="17.6127824783325">
                <text:p>17.6127824783325</text:p>
              </table:table-cell>
              <table:table-cell office:value-type="float" office:value="17.6794939041138">
                <text:p>17.6794939041138</text:p>
              </table:table-cell>
              <table:table-cell office:value-type="float" office:value="17.7462050914764">
                <text:p>17.7462050914764</text:p>
              </table:table-cell>
              <table:table-cell office:value-type="float" office:value="17.8129162788391">
                <text:p>17.8129162788391</text:p>
              </table:table-cell>
              <table:table-cell office:value-type="float" office:value="17.8796274662018">
                <text:p>17.8796274662018</text:p>
              </table:table-cell>
              <table:table-cell office:value-type="float" office:value="17.9463407993317">
                <text:p>17.9463407993317</text:p>
              </table:table-cell>
              <table:table-cell office:value-type="float" office:value="18.0130543708801">
                <text:p>18.0130543708801</text:p>
              </table:table-cell>
              <table:table-cell office:value-type="float" office:value="18.07976770401">
                <text:p>18.07976770401</text:p>
              </table:table-cell>
              <table:table-cell office:value-type="float" office:value="18.1464815139771">
                <text:p>18.1464815139771</text:p>
              </table:table-cell>
              <table:table-cell office:value-type="float" office:value="18.2131948471069">
                <text:p>18.2131948471069</text:p>
              </table:table-cell>
              <table:table-cell office:value-type="float" office:value="18.2799081802368">
                <text:p>18.2799081802368</text:p>
              </table:table-cell>
              <table:table-cell office:value-type="float" office:value="18.3132648468018">
                <text:p>18.3132648468018</text:p>
              </table:table-cell>
              <table:table-cell office:value-type="float" office:value="18.3799781799316">
                <text:p>18.3799781799316</text:p>
              </table:table-cell>
              <table:table-cell office:value-type="float" office:value="18.4466915130615">
                <text:p>18.4466915130615</text:p>
              </table:table-cell>
              <table:table-cell office:value-type="float" office:value="18.51340508461">
                <text:p>18.51340508461</text:p>
              </table:table-cell>
              <table:table-cell office:value-type="float" office:value="18.5467617511749">
                <text:p>18.5467617511749</text:p>
              </table:table-cell>
              <table:table-cell office:value-type="float" office:value="18.5801184177399">
                <text:p>18.5801184177399</text:p>
              </table:table-cell>
              <table:table-cell office:value-type="float" office:value="18.6468315124512">
                <text:p>18.6468315124512</text:p>
              </table:table-cell>
              <table:table-cell office:value-type="float" office:value="18.7135448455811">
                <text:p>18.7135448455811</text:p>
              </table:table-cell>
              <table:table-cell office:value-type="float" office:value="18.7802579402924">
                <text:p>18.7802579402924</text:p>
              </table:table-cell>
              <table:table-cell office:value-type="float" office:value="18.8469712734222">
                <text:p>18.8469712734222</text:p>
              </table:table-cell>
              <table:table-cell office:value-type="float" office:value="18.9136846065521">
                <text:p>18.9136846065521</text:p>
              </table:table-cell>
              <table:table-cell office:value-type="float" office:value="18.9803984165192">
                <text:p>18.9803984165192</text:p>
              </table:table-cell>
              <table:table-cell office:value-type="float" office:value="19.0471119880676">
                <text:p>19.0471119880676</text:p>
              </table:table-cell>
              <table:table-cell office:value-type="float" office:value="19.1138255596161">
                <text:p>19.1138255596161</text:p>
              </table:table-cell>
              <table:table-cell office:value-type="float" office:value="19.1805393695831">
                <text:p>19.1805393695831</text:p>
              </table:table-cell>
              <table:table-cell office:value-type="float" office:value="19.2138962745667">
                <text:p>19.2138962745667</text:p>
              </table:table-cell>
              <table:table-cell office:value-type="float" office:value="19.2806098461151">
                <text:p>19.2806098461151</text:p>
              </table:table-cell>
              <table:table-cell office:value-type="float" office:value="19.3473234176636">
                <text:p>19.3473234176636</text:p>
              </table:table-cell>
              <table:table-cell office:value-type="float" office:value="19.3806803226471">
                <text:p>19.3806803226471</text:p>
              </table:table-cell>
              <table:table-cell office:value-type="float" office:value="19.414036989212">
                <text:p>19.414036989212</text:p>
              </table:table-cell>
              <table:table-cell office:value-type="float" office:value="19.4473941326141">
                <text:p>19.4473941326141</text:p>
              </table:table-cell>
              <table:table-cell office:value-type="float" office:value="19.5141077041626">
                <text:p>19.5141077041626</text:p>
              </table:table-cell>
              <table:table-cell office:value-type="float" office:value="19.5474643707275">
                <text:p>19.5474643707275</text:p>
              </table:table-cell>
              <table:table-cell office:value-type="float" office:value="19.614177942276">
                <text:p>19.614177942276</text:p>
              </table:table-cell>
              <table:table-cell office:value-type="float" office:value="19.6808915138245">
                <text:p>19.6808915138245</text:p>
              </table:table-cell>
              <table:table-cell office:value-type="float" office:value="19.7476050853729">
                <text:p>19.7476050853729</text:p>
              </table:table-cell>
              <table:table-cell office:value-type="float" office:value="19.81431889534">
                <text:p>19.81431889534</text:p>
              </table:table-cell>
              <table:table-cell office:value-type="float" office:value="19.8810324668884">
                <text:p>19.8810324668884</text:p>
              </table:table-cell>
              <table:table-cell office:value-type="float" office:value="19.9477450847626">
                <text:p>19.9477450847626</text:p>
              </table:table-cell>
              <table:table-cell office:value-type="float" office:value="20.0144574642181">
                <text:p>20.0144574642181</text:p>
              </table:table-cell>
              <table:table-cell office:value-type="float" office:value="20.0811700820923">
                <text:p>20.0811700820923</text:p>
              </table:table-cell>
              <table:table-cell office:value-type="float" office:value="20.1812386512756">
                <text:p>20.1812386512756</text:p>
              </table:table-cell>
              <table:table-cell office:value-type="float" office:value="20.214595079422">
                <text:p>20.214595079422</text:p>
              </table:table-cell>
              <table:table-cell office:value-type="float" office:value="20.2813076972961">
                <text:p>20.2813076972961</text:p>
              </table:table-cell>
              <table:table-cell office:value-type="float" office:value="20.3146638870239">
                <text:p>20.3146638870239</text:p>
              </table:table-cell>
              <table:table-cell office:value-type="float" office:value="20.3480198383331">
                <text:p>20.3480198383331</text:p>
              </table:table-cell>
              <table:table-cell office:value-type="float" office:value="20.3813760280609">
                <text:p>20.3813760280609</text:p>
              </table:table-cell>
              <table:table-cell office:value-type="float" office:value="20.4480884075165">
                <text:p>20.4480884075165</text:p>
              </table:table-cell>
              <table:table-cell office:value-type="float" office:value="20.5148005485535">
                <text:p>20.5148005485535</text:p>
              </table:table-cell>
              <table:table-cell office:value-type="float" office:value="20.5481567382812">
                <text:p>20.5481567382812</text:p>
              </table:table-cell>
              <table:table-cell office:value-type="float" office:value="20.581512928009">
                <text:p>20.581512928009</text:p>
              </table:table-cell>
              <table:table-cell office:value-type="float" office:value="20.648225069046">
                <text:p>20.648225069046</text:p>
              </table:table-cell>
              <table:table-cell office:value-type="float" office:value="20.714937210083">
                <text:p>20.714937210083</text:p>
              </table:table-cell>
              <table:table-cell office:value-type="float" office:value="20.78164935112">
                <text:p>20.78164935112</text:p>
              </table:table-cell>
              <table:table-cell office:value-type="float" office:value="20.8150053024292">
                <text:p>20.8150053024292</text:p>
              </table:table-cell>
              <table:table-cell office:value-type="float" office:value="20.8483612537384">
                <text:p>20.8483612537384</text:p>
              </table:table-cell>
              <table:table-cell office:value-type="float" office:value="20.8817174434662">
                <text:p>20.8817174434662</text:p>
              </table:table-cell>
              <table:table-cell office:value-type="float" office:value="20.9150733947754">
                <text:p>20.9150733947754</text:p>
              </table:table-cell>
              <table:table-cell office:value-type="float" office:value="20.9817855358124">
                <text:p>20.9817855358124</text:p>
              </table:table-cell>
              <table:table-cell office:value-type="float" office:value="21.0484976768494">
                <text:p>21.0484976768494</text:p>
              </table:table-cell>
              <table:table-cell office:value-type="float" office:value="21.1152098178864">
                <text:p>21.1152098178864</text:p>
              </table:table-cell>
              <table:table-cell office:value-type="float" office:value="21.1819219589233">
                <text:p>21.1819219589233</text:p>
              </table:table-cell>
              <table:table-cell office:value-type="float" office:value="21.2486340999603">
                <text:p>21.2486340999603</text:p>
              </table:table-cell>
              <table:table-cell office:value-type="float" office:value="21.3153460025787">
                <text:p>21.3153460025787</text:p>
              </table:table-cell>
              <table:table-cell office:value-type="float" office:value="21.3820579051971">
                <text:p>21.3820579051971</text:p>
              </table:table-cell>
              <table:table-cell office:value-type="float" office:value="21.4487698078155">
                <text:p>21.4487698078155</text:p>
              </table:table-cell>
              <table:table-cell office:value-type="float" office:value="21.515481710434">
                <text:p>21.515481710434</text:p>
              </table:table-cell>
              <table:table-cell office:value-type="float" office:value="21.5488374233246">
                <text:p>21.5488374233246</text:p>
              </table:table-cell>
              <table:table-cell office:value-type="float" office:value="21.615549325943">
                <text:p>21.615549325943</text:p>
              </table:table-cell>
              <table:table-cell office:value-type="float" office:value="21.6489052772522">
                <text:p>21.6489052772522</text:p>
              </table:table-cell>
              <table:table-cell office:value-type="float" office:value="21.6822609901428">
                <text:p>21.6822609901428</text:p>
              </table:table-cell>
              <table:table-cell office:value-type="float" office:value="21.7489726543427">
                <text:p>21.7489726543427</text:p>
              </table:table-cell>
              <table:table-cell office:value-type="float" office:value="21.7823286056519">
                <text:p>21.7823286056519</text:p>
              </table:table-cell>
              <table:table-cell office:value-type="float" office:value="21.8490402698517">
                <text:p>21.8490402698517</text:p>
              </table:table-cell>
              <table:table-cell office:value-type="float" office:value="21.9157526493073">
                <text:p>21.9157526493073</text:p>
              </table:table-cell>
              <table:table-cell office:value-type="float" office:value="21.9824657440186">
                <text:p>21.9824657440186</text:p>
              </table:table-cell>
              <table:table-cell office:value-type="float" office:value="22.0491786003113">
                <text:p>22.0491786003113</text:p>
              </table:table-cell>
              <table:table-cell office:value-type="float" office:value="22.0825350284576">
                <text:p>22.0825350284576</text:p>
              </table:table-cell>
              <table:table-cell office:value-type="float" office:value="22.1492483615875">
                <text:p>22.1492483615875</text:p>
              </table:table-cell>
              <table:table-cell office:value-type="float" office:value="22.2159612178802">
                <text:p>22.2159612178802</text:p>
              </table:table-cell>
              <table:table-cell office:value-type="float" office:value="22.282674074173">
                <text:p>22.282674074173</text:p>
              </table:table-cell>
              <table:table-cell office:value-type="float" office:value="22.3160305023193">
                <text:p>22.3160305023193</text:p>
              </table:table-cell>
              <table:table-cell office:value-type="float" office:value="22.3493869304657">
                <text:p>22.3493869304657</text:p>
              </table:table-cell>
              <table:table-cell office:value-type="float" office:value="22.3827433586121">
                <text:p>22.3827433586121</text:p>
              </table:table-cell>
              <table:table-cell office:value-type="float" office:value="22.4160997867584">
                <text:p>22.4160997867584</text:p>
              </table:table-cell>
              <table:table-cell office:value-type="float" office:value="22.4494562149048">
                <text:p>22.4494562149048</text:p>
              </table:table-cell>
              <table:table-cell office:value-type="float" office:value="22.4828126430511">
                <text:p>22.4828126430511</text:p>
              </table:table-cell>
              <table:table-cell office:value-type="float" office:value="22.5161690711975">
                <text:p>22.516169071197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2.B1:tfoot2.KF1</svg:desc>
                </draw:g>
              </table:table-cell>
              <table:table-cell office:value-type="float" office:value="0.0333578586578369">
                <text:p>0.0333578586578369</text:p>
              </table:table-cell>
              <table:table-cell office:value-type="float" office:value="0.0667154788970947">
                <text:p>0.0667154788970947</text:p>
              </table:table-cell>
              <table:table-cell office:value-type="float" office:value="0.133430957794189">
                <text:p>0.133430957794189</text:p>
              </table:table-cell>
              <table:table-cell office:value-type="float" office:value="0.166788816452026">
                <text:p>0.166788816452026</text:p>
              </table:table-cell>
              <table:table-cell office:value-type="float" office:value="0.233504056930542">
                <text:p>0.233504056930542</text:p>
              </table:table-cell>
              <table:table-cell office:value-type="float" office:value="0.266861915588379">
                <text:p>0.266861915588379</text:p>
              </table:table-cell>
              <table:table-cell office:value-type="float" office:value="0.333577394485474">
                <text:p>0.333577394485474</text:p>
              </table:table-cell>
              <table:table-cell office:value-type="float" office:value="0.366935253143311">
                <text:p>0.366935253143311</text:p>
              </table:table-cell>
              <table:table-cell office:value-type="float" office:value="0.400292873382568">
                <text:p>0.400292873382568</text:p>
              </table:table-cell>
              <table:table-cell office:value-type="float" office:value="0.433650493621826">
                <text:p>0.433650493621826</text:p>
              </table:table-cell>
              <table:table-cell office:value-type="float" office:value="0.5003662109375">
                <text:p>0.5003662109375</text:p>
              </table:table-cell>
              <table:table-cell office:value-type="float" office:value="0.533724069595337">
                <text:p>0.533724069595337</text:p>
              </table:table-cell>
              <table:table-cell office:value-type="float" office:value="0.600439310073853">
                <text:p>0.600439310073853</text:p>
              </table:table-cell>
              <table:table-cell office:value-type="float" office:value="0.633797407150269">
                <text:p>0.633797407150269</text:p>
              </table:table-cell>
              <table:table-cell office:value-type="float" office:value="0.667155027389526">
                <text:p>0.667155027389526</text:p>
              </table:table-cell>
              <table:table-cell office:value-type="float" office:value="0.733870506286621">
                <text:p>0.733870506286621</text:p>
              </table:table-cell>
              <table:table-cell office:value-type="float" office:value="0.800586223602295">
                <text:p>0.800586223602295</text:p>
              </table:table-cell>
              <table:table-cell office:value-type="float" office:value="0.86730170249939">
                <text:p>0.86730170249939</text:p>
              </table:table-cell>
              <table:table-cell office:value-type="float" office:value="0.900659322738647">
                <text:p>0.900659322738647</text:p>
              </table:table-cell>
              <table:table-cell office:value-type="float" office:value="0.967373609542847">
                <text:p>0.967373609542847</text:p>
              </table:table-cell>
              <table:table-cell office:value-type="float" office:value="1.00073075294495">
                <text:p>1.00073075294495</text:p>
              </table:table-cell>
              <table:table-cell office:value-type="float" office:value="1.03408765792847">
                <text:p>1.03408765792847</text:p>
              </table:table-cell>
              <table:table-cell office:value-type="float" office:value="1.06744480133057">
                <text:p>1.06744480133057</text:p>
              </table:table-cell>
              <table:table-cell office:value-type="float" office:value="1.13415884971619">
                <text:p>1.13415884971619</text:p>
              </table:table-cell>
              <table:table-cell office:value-type="float" office:value="1.20087313652039">
                <text:p>1.20087313652039</text:p>
              </table:table-cell>
              <table:table-cell office:value-type="float" office:value="1.26758718490601">
                <text:p>1.26758718490601</text:p>
              </table:table-cell>
              <table:table-cell office:value-type="float" office:value="1.36765837669373">
                <text:p>1.36765837669373</text:p>
              </table:table-cell>
              <table:table-cell office:value-type="float" office:value="1.43437242507935">
                <text:p>1.43437242507935</text:p>
              </table:table-cell>
              <table:table-cell office:value-type="float" office:value="1.50108671188355">
                <text:p>1.50108671188355</text:p>
              </table:table-cell>
              <table:table-cell office:value-type="float" office:value="1.56780076026917">
                <text:p>1.56780076026917</text:p>
              </table:table-cell>
              <table:table-cell office:value-type="float" office:value="1.63451480865479">
                <text:p>1.63451480865479</text:p>
              </table:table-cell>
              <table:table-cell office:value-type="float" office:value="1.66787195205688">
                <text:p>1.66787195205688</text:p>
              </table:table-cell>
              <table:table-cell office:value-type="float" office:value="1.73458623886108">
                <text:p>1.73458623886108</text:p>
              </table:table-cell>
              <table:table-cell office:value-type="float" office:value="1.8013002872467">
                <text:p>1.8013002872467</text:p>
              </table:table-cell>
              <table:table-cell office:value-type="float" office:value="1.83465719223022">
                <text:p>1.83465719223022</text:p>
              </table:table-cell>
              <table:table-cell office:value-type="float" office:value="1.86801433563232">
                <text:p>1.86801433563232</text:p>
              </table:table-cell>
              <table:table-cell office:value-type="float" office:value="1.93472790718079">
                <text:p>1.93472790718079</text:p>
              </table:table-cell>
              <table:table-cell office:value-type="float" office:value="2.00144147872925">
                <text:p>2.00144147872925</text:p>
              </table:table-cell>
              <table:table-cell office:value-type="float" office:value="2.06815481185913">
                <text:p>2.06815481185913</text:p>
              </table:table-cell>
              <table:table-cell office:value-type="float" office:value="2.16822457313538">
                <text:p>2.16822457313538</text:p>
              </table:table-cell>
              <table:table-cell office:value-type="float" office:value="2.23493766784668">
                <text:p>2.23493766784668</text:p>
              </table:table-cell>
              <table:table-cell office:value-type="float" office:value="2.46843409538269">
                <text:p>2.46843409538269</text:p>
              </table:table-cell>
              <table:table-cell office:value-type="float" office:value="2.56850361824036">
                <text:p>2.56850361824036</text:p>
              </table:table-cell>
              <table:table-cell office:value-type="float" office:value="2.60186004638672">
                <text:p>2.60186004638672</text:p>
              </table:table-cell>
              <table:table-cell office:value-type="float" office:value="2.66857314109802">
                <text:p>2.66857314109802</text:p>
              </table:table-cell>
              <table:table-cell office:value-type="float" office:value="2.73528623580933">
                <text:p>2.73528623580933</text:p>
              </table:table-cell>
              <table:table-cell office:value-type="float" office:value="2.86871242523193">
                <text:p>2.86871242523193</text:p>
              </table:table-cell>
              <table:table-cell office:value-type="float" office:value="3.26900601387024">
                <text:p>3.26900601387024</text:p>
              </table:table-cell>
              <table:table-cell office:value-type="float" office:value="3.30236387252808">
                <text:p>3.30236387252808</text:p>
              </table:table-cell>
              <table:table-cell office:value-type="float" office:value="3.33572196960449">
                <text:p>3.33572196960449</text:p>
              </table:table-cell>
              <table:table-cell office:value-type="float" office:value="3.36907982826233">
                <text:p>3.36907982826233</text:p>
              </table:table-cell>
              <table:table-cell office:value-type="float" office:value="3.469153881073">
                <text:p>3.469153881073</text:p>
              </table:table-cell>
              <table:table-cell office:value-type="float" office:value="3.53586959838867">
                <text:p>3.53586959838867</text:p>
              </table:table-cell>
              <table:table-cell office:value-type="float" office:value="3.56922769546509">
                <text:p>3.56922769546509</text:p>
              </table:table-cell>
              <table:table-cell office:value-type="float" office:value="3.60258555412292">
                <text:p>3.60258555412292</text:p>
              </table:table-cell>
              <table:table-cell office:value-type="float" office:value="3.66930150985718">
                <text:p>3.66930150985718</text:p>
              </table:table-cell>
              <table:table-cell office:value-type="float" office:value="3.90280723571777">
                <text:p>3.90280723571777</text:p>
              </table:table-cell>
              <table:table-cell office:value-type="float" office:value="3.93616437911987">
                <text:p>3.93616437911987</text:p>
              </table:table-cell>
              <table:table-cell office:value-type="float" office:value="3.96952104568481">
                <text:p>3.96952104568481</text:p>
              </table:table-cell>
              <table:table-cell office:value-type="float" office:value="4.00287771224976">
                <text:p>4.00287771224976</text:p>
              </table:table-cell>
              <table:table-cell office:value-type="float" office:value="4.16966128349304">
                <text:p>4.16966128349304</text:p>
              </table:table-cell>
              <table:table-cell office:value-type="float" office:value="4.2363748550415">
                <text:p>4.2363748550415</text:p>
              </table:table-cell>
              <table:table-cell office:value-type="float" office:value="4.40315842628479">
                <text:p>4.40315842628479</text:p>
              </table:table-cell>
              <table:table-cell office:value-type="float" office:value="4.50322842597961">
                <text:p>4.50322842597961</text:p>
              </table:table-cell>
              <table:table-cell office:value-type="float" office:value="4.5699417591095">
                <text:p>4.5699417591095</text:p>
              </table:table-cell>
              <table:table-cell office:value-type="float" office:value="4.60329866409302">
                <text:p>4.60329866409302</text:p>
              </table:table-cell>
              <table:table-cell office:value-type="float" office:value="4.67001175880432">
                <text:p>4.67001175880432</text:p>
              </table:table-cell>
              <table:table-cell office:value-type="float" office:value="4.7367250919342">
                <text:p>4.7367250919342</text:p>
              </table:table-cell>
              <table:table-cell office:value-type="float" office:value="4.77008175849915">
                <text:p>4.77008175849915</text:p>
              </table:table-cell>
              <table:table-cell office:value-type="float" office:value="4.83679485321045">
                <text:p>4.83679485321045</text:p>
              </table:table-cell>
              <table:table-cell office:value-type="float" office:value="4.90350818634033">
                <text:p>4.90350818634033</text:p>
              </table:table-cell>
              <table:table-cell office:value-type="float" office:value="5.10365200042725">
                <text:p>5.10365200042725</text:p>
              </table:table-cell>
              <table:table-cell office:value-type="float" office:value="5.1703667640686">
                <text:p>5.1703667640686</text:p>
              </table:table-cell>
              <table:table-cell office:value-type="float" office:value="5.30379581451416">
                <text:p>5.30379581451416</text:p>
              </table:table-cell>
              <table:table-cell office:value-type="float" office:value="6.47130060195923">
                <text:p>6.47130060195923</text:p>
              </table:table-cell>
              <table:table-cell office:value-type="float" office:value="6.50465798377991">
                <text:p>6.50465798377991</text:p>
              </table:table-cell>
              <table:table-cell office:value-type="float" office:value="6.57137227058411">
                <text:p>6.57137227058411</text:p>
              </table:table-cell>
              <table:table-cell office:value-type="float" office:value="6.63808679580689">
                <text:p>6.63808679580689</text:p>
              </table:table-cell>
              <table:table-cell office:value-type="float" office:value="6.77151584625244">
                <text:p>6.77151584625244</text:p>
              </table:table-cell>
              <table:table-cell office:value-type="float" office:value="6.80487322807312">
                <text:p>6.80487322807312</text:p>
              </table:table-cell>
              <table:table-cell office:value-type="float" office:value="6.90494513511658">
                <text:p>6.90494513511658</text:p>
              </table:table-cell>
              <table:table-cell office:value-type="float" office:value="6.9383020401001">
                <text:p>6.9383020401001</text:p>
              </table:table-cell>
              <table:table-cell office:value-type="float" office:value="7.00501608848572">
                <text:p>7.00501608848572</text:p>
              </table:table-cell>
              <table:table-cell office:value-type="float" office:value="7.03837323188782">
                <text:p>7.03837323188782</text:p>
              </table:table-cell>
              <table:table-cell office:value-type="float" office:value="7.10508728027344">
                <text:p>7.10508728027344</text:p>
              </table:table-cell>
              <table:table-cell office:value-type="float" office:value="7.17180156707764">
                <text:p>7.17180156707764</text:p>
              </table:table-cell>
              <table:table-cell office:value-type="float" office:value="7.20515847206116">
                <text:p>7.20515847206116</text:p>
              </table:table-cell>
              <table:table-cell office:value-type="float" office:value="7.3052294254303">
                <text:p>7.3052294254303</text:p>
              </table:table-cell>
              <table:table-cell office:value-type="float" office:value="7.37194347381592">
                <text:p>7.37194347381592</text:p>
              </table:table-cell>
              <table:table-cell office:value-type="float" office:value="7.50537157058716">
                <text:p>7.50537157058716</text:p>
              </table:table-cell>
              <table:table-cell office:value-type="float" office:value="7.57208561897278">
                <text:p>7.57208561897278</text:p>
              </table:table-cell>
              <table:table-cell office:value-type="float" office:value="7.70551371574402">
                <text:p>7.70551371574402</text:p>
              </table:table-cell>
              <table:table-cell office:value-type="float" office:value="7.73887085914612">
                <text:p>7.73887085914612</text:p>
              </table:table-cell>
              <table:table-cell office:value-type="float" office:value="7.77222776412964">
                <text:p>7.77222776412964</text:p>
              </table:table-cell>
              <table:table-cell office:value-type="float" office:value="7.80558466911316">
                <text:p>7.80558466911316</text:p>
              </table:table-cell>
              <table:table-cell office:value-type="float" office:value="7.83894157409668">
                <text:p>7.83894157409668</text:p>
              </table:table-cell>
              <table:table-cell office:value-type="float" office:value="7.9056556224823">
                <text:p>7.9056556224823</text:p>
              </table:table-cell>
              <table:table-cell office:value-type="float" office:value="7.97236919403076">
                <text:p>7.97236919403076</text:p>
              </table:table-cell>
              <table:table-cell office:value-type="float" office:value="8.00572562217712">
                <text:p>8.00572562217712</text:p>
              </table:table-cell>
              <table:table-cell office:value-type="float" office:value="8.03908228874207">
                <text:p>8.03908228874207</text:p>
              </table:table-cell>
              <table:table-cell office:value-type="float" office:value="9.03979396820068">
                <text:p>9.03979396820068</text:p>
              </table:table-cell>
              <table:table-cell office:value-type="float" office:value="9.07315421104431">
                <text:p>9.07315421104431</text:p>
              </table:table-cell>
              <table:table-cell office:value-type="float" office:value="9.10651469230652">
                <text:p>9.10651469230652</text:p>
              </table:table-cell>
              <table:table-cell office:value-type="float" office:value="9.13987469673157">
                <text:p>9.13987469673157</text:p>
              </table:table-cell>
              <table:table-cell office:value-type="float" office:value="9.17323517799377">
                <text:p>9.17323517799377</text:p>
              </table:table-cell>
              <table:table-cell office:value-type="float" office:value="9.50683927536011">
                <text:p>9.50683927536011</text:p>
              </table:table-cell>
              <table:table-cell office:value-type="float" office:value="9.57356023788452">
                <text:p>9.57356023788452</text:p>
              </table:table-cell>
              <table:table-cell office:value-type="float" office:value="9.64028143882751">
                <text:p>9.64028143882751</text:p>
              </table:table-cell>
              <table:table-cell office:value-type="float" office:value="9.6736421585083">
                <text:p>9.6736421585083</text:p>
              </table:table-cell>
              <table:table-cell office:value-type="float" office:value="9.74036359786987">
                <text:p>9.74036359786987</text:p>
              </table:table-cell>
              <table:table-cell office:value-type="float" office:value="9.80708479881287">
                <text:p>9.80708479881287</text:p>
              </table:table-cell>
              <table:table-cell office:value-type="float" office:value="9.87380623817444">
                <text:p>9.87380623817444</text:p>
              </table:table-cell>
              <table:table-cell office:value-type="float" office:value="9.9405243396759">
                <text:p>9.9405243396759</text:p>
              </table:table-cell>
              <table:table-cell office:value-type="float" office:value="10.0739545822144">
                <text:p>10.0739545822144</text:p>
              </table:table-cell>
              <table:table-cell office:value-type="float" office:value="10.107311964035">
                <text:p>10.107311964035</text:p>
              </table:table-cell>
              <table:table-cell office:value-type="float" office:value="10.2407422065735">
                <text:p>10.2407422065735</text:p>
              </table:table-cell>
              <table:table-cell office:value-type="float" office:value="10.2740998268127">
                <text:p>10.2740998268127</text:p>
              </table:table-cell>
              <table:table-cell office:value-type="float" office:value="10.3074572086334">
                <text:p>10.3074572086334</text:p>
              </table:table-cell>
              <table:table-cell office:value-type="float" office:value="10.3741724491119">
                <text:p>10.3741724491119</text:p>
              </table:table-cell>
              <table:table-cell office:value-type="float" office:value="10.4075300693512">
                <text:p>10.4075300693512</text:p>
              </table:table-cell>
              <table:table-cell office:value-type="float" office:value="10.4408874511719">
                <text:p>10.4408874511719</text:p>
              </table:table-cell>
              <table:table-cell office:value-type="float" office:value="10.5076024532318">
                <text:p>10.5076024532318</text:p>
              </table:table-cell>
              <table:table-cell office:value-type="float" office:value="10.5743176937103">
                <text:p>10.5743176937103</text:p>
              </table:table-cell>
              <table:table-cell office:value-type="float" office:value="11.007963180542">
                <text:p>11.007963180542</text:p>
              </table:table-cell>
              <table:table-cell office:value-type="float" office:value="11.0746765136719">
                <text:p>11.0746765136719</text:p>
              </table:table-cell>
              <table:table-cell office:value-type="float" office:value="11.2081031799316">
                <text:p>11.2081031799316</text:p>
              </table:table-cell>
              <table:table-cell office:value-type="float" office:value="11.2748165130615">
                <text:p>11.2748165130615</text:p>
              </table:table-cell>
              <table:table-cell office:value-type="float" office:value="11.3081731796265">
                <text:p>11.3081731796265</text:p>
              </table:table-cell>
              <table:table-cell office:value-type="float" office:value="11.3415298461914">
                <text:p>11.3415298461914</text:p>
              </table:table-cell>
              <table:table-cell office:value-type="float" office:value="11.3748865127563">
                <text:p>11.3748865127563</text:p>
              </table:table-cell>
              <table:table-cell office:value-type="float" office:value="11.5750262737274">
                <text:p>11.5750262737274</text:p>
              </table:table-cell>
              <table:table-cell office:value-type="float" office:value="11.6083827018738">
                <text:p>11.6083827018738</text:p>
              </table:table-cell>
              <table:table-cell office:value-type="float" office:value="11.6417393684387">
                <text:p>11.6417393684387</text:p>
              </table:table-cell>
              <table:table-cell office:value-type="float" office:value="11.6750962734222">
                <text:p>11.6750962734222</text:p>
              </table:table-cell>
              <table:table-cell office:value-type="float" office:value="11.7084527015686">
                <text:p>11.7084527015686</text:p>
              </table:table-cell>
              <table:table-cell office:value-type="float" office:value="11.7418093681335">
                <text:p>11.7418093681335</text:p>
              </table:table-cell>
              <table:table-cell office:value-type="float" office:value="11.9085922241211">
                <text:p>11.9085922241211</text:p>
              </table:table-cell>
              <table:table-cell office:value-type="float" office:value="12.1087560653687">
                <text:p>12.1087560653687</text:p>
              </table:table-cell>
              <table:table-cell office:value-type="float" office:value="12.208838224411">
                <text:p>12.208838224411</text:p>
              </table:table-cell>
              <table:table-cell office:value-type="float" office:value="12.2755599021912">
                <text:p>12.2755599021912</text:p>
              </table:table-cell>
              <table:table-cell office:value-type="float" office:value="12.3422811031342">
                <text:p>12.3422811031342</text:p>
              </table:table-cell>
              <table:table-cell office:value-type="float" office:value="12.4090030193329">
                <text:p>12.4090030193329</text:p>
              </table:table-cell>
              <table:table-cell office:value-type="float" office:value="12.4757249355316">
                <text:p>12.4757249355316</text:p>
              </table:table-cell>
              <table:table-cell office:value-type="float" office:value="12.5090856552124">
                <text:p>12.5090856552124</text:p>
              </table:table-cell>
              <table:table-cell office:value-type="float" office:value="12.8760569095612">
                <text:p>12.8760569095612</text:p>
              </table:table-cell>
              <table:table-cell office:value-type="float" office:value="12.9427742958069">
                <text:p>12.9427742958069</text:p>
              </table:table-cell>
              <table:table-cell office:value-type="float" office:value="13.009486913681">
                <text:p>13.009486913681</text:p>
              </table:table-cell>
              <table:table-cell office:value-type="float" office:value="13.0762000083923">
                <text:p>13.0762000083923</text:p>
              </table:table-cell>
              <table:table-cell office:value-type="float" office:value="13.1429126262665">
                <text:p>13.1429126262665</text:p>
              </table:table-cell>
              <table:table-cell office:value-type="float" office:value="13.2096252441406">
                <text:p>13.2096252441406</text:p>
              </table:table-cell>
              <table:table-cell office:value-type="float" office:value="13.3430507183075">
                <text:p>13.3430507183075</text:p>
              </table:table-cell>
              <table:table-cell office:value-type="float" office:value="13.6099011898041">
                <text:p>13.6099011898041</text:p>
              </table:table-cell>
              <table:table-cell office:value-type="float" office:value="13.8100385665894">
                <text:p>13.8100385665894</text:p>
              </table:table-cell>
              <table:table-cell office:value-type="float" office:value="13.8433947563171">
                <text:p>13.8433947563171</text:p>
              </table:table-cell>
              <table:table-cell office:value-type="float" office:value="13.9101071357727">
                <text:p>13.9101071357727</text:p>
              </table:table-cell>
              <table:table-cell office:value-type="float" office:value="13.9434659481049">
                <text:p>13.9434659481049</text:p>
              </table:table-cell>
              <table:table-cell office:value-type="float" office:value="14.1769781112671">
                <text:p>14.1769781112671</text:p>
              </table:table-cell>
              <table:table-cell office:value-type="float" office:value="14.2103366851807">
                <text:p>14.2103366851807</text:p>
              </table:table-cell>
              <table:table-cell office:value-type="float" office:value="14.277054309845">
                <text:p>14.277054309845</text:p>
              </table:table-cell>
              <table:table-cell office:value-type="float" office:value="14.5105669498444">
                <text:p>14.5105669498444</text:p>
              </table:table-cell>
              <table:table-cell office:value-type="float" office:value="14.6773614883423">
                <text:p>14.6773614883423</text:p>
              </table:table-cell>
              <table:table-cell office:value-type="float" office:value="14.710720539093">
                <text:p>14.710720539093</text:p>
              </table:table-cell>
              <table:table-cell office:value-type="float" office:value="14.7440793514252">
                <text:p>14.7440793514252</text:p>
              </table:table-cell>
              <table:table-cell office:value-type="float" office:value="14.7774384021759">
                <text:p>14.7774384021759</text:p>
              </table:table-cell>
              <table:table-cell office:value-type="float" office:value="14.8107974529266">
                <text:p>14.8107974529266</text:p>
              </table:table-cell>
              <table:table-cell office:value-type="float" office:value="14.8441562652588">
                <text:p>14.8441562652588</text:p>
              </table:table-cell>
              <table:table-cell office:value-type="float" office:value="14.9442317485809">
                <text:p>14.9442317485809</text:p>
              </table:table-cell>
              <table:table-cell office:value-type="float" office:value="15.0109465122223">
                <text:p>15.0109465122223</text:p>
              </table:table-cell>
              <table:table-cell office:value-type="float" office:value="15.0776615142822">
                <text:p>15.0776615142822</text:p>
              </table:table-cell>
              <table:table-cell office:value-type="float" office:value="15.3445210456848">
                <text:p>15.3445210456848</text:p>
              </table:table-cell>
              <table:table-cell office:value-type="float" office:value="15.3778786659241">
                <text:p>15.3778786659241</text:p>
              </table:table-cell>
              <table:table-cell office:value-type="float" office:value="15.4445934295654">
                <text:p>15.4445934295654</text:p>
              </table:table-cell>
              <table:table-cell office:value-type="float" office:value="15.5113084316254">
                <text:p>15.5113084316254</text:p>
              </table:table-cell>
              <table:table-cell office:value-type="float" office:value="15.5780234336853">
                <text:p>15.5780234336853</text:p>
              </table:table-cell>
              <table:table-cell office:value-type="float" office:value="15.611380815506">
                <text:p>15.611380815506</text:p>
              </table:table-cell>
              <table:table-cell office:value-type="float" office:value="15.6447381973267">
                <text:p>15.6447381973267</text:p>
              </table:table-cell>
              <table:table-cell office:value-type="float" office:value="15.6780955791473">
                <text:p>15.6780955791473</text:p>
              </table:table-cell>
              <table:table-cell office:value-type="float" office:value="15.7114534378052">
                <text:p>15.7114534378052</text:p>
              </table:table-cell>
              <table:table-cell office:value-type="float" office:value="15.7448108196259">
                <text:p>15.7448108196259</text:p>
              </table:table-cell>
              <table:table-cell office:value-type="float" office:value="15.7781682014465">
                <text:p>15.7781682014465</text:p>
              </table:table-cell>
              <table:table-cell office:value-type="float" office:value="15.8115255832672">
                <text:p>15.8115255832672</text:p>
              </table:table-cell>
              <table:table-cell office:value-type="float" office:value="15.8782405853271">
                <text:p>15.8782405853271</text:p>
              </table:table-cell>
              <table:table-cell office:value-type="float" office:value="15.9449551105499">
                <text:p>15.9449551105499</text:p>
              </table:table-cell>
              <table:table-cell office:value-type="float" office:value="15.978312253952">
                <text:p>15.978312253952</text:p>
              </table:table-cell>
              <table:table-cell office:value-type="float" office:value="16.2118122577667">
                <text:p>16.2118122577667</text:p>
              </table:table-cell>
              <table:table-cell office:value-type="float" office:value="16.4119553565979">
                <text:p>16.4119553565979</text:p>
              </table:table-cell>
              <table:table-cell office:value-type="float" office:value="16.4786696434021">
                <text:p>16.4786696434021</text:p>
              </table:table-cell>
              <table:table-cell office:value-type="float" office:value="16.5120267868042">
                <text:p>16.5120267868042</text:p>
              </table:table-cell>
              <table:table-cell office:value-type="float" office:value="16.778883934021">
                <text:p>16.778883934021</text:p>
              </table:table-cell>
              <table:table-cell office:value-type="float" office:value="16.8789553642273">
                <text:p>16.8789553642273</text:p>
              </table:table-cell>
              <table:table-cell office:value-type="float" office:value="16.9123113155365">
                <text:p>16.9123113155365</text:p>
              </table:table-cell>
              <table:table-cell office:value-type="float" office:value="16.9790232181549">
                <text:p>16.9790232181549</text:p>
              </table:table-cell>
              <table:table-cell office:value-type="float" office:value="17.0457348823547">
                <text:p>17.0457348823547</text:p>
              </table:table-cell>
              <table:table-cell office:value-type="float" office:value="17.1124465465546">
                <text:p>17.1124465465546</text:p>
              </table:table-cell>
              <table:table-cell office:value-type="float" office:value="17.1458022594452">
                <text:p>17.1458022594452</text:p>
              </table:table-cell>
              <table:table-cell office:value-type="float" office:value="17.212513923645">
                <text:p>17.212513923645</text:p>
              </table:table-cell>
              <table:table-cell office:value-type="float" office:value="17.2792255878449">
                <text:p>17.2792255878449</text:p>
              </table:table-cell>
              <table:table-cell office:value-type="float" office:value="17.3459370136261">
                <text:p>17.3459370136261</text:p>
              </table:table-cell>
              <table:table-cell office:value-type="float" office:value="17.4126484394073">
                <text:p>17.4126484394073</text:p>
              </table:table-cell>
              <table:table-cell office:value-type="float" office:value="17.4793598651886">
                <text:p>17.4793598651886</text:p>
              </table:table-cell>
              <table:table-cell office:value-type="float" office:value="17.5460712909699">
                <text:p>17.5460712909699</text:p>
              </table:table-cell>
              <table:table-cell office:value-type="float" office:value="17.6127824783325">
                <text:p>17.6127824783325</text:p>
              </table:table-cell>
              <table:table-cell office:value-type="float" office:value="17.6794939041138">
                <text:p>17.6794939041138</text:p>
              </table:table-cell>
              <table:table-cell office:value-type="float" office:value="17.7462050914764">
                <text:p>17.7462050914764</text:p>
              </table:table-cell>
              <table:table-cell office:value-type="float" office:value="17.8129162788391">
                <text:p>17.8129162788391</text:p>
              </table:table-cell>
              <table:table-cell office:value-type="float" office:value="17.8796274662018">
                <text:p>17.8796274662018</text:p>
              </table:table-cell>
              <table:table-cell office:value-type="float" office:value="17.9463407993317">
                <text:p>17.9463407993317</text:p>
              </table:table-cell>
              <table:table-cell office:value-type="float" office:value="18.0130543708801">
                <text:p>18.0130543708801</text:p>
              </table:table-cell>
              <table:table-cell office:value-type="float" office:value="18.07976770401">
                <text:p>18.07976770401</text:p>
              </table:table-cell>
              <table:table-cell office:value-type="float" office:value="18.1464815139771">
                <text:p>18.1464815139771</text:p>
              </table:table-cell>
              <table:table-cell office:value-type="float" office:value="18.2131948471069">
                <text:p>18.2131948471069</text:p>
              </table:table-cell>
              <table:table-cell office:value-type="float" office:value="18.2799081802368">
                <text:p>18.2799081802368</text:p>
              </table:table-cell>
              <table:table-cell office:value-type="float" office:value="18.3132648468018">
                <text:p>18.3132648468018</text:p>
              </table:table-cell>
              <table:table-cell office:value-type="float" office:value="18.3799781799316">
                <text:p>18.3799781799316</text:p>
              </table:table-cell>
              <table:table-cell office:value-type="float" office:value="18.4466915130615">
                <text:p>18.4466915130615</text:p>
              </table:table-cell>
              <table:table-cell office:value-type="float" office:value="18.51340508461">
                <text:p>18.51340508461</text:p>
              </table:table-cell>
              <table:table-cell office:value-type="float" office:value="18.5467617511749">
                <text:p>18.5467617511749</text:p>
              </table:table-cell>
              <table:table-cell office:value-type="float" office:value="18.5801184177399">
                <text:p>18.5801184177399</text:p>
              </table:table-cell>
              <table:table-cell office:value-type="float" office:value="18.6468315124512">
                <text:p>18.6468315124512</text:p>
              </table:table-cell>
              <table:table-cell office:value-type="float" office:value="18.7135448455811">
                <text:p>18.7135448455811</text:p>
              </table:table-cell>
              <table:table-cell office:value-type="float" office:value="18.7802579402924">
                <text:p>18.7802579402924</text:p>
              </table:table-cell>
              <table:table-cell office:value-type="float" office:value="18.8469712734222">
                <text:p>18.8469712734222</text:p>
              </table:table-cell>
              <table:table-cell office:value-type="float" office:value="18.9136846065521">
                <text:p>18.9136846065521</text:p>
              </table:table-cell>
              <table:table-cell office:value-type="float" office:value="18.9803984165192">
                <text:p>18.9803984165192</text:p>
              </table:table-cell>
              <table:table-cell office:value-type="float" office:value="19.0471119880676">
                <text:p>19.0471119880676</text:p>
              </table:table-cell>
              <table:table-cell office:value-type="float" office:value="19.1138255596161">
                <text:p>19.1138255596161</text:p>
              </table:table-cell>
              <table:table-cell office:value-type="float" office:value="19.1805393695831">
                <text:p>19.1805393695831</text:p>
              </table:table-cell>
              <table:table-cell office:value-type="float" office:value="19.2138962745667">
                <text:p>19.2138962745667</text:p>
              </table:table-cell>
              <table:table-cell office:value-type="float" office:value="19.2806098461151">
                <text:p>19.2806098461151</text:p>
              </table:table-cell>
              <table:table-cell office:value-type="float" office:value="19.3473234176636">
                <text:p>19.3473234176636</text:p>
              </table:table-cell>
              <table:table-cell office:value-type="float" office:value="19.3806803226471">
                <text:p>19.3806803226471</text:p>
              </table:table-cell>
              <table:table-cell office:value-type="float" office:value="19.414036989212">
                <text:p>19.414036989212</text:p>
              </table:table-cell>
              <table:table-cell office:value-type="float" office:value="19.4473941326141">
                <text:p>19.4473941326141</text:p>
              </table:table-cell>
              <table:table-cell office:value-type="float" office:value="19.5141077041626">
                <text:p>19.5141077041626</text:p>
              </table:table-cell>
              <table:table-cell office:value-type="float" office:value="19.5474643707275">
                <text:p>19.5474643707275</text:p>
              </table:table-cell>
              <table:table-cell office:value-type="float" office:value="19.614177942276">
                <text:p>19.614177942276</text:p>
              </table:table-cell>
              <table:table-cell office:value-type="float" office:value="19.6808915138245">
                <text:p>19.6808915138245</text:p>
              </table:table-cell>
              <table:table-cell office:value-type="float" office:value="19.7476050853729">
                <text:p>19.7476050853729</text:p>
              </table:table-cell>
              <table:table-cell office:value-type="float" office:value="19.81431889534">
                <text:p>19.81431889534</text:p>
              </table:table-cell>
              <table:table-cell office:value-type="float" office:value="19.8810324668884">
                <text:p>19.8810324668884</text:p>
              </table:table-cell>
              <table:table-cell office:value-type="float" office:value="19.9477450847626">
                <text:p>19.9477450847626</text:p>
              </table:table-cell>
              <table:table-cell office:value-type="float" office:value="20.0144574642181">
                <text:p>20.0144574642181</text:p>
              </table:table-cell>
              <table:table-cell office:value-type="float" office:value="20.0811700820923">
                <text:p>20.0811700820923</text:p>
              </table:table-cell>
              <table:table-cell office:value-type="float" office:value="20.1812386512756">
                <text:p>20.1812386512756</text:p>
              </table:table-cell>
              <table:table-cell office:value-type="float" office:value="20.214595079422">
                <text:p>20.214595079422</text:p>
              </table:table-cell>
              <table:table-cell office:value-type="float" office:value="20.2813076972961">
                <text:p>20.2813076972961</text:p>
              </table:table-cell>
              <table:table-cell office:value-type="float" office:value="20.3146638870239">
                <text:p>20.3146638870239</text:p>
              </table:table-cell>
              <table:table-cell office:value-type="float" office:value="20.3480198383331">
                <text:p>20.3480198383331</text:p>
              </table:table-cell>
              <table:table-cell office:value-type="float" office:value="20.3813760280609">
                <text:p>20.3813760280609</text:p>
              </table:table-cell>
              <table:table-cell office:value-type="float" office:value="20.4480884075165">
                <text:p>20.4480884075165</text:p>
              </table:table-cell>
              <table:table-cell office:value-type="float" office:value="20.5148005485535">
                <text:p>20.5148005485535</text:p>
              </table:table-cell>
              <table:table-cell office:value-type="float" office:value="20.5481567382812">
                <text:p>20.5481567382812</text:p>
              </table:table-cell>
              <table:table-cell office:value-type="float" office:value="20.581512928009">
                <text:p>20.581512928009</text:p>
              </table:table-cell>
              <table:table-cell office:value-type="float" office:value="20.648225069046">
                <text:p>20.648225069046</text:p>
              </table:table-cell>
              <table:table-cell office:value-type="float" office:value="20.714937210083">
                <text:p>20.714937210083</text:p>
              </table:table-cell>
              <table:table-cell office:value-type="float" office:value="20.78164935112">
                <text:p>20.78164935112</text:p>
              </table:table-cell>
              <table:table-cell office:value-type="float" office:value="20.8150053024292">
                <text:p>20.8150053024292</text:p>
              </table:table-cell>
              <table:table-cell office:value-type="float" office:value="20.8483612537384">
                <text:p>20.8483612537384</text:p>
              </table:table-cell>
              <table:table-cell office:value-type="float" office:value="20.8817174434662">
                <text:p>20.8817174434662</text:p>
              </table:table-cell>
              <table:table-cell office:value-type="float" office:value="20.9150733947754">
                <text:p>20.9150733947754</text:p>
              </table:table-cell>
              <table:table-cell office:value-type="float" office:value="20.9817855358124">
                <text:p>20.9817855358124</text:p>
              </table:table-cell>
              <table:table-cell office:value-type="float" office:value="21.0484976768494">
                <text:p>21.0484976768494</text:p>
              </table:table-cell>
              <table:table-cell office:value-type="float" office:value="21.1152098178864">
                <text:p>21.1152098178864</text:p>
              </table:table-cell>
              <table:table-cell office:value-type="float" office:value="21.1819219589233">
                <text:p>21.1819219589233</text:p>
              </table:table-cell>
              <table:table-cell office:value-type="float" office:value="21.2486340999603">
                <text:p>21.2486340999603</text:p>
              </table:table-cell>
              <table:table-cell office:value-type="float" office:value="21.3153460025787">
                <text:p>21.3153460025787</text:p>
              </table:table-cell>
              <table:table-cell office:value-type="float" office:value="21.3820579051971">
                <text:p>21.3820579051971</text:p>
              </table:table-cell>
              <table:table-cell office:value-type="float" office:value="21.4487698078155">
                <text:p>21.4487698078155</text:p>
              </table:table-cell>
              <table:table-cell office:value-type="float" office:value="21.515481710434">
                <text:p>21.515481710434</text:p>
              </table:table-cell>
              <table:table-cell office:value-type="float" office:value="21.5488374233246">
                <text:p>21.5488374233246</text:p>
              </table:table-cell>
              <table:table-cell office:value-type="float" office:value="21.615549325943">
                <text:p>21.615549325943</text:p>
              </table:table-cell>
              <table:table-cell office:value-type="float" office:value="21.6489052772522">
                <text:p>21.6489052772522</text:p>
              </table:table-cell>
              <table:table-cell office:value-type="float" office:value="21.6822609901428">
                <text:p>21.6822609901428</text:p>
              </table:table-cell>
              <table:table-cell office:value-type="float" office:value="21.7489726543427">
                <text:p>21.7489726543427</text:p>
              </table:table-cell>
              <table:table-cell office:value-type="float" office:value="21.7823286056519">
                <text:p>21.7823286056519</text:p>
              </table:table-cell>
              <table:table-cell office:value-type="float" office:value="21.8490402698517">
                <text:p>21.8490402698517</text:p>
              </table:table-cell>
              <table:table-cell office:value-type="float" office:value="21.9157526493073">
                <text:p>21.9157526493073</text:p>
              </table:table-cell>
              <table:table-cell office:value-type="float" office:value="21.9824657440186">
                <text:p>21.9824657440186</text:p>
              </table:table-cell>
              <table:table-cell office:value-type="float" office:value="22.0491786003113">
                <text:p>22.0491786003113</text:p>
              </table:table-cell>
              <table:table-cell office:value-type="float" office:value="22.0825350284576">
                <text:p>22.0825350284576</text:p>
              </table:table-cell>
              <table:table-cell office:value-type="float" office:value="22.1492483615875">
                <text:p>22.1492483615875</text:p>
              </table:table-cell>
              <table:table-cell office:value-type="float" office:value="22.2159612178802">
                <text:p>22.2159612178802</text:p>
              </table:table-cell>
              <table:table-cell office:value-type="float" office:value="22.282674074173">
                <text:p>22.282674074173</text:p>
              </table:table-cell>
              <table:table-cell office:value-type="float" office:value="22.3160305023193">
                <text:p>22.3160305023193</text:p>
              </table:table-cell>
              <table:table-cell office:value-type="float" office:value="22.3493869304657">
                <text:p>22.3493869304657</text:p>
              </table:table-cell>
              <table:table-cell office:value-type="float" office:value="22.3827433586121">
                <text:p>22.3827433586121</text:p>
              </table:table-cell>
              <table:table-cell office:value-type="float" office:value="22.4160997867584">
                <text:p>22.4160997867584</text:p>
              </table:table-cell>
              <table:table-cell office:value-type="float" office:value="22.4494562149048">
                <text:p>22.4494562149048</text:p>
              </table:table-cell>
              <table:table-cell office:value-type="float" office:value="22.4828126430511">
                <text:p>22.4828126430511</text:p>
              </table:table-cell>
              <table:table-cell office:value-type="float" office:value="22.5161690711975">
                <text:p>22.5161690711975</text:p>
              </table:table-cell>
            </table:table-row>
            <table:table-row>
              <table:table-cell office:value-type="string">
                <text:p>y_disp-axis</text:p>
                <draw:g>
                  <svg:desc>tfoot2.A6:tfoot2.A6</svg:desc>
                </draw:g>
              </table:table-cell>
              <table:table-cell office:value-type="float" office:value="0.295153058531291">
                <text:p>0.295153058531291</text:p>
                <draw:g>
                  <svg:desc>tfoot2.B6:tfoot2.KF6</svg:desc>
                </draw:g>
              </table:table-cell>
              <table:table-cell office:value-type="float" office:value="0.295160553939985">
                <text:p>0.295160553939985</text:p>
              </table:table-cell>
              <table:table-cell office:value-type="float" office:value="0.295144559445305">
                <text:p>0.295144559445305</text:p>
              </table:table-cell>
              <table:table-cell office:value-type="float" office:value="0.295157928882306">
                <text:p>0.295157928882306</text:p>
              </table:table-cell>
              <table:table-cell office:value-type="float" office:value="0.295155836483756">
                <text:p>0.295155836483756</text:p>
              </table:table-cell>
              <table:table-cell office:value-type="float" office:value="0.295152745026632">
                <text:p>0.295152745026632</text:p>
              </table:table-cell>
              <table:table-cell office:value-type="float" office:value="0.295146360213415">
                <text:p>0.295146360213415</text:p>
              </table:table-cell>
              <table:table-cell office:value-type="float" office:value="0.295165789983117">
                <text:p>0.295165789983117</text:p>
              </table:table-cell>
              <table:table-cell office:value-type="float" office:value="0.295131136085309">
                <text:p>0.295131136085309</text:p>
              </table:table-cell>
              <table:table-cell office:value-type="float" office:value="0.29516402734773">
                <text:p>0.29516402734773</text:p>
              </table:table-cell>
              <table:table-cell office:value-type="float" office:value="0.295131970671447">
                <text:p>0.295131970671447</text:p>
              </table:table-cell>
              <table:table-cell office:value-type="float" office:value="0.295158447711591">
                <text:p>0.295158447711591</text:p>
              </table:table-cell>
              <table:table-cell office:value-type="float" office:value="0.295170825857558">
                <text:p>0.295170825857558</text:p>
              </table:table-cell>
              <table:table-cell office:value-type="float" office:value="0.295149521310688">
                <text:p>0.295149521310688</text:p>
              </table:table-cell>
              <table:table-cell office:value-type="float" office:value="0.295172178081773">
                <text:p>0.295172178081773</text:p>
              </table:table-cell>
              <table:table-cell office:value-type="float" office:value="0.295161163445974">
                <text:p>0.295161163445974</text:p>
              </table:table-cell>
              <table:table-cell office:value-type="float" office:value="0.295178743148916">
                <text:p>0.295178743148916</text:p>
              </table:table-cell>
              <table:table-cell office:value-type="float" office:value="0.29515283353948">
                <text:p>0.29515283353948</text:p>
              </table:table-cell>
              <table:table-cell office:value-type="float" office:value="0.29518339181331">
                <text:p>0.29518339181331</text:p>
              </table:table-cell>
              <table:table-cell office:value-type="float" office:value="0.295171684800982">
                <text:p>0.295171684800982</text:p>
              </table:table-cell>
              <table:table-cell office:value-type="float" office:value="0.295185940182343">
                <text:p>0.295185940182343</text:p>
              </table:table-cell>
              <table:table-cell office:value-type="float" office:value="0.295172772795749">
                <text:p>0.295172772795749</text:p>
              </table:table-cell>
              <table:table-cell office:value-type="float" office:value="0.295181137684941">
                <text:p>0.295181137684941</text:p>
              </table:table-cell>
              <table:table-cell office:value-type="float" office:value="0.295155003340049">
                <text:p>0.295155003340049</text:p>
              </table:table-cell>
              <table:table-cell office:value-type="float" office:value="0.295140018463697">
                <text:p>0.295140018463697</text:p>
              </table:table-cell>
              <table:table-cell office:value-type="float" office:value="0.29515848984256">
                <text:p>0.29515848984256</text:p>
              </table:table-cell>
              <table:table-cell office:value-type="float" office:value="0.295158648807784">
                <text:p>0.295158648807784</text:p>
              </table:table-cell>
              <table:table-cell office:value-type="float" office:value="0.295199142118376">
                <text:p>0.295199142118376</text:p>
              </table:table-cell>
              <table:table-cell office:value-type="float" office:value="0.295251079277076">
                <text:p>0.295251079277076</text:p>
              </table:table-cell>
              <table:table-cell office:value-type="float" office:value="0.295249850166853">
                <text:p>0.295249850166853</text:p>
              </table:table-cell>
              <table:table-cell office:value-type="float" office:value="0.295257552340331">
                <text:p>0.295257552340331</text:p>
              </table:table-cell>
              <table:table-cell office:value-type="float" office:value="0.294972224175592">
                <text:p>0.294972224175592</text:p>
              </table:table-cell>
              <table:table-cell office:value-type="float" office:value="0.294689628748788">
                <text:p>0.294689628748788</text:p>
              </table:table-cell>
              <table:table-cell office:value-type="float" office:value="0.294464809514889">
                <text:p>0.294464809514889</text:p>
              </table:table-cell>
              <table:table-cell office:value-type="float" office:value="0.294505451967324">
                <text:p>0.294505451967324</text:p>
              </table:table-cell>
              <table:table-cell office:value-type="float" office:value="0.294884284747666">
                <text:p>0.294884284747666</text:p>
              </table:table-cell>
              <table:table-cell office:value-type="float" office:value="0.295350061540586">
                <text:p>0.295350061540586</text:p>
              </table:table-cell>
              <table:table-cell office:value-type="float" office:value="0.296065988475986">
                <text:p>0.296065988475986</text:p>
              </table:table-cell>
              <table:table-cell office:value-type="float" office:value="0.296153825388083">
                <text:p>0.296153825388083</text:p>
              </table:table-cell>
              <table:table-cell office:value-type="float" office:value="0.296140435262068">
                <text:p>0.296140435262068</text:p>
              </table:table-cell>
              <table:table-cell office:value-type="float" office:value="0.294550444669915">
                <text:p>0.294550444669915</text:p>
              </table:table-cell>
              <table:table-cell office:value-type="float" office:value="0.298270613784592">
                <text:p>0.298270613784592</text:p>
              </table:table-cell>
              <table:table-cell office:value-type="float" office:value="0.317169574621991">
                <text:p>0.317169574621991</text:p>
              </table:table-cell>
              <table:table-cell office:value-type="float" office:value="0.335239637047934">
                <text:p>0.335239637047934</text:p>
              </table:table-cell>
              <table:table-cell office:value-type="float" office:value="0.336686773994027">
                <text:p>0.336686773994027</text:p>
              </table:table-cell>
              <table:table-cell office:value-type="float" office:value="0.335922612446237">
                <text:p>0.335922612446237</text:p>
              </table:table-cell>
              <table:table-cell office:value-type="float" office:value="0.331693561986987">
                <text:p>0.331693561986987</text:p>
              </table:table-cell>
              <table:table-cell office:value-type="float" office:value="0.325572879003941">
                <text:p>0.325572879003941</text:p>
              </table:table-cell>
              <table:table-cell office:value-type="float" office:value="0.30401545791463">
                <text:p>0.30401545791463</text:p>
              </table:table-cell>
              <table:table-cell office:value-type="float" office:value="0.30480195562696">
                <text:p>0.30480195562696</text:p>
              </table:table-cell>
              <table:table-cell office:value-type="float" office:value="0.304583217742925">
                <text:p>0.304583217742925</text:p>
              </table:table-cell>
              <table:table-cell office:value-type="float" office:value="0.303000414336079">
                <text:p>0.303000414336079</text:p>
              </table:table-cell>
              <table:table-cell office:value-type="float" office:value="0.294871285679711">
                <text:p>0.294871285679711</text:p>
              </table:table-cell>
              <table:table-cell office:value-type="float" office:value="0.292395881124125">
                <text:p>0.292395881124125</text:p>
              </table:table-cell>
              <table:table-cell office:value-type="float" office:value="0.290956228375837">
                <text:p>0.290956228375837</text:p>
              </table:table-cell>
              <table:table-cell office:value-type="float" office:value="0.290655902072918">
                <text:p>0.290655902072918</text:p>
              </table:table-cell>
              <table:table-cell office:value-type="float" office:value="0.292836412349263">
                <text:p>0.292836412349263</text:p>
              </table:table-cell>
              <table:table-cell office:value-type="float" office:value="0.332947421014595">
                <text:p>0.332947421014595</text:p>
              </table:table-cell>
              <table:table-cell office:value-type="float" office:value="0.332334664884869">
                <text:p>0.332334664884869</text:p>
              </table:table-cell>
              <table:table-cell office:value-type="float" office:value="0.332068708707651">
                <text:p>0.332068708707651</text:p>
              </table:table-cell>
              <table:table-cell office:value-type="float" office:value="0.330116801544941">
                <text:p>0.330116801544941</text:p>
              </table:table-cell>
              <table:table-cell office:value-type="float" office:value="0.299424460674682">
                <text:p>0.299424460674682</text:p>
              </table:table-cell>
              <table:table-cell office:value-type="float" office:value="0.28902418105868">
                <text:p>0.28902418105868</text:p>
              </table:table-cell>
              <table:table-cell office:value-type="float" office:value="0.308116175717304">
                <text:p>0.308116175717304</text:p>
              </table:table-cell>
              <table:table-cell office:value-type="float" office:value="0.307355069136914">
                <text:p>0.307355069136914</text:p>
              </table:table-cell>
              <table:table-cell office:value-type="float" office:value="0.307317457913617">
                <text:p>0.307317457913617</text:p>
              </table:table-cell>
              <table:table-cell office:value-type="float" office:value="0.306993812063196">
                <text:p>0.306993812063196</text:p>
              </table:table-cell>
              <table:table-cell office:value-type="float" office:value="0.304823791447706">
                <text:p>0.304823791447706</text:p>
              </table:table-cell>
              <table:table-cell office:value-type="float" office:value="0.302848503155917">
                <text:p>0.302848503155917</text:p>
              </table:table-cell>
              <table:table-cell office:value-type="float" office:value="0.300184279554476">
                <text:p>0.300184279554476</text:p>
              </table:table-cell>
              <table:table-cell office:value-type="float" office:value="0.307862208892769">
                <text:p>0.307862208892769</text:p>
              </table:table-cell>
              <table:table-cell office:value-type="float" office:value="0.320568580143719">
                <text:p>0.320568580143719</text:p>
              </table:table-cell>
              <table:table-cell office:value-type="float" office:value="0.331333581613642">
                <text:p>0.331333581613642</text:p>
              </table:table-cell>
              <table:table-cell office:value-type="float" office:value="0.337192421192473">
                <text:p>0.337192421192473</text:p>
              </table:table-cell>
              <table:table-cell office:value-type="float" office:value="0.336782283722239">
                <text:p>0.336782283722239</text:p>
              </table:table-cell>
              <table:table-cell office:value-type="float" office:value="0.334725968670461">
                <text:p>0.334725968670461</text:p>
              </table:table-cell>
              <table:table-cell office:value-type="float" office:value="0.33423643372938">
                <text:p>0.33423643372938</text:p>
              </table:table-cell>
              <table:table-cell office:value-type="float" office:value="0.330034438541871">
                <text:p>0.330034438541871</text:p>
              </table:table-cell>
              <table:table-cell office:value-type="float" office:value="0.321787073985949">
                <text:p>0.321787073985949</text:p>
              </table:table-cell>
              <table:table-cell office:value-type="float" office:value="0.290401443059349">
                <text:p>0.290401443059349</text:p>
              </table:table-cell>
              <table:table-cell office:value-type="float" office:value="0.285116207852208">
                <text:p>0.285116207852208</text:p>
              </table:table-cell>
              <table:table-cell office:value-type="float" office:value="0.303488665556406">
                <text:p>0.303488665556406</text:p>
              </table:table-cell>
              <table:table-cell office:value-type="float" office:value="0.307465525108897">
                <text:p>0.307465525108897</text:p>
              </table:table-cell>
              <table:table-cell office:value-type="float" office:value="0.308363916649976">
                <text:p>0.308363916649976</text:p>
              </table:table-cell>
              <table:table-cell office:value-type="float" office:value="0.306725851920853">
                <text:p>0.306725851920853</text:p>
              </table:table-cell>
              <table:table-cell office:value-type="float" office:value="0.307441309665276">
                <text:p>0.307441309665276</text:p>
              </table:table-cell>
              <table:table-cell office:value-type="float" office:value="0.306324597156976">
                <text:p>0.306324597156976</text:p>
              </table:table-cell>
              <table:table-cell office:value-type="float" office:value="0.305181311963705">
                <text:p>0.305181311963705</text:p>
              </table:table-cell>
              <table:table-cell office:value-type="float" office:value="0.301087585624754">
                <text:p>0.301087585624754</text:p>
              </table:table-cell>
              <table:table-cell office:value-type="float" office:value="0.299836681541098">
                <text:p>0.299836681541098</text:p>
              </table:table-cell>
              <table:table-cell office:value-type="float" office:value="0.326395569187641">
                <text:p>0.326395569187641</text:p>
              </table:table-cell>
              <table:table-cell office:value-type="float" office:value="0.325832812329648">
                <text:p>0.325832812329648</text:p>
              </table:table-cell>
              <table:table-cell office:value-type="float" office:value="0.335742864021488">
                <text:p>0.335742864021488</text:p>
              </table:table-cell>
              <table:table-cell office:value-type="float" office:value="0.337924229111525">
                <text:p>0.337924229111525</text:p>
              </table:table-cell>
              <table:table-cell office:value-type="float" office:value="0.339143787448006">
                <text:p>0.339143787448006</text:p>
              </table:table-cell>
              <table:table-cell office:value-type="float" office:value="0.339744220812368">
                <text:p>0.339744220812368</text:p>
              </table:table-cell>
              <table:table-cell office:value-type="float" office:value="0.339079466103317">
                <text:p>0.339079466103317</text:p>
              </table:table-cell>
              <table:table-cell office:value-type="float" office:value="0.337356696285416">
                <text:p>0.337356696285416</text:p>
              </table:table-cell>
              <table:table-cell office:value-type="float" office:value="0.338283978063892">
                <text:p>0.338283978063892</text:p>
              </table:table-cell>
              <table:table-cell office:value-type="float" office:value="0.338336745233117">
                <text:p>0.338336745233117</text:p>
              </table:table-cell>
              <table:table-cell office:value-type="float" office:value="0.336703652275096">
                <text:p>0.336703652275096</text:p>
              </table:table-cell>
              <table:table-cell office:value-type="float" office:value="0.334738206963361">
                <text:p>0.334738206963361</text:p>
              </table:table-cell>
              <table:table-cell office:value-type="float" office:value="0.334958846106043">
                <text:p>0.334958846106043</text:p>
              </table:table-cell>
              <table:table-cell office:value-type="float" office:value="0.333740113768009">
                <text:p>0.333740113768009</text:p>
              </table:table-cell>
              <table:table-cell office:value-type="float" office:value="0.330769923399877">
                <text:p>0.330769923399877</text:p>
              </table:table-cell>
              <table:table-cell office:value-type="float" office:value="0.327735839484773">
                <text:p>0.327735839484773</text:p>
              </table:table-cell>
              <table:table-cell office:value-type="float" office:value="0.307661395251069">
                <text:p>0.307661395251069</text:p>
              </table:table-cell>
              <table:table-cell office:value-type="float" office:value="0.309124997103508">
                <text:p>0.309124997103508</text:p>
              </table:table-cell>
              <table:table-cell office:value-type="float" office:value="0.306263083588492">
                <text:p>0.306263083588492</text:p>
              </table:table-cell>
              <table:table-cell office:value-type="float" office:value="0.306875600506529">
                <text:p>0.306875600506529</text:p>
              </table:table-cell>
              <table:table-cell office:value-type="float" office:value="0.306712622569759">
                <text:p>0.306712622569759</text:p>
              </table:table-cell>
              <table:table-cell office:value-type="float" office:value="0.303613228573282">
                <text:p>0.303613228573282</text:p>
              </table:table-cell>
              <table:table-cell office:value-type="float" office:value="0.299314148040119">
                <text:p>0.299314148040119</text:p>
              </table:table-cell>
              <table:table-cell office:value-type="float" office:value="0.297872038145578">
                <text:p>0.297872038145578</text:p>
              </table:table-cell>
              <table:table-cell office:value-type="float" office:value="0.325572529362876">
                <text:p>0.325572529362876</text:p>
              </table:table-cell>
              <table:table-cell office:value-type="float" office:value="0.326330255939675">
                <text:p>0.326330255939675</text:p>
              </table:table-cell>
              <table:table-cell office:value-type="float" office:value="0.330369752249539">
                <text:p>0.330369752249539</text:p>
              </table:table-cell>
              <table:table-cell office:value-type="float" office:value="0.334230843041739">
                <text:p>0.334230843041739</text:p>
              </table:table-cell>
              <table:table-cell office:value-type="float" office:value="0.336709624331624">
                <text:p>0.336709624331624</text:p>
              </table:table-cell>
              <table:table-cell office:value-type="float" office:value="0.338489952675671">
                <text:p>0.338489952675671</text:p>
              </table:table-cell>
              <table:table-cell office:value-type="float" office:value="0.338095382262008">
                <text:p>0.338095382262008</text:p>
              </table:table-cell>
              <table:table-cell office:value-type="float" office:value="0.336860059001408">
                <text:p>0.336860059001408</text:p>
              </table:table-cell>
              <table:table-cell office:value-type="float" office:value="0.334515926291551">
                <text:p>0.334515926291551</text:p>
              </table:table-cell>
              <table:table-cell office:value-type="float" office:value="0.335051023918757">
                <text:p>0.335051023918757</text:p>
              </table:table-cell>
              <table:table-cell office:value-type="float" office:value="0.304492830411852">
                <text:p>0.304492830411852</text:p>
              </table:table-cell>
              <table:table-cell office:value-type="float" office:value="0.305099856515123">
                <text:p>0.305099856515123</text:p>
              </table:table-cell>
              <table:table-cell office:value-type="float" office:value="0.296768878638128">
                <text:p>0.296768878638128</text:p>
              </table:table-cell>
              <table:table-cell office:value-type="float" office:value="0.292710519857718">
                <text:p>0.292710519857718</text:p>
              </table:table-cell>
              <table:table-cell office:value-type="float" office:value="0.290517981518192">
                <text:p>0.290517981518192</text:p>
              </table:table-cell>
              <table:table-cell office:value-type="float" office:value="0.289328843044941">
                <text:p>0.289328843044941</text:p>
              </table:table-cell>
              <table:table-cell office:value-type="float" office:value="0.288728635878638">
                <text:p>0.288728635878638</text:p>
              </table:table-cell>
              <table:table-cell office:value-type="float" office:value="0.32754774474318">
                <text:p>0.32754774474318</text:p>
              </table:table-cell>
              <table:table-cell office:value-type="float" office:value="0.329503927190017">
                <text:p>0.329503927190017</text:p>
              </table:table-cell>
              <table:table-cell office:value-type="float" office:value="0.330509997206174">
                <text:p>0.330509997206174</text:p>
              </table:table-cell>
              <table:table-cell office:value-type="float" office:value="0.330260883246326">
                <text:p>0.330260883246326</text:p>
              </table:table-cell>
              <table:table-cell office:value-type="float" office:value="0.327731731536262">
                <text:p>0.327731731536262</text:p>
              </table:table-cell>
              <table:table-cell office:value-type="float" office:value="0.322226563258632">
                <text:p>0.322226563258632</text:p>
              </table:table-cell>
              <table:table-cell office:value-type="float" office:value="0.279815726699943">
                <text:p>0.279815726699943</text:p>
              </table:table-cell>
              <table:table-cell office:value-type="float" office:value="0.309657277477762">
                <text:p>0.309657277477762</text:p>
              </table:table-cell>
              <table:table-cell office:value-type="float" office:value="0.309207303172678">
                <text:p>0.309207303172678</text:p>
              </table:table-cell>
              <table:table-cell office:value-type="float" office:value="0.307257737383034">
                <text:p>0.307257737383034</text:p>
              </table:table-cell>
              <table:table-cell office:value-type="float" office:value="0.305407874341509">
                <text:p>0.305407874341509</text:p>
              </table:table-cell>
              <table:table-cell office:value-type="float" office:value="0.302744270698267">
                <text:p>0.302744270698267</text:p>
              </table:table-cell>
              <table:table-cell office:value-type="float" office:value="0.297828680547484">
                <text:p>0.297828680547484</text:p>
              </table:table-cell>
              <table:table-cell office:value-type="float" office:value="0.295262929280014">
                <text:p>0.295262929280014</text:p>
              </table:table-cell>
              <table:table-cell office:value-type="float" office:value="0.335428369234468">
                <text:p>0.335428369234468</text:p>
              </table:table-cell>
              <table:table-cell office:value-type="float" office:value="0.337792411082707">
                <text:p>0.337792411082707</text:p>
              </table:table-cell>
              <table:table-cell office:value-type="float" office:value="0.335212076428125">
                <text:p>0.335212076428125</text:p>
              </table:table-cell>
              <table:table-cell office:value-type="float" office:value="0.331915783271222">
                <text:p>0.331915783271222</text:p>
              </table:table-cell>
              <table:table-cell office:value-type="float" office:value="0.332866851840435">
                <text:p>0.332866851840435</text:p>
              </table:table-cell>
              <table:table-cell office:value-type="float" office:value="0.326144649358094">
                <text:p>0.326144649358094</text:p>
              </table:table-cell>
              <table:table-cell office:value-type="float" office:value="0.308085298968024">
                <text:p>0.308085298968024</text:p>
              </table:table-cell>
              <table:table-cell office:value-type="float" office:value="0.301903346052819">
                <text:p>0.301903346052819</text:p>
              </table:table-cell>
              <table:table-cell office:value-type="float" office:value="0.291848435905446">
                <text:p>0.291848435905446</text:p>
              </table:table-cell>
              <table:table-cell office:value-type="float" office:value="0.290423824402831">
                <text:p>0.290423824402831</text:p>
              </table:table-cell>
              <table:table-cell office:value-type="float" office:value="0.28911589361408">
                <text:p>0.28911589361408</text:p>
              </table:table-cell>
              <table:table-cell office:value-type="float" office:value="0.288114809427409">
                <text:p>0.288114809427409</text:p>
              </table:table-cell>
              <table:table-cell office:value-type="float" office:value="0.329822225473244">
                <text:p>0.329822225473244</text:p>
              </table:table-cell>
              <table:table-cell office:value-type="float" office:value="0.330595933714043">
                <text:p>0.330595933714043</text:p>
              </table:table-cell>
              <table:table-cell office:value-type="float" office:value="0.328629166326876">
                <text:p>0.328629166326876</text:p>
              </table:table-cell>
              <table:table-cell office:value-type="float" office:value="0.282602120023067">
                <text:p>0.282602120023067</text:p>
              </table:table-cell>
              <table:table-cell office:value-type="float" office:value="0.305523447339059">
                <text:p>0.305523447339059</text:p>
              </table:table-cell>
              <table:table-cell office:value-type="float" office:value="0.306447504787678">
                <text:p>0.306447504787678</text:p>
              </table:table-cell>
              <table:table-cell office:value-type="float" office:value="0.306689019786194">
                <text:p>0.306689019786194</text:p>
              </table:table-cell>
              <table:table-cell office:value-type="float" office:value="0.306140866299844">
                <text:p>0.306140866299844</text:p>
              </table:table-cell>
              <table:table-cell office:value-type="float" office:value="0.305427351128823">
                <text:p>0.305427351128823</text:p>
              </table:table-cell>
              <table:table-cell office:value-type="float" office:value="0.30459404503131">
                <text:p>0.30459404503131</text:p>
              </table:table-cell>
              <table:table-cell office:value-type="float" office:value="0.302688383304796">
                <text:p>0.302688383304796</text:p>
              </table:table-cell>
              <table:table-cell office:value-type="float" office:value="0.301354340076247">
                <text:p>0.301354340076247</text:p>
              </table:table-cell>
              <table:table-cell office:value-type="float" office:value="0.295224896529837">
                <text:p>0.295224896529837</text:p>
              </table:table-cell>
              <table:table-cell office:value-type="float" office:value="0.317546117960056">
                <text:p>0.317546117960056</text:p>
              </table:table-cell>
              <table:table-cell office:value-type="float" office:value="0.32195171470353">
                <text:p>0.32195171470353</text:p>
              </table:table-cell>
              <table:table-cell office:value-type="float" office:value="0.333657843313587">
                <text:p>0.333657843313587</text:p>
              </table:table-cell>
              <table:table-cell office:value-type="float" office:value="0.336351302091706">
                <text:p>0.336351302091706</text:p>
              </table:table-cell>
              <table:table-cell office:value-type="float" office:value="0.335029873682372">
                <text:p>0.335029873682372</text:p>
              </table:table-cell>
              <table:table-cell office:value-type="float" office:value="0.33282904700118">
                <text:p>0.33282904700118</text:p>
              </table:table-cell>
              <table:table-cell office:value-type="float" office:value="0.331799811872461">
                <text:p>0.331799811872461</text:p>
              </table:table-cell>
              <table:table-cell office:value-type="float" office:value="0.330787255220616">
                <text:p>0.330787255220616</text:p>
              </table:table-cell>
              <table:table-cell office:value-type="float" office:value="0.332131507396727">
                <text:p>0.332131507396727</text:p>
              </table:table-cell>
              <table:table-cell office:value-type="float" office:value="0.331393964072608">
                <text:p>0.331393964072608</text:p>
              </table:table-cell>
              <table:table-cell office:value-type="float" office:value="0.328697371764053">
                <text:p>0.328697371764053</text:p>
              </table:table-cell>
              <table:table-cell office:value-type="float" office:value="0.32379534096413">
                <text:p>0.32379534096413</text:p>
              </table:table-cell>
              <table:table-cell office:value-type="float" office:value="0.312836536923528">
                <text:p>0.312836536923528</text:p>
              </table:table-cell>
              <table:table-cell office:value-type="float" office:value="0.30953026463046">
                <text:p>0.30953026463046</text:p>
              </table:table-cell>
              <table:table-cell office:value-type="float" office:value="0.309740928326845">
                <text:p>0.309740928326845</text:p>
              </table:table-cell>
              <table:table-cell office:value-type="float" office:value="0.306286520954139">
                <text:p>0.306286520954139</text:p>
              </table:table-cell>
              <table:table-cell office:value-type="float" office:value="0.295551435243333">
                <text:p>0.295551435243333</text:p>
              </table:table-cell>
              <table:table-cell office:value-type="float" office:value="0.294865281037461">
                <text:p>0.294865281037461</text:p>
              </table:table-cell>
              <table:table-cell office:value-type="float" office:value="0.294133956387655">
                <text:p>0.294133956387655</text:p>
              </table:table-cell>
              <table:table-cell office:value-type="float" office:value="0.334564672319367">
                <text:p>0.334564672319367</text:p>
              </table:table-cell>
              <table:table-cell office:value-type="float" office:value="0.332867790890033">
                <text:p>0.332867790890033</text:p>
              </table:table-cell>
              <table:table-cell office:value-type="float" office:value="0.330787812060122">
                <text:p>0.330787812060122</text:p>
              </table:table-cell>
              <table:table-cell office:value-type="float" office:value="0.319913629697316">
                <text:p>0.319913629697316</text:p>
              </table:table-cell>
              <table:table-cell office:value-type="float" office:value="0.310731187274812">
                <text:p>0.310731187274812</text:p>
              </table:table-cell>
              <table:table-cell office:value-type="float" office:value="0.303130359243637">
                <text:p>0.303130359243637</text:p>
              </table:table-cell>
              <table:table-cell office:value-type="float" office:value="0.296556267948141">
                <text:p>0.296556267948141</text:p>
              </table:table-cell>
              <table:table-cell office:value-type="float" office:value="0.300015231162805">
                <text:p>0.300015231162805</text:p>
              </table:table-cell>
              <table:table-cell office:value-type="float" office:value="0.307655823992671">
                <text:p>0.307655823992671</text:p>
              </table:table-cell>
              <table:table-cell office:value-type="float" office:value="0.308661016907033">
                <text:p>0.308661016907033</text:p>
              </table:table-cell>
              <table:table-cell office:value-type="float" office:value="0.310585397215479">
                <text:p>0.310585397215479</text:p>
              </table:table-cell>
              <table:table-cell office:value-type="float" office:value="0.308518860198286">
                <text:p>0.308518860198286</text:p>
              </table:table-cell>
              <table:table-cell office:value-type="float" office:value="0.306700869770377">
                <text:p>0.306700869770377</text:p>
              </table:table-cell>
              <table:table-cell office:value-type="float" office:value="0.306750419151652">
                <text:p>0.306750419151652</text:p>
              </table:table-cell>
              <table:table-cell office:value-type="float" office:value="0.30765317611958">
                <text:p>0.30765317611958</text:p>
              </table:table-cell>
              <table:table-cell office:value-type="float" office:value="0.307004003844865">
                <text:p>0.307004003844865</text:p>
              </table:table-cell>
              <table:table-cell office:value-type="float" office:value="0.306631451261522">
                <text:p>0.306631451261522</text:p>
              </table:table-cell>
              <table:table-cell office:value-type="float" office:value="0.306976427442859">
                <text:p>0.306976427442859</text:p>
              </table:table-cell>
              <table:table-cell office:value-type="float" office:value="0.306786104249874">
                <text:p>0.306786104249874</text:p>
              </table:table-cell>
              <table:table-cell office:value-type="float" office:value="0.306815422199738">
                <text:p>0.306815422199738</text:p>
              </table:table-cell>
              <table:table-cell office:value-type="float" office:value="0.306985010471747">
                <text:p>0.306985010471747</text:p>
              </table:table-cell>
              <table:table-cell office:value-type="float" office:value="0.306969360941755">
                <text:p>0.306969360941755</text:p>
              </table:table-cell>
              <table:table-cell office:value-type="float" office:value="0.306939334586619">
                <text:p>0.306939334586619</text:p>
              </table:table-cell>
              <table:table-cell office:value-type="float" office:value="0.306949691597661">
                <text:p>0.306949691597661</text:p>
              </table:table-cell>
              <table:table-cell office:value-type="float" office:value="0.306903337787449">
                <text:p>0.306903337787449</text:p>
              </table:table-cell>
              <table:table-cell office:value-type="float" office:value="0.306944170834887">
                <text:p>0.306944170834887</text:p>
              </table:table-cell>
              <table:table-cell office:value-type="float" office:value="0.306964698440028">
                <text:p>0.306964698440028</text:p>
              </table:table-cell>
              <table:table-cell office:value-type="float" office:value="0.306959845767466">
                <text:p>0.306959845767466</text:p>
              </table:table-cell>
              <table:table-cell office:value-type="float" office:value="0.306953998019961">
                <text:p>0.306953998019961</text:p>
              </table:table-cell>
              <table:table-cell office:value-type="float" office:value="0.30697283967743">
                <text:p>0.30697283967743</text:p>
              </table:table-cell>
              <table:table-cell office:value-type="float" office:value="0.306945145072912">
                <text:p>0.306945145072912</text:p>
              </table:table-cell>
              <table:table-cell office:value-type="float" office:value="0.306939958476754">
                <text:p>0.306939958476754</text:p>
              </table:table-cell>
              <table:table-cell office:value-type="float" office:value="0.306961948359712">
                <text:p>0.306961948359712</text:p>
              </table:table-cell>
              <table:table-cell office:value-type="float" office:value="0.306999412145382">
                <text:p>0.306999412145382</text:p>
              </table:table-cell>
              <table:table-cell office:value-type="float" office:value="0.306990062085694">
                <text:p>0.306990062085694</text:p>
              </table:table-cell>
              <table:table-cell office:value-type="float" office:value="0.306980825941092">
                <text:p>0.306980825941092</text:p>
              </table:table-cell>
              <table:table-cell office:value-type="float" office:value="0.306975304493774">
                <text:p>0.306975304493774</text:p>
              </table:table-cell>
              <table:table-cell office:value-type="float" office:value="0.307020337626246">
                <text:p>0.307020337626246</text:p>
              </table:table-cell>
              <table:table-cell office:value-type="float" office:value="0.306986380033253">
                <text:p>0.306986380033253</text:p>
              </table:table-cell>
              <table:table-cell office:value-type="float" office:value="0.307063129335329">
                <text:p>0.307063129335329</text:p>
              </table:table-cell>
              <table:table-cell office:value-type="float" office:value="0.307019381449586">
                <text:p>0.307019381449586</text:p>
              </table:table-cell>
              <table:table-cell office:value-type="float" office:value="0.3070686332201">
                <text:p>0.3070686332201</text:p>
              </table:table-cell>
              <table:table-cell office:value-type="float" office:value="0.30703439157352">
                <text:p>0.30703439157352</text:p>
              </table:table-cell>
              <table:table-cell office:value-type="float" office:value="0.307057796574783">
                <text:p>0.307057796574783</text:p>
              </table:table-cell>
              <table:table-cell office:value-type="float" office:value="0.307057383032227">
                <text:p>0.307057383032227</text:p>
              </table:table-cell>
              <table:table-cell office:value-type="float" office:value="0.307054155440579">
                <text:p>0.307054155440579</text:p>
              </table:table-cell>
              <table:table-cell office:value-type="float" office:value="0.307032737135802">
                <text:p>0.307032737135802</text:p>
              </table:table-cell>
              <table:table-cell office:value-type="float" office:value="0.307034448764849">
                <text:p>0.307034448764849</text:p>
              </table:table-cell>
              <table:table-cell office:value-type="float" office:value="0.307036373368672">
                <text:p>0.307036373368672</text:p>
              </table:table-cell>
              <table:table-cell office:value-type="float" office:value="0.307067241707272">
                <text:p>0.307067241707272</text:p>
              </table:table-cell>
              <table:table-cell office:value-type="float" office:value="0.307039024532374">
                <text:p>0.307039024532374</text:p>
              </table:table-cell>
              <table:table-cell office:value-type="float" office:value="0.30707585854944">
                <text:p>0.30707585854944</text:p>
              </table:table-cell>
              <table:table-cell office:value-type="float" office:value="0.307048884751386">
                <text:p>0.307048884751386</text:p>
              </table:table-cell>
              <table:table-cell office:value-type="float" office:value="0.307035014827255">
                <text:p>0.307035014827255</text:p>
              </table:table-cell>
              <table:table-cell office:value-type="float" office:value="0.307050167613933">
                <text:p>0.307050167613933</text:p>
              </table:table-cell>
              <table:table-cell office:value-type="float" office:value="0.307046824305026">
                <text:p>0.307046824305026</text:p>
              </table:table-cell>
              <table:table-cell office:value-type="float" office:value="0.307043240945103">
                <text:p>0.307043240945103</text:p>
              </table:table-cell>
              <table:table-cell office:value-type="float" office:value="0.307064127425487">
                <text:p>0.307064127425487</text:p>
              </table:table-cell>
              <table:table-cell office:value-type="float" office:value="0.307050820950828">
                <text:p>0.307050820950828</text:p>
              </table:table-cell>
              <table:table-cell office:value-type="float" office:value="0.307049161342311">
                <text:p>0.307049161342311</text:p>
              </table:table-cell>
              <table:table-cell office:value-type="float" office:value="0.307053717040815">
                <text:p>0.307053717040815</text:p>
              </table:table-cell>
              <table:table-cell office:value-type="float" office:value="0.307078801646994">
                <text:p>0.307078801646994</text:p>
              </table:table-cell>
              <table:table-cell office:value-type="float" office:value="0.307052716224468">
                <text:p>0.307052716224468</text:p>
              </table:table-cell>
              <table:table-cell office:value-type="float" office:value="0.307064178004211">
                <text:p>0.307064178004211</text:p>
              </table:table-cell>
              <table:table-cell office:value-type="float" office:value="0.307044968243987">
                <text:p>0.307044968243987</text:p>
              </table:table-cell>
              <table:table-cell office:value-type="float" office:value="0.307063931612222">
                <text:p>0.307063931612222</text:p>
              </table:table-cell>
              <table:table-cell office:value-type="float" office:value="0.307067321333855">
                <text:p>0.307067321333855</text:p>
              </table:table-cell>
              <table:table-cell office:value-type="float" office:value="0.307071400528103">
                <text:p>0.307071400528103</text:p>
              </table:table-cell>
              <table:table-cell office:value-type="float" office:value="0.307058714836213">
                <text:p>0.307058714836213</text:p>
              </table:table-cell>
              <table:table-cell office:value-type="float" office:value="0.307062946272548">
                <text:p>0.307062946272548</text:p>
              </table:table-cell>
              <table:table-cell office:value-type="float" office:value="0.307042075512287">
                <text:p>0.307042075512287</text:p>
              </table:table-cell>
              <table:table-cell office:value-type="float" office:value="0.307080209823596">
                <text:p>0.307080209823596</text:p>
              </table:table-cell>
              <table:table-cell office:value-type="float" office:value="0.307052490677893">
                <text:p>0.307052490677893</text:p>
              </table:table-cell>
              <table:table-cell office:value-type="float" office:value="0.307033647592401">
                <text:p>0.307033647592401</text:p>
              </table:table-cell>
              <table:table-cell office:value-type="float" office:value="0.307056994318498">
                <text:p>0.307056994318498</text:p>
              </table:table-cell>
              <table:table-cell office:value-type="float" office:value="0.307047935632">
                <text:p>0.307047935632</text:p>
              </table:table-cell>
              <table:table-cell office:value-type="float" office:value="0.307054624777365">
                <text:p>0.307054624777365</text:p>
              </table:table-cell>
              <table:table-cell office:value-type="float" office:value="0.307058343484666">
                <text:p>0.307058343484666</text:p>
              </table:table-cell>
              <table:table-cell office:value-type="float" office:value="0.307061836636595">
                <text:p>0.307061836636595</text:p>
              </table:table-cell>
              <table:table-cell office:value-type="float" office:value="0.307055253774979">
                <text:p>0.307055253774979</text:p>
              </table:table-cell>
              <table:table-cell office:value-type="float" office:value="0.307094398850199">
                <text:p>0.307094398850199</text:p>
              </table:table-cell>
              <table:table-cell office:value-type="float" office:value="0.307045599708916">
                <text:p>0.307045599708916</text:p>
              </table:table-cell>
              <table:table-cell office:value-type="float" office:value="0.307063538231401">
                <text:p>0.307063538231401</text:p>
              </table:table-cell>
              <table:table-cell office:value-type="float" office:value="0.307098267368388">
                <text:p>0.307098267368388</text:p>
              </table:table-cell>
              <table:table-cell office:value-type="float" office:value="0.307041398724893">
                <text:p>0.307041398724893</text:p>
              </table:table-cell>
              <table:table-cell office:value-type="float" office:value="0.30705997737166">
                <text:p>0.30705997737166</text:p>
              </table:table-cell>
              <table:table-cell office:value-type="float" office:value="0.307105782755235">
                <text:p>0.307105782755235</text:p>
              </table:table-cell>
              <table:table-cell office:value-type="float" office:value="0.307052735075305">
                <text:p>0.307052735075305</text:p>
              </table:table-cell>
              <table:table-cell office:value-type="float" office:value="0.307045630081199">
                <text:p>0.307045630081199</text:p>
              </table:table-cell>
              <table:table-cell office:value-type="float" office:value="0.307046336082107">
                <text:p>0.307046336082107</text:p>
              </table:table-cell>
              <table:table-cell office:value-type="float" office:value="0.307073602920108">
                <text:p>0.307073602920108</text:p>
              </table:table-cell>
              <table:table-cell office:value-type="float" office:value="0.307071909086165">
                <text:p>0.307071909086165</text:p>
              </table:table-cell>
              <table:table-cell office:value-type="float" office:value="0.307051242034337">
                <text:p>0.307051242034337</text:p>
              </table:table-cell>
              <table:table-cell office:value-type="float" office:value="0.307060773949242">
                <text:p>0.307060773949242</text:p>
              </table:table-cell>
              <table:table-cell office:value-type="float" office:value="0.30706440520424">
                <text:p>0.30706440520424</text:p>
              </table:table-cell>
              <table:table-cell office:value-type="float" office:value="0.307075006327912">
                <text:p>0.307075006327912</text:p>
              </table:table-cell>
              <table:table-cell office:value-type="float" office:value="0.307079847725339">
                <text:p>0.307079847725339</text:p>
              </table:table-cell>
              <table:table-cell office:value-type="float" office:value="0.307060983398942">
                <text:p>0.307060983398942</text:p>
              </table:table-cell>
              <table:table-cell office:value-type="float" office:value="0.307064515209783">
                <text:p>0.307064515209783</text:p>
              </table:table-cell>
              <table:table-cell office:value-type="float" office:value="0.307075429239506">
                <text:p>0.307075429239506</text:p>
              </table:table-cell>
              <table:table-cell office:value-type="float" office:value="0.307047921895495">
                <text:p>0.307047921895495</text:p>
              </table:table-cell>
              <table:table-cell office:value-type="float" office:value="0.307075209163208">
                <text:p>0.307075209163208</text:p>
              </table:table-cell>
            </table:table-row>
            <table:table-row>
              <table:table-cell office:value-type="string">
                <text:p>Potential diff</text:p>
                <draw:g>
                  <svg:desc>tfoot2.A8:tfoot2.A8</svg:desc>
                </draw:g>
              </table:table-cell>
              <table:table-cell office:value-type="float" office:value="0.00000680821745352445">
                <text:p>0.00000680821745352445</text:p>
                <draw:g>
                  <svg:desc>tfoot2.B8:tfoot2.KF8</svg:desc>
                </draw:g>
              </table:table-cell>
              <table:table-cell office:value-type="float" office:value="0.00000749540869376952">
                <text:p>0.00000749540869376952</text:p>
              </table:table-cell>
              <table:table-cell office:value-type="float" office:value="-0.0000159944946795942">
                <text:p>-0.0000159944946795942</text:p>
              </table:table-cell>
              <table:table-cell office:value-type="float" office:value="0.0000133694370003101">
                <text:p>0.0000133694370003101</text:p>
              </table:table-cell>
              <table:table-cell office:value-type="float" office:value="-0.00000209239854925825">
                <text:p>-0.00000209239854925825</text:p>
              </table:table-cell>
              <table:table-cell office:value-type="float" office:value="-0.00000309145712423797">
                <text:p>-0.00000309145712423797</text:p>
              </table:table-cell>
              <table:table-cell office:value-type="float" office:value="-0.00000638481321729723">
                <text:p>-0.00000638481321729723</text:p>
              </table:table-cell>
              <table:table-cell office:value-type="float" office:value="0.0000194297697024282">
                <text:p>0.0000194297697024282</text:p>
              </table:table-cell>
              <table:table-cell office:value-type="float" office:value="-0.0000346538978082123">
                <text:p>-0.0000346538978082123</text:p>
              </table:table-cell>
              <table:table-cell office:value-type="float" office:value="0.0000328912624212307">
                <text:p>0.0000328912624212307</text:p>
              </table:table-cell>
              <table:table-cell office:value-type="float" office:value="-0.0000320566762827545">
                <text:p>-0.0000320566762827545</text:p>
              </table:table-cell>
              <table:table-cell office:value-type="float" office:value="0.0000264770401430803">
                <text:p>0.0000264770401430803</text:p>
              </table:table-cell>
              <table:table-cell office:value-type="float" office:value="0.0000123781459670513">
                <text:p>0.0000123781459670513</text:p>
              </table:table-cell>
              <table:table-cell office:value-type="float" office:value="-0.0000213045468692163">
                <text:p>-0.0000213045468692163</text:p>
              </table:table-cell>
              <table:table-cell office:value-type="float" office:value="0.0000226567710847059">
                <text:p>0.0000226567710847059</text:p>
              </table:table-cell>
              <table:table-cell office:value-type="float" office:value="-0.0000110146357992225">
                <text:p>-0.0000110146357992225</text:p>
              </table:table-cell>
              <table:table-cell office:value-type="float" office:value="0.0000175797029424718">
                <text:p>0.0000175797029424718</text:p>
              </table:table-cell>
              <table:table-cell office:value-type="float" office:value="-0.0000259096094366584">
                <text:p>-0.0000259096094366584</text:p>
              </table:table-cell>
              <table:table-cell office:value-type="float" office:value="0.0000305582738301946">
                <text:p>0.0000305582738301946</text:p>
              </table:table-cell>
              <table:table-cell office:value-type="float" office:value="-0.0000117070123274443">
                <text:p>-0.0000117070123274443</text:p>
              </table:table-cell>
              <table:table-cell office:value-type="float" office:value="0.0000142553813609059">
                <text:p>0.0000142553813609059</text:p>
              </table:table-cell>
              <table:table-cell office:value-type="float" office:value="-0.0000131673865947923">
                <text:p>-0.0000131673865947923</text:p>
              </table:table-cell>
              <table:table-cell office:value-type="float" office:value="0.00000836488919275791">
                <text:p>0.00000836488919275791</text:p>
              </table:table-cell>
              <table:table-cell office:value-type="float" office:value="-0.0000261343448927365">
                <text:p>-0.0000261343448927365</text:p>
              </table:table-cell>
              <table:table-cell office:value-type="float" office:value="-0.0000149848763518756">
                <text:p>-0.0000149848763518756</text:p>
              </table:table-cell>
              <table:table-cell office:value-type="float" office:value="0.000018471378863627">
                <text:p>0.000018471378863627</text:p>
              </table:table-cell>
              <table:table-cell office:value-type="float" office:value="0.000000158965223429064">
                <text:p>0.000000158965223429064</text:p>
              </table:table-cell>
              <table:table-cell office:value-type="float" office:value="0.0000404933105918603">
                <text:p>0.0000404933105918603</text:p>
              </table:table-cell>
              <table:table-cell office:value-type="float" office:value="0.0000519371587002215">
                <text:p>0.0000519371587002215</text:p>
              </table:table-cell>
              <table:table-cell office:value-type="float" office:value="-0.00000122911022237826">
                <text:p>-0.00000122911022237826</text:p>
              </table:table-cell>
              <table:table-cell office:value-type="float" office:value="0.0000077021734777305">
                <text:p>0.0000077021734777305</text:p>
              </table:table-cell>
              <table:table-cell office:value-type="float" office:value="-0.000285328164738696">
                <text:p>-0.000285328164738696</text:p>
              </table:table-cell>
              <table:table-cell office:value-type="float" office:value="-0.000282595426804422">
                <text:p>-0.000282595426804422</text:p>
              </table:table-cell>
              <table:table-cell office:value-type="float" office:value="-0.000224819233898665">
                <text:p>-0.000224819233898665</text:p>
              </table:table-cell>
              <table:table-cell office:value-type="float" office:value="0.0000406424524341809">
                <text:p>0.0000406424524341809</text:p>
              </table:table-cell>
              <table:table-cell office:value-type="float" office:value="0.000378832780342675">
                <text:p>0.000378832780342675</text:p>
              </table:table-cell>
              <table:table-cell office:value-type="float" office:value="0.00046577679291987">
                <text:p>0.00046577679291987</text:p>
              </table:table-cell>
              <table:table-cell office:value-type="float" office:value="0.00071592693540018">
                <text:p>0.00071592693540018</text:p>
              </table:table-cell>
              <table:table-cell office:value-type="float" office:value="0.0000878369120964062">
                <text:p>0.0000878369120964062</text:p>
              </table:table-cell>
              <table:table-cell office:value-type="float" office:value="-0.0000133901260146452">
                <text:p>-0.0000133901260146452</text:p>
              </table:table-cell>
              <table:table-cell office:value-type="float" office:value="-0.00158999059215281">
                <text:p>-0.00158999059215281</text:p>
              </table:table-cell>
              <table:table-cell office:value-type="float" office:value="0.00372016911467638">
                <text:p>0.00372016911467638</text:p>
              </table:table-cell>
              <table:table-cell office:value-type="float" office:value="0.0188989608373999">
                <text:p>0.0188989608373999</text:p>
              </table:table-cell>
              <table:table-cell office:value-type="float" office:value="0.0180700624259422">
                <text:p>0.0180700624259422</text:p>
              </table:table-cell>
              <table:table-cell office:value-type="float" office:value="0.00144713694609327">
                <text:p>0.00144713694609327</text:p>
              </table:table-cell>
              <table:table-cell office:value-type="float" office:value="-0.00076416154779041">
                <text:p>-0.00076416154779041</text:p>
              </table:table-cell>
              <table:table-cell office:value-type="float" office:value="-0.00422905045924971">
                <text:p>-0.00422905045924971</text:p>
              </table:table-cell>
              <table:table-cell office:value-type="float" office:value="-0.00612068298304602">
                <text:p>-0.00612068298304602</text:p>
              </table:table-cell>
              <table:table-cell office:value-type="float" office:value="-0.0215574210893106">
                <text:p>-0.0215574210893106</text:p>
              </table:table-cell>
              <table:table-cell office:value-type="float" office:value="0.000786497712329526">
                <text:p>0.000786497712329526</text:p>
              </table:table-cell>
              <table:table-cell office:value-type="float" office:value="-0.000218737884034648">
                <text:p>-0.000218737884034648</text:p>
              </table:table-cell>
              <table:table-cell office:value-type="float" office:value="-0.00158280340684558">
                <text:p>-0.00158280340684558</text:p>
              </table:table-cell>
              <table:table-cell office:value-type="float" office:value="-0.00812912865636817">
                <text:p>-0.00812912865636817</text:p>
              </table:table-cell>
              <table:table-cell office:value-type="float" office:value="-0.00247540455558637">
                <text:p>-0.00247540455558637</text:p>
              </table:table-cell>
              <table:table-cell office:value-type="float" office:value="-0.00143965274828833">
                <text:p>-0.00143965274828833</text:p>
              </table:table-cell>
              <table:table-cell office:value-type="float" office:value="-0.000300326302918708">
                <text:p>-0.000300326302918708</text:p>
              </table:table-cell>
              <table:table-cell office:value-type="float" office:value="0.00218051027634508">
                <text:p>0.00218051027634508</text:p>
              </table:table-cell>
              <table:table-cell office:value-type="float" office:value="0.0401110086653323">
                <text:p>0.0401110086653323</text:p>
              </table:table-cell>
              <table:table-cell office:value-type="float" office:value="-0.000612756129726388">
                <text:p>-0.000612756129726388</text:p>
              </table:table-cell>
              <table:table-cell office:value-type="float" office:value="-0.000265956177217586">
                <text:p>-0.000265956177217586</text:p>
              </table:table-cell>
              <table:table-cell office:value-type="float" office:value="-0.00195190716271032">
                <text:p>-0.00195190716271032</text:p>
              </table:table-cell>
              <table:table-cell office:value-type="float" office:value="-0.0306923408702592">
                <text:p>-0.0306923408702592</text:p>
              </table:table-cell>
              <table:table-cell office:value-type="float" office:value="-0.0104002796160014">
                <text:p>-0.0104002796160014</text:p>
              </table:table-cell>
              <table:table-cell office:value-type="float" office:value="0.0190919946586238">
                <text:p>0.0190919946586238</text:p>
              </table:table-cell>
              <table:table-cell office:value-type="float" office:value="-0.000761106580390636">
                <text:p>-0.000761106580390636</text:p>
              </table:table-cell>
              <table:table-cell office:value-type="float" office:value="-0.0000376112232968739">
                <text:p>-0.0000376112232968739</text:p>
              </table:table-cell>
              <table:table-cell office:value-type="float" office:value="-0.000323645850420329">
                <text:p>-0.000323645850420329</text:p>
              </table:table-cell>
              <table:table-cell office:value-type="float" office:value="-0.00217002061549076">
                <text:p>-0.00217002061549076</text:p>
              </table:table-cell>
              <table:table-cell office:value-type="float" office:value="-0.00197528829178839">
                <text:p>-0.00197528829178839</text:p>
              </table:table-cell>
              <table:table-cell office:value-type="float" office:value="-0.00266422360144142">
                <text:p>-0.00266422360144142</text:p>
              </table:table-cell>
              <table:table-cell office:value-type="float" office:value="0.00767792933829298">
                <text:p>0.00767792933829298</text:p>
              </table:table-cell>
              <table:table-cell office:value-type="float" office:value="0.0127063712509503">
                <text:p>0.0127063712509503</text:p>
              </table:table-cell>
              <table:table-cell office:value-type="float" office:value="0.0107650014699225">
                <text:p>0.0107650014699225</text:p>
              </table:table-cell>
              <table:table-cell office:value-type="float" office:value="0.00585883957883127">
                <text:p>0.00585883957883127</text:p>
              </table:table-cell>
              <table:table-cell office:value-type="float" office:value="-0.000410137470233996">
                <text:p>-0.000410137470233996</text:p>
              </table:table-cell>
              <table:table-cell office:value-type="float" office:value="-0.00205631505177761">
                <text:p>-0.00205631505177761</text:p>
              </table:table-cell>
              <table:table-cell office:value-type="float" office:value="-0.000489534941081615">
                <text:p>-0.000489534941081615</text:p>
              </table:table-cell>
              <table:table-cell office:value-type="float" office:value="-0.00420199518750897">
                <text:p>-0.00420199518750897</text:p>
              </table:table-cell>
              <table:table-cell office:value-type="float" office:value="-0.00824736455592201">
                <text:p>-0.00824736455592201</text:p>
              </table:table-cell>
              <table:table-cell office:value-type="float" office:value="-0.0313856309265999">
                <text:p>-0.0313856309265999</text:p>
              </table:table-cell>
              <table:table-cell office:value-type="float" office:value="-0.00528523520714114">
                <text:p>-0.00528523520714114</text:p>
              </table:table-cell>
              <table:table-cell office:value-type="float" office:value="0.0183724577041987">
                <text:p>0.0183724577041987</text:p>
              </table:table-cell>
              <table:table-cell office:value-type="float" office:value="0.00397685955249061">
                <text:p>0.00397685955249061</text:p>
              </table:table-cell>
              <table:table-cell office:value-type="float" office:value="0.000898391541079124">
                <text:p>0.000898391541079124</text:p>
              </table:table-cell>
              <table:table-cell office:value-type="float" office:value="-0.00163806472912342">
                <text:p>-0.00163806472912342</text:p>
              </table:table-cell>
              <table:table-cell office:value-type="float" office:value="0.00071545774442322">
                <text:p>0.00071545774442322</text:p>
              </table:table-cell>
              <table:table-cell office:value-type="float" office:value="-0.00111671250830003">
                <text:p>-0.00111671250830003</text:p>
              </table:table-cell>
              <table:table-cell office:value-type="float" office:value="-0.00114328519327084">
                <text:p>-0.00114328519327084</text:p>
              </table:table-cell>
              <table:table-cell office:value-type="float" office:value="-0.00409372633895044">
                <text:p>-0.00409372633895044</text:p>
              </table:table-cell>
              <table:table-cell office:value-type="float" office:value="-0.00125090408365597">
                <text:p>-0.00125090408365597</text:p>
              </table:table-cell>
              <table:table-cell office:value-type="float" office:value="0.0265588876465422">
                <text:p>0.0265588876465422</text:p>
              </table:table-cell>
              <table:table-cell office:value-type="float" office:value="-0.000562756857992341">
                <text:p>-0.000562756857992341</text:p>
              </table:table-cell>
              <table:table-cell office:value-type="float" office:value="0.00991005169183979">
                <text:p>0.00991005169183979</text:p>
              </table:table-cell>
              <table:table-cell office:value-type="float" office:value="0.00218136509003736">
                <text:p>0.00218136509003736</text:p>
              </table:table-cell>
              <table:table-cell office:value-type="float" office:value="0.00121955833648008">
                <text:p>0.00121955833648008</text:p>
              </table:table-cell>
              <table:table-cell office:value-type="float" office:value="0.000600433364362274">
                <text:p>0.000600433364362274</text:p>
              </table:table-cell>
              <table:table-cell office:value-type="float" office:value="-0.000664754709050974">
                <text:p>-0.000664754709050974</text:p>
              </table:table-cell>
              <table:table-cell office:value-type="float" office:value="-0.00172276981790054">
                <text:p>-0.00172276981790054</text:p>
              </table:table-cell>
              <table:table-cell office:value-type="float" office:value="0.00092728177847573">
                <text:p>0.00092728177847573</text:p>
              </table:table-cell>
              <table:table-cell office:value-type="float" office:value="0.0000527671692246989">
                <text:p>0.0000527671692246989</text:p>
              </table:table-cell>
              <table:table-cell office:value-type="float" office:value="-0.001633092958021">
                <text:p>-0.001633092958021</text:p>
              </table:table-cell>
              <table:table-cell office:value-type="float" office:value="-0.00196544531173432">
                <text:p>-0.00196544531173432</text:p>
              </table:table-cell>
              <table:table-cell office:value-type="float" office:value="0.000220639142681445">
                <text:p>0.000220639142681445</text:p>
              </table:table-cell>
              <table:table-cell office:value-type="float" office:value="-0.00121873233803343">
                <text:p>-0.00121873233803343</text:p>
              </table:table-cell>
              <table:table-cell office:value-type="float" office:value="-0.0029701903681329">
                <text:p>-0.0029701903681329</text:p>
              </table:table-cell>
              <table:table-cell office:value-type="float" office:value="-0.00303408391510362">
                <text:p>-0.00303408391510362</text:p>
              </table:table-cell>
              <table:table-cell office:value-type="float" office:value="-0.0200744442337038">
                <text:p>-0.0200744442337038</text:p>
              </table:table-cell>
              <table:table-cell office:value-type="float" office:value="0.00146360185243893">
                <text:p>0.00146360185243893</text:p>
              </table:table-cell>
              <table:table-cell office:value-type="float" office:value="-0.00286191351501569">
                <text:p>-0.00286191351501569</text:p>
              </table:table-cell>
              <table:table-cell office:value-type="float" office:value="0.000612516918036099">
                <text:p>0.000612516918036099</text:p>
              </table:table-cell>
              <table:table-cell office:value-type="float" office:value="-0.000162977936769448">
                <text:p>-0.000162977936769448</text:p>
              </table:table-cell>
              <table:table-cell office:value-type="float" office:value="-0.00309939399647707">
                <text:p>-0.00309939399647707</text:p>
              </table:table-cell>
              <table:table-cell office:value-type="float" office:value="-0.00429908053316314">
                <text:p>-0.00429908053316314</text:p>
              </table:table-cell>
              <table:table-cell office:value-type="float" office:value="-0.00144210989454058">
                <text:p>-0.00144210989454058</text:p>
              </table:table-cell>
              <table:table-cell office:value-type="float" office:value="0.0277004912172979">
                <text:p>0.0277004912172979</text:p>
              </table:table-cell>
              <table:table-cell office:value-type="float" office:value="0.000757726576798401">
                <text:p>0.000757726576798401</text:p>
              </table:table-cell>
              <table:table-cell office:value-type="float" office:value="0.00403949630986433">
                <text:p>0.00403949630986433</text:p>
              </table:table-cell>
              <table:table-cell office:value-type="float" office:value="0.00386109079220026">
                <text:p>0.00386109079220026</text:p>
              </table:table-cell>
              <table:table-cell office:value-type="float" office:value="0.00247878128988532">
                <text:p>0.00247878128988532</text:p>
              </table:table-cell>
              <table:table-cell office:value-type="float" office:value="0.00178032834404618">
                <text:p>0.00178032834404618</text:p>
              </table:table-cell>
              <table:table-cell office:value-type="float" office:value="-0.00039457041366292">
                <text:p>-0.00039457041366292</text:p>
              </table:table-cell>
              <table:table-cell office:value-type="float" office:value="-0.00123532326059966">
                <text:p>-0.00123532326059966</text:p>
              </table:table-cell>
              <table:table-cell office:value-type="float" office:value="-0.00234413270985706">
                <text:p>-0.00234413270985706</text:p>
              </table:table-cell>
              <table:table-cell office:value-type="float" office:value="0.000535097627205716">
                <text:p>0.000535097627205716</text:p>
              </table:table-cell>
              <table:table-cell office:value-type="float" office:value="-0.0305581935069049">
                <text:p>-0.0305581935069049</text:p>
              </table:table-cell>
              <table:table-cell office:value-type="float" office:value="0.000607026103271291">
                <text:p>0.000607026103271291</text:p>
              </table:table-cell>
              <table:table-cell office:value-type="float" office:value="-0.00833097787699505">
                <text:p>-0.00833097787699505</text:p>
              </table:table-cell>
              <table:table-cell office:value-type="float" office:value="-0.00405835878040978">
                <text:p>-0.00405835878040978</text:p>
              </table:table-cell>
              <table:table-cell office:value-type="float" office:value="-0.00219253833952621">
                <text:p>-0.00219253833952621</text:p>
              </table:table-cell>
              <table:table-cell office:value-type="float" office:value="-0.00118913847325097">
                <text:p>-0.00118913847325097</text:p>
              </table:table-cell>
              <table:table-cell office:value-type="float" office:value="-0.000600207166302769">
                <text:p>-0.000600207166302769</text:p>
              </table:table-cell>
              <table:table-cell office:value-type="float" office:value="0.0388191088645418">
                <text:p>0.0388191088645418</text:p>
              </table:table-cell>
              <table:table-cell office:value-type="float" office:value="0.00195618244683665">
                <text:p>0.00195618244683665</text:p>
              </table:table-cell>
              <table:table-cell office:value-type="float" office:value="0.00100607001615693">
                <text:p>0.00100607001615693</text:p>
              </table:table-cell>
              <table:table-cell office:value-type="float" office:value="-0.000249113959848168">
                <text:p>-0.000249113959848168</text:p>
              </table:table-cell>
              <table:table-cell office:value-type="float" office:value="-0.00252915171006407">
                <text:p>-0.00252915171006407</text:p>
              </table:table-cell>
              <table:table-cell office:value-type="float" office:value="-0.00550516827762942">
                <text:p>-0.00550516827762942</text:p>
              </table:table-cell>
              <table:table-cell office:value-type="float" office:value="-0.0424108365586891">
                <text:p>-0.0424108365586891</text:p>
              </table:table-cell>
              <table:table-cell office:value-type="float" office:value="0.0298415507778185">
                <text:p>0.0298415507778185</text:p>
              </table:table-cell>
              <table:table-cell office:value-type="float" office:value="-0.000449974305083589">
                <text:p>-0.000449974305083589</text:p>
              </table:table-cell>
              <table:table-cell office:value-type="float" office:value="-0.00194956578964356">
                <text:p>-0.00194956578964356</text:p>
              </table:table-cell>
              <table:table-cell office:value-type="float" office:value="-0.00184986304152535">
                <text:p>-0.00184986304152535</text:p>
              </table:table-cell>
              <table:table-cell office:value-type="float" office:value="-0.00266360364324192">
                <text:p>-0.00266360364324192</text:p>
              </table:table-cell>
              <table:table-cell office:value-type="float" office:value="-0.00491559015078358">
                <text:p>-0.00491559015078358</text:p>
              </table:table-cell>
              <table:table-cell office:value-type="float" office:value="-0.00256575126746933">
                <text:p>-0.00256575126746933</text:p>
              </table:table-cell>
              <table:table-cell office:value-type="float" office:value="0.0401654399544537">
                <text:p>0.0401654399544537</text:p>
              </table:table-cell>
              <table:table-cell office:value-type="float" office:value="0.0023640418482393">
                <text:p>0.0023640418482393</text:p>
              </table:table-cell>
              <table:table-cell office:value-type="float" office:value="-0.00258033465458229">
                <text:p>-0.00258033465458229</text:p>
              </table:table-cell>
              <table:table-cell office:value-type="float" office:value="-0.00329629315690261">
                <text:p>-0.00329629315690261</text:p>
              </table:table-cell>
              <table:table-cell office:value-type="float" office:value="0.000951068569212954">
                <text:p>0.000951068569212954</text:p>
              </table:table-cell>
              <table:table-cell office:value-type="float" office:value="-0.00672220248234157">
                <text:p>-0.00672220248234157</text:p>
              </table:table-cell>
              <table:table-cell office:value-type="float" office:value="-0.0180593503900696">
                <text:p>-0.0180593503900696</text:p>
              </table:table-cell>
              <table:table-cell office:value-type="float" office:value="-0.00618195291520557">
                <text:p>-0.00618195291520557</text:p>
              </table:table-cell>
              <table:table-cell office:value-type="float" office:value="-0.0100549101473724">
                <text:p>-0.0100549101473724</text:p>
              </table:table-cell>
              <table:table-cell office:value-type="float" office:value="-0.00142461150261475">
                <text:p>-0.00142461150261475</text:p>
              </table:table-cell>
              <table:table-cell office:value-type="float" office:value="-0.0013079307887518">
                <text:p>-0.0013079307887518</text:p>
              </table:table-cell>
              <table:table-cell office:value-type="float" office:value="-0.00100108418667028">
                <text:p>-0.00100108418667028</text:p>
              </table:table-cell>
              <table:table-cell office:value-type="float" office:value="0.0417074160458351">
                <text:p>0.0417074160458351</text:p>
              </table:table-cell>
              <table:table-cell office:value-type="float" office:value="0.000773708240799031">
                <text:p>0.000773708240799031</text:p>
              </table:table-cell>
              <table:table-cell office:value-type="float" office:value="-0.001966767387167">
                <text:p>-0.001966767387167</text:p>
              </table:table-cell>
              <table:table-cell office:value-type="float" office:value="-0.0460270463038097">
                <text:p>-0.0460270463038097</text:p>
              </table:table-cell>
              <table:table-cell office:value-type="float" office:value="0.0229213273159921">
                <text:p>0.0229213273159921</text:p>
              </table:table-cell>
              <table:table-cell office:value-type="float" office:value="0.000924057448619286">
                <text:p>0.000924057448619286</text:p>
              </table:table-cell>
              <table:table-cell office:value-type="float" office:value="0.00024151499851599">
                <text:p>0.00024151499851599</text:p>
              </table:table-cell>
              <table:table-cell office:value-type="float" office:value="-0.000548153486349845">
                <text:p>-0.000548153486349845</text:p>
              </table:table-cell>
              <table:table-cell office:value-type="float" office:value="-0.000713515171021528">
                <text:p>-0.000713515171021528</text:p>
              </table:table-cell>
              <table:table-cell office:value-type="float" office:value="-0.00083330609751292">
                <text:p>-0.00083330609751292</text:p>
              </table:table-cell>
              <table:table-cell office:value-type="float" office:value="-0.00190566172651346">
                <text:p>-0.00190566172651346</text:p>
              </table:table-cell>
              <table:table-cell office:value-type="float" office:value="-0.00133404322854885">
                <text:p>-0.00133404322854885</text:p>
              </table:table-cell>
              <table:table-cell office:value-type="float" office:value="-0.00612944354641071">
                <text:p>-0.00612944354641071</text:p>
              </table:table-cell>
              <table:table-cell office:value-type="float" office:value="0.0223212214302197">
                <text:p>0.0223212214302197</text:p>
              </table:table-cell>
              <table:table-cell office:value-type="float" office:value="0.00440559674347391">
                <text:p>0.00440559674347391</text:p>
              </table:table-cell>
              <table:table-cell office:value-type="float" office:value="0.0117061286100566">
                <text:p>0.0117061286100566</text:p>
              </table:table-cell>
              <table:table-cell office:value-type="float" office:value="0.00269345877811944">
                <text:p>0.00269345877811944</text:p>
              </table:table-cell>
              <table:table-cell office:value-type="float" office:value="-0.00132142840933414">
                <text:p>-0.00132142840933414</text:p>
              </table:table-cell>
              <table:table-cell office:value-type="float" office:value="-0.00220082668119204">
                <text:p>-0.00220082668119204</text:p>
              </table:table-cell>
              <table:table-cell office:value-type="float" office:value="-0.00102923512871933">
                <text:p>-0.00102923512871933</text:p>
              </table:table-cell>
              <table:table-cell office:value-type="float" office:value="-0.00101255665184452">
                <text:p>-0.00101255665184452</text:p>
              </table:table-cell>
              <table:table-cell office:value-type="float" office:value="0.00134425217611067">
                <text:p>0.00134425217611067</text:p>
              </table:table-cell>
              <table:table-cell office:value-type="float" office:value="-0.000737543324118961">
                <text:p>-0.000737543324118961</text:p>
              </table:table-cell>
              <table:table-cell office:value-type="float" office:value="-0.0026965923085554">
                <text:p>-0.0026965923085554</text:p>
              </table:table-cell>
              <table:table-cell office:value-type="float" office:value="-0.00490203079992291">
                <text:p>-0.00490203079992291</text:p>
              </table:table-cell>
              <table:table-cell office:value-type="float" office:value="-0.0109588040406021">
                <text:p>-0.0109588040406021</text:p>
              </table:table-cell>
              <table:table-cell office:value-type="float" office:value="-0.00330627229306801">
                <text:p>-0.00330627229306801</text:p>
              </table:table-cell>
              <table:table-cell office:value-type="float" office:value="0.000210663696385616">
                <text:p>0.000210663696385616</text:p>
              </table:table-cell>
              <table:table-cell office:value-type="float" office:value="-0.00345440737270597">
                <text:p>-0.00345440737270597</text:p>
              </table:table-cell>
              <table:table-cell office:value-type="float" office:value="-0.0107350857108058">
                <text:p>-0.0107350857108058</text:p>
              </table:table-cell>
              <table:table-cell office:value-type="float" office:value="-0.000686154205872869">
                <text:p>-0.000686154205872869</text:p>
              </table:table-cell>
              <table:table-cell office:value-type="float" office:value="-0.000731324649805354">
                <text:p>-0.000731324649805354</text:p>
              </table:table-cell>
              <table:table-cell office:value-type="float" office:value="0.0404307159317118">
                <text:p>0.0404307159317118</text:p>
              </table:table-cell>
              <table:table-cell office:value-type="float" office:value="-0.00169688142933411">
                <text:p>-0.00169688142933411</text:p>
              </table:table-cell>
              <table:table-cell office:value-type="float" office:value="-0.00207997882991073">
                <text:p>-0.00207997882991073</text:p>
              </table:table-cell>
              <table:table-cell office:value-type="float" office:value="-0.0108741823628061">
                <text:p>-0.0108741823628061</text:p>
              </table:table-cell>
              <table:table-cell office:value-type="float" office:value="-0.00918244242250366">
                <text:p>-0.00918244242250366</text:p>
              </table:table-cell>
              <table:table-cell office:value-type="float" office:value="-0.00760082803117496">
                <text:p>-0.00760082803117496</text:p>
              </table:table-cell>
              <table:table-cell office:value-type="float" office:value="-0.00657409129549669">
                <text:p>-0.00657409129549669</text:p>
              </table:table-cell>
              <table:table-cell office:value-type="float" office:value="0.00345896321466416">
                <text:p>0.00345896321466416</text:p>
              </table:table-cell>
              <table:table-cell office:value-type="float" office:value="0.0076405928298664">
                <text:p>0.0076405928298664</text:p>
              </table:table-cell>
              <table:table-cell office:value-type="float" office:value="0.00100519291436146">
                <text:p>0.00100519291436146</text:p>
              </table:table-cell>
              <table:table-cell office:value-type="float" office:value="0.00192438030844666">
                <text:p>0.00192438030844666</text:p>
              </table:table-cell>
              <table:table-cell office:value-type="float" office:value="-0.00206653701719317">
                <text:p>-0.00206653701719317</text:p>
              </table:table-cell>
              <table:table-cell office:value-type="float" office:value="-0.00181799042790903">
                <text:p>-0.00181799042790903</text:p>
              </table:table-cell>
              <table:table-cell office:value-type="float" office:value="0.0000495493812744385">
                <text:p>0.0000495493812744385</text:p>
              </table:table-cell>
              <table:table-cell office:value-type="float" office:value="0.00090275696792802">
                <text:p>0.00090275696792802</text:p>
              </table:table-cell>
              <table:table-cell office:value-type="float" office:value="-0.000649172274715004">
                <text:p>-0.000649172274715004</text:p>
              </table:table-cell>
              <table:table-cell office:value-type="float" office:value="-0.000372552583342844">
                <text:p>-0.000372552583342844</text:p>
              </table:table-cell>
              <table:table-cell office:value-type="float" office:value="0.000344976181337497">
                <text:p>0.000344976181337497</text:p>
              </table:table-cell>
              <table:table-cell office:value-type="float" office:value="-0.00019032319298512">
                <text:p>-0.00019032319298512</text:p>
              </table:table-cell>
              <table:table-cell office:value-type="float" office:value="0.0000293179498636609">
                <text:p>0.0000293179498636609</text:p>
              </table:table-cell>
              <table:table-cell office:value-type="float" office:value="0.000169588272008803">
                <text:p>0.000169588272008803</text:p>
              </table:table-cell>
              <table:table-cell office:value-type="float" office:value="-0.0000156495299917236">
                <text:p>-0.0000156495299917236</text:p>
              </table:table-cell>
              <table:table-cell office:value-type="float" office:value="-0.0000300263551359925">
                <text:p>-0.0000300263551359925</text:p>
              </table:table-cell>
              <table:table-cell office:value-type="float" office:value="0.000010357011041906">
                <text:p>0.000010357011041906</text:p>
              </table:table-cell>
              <table:table-cell office:value-type="float" office:value="-0.0000463538102118966">
                <text:p>-0.0000463538102118966</text:p>
              </table:table-cell>
              <table:table-cell office:value-type="float" office:value="0.0000408330474385155">
                <text:p>0.0000408330474385155</text:p>
              </table:table-cell>
              <table:table-cell office:value-type="float" office:value="0.0000205276051400971">
                <text:p>0.0000205276051400971</text:p>
              </table:table-cell>
              <table:table-cell office:value-type="float" office:value="-0.00000485267256178368">
                <text:p>-0.00000485267256178368</text:p>
              </table:table-cell>
              <table:table-cell office:value-type="float" office:value="-0.00000584774750506112">
                <text:p>-0.00000584774750506112</text:p>
              </table:table-cell>
              <table:table-cell office:value-type="float" office:value="0.0000188416574694039">
                <text:p>0.0000188416574694039</text:p>
              </table:table-cell>
              <table:table-cell office:value-type="float" office:value="-0.0000276946045181803">
                <text:p>-0.0000276946045181803</text:p>
              </table:table-cell>
              <table:table-cell office:value-type="float" office:value="-0.00000518659615827977">
                <text:p>-0.00000518659615827977</text:p>
              </table:table-cell>
              <table:table-cell office:value-type="float" office:value="0.0000219898829583731">
                <text:p>0.0000219898829583731</text:p>
              </table:table-cell>
              <table:table-cell office:value-type="float" office:value="0.0000374637856700999">
                <text:p>0.0000374637856700999</text:p>
              </table:table-cell>
              <table:table-cell office:value-type="float" office:value="-0.00000935005968799585">
                <text:p>-0.00000935005968799585</text:p>
              </table:table-cell>
              <table:table-cell office:value-type="float" office:value="-0.00000923614460168754">
                <text:p>-0.00000923614460168754</text:p>
              </table:table-cell>
              <table:table-cell office:value-type="float" office:value="-0.00000552144731880144">
                <text:p>-0.00000552144731880144</text:p>
              </table:table-cell>
              <table:table-cell office:value-type="float" office:value="0.0000450331324718944">
                <text:p>0.0000450331324718944</text:p>
              </table:table-cell>
              <table:table-cell office:value-type="float" office:value="-0.0000339575929924063">
                <text:p>-0.0000339575929924063</text:p>
              </table:table-cell>
              <table:table-cell office:value-type="float" office:value="0.000076749302076129">
                <text:p>0.000076749302076129</text:p>
              </table:table-cell>
              <table:table-cell office:value-type="float" office:value="-0.000043747885743517">
                <text:p>-0.000043747885743517</text:p>
              </table:table-cell>
              <table:table-cell office:value-type="float" office:value="0.0000492517705142359">
                <text:p>0.0000492517705142359</text:p>
              </table:table-cell>
              <table:table-cell office:value-type="float" office:value="-0.0000342416465796691">
                <text:p>-0.0000342416465796691</text:p>
              </table:table-cell>
              <table:table-cell office:value-type="float" office:value="0.0000234050012622999">
                <text:p>0.0000234050012622999</text:p>
              </table:table-cell>
              <table:table-cell office:value-type="float" office:value="-0.000000413542555532942">
                <text:p>-0.000000413542555532942</text:p>
              </table:table-cell>
              <table:table-cell office:value-type="float" office:value="-0.0000032275916480029">
                <text:p>-0.0000032275916480029</text:p>
              </table:table-cell>
              <table:table-cell office:value-type="float" office:value="-0.0000214183047771987">
                <text:p>-0.0000214183047771987</text:p>
              </table:table-cell>
              <table:table-cell office:value-type="float" office:value="0.00000171162904738509">
                <text:p>0.00000171162904738509</text:p>
              </table:table-cell>
              <table:table-cell office:value-type="float" office:value="0.00000192460382320014">
                <text:p>0.00000192460382320014</text:p>
              </table:table-cell>
              <table:table-cell office:value-type="float" office:value="0.000030868338599388">
                <text:p>0.000030868338599388</text:p>
              </table:table-cell>
              <table:table-cell office:value-type="float" office:value="-0.0000282171748975379">
                <text:p>-0.0000282171748975379</text:p>
              </table:table-cell>
              <table:table-cell office:value-type="float" office:value="0.0000368340170655013">
                <text:p>0.0000368340170655013</text:p>
              </table:table-cell>
              <table:table-cell office:value-type="float" office:value="-0.0000269737980534424">
                <text:p>-0.0000269737980534424</text:p>
              </table:table-cell>
              <table:table-cell office:value-type="float" office:value="-0.0000138699241316043">
                <text:p>-0.0000138699241316043</text:p>
              </table:table-cell>
              <table:table-cell office:value-type="float" office:value="0.0000151527866784074">
                <text:p>0.0000151527866784074</text:p>
              </table:table-cell>
              <table:table-cell office:value-type="float" office:value="-0.00000334330890694456">
                <text:p>-0.00000334330890694456</text:p>
              </table:table-cell>
              <table:table-cell office:value-type="float" office:value="-0.00000358335992362013">
                <text:p>-0.00000358335992362013</text:p>
              </table:table-cell>
              <table:table-cell office:value-type="float" office:value="0.0000208864803842856">
                <text:p>0.0000208864803842856</text:p>
              </table:table-cell>
              <table:table-cell office:value-type="float" office:value="-0.0000133064746585254">
                <text:p>-0.0000133064746585254</text:p>
              </table:table-cell>
              <table:table-cell office:value-type="float" office:value="-0.00000165960851788993">
                <text:p>-0.00000165960851788993</text:p>
              </table:table-cell>
              <table:table-cell office:value-type="float" office:value="0.00000455569850477122">
                <text:p>0.00000455569850477122</text:p>
              </table:table-cell>
              <table:table-cell office:value-type="float" office:value="0.0000250846061783938">
                <text:p>0.0000250846061783938</text:p>
              </table:table-cell>
              <table:table-cell office:value-type="float" office:value="-0.0000260854225255791">
                <text:p>-0.0000260854225255791</text:p>
              </table:table-cell>
              <table:table-cell office:value-type="float" office:value="0.0000114617797432603">
                <text:p>0.0000114617797432603</text:p>
              </table:table-cell>
              <table:table-cell office:value-type="float" office:value="-0.0000192097602246255">
                <text:p>-0.0000192097602246255</text:p>
              </table:table-cell>
              <table:table-cell office:value-type="float" office:value="0.0000189633682352586">
                <text:p>0.0000189633682352586</text:p>
              </table:table-cell>
              <table:table-cell office:value-type="float" office:value="0.0000033897216330514">
                <text:p>0.0000033897216330514</text:p>
              </table:table-cell>
              <table:table-cell office:value-type="float" office:value="0.00000407919424838532">
                <text:p>0.00000407919424838532</text:p>
              </table:table-cell>
              <table:table-cell office:value-type="float" office:value="-0.0000126856918905016">
                <text:p>-0.0000126856918905016</text:p>
              </table:table-cell>
              <table:table-cell office:value-type="float" office:value="0.00000423143633493384">
                <text:p>0.00000423143633493384</text:p>
              </table:table-cell>
              <table:table-cell office:value-type="float" office:value="-0.0000208707602606384">
                <text:p>-0.0000208707602606384</text:p>
              </table:table-cell>
              <table:table-cell office:value-type="float" office:value="0.000038134311308835">
                <text:p>0.000038134311308835</text:p>
              </table:table-cell>
              <table:table-cell office:value-type="float" office:value="-0.0000277191457026538">
                <text:p>-0.0000277191457026538</text:p>
              </table:table-cell>
              <table:table-cell office:value-type="float" office:value="-0.000018843085492215">
                <text:p>-0.000018843085492215</text:p>
              </table:table-cell>
              <table:table-cell office:value-type="float" office:value="0.0000233467260968845">
                <text:p>0.0000233467260968845</text:p>
              </table:table-cell>
              <table:table-cell office:value-type="float" office:value="-0.00000905868649769825">
                <text:p>-0.00000905868649769825</text:p>
              </table:table-cell>
              <table:table-cell office:value-type="float" office:value="0.00000668914536428034">
                <text:p>0.00000668914536428034</text:p>
              </table:table-cell>
              <table:table-cell office:value-type="float" office:value="0.00000371870730109247">
                <text:p>0.00000371870730109247</text:p>
              </table:table-cell>
              <table:table-cell office:value-type="float" office:value="0.00000349315192937905">
                <text:p>0.00000349315192937905</text:p>
              </table:table-cell>
              <table:table-cell office:value-type="float" office:value="-0.00000658286161658861">
                <text:p>-0.00000658286161658861</text:p>
              </table:table-cell>
              <table:table-cell office:value-type="float" office:value="0.0000391450752208478">
                <text:p>0.0000391450752208478</text:p>
              </table:table-cell>
              <table:table-cell office:value-type="float" office:value="-0.0000487991412834732">
                <text:p>-0.0000487991412834732</text:p>
              </table:table-cell>
              <table:table-cell office:value-type="float" office:value="0.0000179385224855499">
                <text:p>0.0000179385224855499</text:p>
              </table:table-cell>
              <table:table-cell office:value-type="float" office:value="0.0000347291369870439">
                <text:p>0.0000347291369870439</text:p>
              </table:table-cell>
              <table:table-cell office:value-type="float" office:value="-0.0000568686434954113">
                <text:p>-0.0000568686434954113</text:p>
              </table:table-cell>
              <table:table-cell office:value-type="float" office:value="0.0000185786467672422">
                <text:p>0.0000185786467672422</text:p>
              </table:table-cell>
              <table:table-cell office:value-type="float" office:value="0.0000458053835748484">
                <text:p>0.0000458053835748484</text:p>
              </table:table-cell>
              <table:table-cell office:value-type="float" office:value="-0.0000530476799299184">
                <text:p>-0.0000530476799299184</text:p>
              </table:table-cell>
              <table:table-cell office:value-type="float" office:value="-0.00000710499410661036">
                <text:p>-0.00000710499410661036</text:p>
              </table:table-cell>
              <table:table-cell office:value-type="float" office:value="0.00000070600090840145">
                <text:p>0.00000070600090840145</text:p>
              </table:table-cell>
              <table:table-cell office:value-type="float" office:value="0.0000272668380011387">
                <text:p>0.0000272668380011387</text:p>
              </table:table-cell>
              <table:table-cell office:value-type="float" office:value="-0.00000169383394310607">
                <text:p>-0.00000169383394310607</text:p>
              </table:table-cell>
              <table:table-cell office:value-type="float" office:value="-0.0000206670518277385">
                <text:p>-0.0000206670518277385</text:p>
              </table:table-cell>
              <table:table-cell office:value-type="float" office:value="0.00000953191490477012">
                <text:p>0.00000953191490477012</text:p>
              </table:table-cell>
              <table:table-cell office:value-type="float" office:value="0.00000363125499763806">
                <text:p>0.00000363125499763806</text:p>
              </table:table-cell>
              <table:table-cell office:value-type="float" office:value="0.0000106011236717385">
                <text:p>0.0000106011236717385</text:p>
              </table:table-cell>
              <table:table-cell office:value-type="float" office:value="0.00000484139742740197">
                <text:p>0.00000484139742740197</text:p>
              </table:table-cell>
              <table:table-cell office:value-type="float" office:value="-0.0000188643263964727">
                <text:p>-0.0000188643263964727</text:p>
              </table:table-cell>
              <table:table-cell office:value-type="float" office:value="0.00000353181084028487">
                <text:p>0.00000353181084028487</text:p>
              </table:table-cell>
              <table:table-cell office:value-type="float" office:value="0.0000109140297230304">
                <text:p>0.0000109140297230304</text:p>
              </table:table-cell>
              <table:table-cell office:value-type="float" office:value="-0.0000275073440105245">
                <text:p>-0.0000275073440105245</text:p>
              </table:table-cell>
              <table:table-cell office:value-type="float" office:value="0.0000272872677123392">
                <text:p>0.0000272872677123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